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Normal_Copy_32_of_32_nrt-tables-ch2-railperformance" style:data-style-name="N0">
      <style:table-cell-properties style:vertical-align="automatic" fo:background-color="#FFFFFF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1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2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4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5" style:family="table-cell" style:parent-style-name="Normal_Copy_32_of_32_nrt-tables-ch2-railperformance" style:data-style-name="N0">
      <style:table-cell-properties fo:border-top="2pt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6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FFFFFF"/>
    </style:style>
    <style:style style:name="ce18" style:family="table-cell" style:parent-style-name="Comma" style:data-style-name="N36">
      <style:table-cell-properties fo:background-color="#FFFFFF"/>
    </style:style>
    <style:style style:name="ce19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21" style:family="table-cell" style:parent-style-name="Normal_32_2" style:data-style-name="N3">
      <style:table-cell-properties style:vertical-align="automatic" fo:background-color="#FFFFFF"/>
    </style:style>
    <style:style style:name="ce22" style:family="table-cell" style:parent-style-name="Comma" style:data-style-name="N36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4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Normal_32_2" style:data-style-name="N0">
      <style:table-cell-properties style:vertical-align="top" fo:wrap-option="wrap" fo:background-color="#FFFFFF"/>
    </style:style>
    <style:style style:name="ce26" style:family="table-cell" style:parent-style-name="Normal_Copy_32_of_32_nrt-tables-ch2-railperformance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29" style:family="table-cell" style:parent-style-name="Normal_Copy_32_of_32_nrt-tables-ch2-railperformance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Comma" style:data-style-name="N36">
      <style:table-cell-properties style:vertical-align="automatic" fo:background-color="#FFFFFF"/>
    </style:style>
    <style:style style:name="ce31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32" style:family="table-cell" style:parent-style-name="Normal_32_2" style:data-style-name="N0">
      <style:table-cell-properties style:vertical-align="automatic" fo:background-color="transparent"/>
    </style:style>
    <style:style style:name="ce33" style:family="table-cell" style:parent-style-name="Normal_32_2" style:data-style-name="N3">
      <style:table-cell-properties style:vertical-align="automatic" fo:background-color="transparent"/>
    </style:style>
    <style:style style:name="ce34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40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41" style:family="table-cell" style:parent-style-name="Default" style:data-style-name="N3">
      <style:table-cell-properties fo:background-color="transparent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top" fo:wrap-option="wrap" fo:background-color="#FFFFFF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style:vertical-align="automatic" fo:background-color="#FFFFFF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style:vertical-align="automatic" fo:background-color="#FFFFFF"/>
    </style:style>
    <style:style style:name="ce50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51" style:family="table-cell" style:parent-style-name="Percent" style:data-style-name="N0">
      <style:table-cell-properties style:vertical-align="automatic" fo:background-color="#FFFFFF"/>
    </style:style>
    <style:style style:name="ce52" style:family="table-cell" style:parent-style-name="Default" style:data-style-name="N3">
      <style:table-cell-properties style:vertical-align="automatic" fo:background-color="#FFFFFF"/>
      <style:text-properties fo:color="#FF0000"/>
    </style:style>
    <style:style style:name="ce53" style:family="table-cell" style:parent-style-name="Default" style:data-style-name="N3">
      <style:table-cell-properties fo:background-color="#FFFFFF"/>
      <style:text-properties fo:color="#FF0000"/>
    </style:style>
    <style:style style:name="ce54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  <style:text-properties fo:color="#FF0000"/>
    </style:style>
    <style:style style:name="ce55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color="#FF0000"/>
    </style:style>
    <style:style style:name="ce56" style:family="table-cell" style:parent-style-name="Percent" style:data-style-name="N13">
      <style:table-cell-properties style:vertical-align="automatic" fo:background-color="#FFFFFF"/>
      <style:text-properties fo:color="#FF0000"/>
    </style:style>
    <style:style style:name="ce57" style:family="table-cell" style:parent-style-name="Percent" style:data-style-name="N13">
      <style:table-cell-properties style:vertical-align="automatic" fo:background-color="#FFFFFF"/>
    </style:style>
    <style:style style:name="ce58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22652777777778cm"/>
    </style:style>
    <style:style style:name="co2" style:family="table-column">
      <style:table-column-properties fo:break-before="auto" style:column-width="1.97555555555556cm" style:use-optimal-column-width="true"/>
    </style:style>
    <style:style style:name="co3" style:family="table-column">
      <style:table-column-properties fo:break-before="auto" style:column-width="2.02847222222222cm"/>
    </style:style>
    <style:style style:name="co4" style:family="table-column">
      <style:table-column-properties fo:break-before="auto" style:column-width="2.29305555555556cm" style:use-optimal-column-width="true"/>
    </style:style>
    <style:style style:name="co5" style:family="table-column">
      <style:table-column-properties fo:break-before="auto" style:column-width="1.07597222222222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18722222222222cm"/>
    </style:style>
    <style:style style:name="co8" style:family="table-column">
      <style:table-column-properties fo:break-before="auto" style:column-width="2.61055555555556cm" style:use-optimal-column-width="true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2.34597222222222cm"/>
    </style:style>
    <style:style style:name="co11" style:family="table-column">
      <style:table-column-properties fo:break-before="auto" style:column-width="1.71097222222222cm"/>
    </style:style>
    <style:style style:name="co12" style:family="table-column">
      <style:table-column-properties fo:break-before="auto" style:column-width="6.70277777777778cm"/>
    </style:style>
    <style:style style:name="co13" style:family="table-column">
      <style:table-column-properties fo:break-before="auto" style:column-width="1.94027777777778cm" style:use-optimal-column-width="true"/>
    </style:style>
    <style:style style:name="co14" style:family="table-column">
      <style:table-column-properties fo:break-before="auto" style:column-width="2.04611111111111cm"/>
    </style:style>
    <style:style style:name="co15" style:family="table-column">
      <style:table-column-properties fo:break-before="auto" style:column-width="2.25777777777778cm" style:use-optimal-column-width="true"/>
    </style:style>
    <style:style style:name="co16" style:family="table-column">
      <style:table-column-properties fo:break-before="auto" style:column-width="2.39888888888889cm" style:use-optimal-column-width="true"/>
    </style:style>
    <style:style style:name="co17" style:family="table-column">
      <style:table-column-properties fo:break-before="auto" style:column-width="2.25777777777778cm"/>
    </style:style>
    <style:style style:name="co18" style:family="table-column">
      <style:table-column-properties fo:break-before="auto" style:column-width="1.72861111111111cm"/>
    </style:style>
    <style:style style:name="co19" style:family="table-column">
      <style:table-column-properties fo:break-before="auto" style:column-width="10.0718055555556cm"/>
    </style:style>
    <style:style style:name="co20" style:family="table-column">
      <style:table-column-properties fo:break-before="auto" style:column-width="3.4925cm"/>
    </style:style>
    <style:style style:name="co21" style:family="table-column">
      <style:table-column-properties fo:break-before="auto" style:column-width="2.98097222222222cm"/>
    </style:style>
    <style:style style:name="co22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6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5.9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201_(2021)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9" table:default-cell-style-name="ce4"/>
        <table:table-column table:style-name="co5" table:default-cell-style-name="ce4"/>
        <table:table-column table:style-name="co6" table:default-cell-style-name="ce4"/>
        <table:table-column table:style-name="co10" table:default-cell-style-name="ce4"/>
        <table:table-column table:style-name="co9" table:default-cell-style-name="ce4"/>
        <table:table-column table:style-name="co11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8">
            <text:p>Rail Statistics</text:p>
          </table:table-cell>
          <table:covered-table-cell table:number-columns-repeated="7"/>
          <table:table-cell table:number-columns-repeated="8" table:style-name="ce4"/>
          <table:table-cell table:number-columns-repeated="16368" table:style-name="ce5"/>
        </table:table-row>
        <table:table-row table:style-name="ro2">
          <table:table-cell table:style-name="ce6"/>
          <table:table-cell table:number-columns-repeated="15" table:style-name="ce4"/>
          <table:table-cell table:number-columns-repeated="16368" table:style-name="ce5"/>
        </table:table-row>
        <table:table-row table:style-name="ro3">
          <table:table-cell office:value-type="string" table:style-name="ce7">
            <text:p>Table RAI0201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4">
          <table:table-cell office:value-type="string" table:style-name="ce7">
            <text:p>City centre<text:span text:style-name="T2">1</text:span><text:s/>peak and all day arrivals and departures by rail on a typical autumn weekday, by city: 2021</text:p>
          </table:table-cell>
          <table:table-cell table:style-name="ce3"/>
          <table:table-cell table:number-columns-repeated="4" table:style-name="ce4"/>
          <table:table-cell table:style-name="ce8"/>
          <table:table-cell table:number-columns-repeated="9" table:style-name="ce4"/>
          <table:table-cell table:number-columns-repeated="16368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10"/>
          <table:table-cell table:number-columns-repeated="9" table:style-name="ce4"/>
          <table:table-cell table:number-columns-repeated="16368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4"/>
          <table:table-cell table:style-name="ce12"/>
          <table:table-cell table:style-name="ce4"/>
          <table:table-cell table:number-columns-repeated="3" table:style-name="ce13"/>
          <table:table-cell office:value-type="string" table:style-name="ce14">
            <text:p>Number</text:p>
          </table:table-cell>
          <table:table-cell table:number-columns-repeated="16368" table:style-name="ce5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 table:style-name="ce5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8">
          <table:table-cell office:value-type="string" table:style-name="ce4">
            <text:p>Birmingham<text:span text:style-name="T4">3</text:span></text:p>
          </table:table-cell>
          <table:table-cell office:value-type="float" office:value="145" table:style-name="ce17">
            <text:p>145</text:p>
          </table:table-cell>
          <table:table-cell office:value-type="float" office:value="49101" table:style-name="ce17">
            <text:p>49,101</text:p>
          </table:table-cell>
          <table:table-cell office:value-type="float" office:value="21585.87454304954" table:style-name="ce17">
            <text:p>21,586</text:p>
          </table:table-cell>
          <table:table-cell table:style-name="ce18"/>
          <table:table-cell office:value-type="float" office:value="793" table:style-name="ce17">
            <text:p>793</text:p>
          </table:table-cell>
          <table:table-cell office:value-type="float" office:value="269538" table:style-name="ce17">
            <text:p>269,538</text:p>
          </table:table-cell>
          <table:table-cell office:value-type="float" office:value="73874.244041827769" table:style-name="ce17">
            <text:p>73,874</text:p>
          </table:table-cell>
          <table:table-cell table:style-name="ce18"/>
          <table:table-cell office:value-type="float" office:value="141" table:style-name="ce17">
            <text:p>141</text:p>
          </table:table-cell>
          <table:table-cell office:value-type="float" office:value="48237" table:style-name="ce17">
            <text:p>48,237</text:p>
          </table:table-cell>
          <table:table-cell office:value-type="float" office:value="24206.149450549448" table:style-name="ce17">
            <text:p>24,206</text:p>
          </table:table-cell>
          <table:table-cell table:style-name="ce18"/>
          <table:table-cell office:value-type="float" office:value="789" table:style-name="ce17">
            <text:p>789</text:p>
          </table:table-cell>
          <table:table-cell office:value-type="float" office:value="267462" table:style-name="ce17">
            <text:p>267,462</text:p>
          </table:table-cell>
          <table:table-cell office:value-type="float" office:value="72956.760982481603" table:style-name="ce17">
            <text:p>72,95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Brighton</text:p>
          </table:table-cell>
          <table:table-cell office:value-type="float" office:value="40" table:style-name="ce17">
            <text:p>40</text:p>
          </table:table-cell>
          <table:table-cell office:value-type="float" office:value="17245" table:style-name="ce17">
            <text:p>17,245</text:p>
          </table:table-cell>
          <table:table-cell office:value-type="float" office:value="4315" table:style-name="ce17">
            <text:p>4,315</text:p>
          </table:table-cell>
          <table:table-cell table:style-name="ce18"/>
          <table:table-cell office:value-type="float" office:value="222" table:style-name="ce17">
            <text:p>222</text:p>
          </table:table-cell>
          <table:table-cell office:value-type="float" office:value="97039" table:style-name="ce17">
            <text:p>97,039</text:p>
          </table:table-cell>
          <table:table-cell office:value-type="float" office:value="20854" table:style-name="ce17">
            <text:p>20,854</text:p>
          </table:table-cell>
          <table:table-cell table:style-name="ce18"/>
          <table:table-cell office:value-type="float" office:value="34" table:style-name="ce17">
            <text:p>34</text:p>
          </table:table-cell>
          <table:table-cell office:value-type="float" office:value="14963" table:style-name="ce17">
            <text:p>14,963</text:p>
          </table:table-cell>
          <table:table-cell office:value-type="float" office:value="5572" table:style-name="ce17">
            <text:p>5,572</text:p>
          </table:table-cell>
          <table:table-cell table:style-name="ce18"/>
          <table:table-cell office:value-type="float" office:value="218" table:style-name="ce17">
            <text:p>218</text:p>
          </table:table-cell>
          <table:table-cell office:value-type="float" office:value="95188" table:style-name="ce17">
            <text:p>95,188</text:p>
          </table:table-cell>
          <table:table-cell office:value-type="float" office:value="20690" table:style-name="ce17">
            <text:p>20,69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Bristol<text:span text:style-name="T4">4</text:span></text:p>
          </table:table-cell>
          <table:table-cell office:value-type="float" office:value="43" table:style-name="ce17">
            <text:p>43</text:p>
          </table:table-cell>
          <table:table-cell office:value-type="float" office:value="14940" table:style-name="ce17">
            <text:p>14,940</text:p>
          </table:table-cell>
          <table:table-cell office:value-type="float" office:value="4746.2432433579497" table:style-name="ce17">
            <text:p>4,746</text:p>
          </table:table-cell>
          <table:table-cell table:style-name="ce18"/>
          <table:table-cell office:value-type="float" office:value="251" table:style-name="ce17">
            <text:p>251</text:p>
          </table:table-cell>
          <table:table-cell office:value-type="float" office:value="88221" table:style-name="ce17">
            <text:p>88,221</text:p>
          </table:table-cell>
          <table:table-cell office:value-type="float" office:value="19946.594985118212" table:style-name="ce17">
            <text:p>19,947</text:p>
          </table:table-cell>
          <table:table-cell table:style-name="ce18"/>
          <table:table-cell office:value-type="float" office:value="51" table:style-name="ce17">
            <text:p>51</text:p>
          </table:table-cell>
          <table:table-cell office:value-type="float" office:value="17984" table:style-name="ce17">
            <text:p>17,984</text:p>
          </table:table-cell>
          <table:table-cell office:value-type="float" office:value="6098.744567898324" table:style-name="ce17">
            <text:p>6,099</text:p>
          </table:table-cell>
          <table:table-cell table:style-name="ce18"/>
          <table:table-cell office:value-type="float" office:value="251" table:style-name="ce17">
            <text:p>251</text:p>
          </table:table-cell>
          <table:table-cell office:value-type="float" office:value="88350" table:style-name="ce17">
            <text:p>88,350</text:p>
          </table:table-cell>
          <table:table-cell office:value-type="float" office:value="21104.43748993925" table:style-name="ce17">
            <text:p>21,10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Cambridge</text:p>
          </table:table-cell>
          <table:table-cell office:value-type="float" office:value="46" table:style-name="ce17">
            <text:p>46</text:p>
          </table:table-cell>
          <table:table-cell office:value-type="float" office:value="19330" table:style-name="ce17">
            <text:p>19,330</text:p>
          </table:table-cell>
          <table:table-cell office:value-type="float" office:value="5849" table:style-name="ce17">
            <text:p>5,849</text:p>
          </table:table-cell>
          <table:table-cell table:style-name="ce18"/>
          <table:table-cell office:value-type="float" office:value="282" table:style-name="ce17">
            <text:p>282</text:p>
          </table:table-cell>
          <table:table-cell office:value-type="float" office:value="117069" table:style-name="ce17">
            <text:p>117,069</text:p>
          </table:table-cell>
          <table:table-cell office:value-type="float" office:value="19302" table:style-name="ce17">
            <text:p>19,302</text:p>
          </table:table-cell>
          <table:table-cell table:style-name="ce18"/>
          <table:table-cell office:value-type="float" office:value="45" table:style-name="ce17">
            <text:p>45</text:p>
          </table:table-cell>
          <table:table-cell office:value-type="float" office:value="18630" table:style-name="ce17">
            <text:p>18,630</text:p>
          </table:table-cell>
          <table:table-cell office:value-type="float" office:value="5884" table:style-name="ce17">
            <text:p>5,884</text:p>
          </table:table-cell>
          <table:table-cell table:style-name="ce18"/>
          <table:table-cell office:value-type="float" office:value="280" table:style-name="ce17">
            <text:p>280</text:p>
          </table:table-cell>
          <table:table-cell office:value-type="float" office:value="116178" table:style-name="ce17">
            <text:p>116,178</text:p>
          </table:table-cell>
          <table:table-cell office:value-type="float" office:value="19636" table:style-name="ce17">
            <text:p>19,63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Cardiff<text:span text:style-name="T4">5</text:span></text:p>
          </table:table-cell>
          <table:table-cell office:value-type="float" office:value="93" table:style-name="ce17">
            <text:p>93</text:p>
          </table:table-cell>
          <table:table-cell office:value-type="float" office:value="19112" table:style-name="ce17">
            <text:p>19,112</text:p>
          </table:table-cell>
          <table:table-cell office:value-type="float" office:value="5346.9137251637258" table:style-name="ce17">
            <text:p>5,347</text:p>
          </table:table-cell>
          <table:table-cell table:style-name="ce18"/>
          <table:table-cell office:value-type="float" office:value="532" table:style-name="ce17">
            <text:p>532</text:p>
          </table:table-cell>
          <table:table-cell office:value-type="float" office:value="105941" table:style-name="ce17">
            <text:p>105,941</text:p>
          </table:table-cell>
          <table:table-cell office:value-type="float" office:value="30505.338926433062" table:style-name="ce17">
            <text:p>30,505</text:p>
          </table:table-cell>
          <table:table-cell table:style-name="ce18"/>
          <table:table-cell office:value-type="float" office:value="97" table:style-name="ce17">
            <text:p>97</text:p>
          </table:table-cell>
          <table:table-cell office:value-type="float" office:value="19921" table:style-name="ce17">
            <text:p>19,921</text:p>
          </table:table-cell>
          <table:table-cell office:value-type="float" office:value="8215.2655483405488" table:style-name="ce17">
            <text:p>8,215</text:p>
          </table:table-cell>
          <table:table-cell table:style-name="ce18"/>
          <table:table-cell office:value-type="float" office:value="547" table:style-name="ce17">
            <text:p>547</text:p>
          </table:table-cell>
          <table:table-cell office:value-type="float" office:value="107067" table:style-name="ce17">
            <text:p>107,067</text:p>
          </table:table-cell>
          <table:table-cell office:value-type="float" office:value="27019.386266098045" table:style-name="ce17">
            <text:p>27,019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eeds</text:p>
          </table:table-cell>
          <table:table-cell office:value-type="float" office:value="113" table:style-name="ce17">
            <text:p>113</text:p>
          </table:table-cell>
          <table:table-cell office:value-type="float" office:value="32499.111111111109" table:style-name="ce17">
            <text:p>32,499</text:p>
          </table:table-cell>
          <table:table-cell office:value-type="float" office:value="12553.637430239607" table:style-name="ce17">
            <text:p>12,554</text:p>
          </table:table-cell>
          <table:table-cell table:style-name="ce18"/>
          <table:table-cell office:value-type="float" office:value="586" table:style-name="ce17">
            <text:p>586</text:p>
          </table:table-cell>
          <table:table-cell office:value-type="float" office:value="166191.62794939429" table:style-name="ce17">
            <text:p>166,192</text:p>
          </table:table-cell>
          <table:table-cell office:value-type="float" office:value="42042.637330149606" table:style-name="ce17">
            <text:p>42,043</text:p>
          </table:table-cell>
          <table:table-cell table:style-name="ce18"/>
          <table:table-cell office:value-type="float" office:value="109" table:style-name="ce17">
            <text:p>109</text:p>
          </table:table-cell>
          <table:table-cell office:value-type="float" office:value="32022.714285714286" table:style-name="ce17">
            <text:p>32,023</text:p>
          </table:table-cell>
          <table:table-cell office:value-type="float" office:value="12306.478824709184" table:style-name="ce17">
            <text:p>12,306</text:p>
          </table:table-cell>
          <table:table-cell table:style-name="ce18"/>
          <table:table-cell office:value-type="float" office:value="573" table:style-name="ce17">
            <text:p>573</text:p>
          </table:table-cell>
          <table:table-cell office:value-type="float" office:value="162190.08156727604" table:style-name="ce17">
            <text:p>162,190</text:p>
          </table:table-cell>
          <table:table-cell office:value-type="float" office:value="38715.796949785807" table:style-name="ce17">
            <text:p>38,71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eicester</text:p>
          </table:table-cell>
          <table:table-cell office:value-type="float" office:value="34" table:style-name="ce17">
            <text:p>34</text:p>
          </table:table-cell>
          <table:table-cell office:value-type="float" office:value="8541" table:style-name="ce17">
            <text:p>8,541</text:p>
          </table:table-cell>
          <table:table-cell office:value-type="float" office:value="3322.5749403977657" table:style-name="ce17">
            <text:p>3,323</text:p>
          </table:table-cell>
          <table:table-cell table:style-name="ce18"/>
          <table:table-cell office:value-type="float" office:value="204" table:style-name="ce17">
            <text:p>204</text:p>
          </table:table-cell>
          <table:table-cell office:value-type="float" office:value="49692" table:style-name="ce17">
            <text:p>49,692</text:p>
          </table:table-cell>
          <table:table-cell office:value-type="float" office:value="18321.395407720222" table:style-name="ce17">
            <text:p>18,321</text:p>
          </table:table-cell>
          <table:table-cell table:style-name="ce18"/>
          <table:table-cell office:value-type="float" office:value="36" table:style-name="ce17">
            <text:p>36</text:p>
          </table:table-cell>
          <table:table-cell office:value-type="float" office:value="8606" table:style-name="ce17">
            <text:p>8,606</text:p>
          </table:table-cell>
          <table:table-cell office:value-type="float" office:value="4144.9645117953951" table:style-name="ce17">
            <text:p>4,145</text:p>
          </table:table-cell>
          <table:table-cell table:style-name="ce18"/>
          <table:table-cell office:value-type="float" office:value="205" table:style-name="ce17">
            <text:p>205</text:p>
          </table:table-cell>
          <table:table-cell office:value-type="float" office:value="50021" table:style-name="ce17">
            <text:p>50,021</text:p>
          </table:table-cell>
          <table:table-cell office:value-type="float" office:value="17859.736062180626" table:style-name="ce17">
            <text:p>17,86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iverpool<text:span text:style-name="T4">6</text:span></text:p>
          </table:table-cell>
          <table:table-cell office:value-type="float" office:value="103" table:style-name="ce17">
            <text:p>103</text:p>
          </table:table-cell>
          <table:table-cell office:value-type="float" office:value="35848" table:style-name="ce17">
            <text:p>35,848</text:p>
          </table:table-cell>
          <table:table-cell office:value-type="float" office:value="15290.863374651175" table:style-name="ce17">
            <text:p>15,291</text:p>
          </table:table-cell>
          <table:table-cell table:style-name="ce18"/>
          <table:table-cell office:value-type="float" office:value="577" table:style-name="ce17">
            <text:p>577</text:p>
          </table:table-cell>
          <table:table-cell office:value-type="float" office:value="201123" table:style-name="ce17">
            <text:p>201,123</text:p>
          </table:table-cell>
          <table:table-cell office:value-type="float" office:value="44287.082162163766" table:style-name="ce17">
            <text:p>44,287</text:p>
          </table:table-cell>
          <table:table-cell table:style-name="ce18"/>
          <table:table-cell office:value-type="float" office:value="103" table:style-name="ce17">
            <text:p>103</text:p>
          </table:table-cell>
          <table:table-cell office:value-type="float" office:value="35685" table:style-name="ce17">
            <text:p>35,685</text:p>
          </table:table-cell>
          <table:table-cell office:value-type="float" office:value="15180.278677393842" table:style-name="ce17">
            <text:p>15,180</text:p>
          </table:table-cell>
          <table:table-cell table:style-name="ce18"/>
          <table:table-cell office:value-type="float" office:value="574" table:style-name="ce17">
            <text:p>574</text:p>
          </table:table-cell>
          <table:table-cell office:value-type="float" office:value="199228" table:style-name="ce17">
            <text:p>199,228</text:p>
          </table:table-cell>
          <table:table-cell office:value-type="float" office:value="42380.359314376881" table:style-name="ce17">
            <text:p>42,38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ondon<text:span text:style-name="T4">7</text:span></text:p>
          </table:table-cell>
          <table:table-cell office:value-type="float" office:value="887" table:style-name="ce19">
            <text:p>887</text:p>
          </table:table-cell>
          <table:table-cell office:value-type="float" office:value="500631.88888888888" table:style-name="ce19">
            <text:p>500,632</text:p>
          </table:table-cell>
          <table:table-cell office:value-type="float" office:value="281167.57483599987" table:style-name="ce19">
            <text:p>281,168</text:p>
          </table:table-cell>
          <table:table-cell table:style-name="ce19"/>
          <table:table-cell office:value-type="float" office:value="4372" table:style-name="ce19">
            <text:p>4,372</text:p>
          </table:table-cell>
          <table:table-cell office:value-type="float" office:value="2363282.6824228913" table:style-name="ce19">
            <text:p>2,363,283</text:p>
          </table:table-cell>
          <table:table-cell office:value-type="float" office:value="632739.64606518112" table:style-name="ce19">
            <text:p>632,740</text:p>
          </table:table-cell>
          <table:table-cell table:style-name="ce19"/>
          <table:table-cell office:value-type="float" office:value="870" table:style-name="ce19">
            <text:p>870</text:p>
          </table:table-cell>
          <table:table-cell office:value-type="float" office:value="489245.22222222225" table:style-name="ce19">
            <text:p>489,245</text:p>
          </table:table-cell>
          <table:table-cell office:value-type="float" office:value="253367.44661056477" table:style-name="ce19">
            <text:p>253,367</text:p>
          </table:table-cell>
          <table:table-cell table:style-name="ce19"/>
          <table:table-cell office:value-type="float" office:value="4375" table:style-name="ce19">
            <text:p>4,375</text:p>
          </table:table-cell>
          <table:table-cell office:value-type="float" office:value="2350314.1591206179" table:style-name="ce19">
            <text:p>2,350,314</text:p>
          </table:table-cell>
          <table:table-cell office:value-type="float" office:value="636320.5266996366" table:style-name="ce19">
            <text:p>636,32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Manchester<text:span text:style-name="T4">8</text:span></text:p>
          </table:table-cell>
          <table:table-cell office:value-type="float" office:value="163" table:style-name="ce17">
            <text:p>163</text:p>
          </table:table-cell>
          <table:table-cell office:value-type="float" office:value="53396" table:style-name="ce17">
            <text:p>53,396</text:p>
          </table:table-cell>
          <table:table-cell office:value-type="float" office:value="15771.216758450842" table:style-name="ce17">
            <text:p>15,771</text:p>
          </table:table-cell>
          <table:table-cell table:style-name="ce18"/>
          <table:table-cell office:value-type="float" office:value="868" table:style-name="ce17">
            <text:p>868</text:p>
          </table:table-cell>
          <table:table-cell office:value-type="float" office:value="281529" table:style-name="ce17">
            <text:p>281,529</text:p>
          </table:table-cell>
          <table:table-cell office:value-type="float" office:value="59645.042405490996" table:style-name="ce17">
            <text:p>59,645</text:p>
          </table:table-cell>
          <table:table-cell table:style-name="ce18"/>
          <table:table-cell office:value-type="float" office:value="159" table:style-name="ce17">
            <text:p>159</text:p>
          </table:table-cell>
          <table:table-cell office:value-type="float" office:value="52322" table:style-name="ce17">
            <text:p>52,322</text:p>
          </table:table-cell>
          <table:table-cell office:value-type="float" office:value="17376.312377913982" table:style-name="ce17">
            <text:p>17,376</text:p>
          </table:table-cell>
          <table:table-cell table:style-name="ce18"/>
          <table:table-cell office:value-type="float" office:value="869" table:style-name="ce17">
            <text:p>869</text:p>
          </table:table-cell>
          <table:table-cell office:value-type="float" office:value="281402" table:style-name="ce17">
            <text:p>281,402</text:p>
          </table:table-cell>
          <table:table-cell office:value-type="float" office:value="59616.580387956448" table:style-name="ce17">
            <text:p>59,61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Newcastle</text:p>
          </table:table-cell>
          <table:table-cell office:value-type="float" office:value="35" table:style-name="ce17">
            <text:p>35</text:p>
          </table:table-cell>
          <table:table-cell office:value-type="float" office:value="11841.176470588234" table:style-name="ce17">
            <text:p>11,841</text:p>
          </table:table-cell>
          <table:table-cell office:value-type="float" office:value="2480.3562288956678" table:style-name="ce17">
            <text:p>2,480</text:p>
          </table:table-cell>
          <table:table-cell table:style-name="ce18"/>
          <table:table-cell office:value-type="float" office:value="213" table:style-name="ce17">
            <text:p>213</text:p>
          </table:table-cell>
          <table:table-cell office:value-type="float" office:value="78823.585654594193" table:style-name="ce17">
            <text:p>78,824</text:p>
          </table:table-cell>
          <table:table-cell office:value-type="float" office:value="20129.307539549602" table:style-name="ce17">
            <text:p>20,129</text:p>
          </table:table-cell>
          <table:table-cell table:style-name="ce18"/>
          <table:table-cell office:value-type="float" office:value="37" table:style-name="ce17">
            <text:p>37</text:p>
          </table:table-cell>
          <table:table-cell office:value-type="float" office:value="12128.611111111111" table:style-name="ce17">
            <text:p>12,129</text:p>
          </table:table-cell>
          <table:table-cell office:value-type="float" office:value="3545.4800228649337" table:style-name="ce17">
            <text:p>3,545</text:p>
          </table:table-cell>
          <table:table-cell table:style-name="ce18"/>
          <table:table-cell office:value-type="float" office:value="204" table:style-name="ce17">
            <text:p>204</text:p>
          </table:table-cell>
          <table:table-cell office:value-type="float" office:value="74415.997782446313" table:style-name="ce17">
            <text:p>74,416</text:p>
          </table:table-cell>
          <table:table-cell office:value-type="float" office:value="17484.307064106451" table:style-name="ce17">
            <text:p>17,48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Nottingham</text:p>
          </table:table-cell>
          <table:table-cell office:value-type="float" office:value="35" table:style-name="ce17">
            <text:p>35</text:p>
          </table:table-cell>
          <table:table-cell office:value-type="float" office:value="6591" table:style-name="ce17">
            <text:p>6,591</text:p>
          </table:table-cell>
          <table:table-cell office:value-type="float" office:value="2343.5727618024575" table:style-name="ce17">
            <text:p>2,344</text:p>
          </table:table-cell>
          <table:table-cell table:style-name="ce18"/>
          <table:table-cell office:value-type="float" office:value="196" table:style-name="ce17">
            <text:p>196</text:p>
          </table:table-cell>
          <table:table-cell office:value-type="float" office:value="40344" table:style-name="ce17">
            <text:p>40,344</text:p>
          </table:table-cell>
          <table:table-cell office:value-type="float" office:value="11849.693480598298" table:style-name="ce17">
            <text:p>11,850</text:p>
          </table:table-cell>
          <table:table-cell table:style-name="ce18"/>
          <table:table-cell office:value-type="float" office:value="38" table:style-name="ce17">
            <text:p>38</text:p>
          </table:table-cell>
          <table:table-cell office:value-type="float" office:value="7958" table:style-name="ce17">
            <text:p>7,958</text:p>
          </table:table-cell>
          <table:table-cell office:value-type="float" office:value="3733.607218394277" table:style-name="ce17">
            <text:p>3,734</text:p>
          </table:table-cell>
          <table:table-cell table:style-name="ce18"/>
          <table:table-cell office:value-type="float" office:value="199" table:style-name="ce17">
            <text:p>199</text:p>
          </table:table-cell>
          <table:table-cell office:value-type="float" office:value="41005" table:style-name="ce17">
            <text:p>41,005</text:p>
          </table:table-cell>
          <table:table-cell office:value-type="float" office:value="12132.058378140639" table:style-name="ce17">
            <text:p>12,13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Reading</text:p>
          </table:table-cell>
          <table:table-cell office:value-type="float" office:value="101" table:style-name="ce17">
            <text:p>101</text:p>
          </table:table-cell>
          <table:table-cell office:value-type="float" office:value="47940" table:style-name="ce17">
            <text:p>47,940</text:p>
          </table:table-cell>
          <table:table-cell office:value-type="float" office:value="12739.054553085802" table:style-name="ce17">
            <text:p>12,739</text:p>
          </table:table-cell>
          <table:table-cell table:style-name="ce18"/>
          <table:table-cell office:value-type="float" office:value="526" table:style-name="ce17">
            <text:p>526</text:p>
          </table:table-cell>
          <table:table-cell office:value-type="float" office:value="242716" table:style-name="ce17">
            <text:p>242,716</text:p>
          </table:table-cell>
          <table:table-cell office:value-type="float" office:value="66273.110430062879" table:style-name="ce17">
            <text:p>66,273</text:p>
          </table:table-cell>
          <table:table-cell table:style-name="ce18"/>
          <table:table-cell office:value-type="float" office:value="89" table:style-name="ce17">
            <text:p>89</text:p>
          </table:table-cell>
          <table:table-cell office:value-type="float" office:value="43345" table:style-name="ce17">
            <text:p>43,345</text:p>
          </table:table-cell>
          <table:table-cell office:value-type="float" office:value="14717.347476994732" table:style-name="ce17">
            <text:p>14,717</text:p>
          </table:table-cell>
          <table:table-cell table:style-name="ce18"/>
          <table:table-cell office:value-type="float" office:value="523" table:style-name="ce17">
            <text:p>523</text:p>
          </table:table-cell>
          <table:table-cell office:value-type="float" office:value="241306" table:style-name="ce17">
            <text:p>241,306</text:p>
          </table:table-cell>
          <table:table-cell office:value-type="float" office:value="66302.329575276657" table:style-name="ce17">
            <text:p>66,30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Sheffield</text:p>
          </table:table-cell>
          <table:table-cell office:value-type="float" office:value="52" table:style-name="ce17">
            <text:p>52</text:p>
          </table:table-cell>
          <table:table-cell office:value-type="float" office:value="12051" table:style-name="ce17">
            <text:p>12,051</text:p>
          </table:table-cell>
          <table:table-cell office:value-type="float" office:value="4285.5374244127561" table:style-name="ce17">
            <text:p>4,286</text:p>
          </table:table-cell>
          <table:table-cell table:style-name="ce18"/>
          <table:table-cell office:value-type="float" office:value="300" table:style-name="ce17">
            <text:p>300</text:p>
          </table:table-cell>
          <table:table-cell office:value-type="float" office:value="64931" table:style-name="ce17">
            <text:p>64,931</text:p>
          </table:table-cell>
          <table:table-cell office:value-type="float" office:value="20205.881241209841" table:style-name="ce17">
            <text:p>20,206</text:p>
          </table:table-cell>
          <table:table-cell table:style-name="ce18"/>
          <table:table-cell office:value-type="float" office:value="50" table:style-name="ce17">
            <text:p>50</text:p>
          </table:table-cell>
          <table:table-cell office:value-type="float" office:value="11497" table:style-name="ce17">
            <text:p>11,497</text:p>
          </table:table-cell>
          <table:table-cell office:value-type="float" office:value="4843.1738246112172" table:style-name="ce17">
            <text:p>4,843</text:p>
          </table:table-cell>
          <table:table-cell table:style-name="ce18"/>
          <table:table-cell office:value-type="float" office:value="300" table:style-name="ce17">
            <text:p>300</text:p>
          </table:table-cell>
          <table:table-cell office:value-type="float" office:value="65864" table:style-name="ce17">
            <text:p>65,864</text:p>
          </table:table-cell>
          <table:table-cell office:value-type="float" office:value="20195.976117480124" table:style-name="ce17">
            <text:p>20,196</text:p>
          </table:table-cell>
          <table:table-cell table:number-columns-repeated="16368" table:style-name="ce5"/>
        </table:table-row>
        <table:table-row table:style-name="ro8">
          <table:table-cell table:style-name="ce13"/>
          <table:table-cell table:number-columns-repeated="15" table:style-name="ce20"/>
          <table:table-cell table:number-columns-repeated="16368" table:style-name="ce5"/>
        </table:table-row>
        <table:table-row table:style-name="ro8">
          <table:table-cell office:value-type="string" table:style-name="ce3">
            <text:p>London by station<text:span text:style-name="T3">9</text:span></text:p>
          </table:table-cell>
          <table:table-cell table:number-columns-repeated="15" table:style-name="ce21"/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Elephant and Castle (for Blackfriars)</text:p>
          </table:table-cell>
          <table:table-cell office:value-type="float" office:value="19" table:style-name="ce17">
            <text:p>19</text:p>
          </table:table-cell>
          <table:table-cell office:value-type="float" office:value="8113" table:style-name="ce17">
            <text:p>8,113</text:p>
          </table:table-cell>
          <table:table-cell office:value-type="float" office:value="9543" table:style-name="ce17">
            <text:p>9,543</text:p>
          </table:table-cell>
          <table:table-cell table:style-name="ce18"/>
          <table:table-cell office:value-type="float" office:value="119" table:style-name="ce17">
            <text:p>119</text:p>
          </table:table-cell>
          <table:table-cell office:value-type="float" office:value="52235" table:style-name="ce17">
            <text:p>52,235</text:p>
          </table:table-cell>
          <table:table-cell office:value-type="float" office:value="18073" table:style-name="ce17">
            <text:p>18,073</text:p>
          </table:table-cell>
          <table:table-cell table:style-name="ce18"/>
          <table:table-cell office:value-type="float" office:value="22" table:style-name="ce17">
            <text:p>22</text:p>
          </table:table-cell>
          <table:table-cell office:value-type="float" office:value="9394" table:style-name="ce17">
            <text:p>9,394</text:p>
          </table:table-cell>
          <table:table-cell office:value-type="float" office:value="7598" table:style-name="ce17">
            <text:p>7,598</text:p>
          </table:table-cell>
          <table:table-cell table:style-name="ce18"/>
          <table:table-cell office:value-type="float" office:value="130" table:style-name="ce17">
            <text:p>130</text:p>
          </table:table-cell>
          <table:table-cell office:value-type="float" office:value="57643" table:style-name="ce17">
            <text:p>57,643</text:p>
          </table:table-cell>
          <table:table-cell office:value-type="float" office:value="16608" table:style-name="ce17">
            <text:p>16,60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Euston</text:p>
          </table:table-cell>
          <table:table-cell office:value-type="float" office:value="50" table:style-name="ce17">
            <text:p>50</text:p>
          </table:table-cell>
          <table:table-cell office:value-type="float" office:value="27387" table:style-name="ce17">
            <text:p>27,387</text:p>
          </table:table-cell>
          <table:table-cell office:value-type="float" office:value="13140.109523809524" table:style-name="ce17">
            <text:p>13,140</text:p>
          </table:table-cell>
          <table:table-cell table:style-name="ce18"/>
          <table:table-cell office:value-type="float" office:value="252" table:style-name="ce17">
            <text:p>252</text:p>
          </table:table-cell>
          <table:table-cell office:value-type="float" office:value="137310" table:style-name="ce17">
            <text:p>137,310</text:p>
          </table:table-cell>
          <table:table-cell office:value-type="float" office:value="41039.372459665945" table:style-name="ce17">
            <text:p>41,039</text:p>
          </table:table-cell>
          <table:table-cell table:style-name="ce18"/>
          <table:table-cell office:value-type="float" office:value="51" table:style-name="ce17">
            <text:p>51</text:p>
          </table:table-cell>
          <table:table-cell office:value-type="float" office:value="28601" table:style-name="ce17">
            <text:p>28,601</text:p>
          </table:table-cell>
          <table:table-cell office:value-type="float" office:value="13166.670038784745" table:style-name="ce17">
            <text:p>13,167</text:p>
          </table:table-cell>
          <table:table-cell table:style-name="ce18"/>
          <table:table-cell office:value-type="float" office:value="256" table:style-name="ce17">
            <text:p>256</text:p>
          </table:table-cell>
          <table:table-cell office:value-type="float" office:value="137824" table:style-name="ce17">
            <text:p>137,824</text:p>
          </table:table-cell>
          <table:table-cell office:value-type="float" office:value="40509.70661884125" table:style-name="ce17">
            <text:p>40,51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Fenchurch Street</text:p>
          </table:table-cell>
          <table:table-cell office:value-type="float" office:value="41" table:style-name="ce17">
            <text:p>41</text:p>
          </table:table-cell>
          <table:table-cell office:value-type="float" office:value="24645" table:style-name="ce17">
            <text:p>24,645</text:p>
          </table:table-cell>
          <table:table-cell office:value-type="float" office:value="12186" table:style-name="ce17">
            <text:p>12,186</text:p>
          </table:table-cell>
          <table:table-cell table:style-name="ce18"/>
          <table:table-cell office:value-type="float" office:value="160" table:style-name="ce17">
            <text:p>160</text:p>
          </table:table-cell>
          <table:table-cell office:value-type="float" office:value="92325" table:style-name="ce17">
            <text:p>92,325</text:p>
          </table:table-cell>
          <table:table-cell office:value-type="float" office:value="20285" table:style-name="ce17">
            <text:p>20,285</text:p>
          </table:table-cell>
          <table:table-cell table:style-name="ce18"/>
          <table:table-cell office:value-type="float" office:value="40" table:style-name="ce17">
            <text:p>40</text:p>
          </table:table-cell>
          <table:table-cell office:value-type="float" office:value="24081" table:style-name="ce17">
            <text:p>24,081</text:p>
          </table:table-cell>
          <table:table-cell office:value-type="float" office:value="10398" table:style-name="ce17">
            <text:p>10,398</text:p>
          </table:table-cell>
          <table:table-cell table:style-name="ce18"/>
          <table:table-cell office:value-type="float" office:value="160" table:style-name="ce17">
            <text:p>160</text:p>
          </table:table-cell>
          <table:table-cell office:value-type="float" office:value="91761" table:style-name="ce17">
            <text:p>91,761</text:p>
          </table:table-cell>
          <table:table-cell office:value-type="float" office:value="19233" table:style-name="ce17">
            <text:p>19,233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31" table:style-name="ce17">
            <text:p>31</text:p>
          </table:table-cell>
          <table:table-cell office:value-type="float" office:value="15267.888888888889" table:style-name="ce17">
            <text:p>15,268</text:p>
          </table:table-cell>
          <table:table-cell office:value-type="float" office:value="6100.5051948051951" table:style-name="ce17">
            <text:p>6,101</text:p>
          </table:table-cell>
          <table:table-cell table:style-name="ce18"/>
          <table:table-cell office:value-type="float" office:value="185" table:style-name="ce17">
            <text:p>185</text:p>
          </table:table-cell>
          <table:table-cell office:value-type="float" office:value="92732.682422891143" table:style-name="ce17">
            <text:p>92,733</text:p>
          </table:table-cell>
          <table:table-cell office:value-type="float" office:value="22247.978840764717" table:style-name="ce17">
            <text:p>22,248</text:p>
          </table:table-cell>
          <table:table-cell table:style-name="ce18"/>
          <table:table-cell office:value-type="float" office:value="32" table:style-name="ce17">
            <text:p>32</text:p>
          </table:table-cell>
          <table:table-cell office:value-type="float" office:value="16055.222222222223" table:style-name="ce17">
            <text:p>16,055</text:p>
          </table:table-cell>
          <table:table-cell office:value-type="float" office:value="7406.3030303030309" table:style-name="ce17">
            <text:p>7,406</text:p>
          </table:table-cell>
          <table:table-cell table:style-name="ce18"/>
          <table:table-cell office:value-type="float" office:value="189" table:style-name="ce17">
            <text:p>189</text:p>
          </table:table-cell>
          <table:table-cell office:value-type="float" office:value="94167.159120617958" table:style-name="ce17">
            <text:p>94,167</text:p>
          </table:table-cell>
          <table:table-cell office:value-type="float" office:value="26279.790096219614" table:style-name="ce17">
            <text:p>26,28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Liverpool Street</text:p>
          </table:table-cell>
          <table:table-cell office:value-type="float" office:value="139" table:style-name="ce21">
            <text:p>139</text:p>
          </table:table-cell>
          <table:table-cell office:value-type="float" office:value="84553" table:style-name="ce21">
            <text:p>84,553</text:p>
          </table:table-cell>
          <table:table-cell office:value-type="float" office:value="37395.5" table:style-name="ce21">
            <text:p>37,396</text:p>
          </table:table-cell>
          <table:table-cell table:style-name="ce21"/>
          <table:table-cell office:value-type="float" office:value="640" table:style-name="ce21">
            <text:p>640</text:p>
          </table:table-cell>
          <table:table-cell office:value-type="float" office:value="344875" table:style-name="ce21">
            <text:p>344,875</text:p>
          </table:table-cell>
          <table:table-cell office:value-type="float" office:value="77906.5" table:style-name="ce21">
            <text:p>77,907</text:p>
          </table:table-cell>
          <table:table-cell table:style-name="ce21"/>
          <table:table-cell office:value-type="float" office:value="136" table:style-name="ce21">
            <text:p>136</text:p>
          </table:table-cell>
          <table:table-cell office:value-type="float" office:value="81391" table:style-name="ce21">
            <text:p>81,391</text:p>
          </table:table-cell>
          <table:table-cell office:value-type="float" office:value="36430.5" table:style-name="ce21">
            <text:p>36,431</text:p>
          </table:table-cell>
          <table:table-cell table:style-name="ce21"/>
          <table:table-cell office:value-type="float" office:value="640" table:style-name="ce21">
            <text:p>640</text:p>
          </table:table-cell>
          <table:table-cell office:value-type="float" office:value="337555" table:style-name="ce21">
            <text:p>337,555</text:p>
          </table:table-cell>
          <table:table-cell office:value-type="float" office:value="76653" table:style-name="ce21">
            <text:p>76,653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London Bridge<text:span text:style-name="T4">10</text:span></text:p>
          </table:table-cell>
          <table:table-cell office:value-type="float" office:value="179" table:style-name="ce17">
            <text:p>179</text:p>
          </table:table-cell>
          <table:table-cell office:value-type="float" office:value="114532" table:style-name="ce17">
            <text:p>114,532</text:p>
          </table:table-cell>
          <table:table-cell office:value-type="float" office:value="77296" table:style-name="ce17">
            <text:p>77,296</text:p>
          </table:table-cell>
          <table:table-cell table:style-name="ce18"/>
          <table:table-cell office:value-type="float" office:value="857" table:style-name="ce17">
            <text:p>857</text:p>
          </table:table-cell>
          <table:table-cell office:value-type="float" office:value="539986" table:style-name="ce17">
            <text:p>539,986</text:p>
          </table:table-cell>
          <table:table-cell office:value-type="float" office:value="156568" table:style-name="ce17">
            <text:p>156,568</text:p>
          </table:table-cell>
          <table:table-cell table:style-name="ce18"/>
          <table:table-cell office:value-type="float" office:value="173" table:style-name="ce17">
            <text:p>173</text:p>
          </table:table-cell>
          <table:table-cell office:value-type="float" office:value="109245" table:style-name="ce17">
            <text:p>109,245</text:p>
          </table:table-cell>
          <table:table-cell office:value-type="float" office:value="66140" table:style-name="ce17">
            <text:p>66,140</text:p>
          </table:table-cell>
          <table:table-cell table:style-name="ce18"/>
          <table:table-cell office:value-type="float" office:value="844" table:style-name="ce17">
            <text:p>844</text:p>
          </table:table-cell>
          <table:table-cell office:value-type="float" office:value="527687" table:style-name="ce17">
            <text:p>527,687</text:p>
          </table:table-cell>
          <table:table-cell office:value-type="float" office:value="149686" table:style-name="ce17">
            <text:p>149,68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Marylebone</text:p>
          </table:table-cell>
          <table:table-cell office:value-type="float" office:value="33" table:style-name="ce17">
            <text:p>33</text:p>
          </table:table-cell>
          <table:table-cell office:value-type="float" office:value="10528" table:style-name="ce17">
            <text:p>10,528</text:p>
          </table:table-cell>
          <table:table-cell office:value-type="float" office:value="6867" table:style-name="ce17">
            <text:p>6,867</text:p>
          </table:table-cell>
          <table:table-cell table:style-name="ce18"/>
          <table:table-cell office:value-type="float" office:value="147" table:style-name="ce17">
            <text:p>147</text:p>
          </table:table-cell>
          <table:table-cell office:value-type="float" office:value="41056" table:style-name="ce17">
            <text:p>41,056</text:p>
          </table:table-cell>
          <table:table-cell office:value-type="float" office:value="15293" table:style-name="ce17">
            <text:p>15,293</text:p>
          </table:table-cell>
          <table:table-cell table:style-name="ce18"/>
          <table:table-cell office:value-type="float" office:value="33" table:style-name="ce17">
            <text:p>33</text:p>
          </table:table-cell>
          <table:table-cell office:value-type="float" office:value="9708" table:style-name="ce17">
            <text:p>9,708</text:p>
          </table:table-cell>
          <table:table-cell office:value-type="float" office:value="6413" table:style-name="ce17">
            <text:p>6,413</text:p>
          </table:table-cell>
          <table:table-cell table:style-name="ce18"/>
          <table:table-cell office:value-type="float" office:value="149" table:style-name="ce17">
            <text:p>149</text:p>
          </table:table-cell>
          <table:table-cell office:value-type="float" office:value="40760" table:style-name="ce17">
            <text:p>40,760</text:p>
          </table:table-cell>
          <table:table-cell office:value-type="float" office:value="14165" table:style-name="ce17">
            <text:p>14,165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Old Street (for Moorgate)</text:p>
          </table:table-cell>
          <table:table-cell office:value-type="float" office:value="24" table:style-name="ce17">
            <text:p>24</text:p>
          </table:table-cell>
          <table:table-cell office:value-type="float" office:value="8688" table:style-name="ce17">
            <text:p>8,688</text:p>
          </table:table-cell>
          <table:table-cell office:value-type="float" office:value="5314" table:style-name="ce17">
            <text:p>5,314</text:p>
          </table:table-cell>
          <table:table-cell table:style-name="ce18"/>
          <table:table-cell office:value-type="float" office:value="99" table:style-name="ce17">
            <text:p>99</text:p>
          </table:table-cell>
          <table:table-cell office:value-type="float" office:value="35838" table:style-name="ce17">
            <text:p>35,838</text:p>
          </table:table-cell>
          <table:table-cell office:value-type="float" office:value="8678" table:style-name="ce17">
            <text:p>8,678</text:p>
          </table:table-cell>
          <table:table-cell table:style-name="ce18"/>
          <table:table-cell office:value-type="float" office:value="24" table:style-name="ce17">
            <text:p>24</text:p>
          </table:table-cell>
          <table:table-cell office:value-type="float" office:value="8688" table:style-name="ce17">
            <text:p>8,688</text:p>
          </table:table-cell>
          <table:table-cell office:value-type="float" office:value="4300" table:style-name="ce17">
            <text:p>4,300</text:p>
          </table:table-cell>
          <table:table-cell table:style-name="ce18"/>
          <table:table-cell office:value-type="float" office:value="97" table:style-name="ce17">
            <text:p>97</text:p>
          </table:table-cell>
          <table:table-cell office:value-type="float" office:value="35114" table:style-name="ce17">
            <text:p>35,114</text:p>
          </table:table-cell>
          <table:table-cell office:value-type="float" office:value="7804" table:style-name="ce17">
            <text:p>7,80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Paddington</text:p>
          </table:table-cell>
          <table:table-cell office:value-type="float" office:value="64" table:style-name="ce17">
            <text:p>64</text:p>
          </table:table-cell>
          <table:table-cell office:value-type="float" office:value="31431" table:style-name="ce17">
            <text:p>31,431</text:p>
          </table:table-cell>
          <table:table-cell office:value-type="float" office:value="14422.805593589419" table:style-name="ce17">
            <text:p>14,423</text:p>
          </table:table-cell>
          <table:table-cell table:style-name="ce18"/>
          <table:table-cell office:value-type="float" office:value="310" table:style-name="ce17">
            <text:p>310</text:p>
          </table:table-cell>
          <table:table-cell office:value-type="float" office:value="147110" table:style-name="ce17">
            <text:p>147,110</text:p>
          </table:table-cell>
          <table:table-cell office:value-type="float" office:value="43374.382292802256" table:style-name="ce17">
            <text:p>43,374</text:p>
          </table:table-cell>
          <table:table-cell table:style-name="ce18"/>
          <table:table-cell office:value-type="float" office:value="60" table:style-name="ce17">
            <text:p>60</text:p>
          </table:table-cell>
          <table:table-cell office:value-type="float" office:value="28606" table:style-name="ce17">
            <text:p>28,606</text:p>
          </table:table-cell>
          <table:table-cell office:value-type="float" office:value="14093.801695526694" table:style-name="ce17">
            <text:p>14,094</text:p>
          </table:table-cell>
          <table:table-cell table:style-name="ce18"/>
          <table:table-cell office:value-type="float" office:value="305" table:style-name="ce17">
            <text:p>305</text:p>
          </table:table-cell>
          <table:table-cell office:value-type="float" office:value="150150" table:style-name="ce17">
            <text:p>150,150</text:p>
          </table:table-cell>
          <table:table-cell office:value-type="float" office:value="56235.399006548971" table:style-name="ce17">
            <text:p>56,235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77" table:style-name="ce17">
            <text:p>77</text:p>
          </table:table-cell>
          <table:table-cell office:value-type="float" office:value="37075" table:style-name="ce17">
            <text:p>37,075</text:p>
          </table:table-cell>
          <table:table-cell office:value-type="float" office:value="23911.654523795769" table:style-name="ce17">
            <text:p>23,912</text:p>
          </table:table-cell>
          <table:table-cell table:style-name="ce18"/>
          <table:table-cell office:value-type="float" office:value="430" table:style-name="ce17">
            <text:p>430</text:p>
          </table:table-cell>
          <table:table-cell office:value-type="float" office:value="205261" table:style-name="ce17">
            <text:p>205,261</text:p>
          </table:table-cell>
          <table:table-cell office:value-type="float" office:value="58339.412471948155" table:style-name="ce17">
            <text:p>58,339</text:p>
          </table:table-cell>
          <table:table-cell table:style-name="ce18"/>
          <table:table-cell office:value-type="float" office:value="78" table:style-name="ce17">
            <text:p>78</text:p>
          </table:table-cell>
          <table:table-cell office:value-type="float" office:value="39722" table:style-name="ce17">
            <text:p>39,722</text:p>
          </table:table-cell>
          <table:table-cell office:value-type="float" office:value="22028.171845950299" table:style-name="ce17">
            <text:p>22,028</text:p>
          </table:table-cell>
          <table:table-cell table:style-name="ce18"/>
          <table:table-cell office:value-type="float" office:value="432" table:style-name="ce17">
            <text:p>432</text:p>
          </table:table-cell>
          <table:table-cell office:value-type="float" office:value="206286" table:style-name="ce17">
            <text:p>206,286</text:p>
          </table:table-cell>
          <table:table-cell office:value-type="float" office:value="57866.630978026718" table:style-name="ce17">
            <text:p>57,86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Vauxhall (for Waterloo)</text:p>
          </table:table-cell>
          <table:table-cell office:value-type="float" office:value="130" table:style-name="ce17">
            <text:p>130</text:p>
          </table:table-cell>
          <table:table-cell office:value-type="float" office:value="79891" table:style-name="ce17">
            <text:p>79,891</text:p>
          </table:table-cell>
          <table:table-cell office:value-type="float" office:value="42223" table:style-name="ce17">
            <text:p>42,223</text:p>
          </table:table-cell>
          <table:table-cell table:style-name="ce18"/>
          <table:table-cell office:value-type="float" office:value="635" table:style-name="ce17">
            <text:p>635</text:p>
          </table:table-cell>
          <table:table-cell office:value-type="float" office:value="377381" table:style-name="ce17">
            <text:p>377,381</text:p>
          </table:table-cell>
          <table:table-cell office:value-type="float" office:value="95172" table:style-name="ce17">
            <text:p>95,172</text:p>
          </table:table-cell>
          <table:table-cell table:style-name="ce18"/>
          <table:table-cell office:value-type="float" office:value="122" table:style-name="ce17">
            <text:p>122</text:p>
          </table:table-cell>
          <table:table-cell office:value-type="float" office:value="74901" table:style-name="ce17">
            <text:p>74,901</text:p>
          </table:table-cell>
          <table:table-cell office:value-type="float" office:value="36141" table:style-name="ce17">
            <text:p>36,141</text:p>
          </table:table-cell>
          <table:table-cell table:style-name="ce18"/>
          <table:table-cell office:value-type="float" office:value="628" table:style-name="ce17">
            <text:p>628</text:p>
          </table:table-cell>
          <table:table-cell office:value-type="float" office:value="372974" table:style-name="ce17">
            <text:p>372,974</text:p>
          </table:table-cell>
          <table:table-cell office:value-type="float" office:value="97656" table:style-name="ce17">
            <text:p>97,65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Victoria<text:span text:style-name="T4">11</text:span></text:p>
          </table:table-cell>
          <table:table-cell office:value-type="float" office:value="100" table:style-name="ce17">
            <text:p>100</text:p>
          </table:table-cell>
          <table:table-cell office:value-type="float" office:value="58521" table:style-name="ce17">
            <text:p>58,521</text:p>
          </table:table-cell>
          <table:table-cell office:value-type="float" office:value="32768" table:style-name="ce17">
            <text:p>32,768</text:p>
          </table:table-cell>
          <table:table-cell table:style-name="ce22"/>
          <table:table-cell office:value-type="float" office:value="538" table:style-name="ce17">
            <text:p>538</text:p>
          </table:table-cell>
          <table:table-cell office:value-type="float" office:value="297173" table:style-name="ce17">
            <text:p>297,173</text:p>
          </table:table-cell>
          <table:table-cell office:value-type="float" office:value="75763" table:style-name="ce17">
            <text:p>75,763</text:p>
          </table:table-cell>
          <table:table-cell table:style-name="ce22"/>
          <table:table-cell office:value-type="float" office:value="99" table:style-name="ce17">
            <text:p>99</text:p>
          </table:table-cell>
          <table:table-cell office:value-type="float" office:value="58853" table:style-name="ce17">
            <text:p>58,853</text:p>
          </table:table-cell>
          <table:table-cell office:value-type="float" office:value="29252" table:style-name="ce17">
            <text:p>29,252</text:p>
          </table:table-cell>
          <table:table-cell table:style-name="ce22"/>
          <table:table-cell office:value-type="float" office:value="545" table:style-name="ce17">
            <text:p>545</text:p>
          </table:table-cell>
          <table:table-cell office:value-type="float" office:value="298393" table:style-name="ce17">
            <text:p>298,393</text:p>
          </table:table-cell>
          <table:table-cell office:value-type="float" office:value="73624" table:style-name="ce17">
            <text:p>73,62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23">
            <text:p>London total</text:p>
          </table:table-cell>
          <table:table-cell office:value-type="float" office:value="887" table:style-name="ce24">
            <text:p>887</text:p>
          </table:table-cell>
          <table:table-cell office:value-type="float" office:value="500631.88888888888" table:style-name="ce24">
            <text:p>500,632</text:p>
          </table:table-cell>
          <table:table-cell office:value-type="float" office:value="281167.57483599987" table:style-name="ce24">
            <text:p>281,168</text:p>
          </table:table-cell>
          <table:table-cell table:style-name="ce24"/>
          <table:table-cell office:value-type="float" office:value="4372" table:style-name="ce24">
            <text:p>4,372</text:p>
          </table:table-cell>
          <table:table-cell office:value-type="float" office:value="2363282.6824228913" table:style-name="ce24">
            <text:p>2,363,283</text:p>
          </table:table-cell>
          <table:table-cell office:value-type="float" office:value="632739.64606518112" table:style-name="ce24">
            <text:p>632,740</text:p>
          </table:table-cell>
          <table:table-cell table:style-name="ce24"/>
          <table:table-cell office:value-type="float" office:value="870" table:style-name="ce24">
            <text:p>870</text:p>
          </table:table-cell>
          <table:table-cell office:value-type="float" office:value="489245.22222222225" table:style-name="ce24">
            <text:p>489,245</text:p>
          </table:table-cell>
          <table:table-cell office:value-type="float" office:value="253367.44661056477" table:style-name="ce24">
            <text:p>253,367</text:p>
          </table:table-cell>
          <table:table-cell table:style-name="ce24"/>
          <table:table-cell office:value-type="float" office:value="4375" table:style-name="ce24">
            <text:p>4,375</text:p>
          </table:table-cell>
          <table:table-cell office:value-type="float" office:value="2350314.1591206179" table:style-name="ce24">
            <text:p>2,350,314</text:p>
          </table:table-cell>
          <table:table-cell office:value-type="float" office:value="636320.5266996366" table:style-name="ce24">
            <text:p>636,321</text:p>
          </table:table-cell>
          <table:table-cell table:number-columns-repeated="1636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o protect the confidentiality of individual train operator's services, a small number passenger counts have been moved to adjacent time bands or omitted where this is not possible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In some places the daily and 3-hour peak totals are slightly affected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3" table:style-name="ce4"/>
          <table:table-cell table:number-columns-repeated="2" table:style-name="ce6"/>
          <table:table-cell table:number-columns-repeated="4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2 <text:s/>Includes standard and first clas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4 <text:s/>Temple Mead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5 <text:s/>Cardiff Central and Queen Street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6 <text:s/>Liverpool Central, Lime Street, Moorfields and James Street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7 <text:s/>All stations in Zone 1 of the Transport for London (TfL) travelcard area on routes into major station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8 <text:s/>Oxford Road, Piccadilly and Victoria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9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10 Services to and from Charing Cross and Cannon Street are included in the London Bridge figure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11 Includes Gatwick Express service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 table:style-name="ce5"/>
        </table:table-row>
        <table:table-row table:style-name="ro2">
          <table:table-cell table:number-columns-repeated="9" table:style-name="ce4"/>
          <table:table-cell table:style-name="ce6"/>
          <table:table-cell table:number-columns-repeated="5" table:style-name="ce4"/>
          <table:table-cell office:value-type="string" table:style-name="ce27">
            <text:p>Last updated: 22 September 2022</text:p>
          </table:table-cell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7">
            <text:p>Next update: September 2023</text:p>
          </table:table-cell>
          <table:table-cell table:number-columns-repeated="16368" table:style-name="ce5"/>
        </table:table-row>
        <table:table-row table:style-name="ro2">
          <table:table-cell table:number-columns-repeated="9" table:style-name="ce6"/>
          <table:table-cell table:style-name="ce4"/>
          <table:table-cell table:style-name="ce6"/>
          <table:table-cell table:number-columns-repeated="4" table:style-name="ce4"/>
          <table:table-cell office:value-type="string" table:style-name="ce27">
            <text:p>Telephone: 020 7944 2419</text:p>
          </table:table-cell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7">
            <text:p>Email: rail.stats@dft.gov.uk</text:p>
          </table:table-cell>
          <table:table-cell table:number-columns-repeated="16368" table:style-name="ce5"/>
        </table:table-row>
        <table:table-row table:number-rows-repeated="1048517" table:style-name="ro2">
          <table:table-cell table:number-columns-repeated="16384"/>
        </table:table-row>
      </table:table>
      <table:table table:name="RAI0201_(2020)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9" table:default-cell-style-name="ce4"/>
        <table:table-column table:style-name="co5" table:default-cell-style-name="ce4"/>
        <table:table-column table:style-name="co6" table:default-cell-style-name="ce4"/>
        <table:table-column table:style-name="co10" table:default-cell-style-name="ce4"/>
        <table:table-column table:style-name="co9" table:default-cell-style-name="ce4"/>
        <table:table-column table:style-name="co11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8">
            <text:p>Rail Statistics</text:p>
          </table:table-cell>
          <table:covered-table-cell table:number-columns-repeated="7"/>
          <table:table-cell table:number-columns-repeated="8" table:style-name="ce4"/>
          <table:table-cell table:number-columns-repeated="16368" table:style-name="ce5"/>
        </table:table-row>
        <table:table-row table:style-name="ro2">
          <table:table-cell table:style-name="ce6"/>
          <table:table-cell table:number-columns-repeated="15" table:style-name="ce4"/>
          <table:table-cell table:number-columns-repeated="16368" table:style-name="ce5"/>
        </table:table-row>
        <table:table-row table:style-name="ro3">
          <table:table-cell office:value-type="string" table:style-name="ce7">
            <text:p>Table RAI0201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4">
          <table:table-cell office:value-type="string" table:style-name="ce7">
            <text:p>City centre<text:span text:style-name="T2">1</text:span><text:s/>peak and all day arrivals and departures by rail on a typical autumn weekday, by city: 2020</text:p>
          </table:table-cell>
          <table:table-cell table:style-name="ce3"/>
          <table:table-cell table:number-columns-repeated="4" table:style-name="ce4"/>
          <table:table-cell table:style-name="ce8"/>
          <table:table-cell table:number-columns-repeated="9" table:style-name="ce4"/>
          <table:table-cell table:number-columns-repeated="16368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10"/>
          <table:table-cell table:number-columns-repeated="9" table:style-name="ce4"/>
          <table:table-cell table:number-columns-repeated="16368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4"/>
          <table:table-cell table:style-name="ce12"/>
          <table:table-cell table:style-name="ce4"/>
          <table:table-cell table:number-columns-repeated="3" table:style-name="ce13"/>
          <table:table-cell office:value-type="string" table:style-name="ce14">
            <text:p>Number</text:p>
          </table:table-cell>
          <table:table-cell table:number-columns-repeated="16368" table:style-name="ce5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 table:style-name="ce5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8">
          <table:table-cell office:value-type="string" table:style-name="ce4">
            <text:p>Birmingham<text:span text:style-name="T4">3</text:span></text:p>
          </table:table-cell>
          <table:table-cell office:value-type="float" office:value="145" table:style-name="ce21">
            <text:p>145</text:p>
          </table:table-cell>
          <table:table-cell office:value-type="float" office:value="50358" table:style-name="ce21">
            <text:p>50,358</text:p>
          </table:table-cell>
          <table:table-cell office:value-type="float" office:value="8058.7154467049968" table:style-name="ce21">
            <text:p>8,059</text:p>
          </table:table-cell>
          <table:table-cell table:style-name="ce21"/>
          <table:table-cell office:value-type="float" office:value="786" table:style-name="ce21">
            <text:p>786</text:p>
          </table:table-cell>
          <table:table-cell office:value-type="float" office:value="279306" table:style-name="ce21">
            <text:p>279,306</text:p>
          </table:table-cell>
          <table:table-cell office:value-type="float" office:value="29539.229310344621" table:style-name="ce21">
            <text:p>29,539</text:p>
          </table:table-cell>
          <table:table-cell table:style-name="ce21"/>
          <table:table-cell office:value-type="float" office:value="143" table:style-name="ce21">
            <text:p>143</text:p>
          </table:table-cell>
          <table:table-cell office:value-type="float" office:value="51127" table:style-name="ce21">
            <text:p>51,127</text:p>
          </table:table-cell>
          <table:table-cell office:value-type="float" office:value="8272.4564575014138" table:style-name="ce21">
            <text:p>8,272</text:p>
          </table:table-cell>
          <table:table-cell table:style-name="ce21"/>
          <table:table-cell office:value-type="float" office:value="783" table:style-name="ce21">
            <text:p>783</text:p>
          </table:table-cell>
          <table:table-cell office:value-type="float" office:value="279987" table:style-name="ce21">
            <text:p>279,987</text:p>
          </table:table-cell>
          <table:table-cell office:value-type="float" office:value="28241.11411073721" table:style-name="ce21">
            <text:p>28,24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Brighton</text:p>
          </table:table-cell>
          <table:table-cell office:value-type="float" office:value="46" table:style-name="ce21">
            <text:p>46</text:p>
          </table:table-cell>
          <table:table-cell office:value-type="float" office:value="18324" table:style-name="ce21">
            <text:p>18,324</text:p>
          </table:table-cell>
          <table:table-cell office:value-type="float" office:value="2325" table:style-name="ce21">
            <text:p>2,325</text:p>
          </table:table-cell>
          <table:table-cell table:style-name="ce21"/>
          <table:table-cell office:value-type="float" office:value="266" table:style-name="ce21">
            <text:p>266</text:p>
          </table:table-cell>
          <table:table-cell office:value-type="float" office:value="108428" table:style-name="ce21">
            <text:p>108,428</text:p>
          </table:table-cell>
          <table:table-cell office:value-type="float" office:value="10957" table:style-name="ce21">
            <text:p>10,957</text:p>
          </table:table-cell>
          <table:table-cell table:style-name="ce21"/>
          <table:table-cell office:value-type="float" office:value="42" table:style-name="ce21">
            <text:p>42</text:p>
          </table:table-cell>
          <table:table-cell office:value-type="float" office:value="16995" table:style-name="ce21">
            <text:p>16,995</text:p>
          </table:table-cell>
          <table:table-cell office:value-type="float" office:value="2998.0000000000005" table:style-name="ce21">
            <text:p>2,998</text:p>
          </table:table-cell>
          <table:table-cell table:style-name="ce21"/>
          <table:table-cell office:value-type="float" office:value="260" table:style-name="ce21">
            <text:p>260</text:p>
          </table:table-cell>
          <table:table-cell office:value-type="float" office:value="104238" table:style-name="ce21">
            <text:p>104,238</text:p>
          </table:table-cell>
          <table:table-cell office:value-type="float" office:value="10633" table:style-name="ce21">
            <text:p>10,633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Bristol<text:span text:style-name="T4">4</text:span></text:p>
          </table:table-cell>
          <table:table-cell office:value-type="float" office:value="44" table:style-name="ce21">
            <text:p>44</text:p>
          </table:table-cell>
          <table:table-cell office:value-type="float" office:value="16215" table:style-name="ce21">
            <text:p>16,215</text:p>
          </table:table-cell>
          <table:table-cell office:value-type="float" office:value="1417.8884756169969" table:style-name="ce21">
            <text:p>1,418</text:p>
          </table:table-cell>
          <table:table-cell table:style-name="ce21"/>
          <table:table-cell office:value-type="float" office:value="238" table:style-name="ce21">
            <text:p>238</text:p>
          </table:table-cell>
          <table:table-cell office:value-type="float" office:value="87107" table:style-name="ce21">
            <text:p>87,107</text:p>
          </table:table-cell>
          <table:table-cell office:value-type="float" office:value="6708.6360628842122" table:style-name="ce21">
            <text:p>6,709</text:p>
          </table:table-cell>
          <table:table-cell table:style-name="ce21"/>
          <table:table-cell office:value-type="float" office:value="48" table:style-name="ce21">
            <text:p>48</text:p>
          </table:table-cell>
          <table:table-cell office:value-type="float" office:value="17073" table:style-name="ce21">
            <text:p>17,073</text:p>
          </table:table-cell>
          <table:table-cell office:value-type="float" office:value="2185.8825357587507" table:style-name="ce21">
            <text:p>2,186</text:p>
          </table:table-cell>
          <table:table-cell table:style-name="ce21"/>
          <table:table-cell office:value-type="float" office:value="233" table:style-name="ce21">
            <text:p>233</text:p>
          </table:table-cell>
          <table:table-cell office:value-type="float" office:value="85017" table:style-name="ce21">
            <text:p>85,017</text:p>
          </table:table-cell>
          <table:table-cell office:value-type="float" office:value="7102.342079698441" table:style-name="ce21">
            <text:p>7,10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Cambridge</text:p>
          </table:table-cell>
          <table:table-cell office:value-type="float" office:value="45" table:style-name="ce21">
            <text:p>45</text:p>
          </table:table-cell>
          <table:table-cell office:value-type="float" office:value="18867" table:style-name="ce21">
            <text:p>18,867</text:p>
          </table:table-cell>
          <table:table-cell office:value-type="float" office:value="2543.9999999999991" table:style-name="ce21">
            <text:p>2,544</text:p>
          </table:table-cell>
          <table:table-cell table:style-name="ce21"/>
          <table:table-cell office:value-type="float" office:value="270" table:style-name="ce21">
            <text:p>270</text:p>
          </table:table-cell>
          <table:table-cell office:value-type="float" office:value="112136" table:style-name="ce21">
            <text:p>112,136</text:p>
          </table:table-cell>
          <table:table-cell office:value-type="float" office:value="8295" table:style-name="ce21">
            <text:p>8,295</text:p>
          </table:table-cell>
          <table:table-cell table:style-name="ce21"/>
          <table:table-cell office:value-type="float" office:value="46" table:style-name="ce21">
            <text:p>46</text:p>
          </table:table-cell>
          <table:table-cell office:value-type="float" office:value="19232.400000000001" table:style-name="ce21">
            <text:p>19,232</text:p>
          </table:table-cell>
          <table:table-cell office:value-type="float" office:value="2494" table:style-name="ce21">
            <text:p>2,494</text:p>
          </table:table-cell>
          <table:table-cell table:style-name="ce21"/>
          <table:table-cell office:value-type="float" office:value="271" table:style-name="ce21">
            <text:p>271</text:p>
          </table:table-cell>
          <table:table-cell office:value-type="float" office:value="111970.4" table:style-name="ce21">
            <text:p>111,970</text:p>
          </table:table-cell>
          <table:table-cell office:value-type="float" office:value="8086" table:style-name="ce21">
            <text:p>8,08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Cardiff<text:span text:style-name="T4">5</text:span></text:p>
          </table:table-cell>
          <table:table-cell office:value-type="float" office:value="57" table:style-name="ce21">
            <text:p>57</text:p>
          </table:table-cell>
          <table:table-cell office:value-type="float" office:value="13207" table:style-name="ce21">
            <text:p>13,207</text:p>
          </table:table-cell>
          <table:table-cell office:value-type="float" office:value="1303.862043049543" table:style-name="ce21">
            <text:p>1,304</text:p>
          </table:table-cell>
          <table:table-cell table:style-name="ce21"/>
          <table:table-cell office:value-type="float" office:value="301" table:style-name="ce21">
            <text:p>301</text:p>
          </table:table-cell>
          <table:table-cell office:value-type="float" office:value="73021" table:style-name="ce21">
            <text:p>73,021</text:p>
          </table:table-cell>
          <table:table-cell office:value-type="float" office:value="5476.6720123836312" table:style-name="ce21">
            <text:p>5,477</text:p>
          </table:table-cell>
          <table:table-cell table:style-name="ce21"/>
          <table:table-cell office:value-type="float" office:value="59" table:style-name="ce21">
            <text:p>59</text:p>
          </table:table-cell>
          <table:table-cell office:value-type="float" office:value="13824" table:style-name="ce21">
            <text:p>13,824</text:p>
          </table:table-cell>
          <table:table-cell office:value-type="float" office:value="1714.8809776111402" table:style-name="ce21">
            <text:p>1,715</text:p>
          </table:table-cell>
          <table:table-cell table:style-name="ce21"/>
          <table:table-cell office:value-type="float" office:value="279" table:style-name="ce21">
            <text:p>279</text:p>
          </table:table-cell>
          <table:table-cell office:value-type="float" office:value="68838" table:style-name="ce21">
            <text:p>68,838</text:p>
          </table:table-cell>
          <table:table-cell office:value-type="float" office:value="5993.0170300216623" table:style-name="ce21">
            <text:p>5,993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eeds</text:p>
          </table:table-cell>
          <table:table-cell office:value-type="float" office:value="120" table:style-name="ce21">
            <text:p>120</text:p>
          </table:table-cell>
          <table:table-cell office:value-type="float" office:value="32195.30963203463" table:style-name="ce21">
            <text:p>32,195</text:p>
          </table:table-cell>
          <table:table-cell office:value-type="float" office:value="4673.8428590445646" table:style-name="ce21">
            <text:p>4,674</text:p>
          </table:table-cell>
          <table:table-cell table:style-name="ce21"/>
          <table:table-cell office:value-type="float" office:value="601" table:style-name="ce21">
            <text:p>601</text:p>
          </table:table-cell>
          <table:table-cell office:value-type="float" office:value="163704.09086683224" table:style-name="ce21">
            <text:p>163,704</text:p>
          </table:table-cell>
          <table:table-cell office:value-type="float" office:value="13976.946779025628" table:style-name="ce21">
            <text:p>13,977</text:p>
          </table:table-cell>
          <table:table-cell table:style-name="ce21"/>
          <table:table-cell office:value-type="float" office:value="115" table:style-name="ce21">
            <text:p>115</text:p>
          </table:table-cell>
          <table:table-cell office:value-type="float" office:value="33097.850714427186" table:style-name="ce21">
            <text:p>33,098</text:p>
          </table:table-cell>
          <table:table-cell office:value-type="float" office:value="3527.3662668640104" table:style-name="ce21">
            <text:p>3,527</text:p>
          </table:table-cell>
          <table:table-cell table:style-name="ce21"/>
          <table:table-cell office:value-type="float" office:value="591" table:style-name="ce21">
            <text:p>591</text:p>
          </table:table-cell>
          <table:table-cell office:value-type="float" office:value="164163.72007166012" table:style-name="ce21">
            <text:p>164,164</text:p>
          </table:table-cell>
          <table:table-cell office:value-type="float" office:value="11604.340222149114" table:style-name="ce21">
            <text:p>11,60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eicester</text:p>
          </table:table-cell>
          <table:table-cell office:value-type="float" office:value="30" table:style-name="ce21">
            <text:p>30</text:p>
          </table:table-cell>
          <table:table-cell office:value-type="float" office:value="10177" table:style-name="ce21">
            <text:p>10,177</text:p>
          </table:table-cell>
          <table:table-cell office:value-type="float" office:value="921.93510101010122" table:style-name="ce21">
            <text:p>922</text:p>
          </table:table-cell>
          <table:table-cell table:style-name="ce21"/>
          <table:table-cell office:value-type="float" office:value="162" table:style-name="ce21">
            <text:p>162</text:p>
          </table:table-cell>
          <table:table-cell office:value-type="float" office:value="53489" table:style-name="ce21">
            <text:p>53,489</text:p>
          </table:table-cell>
          <table:table-cell office:value-type="float" office:value="6031.8627261627262" table:style-name="ce21">
            <text:p>6,032</text:p>
          </table:table-cell>
          <table:table-cell table:style-name="ce21"/>
          <table:table-cell office:value-type="float" office:value="35" table:style-name="ce21">
            <text:p>35</text:p>
          </table:table-cell>
          <table:table-cell office:value-type="float" office:value="10817" table:style-name="ce21">
            <text:p>10,817</text:p>
          </table:table-cell>
          <table:table-cell office:value-type="float" office:value="1588.8110356963298" table:style-name="ce21">
            <text:p>1,589</text:p>
          </table:table-cell>
          <table:table-cell table:style-name="ce21"/>
          <table:table-cell office:value-type="float" office:value="178" table:style-name="ce21">
            <text:p>178</text:p>
          </table:table-cell>
          <table:table-cell office:value-type="float" office:value="56003" table:style-name="ce21">
            <text:p>56,003</text:p>
          </table:table-cell>
          <table:table-cell office:value-type="float" office:value="6482.3186211664151" table:style-name="ce21">
            <text:p>6,48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iverpool<text:span text:style-name="T4">6</text:span></text:p>
          </table:table-cell>
          <table:table-cell office:value-type="float" office:value="91" table:style-name="ce21">
            <text:p>91</text:p>
          </table:table-cell>
          <table:table-cell office:value-type="float" office:value="24900" table:style-name="ce21">
            <text:p>24,900</text:p>
          </table:table-cell>
          <table:table-cell office:value-type="float" office:value="5550.6629471215529" table:style-name="ce21">
            <text:p>5,551</text:p>
          </table:table-cell>
          <table:table-cell table:style-name="ce21"/>
          <table:table-cell office:value-type="float" office:value="540" table:style-name="ce21">
            <text:p>540</text:p>
          </table:table-cell>
          <table:table-cell office:value-type="float" office:value="136099" table:style-name="ce21">
            <text:p>136,099</text:p>
          </table:table-cell>
          <table:table-cell office:value-type="float" office:value="17761.146746169186" table:style-name="ce21">
            <text:p>17,761</text:p>
          </table:table-cell>
          <table:table-cell table:style-name="ce21"/>
          <table:table-cell office:value-type="float" office:value="94" table:style-name="ce21">
            <text:p>94</text:p>
          </table:table-cell>
          <table:table-cell office:value-type="float" office:value="24647" table:style-name="ce21">
            <text:p>24,647</text:p>
          </table:table-cell>
          <table:table-cell office:value-type="float" office:value="4425" table:style-name="ce21">
            <text:p>4,425</text:p>
          </table:table-cell>
          <table:table-cell table:style-name="ce21"/>
          <table:table-cell office:value-type="float" office:value="536" table:style-name="ce21">
            <text:p>536</text:p>
          </table:table-cell>
          <table:table-cell office:value-type="float" office:value="135086" table:style-name="ce21">
            <text:p>135,086</text:p>
          </table:table-cell>
          <table:table-cell office:value-type="float" office:value="15031.49001274801" table:style-name="ce21">
            <text:p>15,03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ondon<text:span text:style-name="T4">7</text:span></text:p>
          </table:table-cell>
          <table:table-cell office:value-type="float" office:value="964" table:style-name="ce19">
            <text:p>964</text:p>
          </table:table-cell>
          <table:table-cell office:value-type="float" office:value="542267.00906544435" table:style-name="ce19">
            <text:p>542,267</text:p>
          </table:table-cell>
          <table:table-cell office:value-type="float" office:value="117281.88452687542" table:style-name="ce19">
            <text:p>117,282</text:p>
          </table:table-cell>
          <table:table-cell table:style-name="ce19"/>
          <table:table-cell office:value-type="float" office:value="4778" table:style-name="ce19">
            <text:p>4,778</text:p>
          </table:table-cell>
          <table:table-cell office:value-type="float" office:value="2570861.6478951019" table:style-name="ce19">
            <text:p>2,570,862</text:p>
          </table:table-cell>
          <table:table-cell office:value-type="float" office:value="297785.46538665588" table:style-name="ce19">
            <text:p>297,785</text:p>
          </table:table-cell>
          <table:table-cell table:style-name="ce19"/>
          <table:table-cell office:value-type="float" office:value="959" table:style-name="ce19">
            <text:p>959</text:p>
          </table:table-cell>
          <table:table-cell office:value-type="float" office:value="529745.35314135754" table:style-name="ce19">
            <text:p>529,745</text:p>
          </table:table-cell>
          <table:table-cell office:value-type="float" office:value="113113.60077383094" table:style-name="ce19">
            <text:p>113,114</text:p>
          </table:table-cell>
          <table:table-cell table:style-name="ce19"/>
          <table:table-cell office:value-type="float" office:value="4742" table:style-name="ce19">
            <text:p>4,742</text:p>
          </table:table-cell>
          <table:table-cell office:value-type="float" office:value="2519769.8128601839" table:style-name="ce19">
            <text:p>2,519,770</text:p>
          </table:table-cell>
          <table:table-cell office:value-type="float" office:value="283230.67494626041" table:style-name="ce19">
            <text:p>283,23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Manchester<text:span text:style-name="T4">8</text:span></text:p>
          </table:table-cell>
          <table:table-cell office:value-type="float" office:value="149" table:style-name="ce21">
            <text:p>149</text:p>
          </table:table-cell>
          <table:table-cell office:value-type="float" office:value="43152" table:style-name="ce21">
            <text:p>43,152</text:p>
          </table:table-cell>
          <table:table-cell office:value-type="float" office:value="4299.8253033136489" table:style-name="ce21">
            <text:p>4,300</text:p>
          </table:table-cell>
          <table:table-cell table:style-name="ce21"/>
          <table:table-cell office:value-type="float" office:value="786" table:style-name="ce21">
            <text:p>786</text:p>
          </table:table-cell>
          <table:table-cell office:value-type="float" office:value="234231" table:style-name="ce21">
            <text:p>234,231</text:p>
          </table:table-cell>
          <table:table-cell office:value-type="float" office:value="17135.525240227991" table:style-name="ce21">
            <text:p>17,136</text:p>
          </table:table-cell>
          <table:table-cell table:style-name="ce21"/>
          <table:table-cell office:value-type="float" office:value="153" table:style-name="ce21">
            <text:p>153</text:p>
          </table:table-cell>
          <table:table-cell office:value-type="float" office:value="45280" table:style-name="ce21">
            <text:p>45,280</text:p>
          </table:table-cell>
          <table:table-cell office:value-type="float" office:value="5090.5796700759574" table:style-name="ce21">
            <text:p>5,091</text:p>
          </table:table-cell>
          <table:table-cell table:style-name="ce21"/>
          <table:table-cell office:value-type="float" office:value="798" table:style-name="ce21">
            <text:p>798</text:p>
          </table:table-cell>
          <table:table-cell office:value-type="float" office:value="235408" table:style-name="ce21">
            <text:p>235,408</text:p>
          </table:table-cell>
          <table:table-cell office:value-type="float" office:value="17618.080383065844" table:style-name="ce21">
            <text:p>17,61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Newcastle</text:p>
          </table:table-cell>
          <table:table-cell office:value-type="float" office:value="33" table:style-name="ce21">
            <text:p>33</text:p>
          </table:table-cell>
          <table:table-cell office:value-type="float" office:value="9181" table:style-name="ce21">
            <text:p>9,181</text:p>
          </table:table-cell>
          <table:table-cell office:value-type="float" office:value="916.43276807214124" table:style-name="ce21">
            <text:p>916</text:p>
          </table:table-cell>
          <table:table-cell table:style-name="ce21"/>
          <table:table-cell office:value-type="float" office:value="189" table:style-name="ce21">
            <text:p>189</text:p>
          </table:table-cell>
          <table:table-cell office:value-type="float" office:value="57296.882678607959" table:style-name="ce21">
            <text:p>57,297</text:p>
          </table:table-cell>
          <table:table-cell office:value-type="float" office:value="6152.7683640994928" table:style-name="ce21">
            <text:p>6,153</text:p>
          </table:table-cell>
          <table:table-cell table:style-name="ce21"/>
          <table:table-cell office:value-type="float" office:value="39" table:style-name="ce21">
            <text:p>39</text:p>
          </table:table-cell>
          <table:table-cell office:value-type="float" office:value="13030.771428571428" table:style-name="ce21">
            <text:p>13,031</text:p>
          </table:table-cell>
          <table:table-cell office:value-type="float" office:value="1531.7268638768642" table:style-name="ce21">
            <text:p>1,532</text:p>
          </table:table-cell>
          <table:table-cell table:style-name="ce21"/>
          <table:table-cell office:value-type="float" office:value="187" table:style-name="ce21">
            <text:p>187</text:p>
          </table:table-cell>
          <table:table-cell office:value-type="float" office:value="65487.488777806313" table:style-name="ce21">
            <text:p>65,487</text:p>
          </table:table-cell>
          <table:table-cell office:value-type="float" office:value="6060.5928142251068" table:style-name="ce21">
            <text:p>6,06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Nottingham</text:p>
          </table:table-cell>
          <table:table-cell office:value-type="float" office:value="21" table:style-name="ce21">
            <text:p>21</text:p>
          </table:table-cell>
          <table:table-cell office:value-type="float" office:value="4458" table:style-name="ce21">
            <text:p>4,458</text:p>
          </table:table-cell>
          <table:table-cell office:value-type="float" office:value="634.95577200577191" table:style-name="ce21">
            <text:p>635</text:p>
          </table:table-cell>
          <table:table-cell table:style-name="ce21"/>
          <table:table-cell office:value-type="float" office:value="115" table:style-name="ce21">
            <text:p>115</text:p>
          </table:table-cell>
          <table:table-cell office:value-type="float" office:value="22938" table:style-name="ce21">
            <text:p>22,938</text:p>
          </table:table-cell>
          <table:table-cell office:value-type="float" office:value="2976.9197136197131" table:style-name="ce21">
            <text:p>2,977</text:p>
          </table:table-cell>
          <table:table-cell table:style-name="ce21"/>
          <table:table-cell office:value-type="float" office:value="39" table:style-name="ce21">
            <text:p>39</text:p>
          </table:table-cell>
          <table:table-cell office:value-type="float" office:value="7925" table:style-name="ce21">
            <text:p>7,925</text:p>
          </table:table-cell>
          <table:table-cell office:value-type="float" office:value="1350.7328754578755" table:style-name="ce21">
            <text:p>1,351</text:p>
          </table:table-cell>
          <table:table-cell table:style-name="ce21"/>
          <table:table-cell office:value-type="float" office:value="202" table:style-name="ce21">
            <text:p>202</text:p>
          </table:table-cell>
          <table:table-cell office:value-type="float" office:value="43707" table:style-name="ce21">
            <text:p>43,707</text:p>
          </table:table-cell>
          <table:table-cell office:value-type="float" office:value="5116.2375856470671" table:style-name="ce21">
            <text:p>5,11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Reading</text:p>
          </table:table-cell>
          <table:table-cell office:value-type="float" office:value="98" table:style-name="ce21">
            <text:p>98</text:p>
          </table:table-cell>
          <table:table-cell office:value-type="float" office:value="46560" table:style-name="ce21">
            <text:p>46,560</text:p>
          </table:table-cell>
          <table:table-cell office:value-type="float" office:value="4506.4556672643112" table:style-name="ce21">
            <text:p>4,506</text:p>
          </table:table-cell>
          <table:table-cell table:style-name="ce21"/>
          <table:table-cell office:value-type="float" office:value="514" table:style-name="ce21">
            <text:p>514</text:p>
          </table:table-cell>
          <table:table-cell office:value-type="float" office:value="238889" table:style-name="ce21">
            <text:p>238,889</text:p>
          </table:table-cell>
          <table:table-cell office:value-type="float" office:value="24185.473299208759" table:style-name="ce21">
            <text:p>24,185</text:p>
          </table:table-cell>
          <table:table-cell table:style-name="ce21"/>
          <table:table-cell office:value-type="float" office:value="98" table:style-name="ce21">
            <text:p>98</text:p>
          </table:table-cell>
          <table:table-cell office:value-type="float" office:value="46988" table:style-name="ce21">
            <text:p>46,988</text:p>
          </table:table-cell>
          <table:table-cell office:value-type="float" office:value="5666.4695238744316" table:style-name="ce21">
            <text:p>5,666</text:p>
          </table:table-cell>
          <table:table-cell table:style-name="ce21"/>
          <table:table-cell office:value-type="float" office:value="519" table:style-name="ce21">
            <text:p>519</text:p>
          </table:table-cell>
          <table:table-cell office:value-type="float" office:value="241266" table:style-name="ce21">
            <text:p>241,266</text:p>
          </table:table-cell>
          <table:table-cell office:value-type="float" office:value="24192.103932309739" table:style-name="ce21">
            <text:p>24,19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Sheffield</text:p>
          </table:table-cell>
          <table:table-cell office:value-type="float" office:value="46" table:style-name="ce21">
            <text:p>46</text:p>
          </table:table-cell>
          <table:table-cell office:value-type="float" office:value="10485" table:style-name="ce21">
            <text:p>10,485</text:p>
          </table:table-cell>
          <table:table-cell office:value-type="float" office:value="1456.1697849087043" table:style-name="ce21">
            <text:p>1,456</text:p>
          </table:table-cell>
          <table:table-cell table:style-name="ce21"/>
          <table:table-cell office:value-type="float" office:value="273" table:style-name="ce21">
            <text:p>273</text:p>
          </table:table-cell>
          <table:table-cell office:value-type="float" office:value="60080" table:style-name="ce21">
            <text:p>60,080</text:p>
          </table:table-cell>
          <table:table-cell office:value-type="float" office:value="6619.8785299220262" table:style-name="ce21">
            <text:p>6,620</text:p>
          </table:table-cell>
          <table:table-cell table:style-name="ce21"/>
          <table:table-cell office:value-type="float" office:value="52" table:style-name="ce21">
            <text:p>52</text:p>
          </table:table-cell>
          <table:table-cell office:value-type="float" office:value="12601" table:style-name="ce21">
            <text:p>12,601</text:p>
          </table:table-cell>
          <table:table-cell office:value-type="float" office:value="1704.7120544738759" table:style-name="ce21">
            <text:p>1,705</text:p>
          </table:table-cell>
          <table:table-cell table:style-name="ce21"/>
          <table:table-cell office:value-type="float" office:value="296" table:style-name="ce21">
            <text:p>296</text:p>
          </table:table-cell>
          <table:table-cell office:value-type="float" office:value="69179" table:style-name="ce21">
            <text:p>69,179</text:p>
          </table:table-cell>
          <table:table-cell office:value-type="float" office:value="6940.7757013083537" table:style-name="ce21">
            <text:p>6,941</text:p>
          </table:table-cell>
          <table:table-cell table:number-columns-repeated="16368" table:style-name="ce5"/>
        </table:table-row>
        <table:table-row table:style-name="ro8">
          <table:table-cell table:style-name="ce13"/>
          <table:table-cell table:number-columns-repeated="15" table:style-name="ce20"/>
          <table:table-cell table:number-columns-repeated="16368" table:style-name="ce5"/>
        </table:table-row>
        <table:table-row table:style-name="ro8">
          <table:table-cell office:value-type="string" table:style-name="ce3">
            <text:p>London by station<text:span text:style-name="T3">9</text:span></text:p>
          </table:table-cell>
          <table:table-cell table:number-columns-repeated="15" table:style-name="ce21"/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Elephant and Castle (for Blackfriars)</text:p>
          </table:table-cell>
          <table:table-cell office:value-type="float" office:value="30" table:style-name="ce21">
            <text:p>30</text:p>
          </table:table-cell>
          <table:table-cell office:value-type="float" office:value="14004" table:style-name="ce21">
            <text:p>14,004</text:p>
          </table:table-cell>
          <table:table-cell office:value-type="float" office:value="4574" table:style-name="ce21">
            <text:p>4,574</text:p>
          </table:table-cell>
          <table:table-cell table:style-name="ce21"/>
          <table:table-cell office:value-type="float" office:value="140" table:style-name="ce21">
            <text:p>140</text:p>
          </table:table-cell>
          <table:table-cell office:value-type="float" office:value="62016" table:style-name="ce21">
            <text:p>62,016</text:p>
          </table:table-cell>
          <table:table-cell office:value-type="float" office:value="9368" table:style-name="ce21">
            <text:p>9,368</text:p>
          </table:table-cell>
          <table:table-cell table:style-name="ce21"/>
          <table:table-cell office:value-type="float" office:value="24" table:style-name="ce21">
            <text:p>24</text:p>
          </table:table-cell>
          <table:table-cell office:value-type="float" office:value="9847" table:style-name="ce21">
            <text:p>9,847</text:p>
          </table:table-cell>
          <table:table-cell office:value-type="float" office:value="3180" table:style-name="ce21">
            <text:p>3,180</text:p>
          </table:table-cell>
          <table:table-cell table:style-name="ce21"/>
          <table:table-cell office:value-type="float" office:value="136" table:style-name="ce21">
            <text:p>136</text:p>
          </table:table-cell>
          <table:table-cell office:value-type="float" office:value="60057" table:style-name="ce21">
            <text:p>60,057</text:p>
          </table:table-cell>
          <table:table-cell office:value-type="float" office:value="7961" table:style-name="ce21">
            <text:p>7,96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Euston</text:p>
          </table:table-cell>
          <table:table-cell office:value-type="float" office:value="68" table:style-name="ce21">
            <text:p>68</text:p>
          </table:table-cell>
          <table:table-cell office:value-type="float" office:value="33463" table:style-name="ce21">
            <text:p>33,463</text:p>
          </table:table-cell>
          <table:table-cell office:value-type="float" office:value="5822.2044393607739" table:style-name="ce21">
            <text:p>5,822</text:p>
          </table:table-cell>
          <table:table-cell table:style-name="ce21"/>
          <table:table-cell office:value-type="float" office:value="319" table:style-name="ce21">
            <text:p>319</text:p>
          </table:table-cell>
          <table:table-cell office:value-type="float" office:value="148507" table:style-name="ce21">
            <text:p>148,507</text:p>
          </table:table-cell>
          <table:table-cell office:value-type="float" office:value="18694.081916752017" table:style-name="ce21">
            <text:p>18,694</text:p>
          </table:table-cell>
          <table:table-cell table:style-name="ce21"/>
          <table:table-cell office:value-type="float" office:value="63" table:style-name="ce21">
            <text:p>63</text:p>
          </table:table-cell>
          <table:table-cell office:value-type="float" office:value="31177" table:style-name="ce21">
            <text:p>31,177</text:p>
          </table:table-cell>
          <table:table-cell office:value-type="float" office:value="5425.2307425948147" table:style-name="ce21">
            <text:p>5,425</text:p>
          </table:table-cell>
          <table:table-cell table:style-name="ce21"/>
          <table:table-cell office:value-type="float" office:value="317" table:style-name="ce21">
            <text:p>317</text:p>
          </table:table-cell>
          <table:table-cell office:value-type="float" office:value="146306" table:style-name="ce21">
            <text:p>146,306</text:p>
          </table:table-cell>
          <table:table-cell office:value-type="float" office:value="18376.736603342601" table:style-name="ce21">
            <text:p>18,37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Fenchurch Street</text:p>
          </table:table-cell>
          <table:table-cell office:value-type="float" office:value="50" table:style-name="ce21">
            <text:p>50</text:p>
          </table:table-cell>
          <table:table-cell office:value-type="float" office:value="29832" table:style-name="ce21">
            <text:p>29,832</text:p>
          </table:table-cell>
          <table:table-cell office:value-type="float" office:value="5537" table:style-name="ce21">
            <text:p>5,537</text:p>
          </table:table-cell>
          <table:table-cell table:style-name="ce21"/>
          <table:table-cell office:value-type="float" office:value="190" table:style-name="ce21">
            <text:p>190</text:p>
          </table:table-cell>
          <table:table-cell office:value-type="float" office:value="109467" table:style-name="ce21">
            <text:p>109,467</text:p>
          </table:table-cell>
          <table:table-cell office:value-type="float" office:value="11945" table:style-name="ce21">
            <text:p>11,945</text:p>
          </table:table-cell>
          <table:table-cell table:style-name="ce21"/>
          <table:table-cell office:value-type="float" office:value="48" table:style-name="ce21">
            <text:p>48</text:p>
          </table:table-cell>
          <table:table-cell office:value-type="float" office:value="27858" table:style-name="ce21">
            <text:p>27,858</text:p>
          </table:table-cell>
          <table:table-cell office:value-type="float" office:value="5525" table:style-name="ce21">
            <text:p>5,525</text:p>
          </table:table-cell>
          <table:table-cell table:style-name="ce21"/>
          <table:table-cell office:value-type="float" office:value="191" table:style-name="ce21">
            <text:p>191</text:p>
          </table:table-cell>
          <table:table-cell office:value-type="float" office:value="109467" table:style-name="ce21">
            <text:p>109,467</text:p>
          </table:table-cell>
          <table:table-cell office:value-type="float" office:value="11292" table:style-name="ce21">
            <text:p>11,29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32" table:style-name="ce21">
            <text:p>32</text:p>
          </table:table-cell>
          <table:table-cell office:value-type="float" office:value="17585.009065444359" table:style-name="ce21">
            <text:p>17,585</text:p>
          </table:table-cell>
          <table:table-cell office:value-type="float" office:value="2260.2149068322974" table:style-name="ce21">
            <text:p>2,260</text:p>
          </table:table-cell>
          <table:table-cell table:style-name="ce21"/>
          <table:table-cell office:value-type="float" office:value="159" table:style-name="ce21">
            <text:p>159</text:p>
          </table:table-cell>
          <table:table-cell office:value-type="float" office:value="81988.647895101967" table:style-name="ce21">
            <text:p>81,989</text:p>
          </table:table-cell>
          <table:table-cell office:value-type="float" office:value="8810.6713903129112" table:style-name="ce21">
            <text:p>8,811</text:p>
          </table:table-cell>
          <table:table-cell table:style-name="ce21"/>
          <table:table-cell office:value-type="float" office:value="38" table:style-name="ce21">
            <text:p>38</text:p>
          </table:table-cell>
          <table:table-cell office:value-type="float" office:value="20600.353141357555" table:style-name="ce21">
            <text:p>20,600</text:p>
          </table:table-cell>
          <table:table-cell office:value-type="float" office:value="3253.2613275613248" table:style-name="ce21">
            <text:p>3,253</text:p>
          </table:table-cell>
          <table:table-cell table:style-name="ce21"/>
          <table:table-cell office:value-type="float" office:value="164" table:style-name="ce21">
            <text:p>164</text:p>
          </table:table-cell>
          <table:table-cell office:value-type="float" office:value="83151.812860183971" table:style-name="ce21">
            <text:p>83,152</text:p>
          </table:table-cell>
          <table:table-cell office:value-type="float" office:value="9665.6231601731506" table:style-name="ce21">
            <text:p>9,66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Liverpool Street</text:p>
          </table:table-cell>
          <table:table-cell office:value-type="float" office:value="150" table:style-name="ce21">
            <text:p>150</text:p>
          </table:table-cell>
          <table:table-cell office:value-type="float" office:value="85239" table:style-name="ce21">
            <text:p>85,239</text:p>
          </table:table-cell>
          <table:table-cell office:value-type="float" office:value="12458.5" table:style-name="ce21">
            <text:p>12,459</text:p>
          </table:table-cell>
          <table:table-cell table:style-name="ce21"/>
          <table:table-cell office:value-type="float" office:value="718" table:style-name="ce21">
            <text:p>718</text:p>
          </table:table-cell>
          <table:table-cell office:value-type="float" office:value="384995" table:style-name="ce21">
            <text:p>384,995</text:p>
          </table:table-cell>
          <table:table-cell office:value-type="float" office:value="33023.502500000002" table:style-name="ce21">
            <text:p>33,024</text:p>
          </table:table-cell>
          <table:table-cell table:style-name="ce21"/>
          <table:table-cell office:value-type="float" office:value="147" table:style-name="ce21">
            <text:p>147</text:p>
          </table:table-cell>
          <table:table-cell office:value-type="float" office:value="84125" table:style-name="ce21">
            <text:p>84,125</text:p>
          </table:table-cell>
          <table:table-cell office:value-type="float" office:value="11772.3" table:style-name="ce21">
            <text:p>11,772</text:p>
          </table:table-cell>
          <table:table-cell table:style-name="ce21"/>
          <table:table-cell office:value-type="float" office:value="645" table:style-name="ce21">
            <text:p>645</text:p>
          </table:table-cell>
          <table:table-cell office:value-type="float" office:value="331952" table:style-name="ce21">
            <text:p>331,952</text:p>
          </table:table-cell>
          <table:table-cell office:value-type="float" office:value="24807.399999999998" table:style-name="ce21">
            <text:p>24,80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London Bridge<text:span text:style-name="T4">10</text:span></text:p>
          </table:table-cell>
          <table:table-cell office:value-type="float" office:value="203" table:style-name="ce21">
            <text:p>203</text:p>
          </table:table-cell>
          <table:table-cell office:value-type="float" office:value="128978" table:style-name="ce21">
            <text:p>128,978</text:p>
          </table:table-cell>
          <table:table-cell office:value-type="float" office:value="32152" table:style-name="ce21">
            <text:p>32,152</text:p>
          </table:table-cell>
          <table:table-cell table:style-name="ce21"/>
          <table:table-cell office:value-type="float" office:value="978" table:style-name="ce21">
            <text:p>978</text:p>
          </table:table-cell>
          <table:table-cell office:value-type="float" office:value="611228" table:style-name="ce21">
            <text:p>611,228</text:p>
          </table:table-cell>
          <table:table-cell office:value-type="float" office:value="73323" table:style-name="ce21">
            <text:p>73,323</text:p>
          </table:table-cell>
          <table:table-cell table:style-name="ce21"/>
          <table:table-cell office:value-type="float" office:value="193" table:style-name="ce21">
            <text:p>193</text:p>
          </table:table-cell>
          <table:table-cell office:value-type="float" office:value="121041" table:style-name="ce21">
            <text:p>121,041</text:p>
          </table:table-cell>
          <table:table-cell office:value-type="float" office:value="29756" table:style-name="ce21">
            <text:p>29,756</text:p>
          </table:table-cell>
          <table:table-cell table:style-name="ce21"/>
          <table:table-cell office:value-type="float" office:value="985" table:style-name="ce21">
            <text:p>985</text:p>
          </table:table-cell>
          <table:table-cell office:value-type="float" office:value="614509" table:style-name="ce21">
            <text:p>614,509</text:p>
          </table:table-cell>
          <table:table-cell office:value-type="float" office:value="71114" table:style-name="ce21">
            <text:p>71,11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Marylebone</text:p>
          </table:table-cell>
          <table:table-cell office:value-type="float" office:value="25" table:style-name="ce21">
            <text:p>25</text:p>
          </table:table-cell>
          <table:table-cell office:value-type="float" office:value="7944" table:style-name="ce21">
            <text:p>7,944</text:p>
          </table:table-cell>
          <table:table-cell office:value-type="float" office:value="1031" table:style-name="ce21">
            <text:p>1,031</text:p>
          </table:table-cell>
          <table:table-cell table:style-name="ce21"/>
          <table:table-cell office:value-type="float" office:value="155" table:style-name="ce21">
            <text:p>155</text:p>
          </table:table-cell>
          <table:table-cell office:value-type="float" office:value="43840" table:style-name="ce21">
            <text:p>43,840</text:p>
          </table:table-cell>
          <table:table-cell office:value-type="float" office:value="2469" table:style-name="ce21">
            <text:p>2,469</text:p>
          </table:table-cell>
          <table:table-cell table:style-name="ce21"/>
          <table:table-cell office:value-type="float" office:value="40" table:style-name="ce21">
            <text:p>40</text:p>
          </table:table-cell>
          <table:table-cell office:value-type="float" office:value="12056" table:style-name="ce21">
            <text:p>12,056</text:p>
          </table:table-cell>
          <table:table-cell office:value-type="float" office:value="1353" table:style-name="ce21">
            <text:p>1,353</text:p>
          </table:table-cell>
          <table:table-cell table:style-name="ce21"/>
          <table:table-cell office:value-type="float" office:value="179" table:style-name="ce21">
            <text:p>179</text:p>
          </table:table-cell>
          <table:table-cell office:value-type="float" office:value="49600" table:style-name="ce21">
            <text:p>49,600</text:p>
          </table:table-cell>
          <table:table-cell office:value-type="float" office:value="3073" table:style-name="ce21">
            <text:p>3,073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Old Street (for Moorgate)</text:p>
          </table:table-cell>
          <table:table-cell office:value-type="float" office:value="24" table:style-name="ce21">
            <text:p>24</text:p>
          </table:table-cell>
          <table:table-cell office:value-type="float" office:value="8688" table:style-name="ce21">
            <text:p>8,688</text:p>
          </table:table-cell>
          <table:table-cell office:value-type="float" office:value="3545" table:style-name="ce21">
            <text:p>3,545</text:p>
          </table:table-cell>
          <table:table-cell table:style-name="ce21"/>
          <table:table-cell office:value-type="float" office:value="130" table:style-name="ce21">
            <text:p>130</text:p>
          </table:table-cell>
          <table:table-cell office:value-type="float" office:value="47060" table:style-name="ce21">
            <text:p>47,060</text:p>
          </table:table-cell>
          <table:table-cell office:value-type="float" office:value="8463" table:style-name="ce21">
            <text:p>8,463</text:p>
          </table:table-cell>
          <table:table-cell table:style-name="ce21"/>
          <table:table-cell office:value-type="float" office:value="24" table:style-name="ce21">
            <text:p>24</text:p>
          </table:table-cell>
          <table:table-cell office:value-type="float" office:value="8688" table:style-name="ce21">
            <text:p>8,688</text:p>
          </table:table-cell>
          <table:table-cell office:value-type="float" office:value="3440" table:style-name="ce21">
            <text:p>3,440</text:p>
          </table:table-cell>
          <table:table-cell table:style-name="ce21"/>
          <table:table-cell office:value-type="float" office:value="130" table:style-name="ce21">
            <text:p>130</text:p>
          </table:table-cell>
          <table:table-cell office:value-type="float" office:value="47060" table:style-name="ce21">
            <text:p>47,060</text:p>
          </table:table-cell>
          <table:table-cell office:value-type="float" office:value="8127" table:style-name="ce21">
            <text:p>8,12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Paddington</text:p>
          </table:table-cell>
          <table:table-cell office:value-type="float" office:value="64" table:style-name="ce21">
            <text:p>64</text:p>
          </table:table-cell>
          <table:table-cell office:value-type="float" office:value="32305" table:style-name="ce21">
            <text:p>32,305</text:p>
          </table:table-cell>
          <table:table-cell office:value-type="float" office:value="5451.2730754192089" table:style-name="ce21">
            <text:p>5,451</text:p>
          </table:table-cell>
          <table:table-cell table:style-name="ce21"/>
          <table:table-cell office:value-type="float" office:value="313" table:style-name="ce21">
            <text:p>313</text:p>
          </table:table-cell>
          <table:table-cell office:value-type="float" office:value="141683" table:style-name="ce21">
            <text:p>141,683</text:p>
          </table:table-cell>
          <table:table-cell office:value-type="float" office:value="18574.24777735809" table:style-name="ce21">
            <text:p>18,574</text:p>
          </table:table-cell>
          <table:table-cell table:style-name="ce21"/>
          <table:table-cell office:value-type="float" office:value="67" table:style-name="ce21">
            <text:p>67</text:p>
          </table:table-cell>
          <table:table-cell office:value-type="float" office:value="33251" table:style-name="ce21">
            <text:p>33,251</text:p>
          </table:table-cell>
          <table:table-cell office:value-type="float" office:value="6423.29400214825" table:style-name="ce21">
            <text:p>6,423</text:p>
          </table:table-cell>
          <table:table-cell table:style-name="ce21"/>
          <table:table-cell office:value-type="float" office:value="314" table:style-name="ce21">
            <text:p>314</text:p>
          </table:table-cell>
          <table:table-cell office:value-type="float" office:value="141329" table:style-name="ce21">
            <text:p>141,329</text:p>
          </table:table-cell>
          <table:table-cell office:value-type="float" office:value="18740.35837134999" table:style-name="ce21">
            <text:p>18,74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82" table:style-name="ce21">
            <text:p>82</text:p>
          </table:table-cell>
          <table:table-cell office:value-type="float" office:value="42043" table:style-name="ce21">
            <text:p>42,043</text:p>
          </table:table-cell>
          <table:table-cell office:value-type="float" office:value="8058.6921052631578" table:style-name="ce21">
            <text:p>8,059</text:p>
          </table:table-cell>
          <table:table-cell table:style-name="ce21"/>
          <table:table-cell office:value-type="float" office:value="437" table:style-name="ce21">
            <text:p>437</text:p>
          </table:table-cell>
          <table:table-cell office:value-type="float" office:value="212732" table:style-name="ce21">
            <text:p>212,732</text:p>
          </table:table-cell>
          <table:table-cell office:value-type="float" office:value="23095.961802232854" table:style-name="ce21">
            <text:p>23,096</text:p>
          </table:table-cell>
          <table:table-cell table:style-name="ce21"/>
          <table:table-cell office:value-type="float" office:value="83" table:style-name="ce21">
            <text:p>83</text:p>
          </table:table-cell>
          <table:table-cell office:value-type="float" office:value="41496" table:style-name="ce21">
            <text:p>41,496</text:p>
          </table:table-cell>
          <table:table-cell office:value-type="float" office:value="8523.5147015265429" table:style-name="ce21">
            <text:p>8,524</text:p>
          </table:table-cell>
          <table:table-cell table:style-name="ce21"/>
          <table:table-cell office:value-type="float" office:value="434" table:style-name="ce21">
            <text:p>434</text:p>
          </table:table-cell>
          <table:table-cell office:value-type="float" office:value="209930" table:style-name="ce21">
            <text:p>209,930</text:p>
          </table:table-cell>
          <table:table-cell office:value-type="float" office:value="23064.556811394657" table:style-name="ce21">
            <text:p>23,065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Vauxhall (for Waterloo)</text:p>
          </table:table-cell>
          <table:table-cell office:value-type="float" office:value="131" table:style-name="ce21">
            <text:p>131</text:p>
          </table:table-cell>
          <table:table-cell office:value-type="float" office:value="82009" table:style-name="ce21">
            <text:p>82,009</text:p>
          </table:table-cell>
          <table:table-cell office:value-type="float" office:value="13162" table:style-name="ce21">
            <text:p>13,162</text:p>
          </table:table-cell>
          <table:table-cell table:style-name="ce21"/>
          <table:table-cell office:value-type="float" office:value="656" table:style-name="ce21">
            <text:p>656</text:p>
          </table:table-cell>
          <table:table-cell office:value-type="float" office:value="403109" table:style-name="ce21">
            <text:p>403,109</text:p>
          </table:table-cell>
          <table:table-cell office:value-type="float" office:value="35476" table:style-name="ce21">
            <text:p>35,476</text:p>
          </table:table-cell>
          <table:table-cell table:style-name="ce21"/>
          <table:table-cell office:value-type="float" office:value="125" table:style-name="ce21">
            <text:p>125</text:p>
          </table:table-cell>
          <table:table-cell office:value-type="float" office:value="78095" table:style-name="ce21">
            <text:p>78,095</text:p>
          </table:table-cell>
          <table:table-cell office:value-type="float" office:value="12266" table:style-name="ce21">
            <text:p>12,266</text:p>
          </table:table-cell>
          <table:table-cell table:style-name="ce21"/>
          <table:table-cell office:value-type="float" office:value="654" table:style-name="ce21">
            <text:p>654</text:p>
          </table:table-cell>
          <table:table-cell office:value-type="float" office:value="400968" table:style-name="ce21">
            <text:p>400,968</text:p>
          </table:table-cell>
          <table:table-cell office:value-type="float" office:value="35871" table:style-name="ce21">
            <text:p>35,87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Victoria<text:span text:style-name="T4">11</text:span></text:p>
          </table:table-cell>
          <table:table-cell office:value-type="float" office:value="105" table:style-name="ce21">
            <text:p>105</text:p>
          </table:table-cell>
          <table:table-cell office:value-type="float" office:value="60177" table:style-name="ce21">
            <text:p>60,177</text:p>
          </table:table-cell>
          <table:table-cell office:value-type="float" office:value="23230" table:style-name="ce21">
            <text:p>23,230</text:p>
          </table:table-cell>
          <table:table-cell table:style-name="ce21"/>
          <table:table-cell office:value-type="float" office:value="583" table:style-name="ce21">
            <text:p>583</text:p>
          </table:table-cell>
          <table:table-cell office:value-type="float" office:value="324236" table:style-name="ce21">
            <text:p>324,236</text:p>
          </table:table-cell>
          <table:table-cell office:value-type="float" office:value="54543" table:style-name="ce21">
            <text:p>54,543</text:p>
          </table:table-cell>
          <table:table-cell table:style-name="ce21"/>
          <table:table-cell office:value-type="float" office:value="107" table:style-name="ce21">
            <text:p>107</text:p>
          </table:table-cell>
          <table:table-cell office:value-type="float" office:value="61511" table:style-name="ce21">
            <text:p>61,511</text:p>
          </table:table-cell>
          <table:table-cell office:value-type="float" office:value="22196" table:style-name="ce21">
            <text:p>22,196</text:p>
          </table:table-cell>
          <table:table-cell table:style-name="ce21"/>
          <table:table-cell office:value-type="float" office:value="593" table:style-name="ce21">
            <text:p>593</text:p>
          </table:table-cell>
          <table:table-cell office:value-type="float" office:value="325440" table:style-name="ce21">
            <text:p>325,440</text:p>
          </table:table-cell>
          <table:table-cell office:value-type="float" office:value="51138" table:style-name="ce21">
            <text:p>51,13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23">
            <text:p>London total</text:p>
          </table:table-cell>
          <table:table-cell office:value-type="float" office:value="964" table:style-name="ce24">
            <text:p>964</text:p>
          </table:table-cell>
          <table:table-cell office:value-type="float" office:value="542267.00906544435" table:style-name="ce24">
            <text:p>542,267</text:p>
          </table:table-cell>
          <table:table-cell office:value-type="float" office:value="117281.88452687542" table:style-name="ce24">
            <text:p>117,282</text:p>
          </table:table-cell>
          <table:table-cell table:style-name="ce24"/>
          <table:table-cell office:value-type="float" office:value="4778" table:style-name="ce24">
            <text:p>4,778</text:p>
          </table:table-cell>
          <table:table-cell office:value-type="float" office:value="2570861.6478951019" table:style-name="ce24">
            <text:p>2,570,862</text:p>
          </table:table-cell>
          <table:table-cell office:value-type="float" office:value="297785.46538665588" table:style-name="ce24">
            <text:p>297,785</text:p>
          </table:table-cell>
          <table:table-cell table:style-name="ce24"/>
          <table:table-cell office:value-type="float" office:value="959" table:style-name="ce24">
            <text:p>959</text:p>
          </table:table-cell>
          <table:table-cell office:value-type="float" office:value="529745.35314135754" table:style-name="ce24">
            <text:p>529,745</text:p>
          </table:table-cell>
          <table:table-cell office:value-type="float" office:value="113113.60077383094" table:style-name="ce24">
            <text:p>113,114</text:p>
          </table:table-cell>
          <table:table-cell table:style-name="ce24"/>
          <table:table-cell office:value-type="float" office:value="4742" table:style-name="ce24">
            <text:p>4,742</text:p>
          </table:table-cell>
          <table:table-cell office:value-type="float" office:value="2519769.8128601839" table:style-name="ce24">
            <text:p>2,519,770</text:p>
          </table:table-cell>
          <table:table-cell office:value-type="float" office:value="283230.67494626041" table:style-name="ce24">
            <text:p>283,231</text:p>
          </table:table-cell>
          <table:table-cell table:number-columns-repeated="1636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o protect the confidentiality of individual train operator's services, a small number passenger counts have been moved to adjacent time bands or omitted where this is not possible.</text:p>
          </table:table-cell>
          <table:table-cell table:number-columns-repeated="15" table:style-name="ce4"/>
          <table:table-cell table:number-columns-repeated="16368" table:style-name="ce1"/>
        </table:table-row>
        <table:table-row table:style-name="ro2">
          <table:table-cell office:value-type="string" table:style-name="ce4">
            <text:p>In some places the daily and 3-hour peak totals are slightly affected.</text:p>
          </table:table-cell>
          <table:table-cell table:number-columns-repeated="15"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3" table:style-name="ce4"/>
          <table:table-cell table:number-columns-repeated="2" table:style-name="ce6"/>
          <table:table-cell table:number-columns-repeated="4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2 <text:s/>Includes standard and first clas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4 <text:s/>Temple Mead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5 <text:s/>Cardiff Central and Queen Street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6 <text:s/>Liverpool Central, Lime Street, Moorfields and James Street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7 <text:s/>All stations in Zone 1 of the Transport for London (TfL) travelcard area on routes into major station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8 <text:s/>Oxford Road, Piccadilly and Victoria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9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10 Services to and from Charing Cross and Cannon Street are included in the London Bridge figure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11 Includes Gatwick Express service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 table:style-name="ce5"/>
        </table:table-row>
        <table:table-row table:style-name="ro2">
          <table:table-cell table:number-columns-repeated="9" table:style-name="ce4"/>
          <table:table-cell table:style-name="ce6"/>
          <table:table-cell table:number-columns-repeated="5" table:style-name="ce4"/>
          <table:table-cell office:value-type="string" table:style-name="ce27">
            <text:p>Last updated: 22 September 2022</text:p>
          </table:table-cell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7">
            <text:p>Next update: September 2023</text:p>
          </table:table-cell>
          <table:table-cell table:number-columns-repeated="16368" table:style-name="ce5"/>
        </table:table-row>
        <table:table-row table:style-name="ro2">
          <table:table-cell table:number-columns-repeated="9" table:style-name="ce6"/>
          <table:table-cell table:style-name="ce4"/>
          <table:table-cell table:style-name="ce6"/>
          <table:table-cell table:number-columns-repeated="4" table:style-name="ce4"/>
          <table:table-cell office:value-type="string" table:style-name="ce27">
            <text:p>Telephone: 020 7944 2419</text:p>
          </table:table-cell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7">
            <text:p>Email: rail.stats@dft.gov.uk</text:p>
          </table:table-cell>
          <table:table-cell table:number-columns-repeated="16368" table:style-name="ce5"/>
        </table:table-row>
        <table:table-row table:number-rows-repeated="1048517" table:style-name="ro2">
          <table:table-cell table:number-columns-repeated="16384"/>
        </table:table-row>
      </table:table>
      <table:table table:name="RAI0201_(2019)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9" table:default-cell-style-name="ce4"/>
        <table:table-column table:style-name="co5" table:default-cell-style-name="ce4"/>
        <table:table-column table:style-name="co6" table:default-cell-style-name="ce4"/>
        <table:table-column table:style-name="co10" table:default-cell-style-name="ce4"/>
        <table:table-column table:style-name="co9" table:default-cell-style-name="ce4"/>
        <table:table-column table:style-name="co11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8">
            <text:p>Rail Statistics</text:p>
          </table:table-cell>
          <table:covered-table-cell table:number-columns-repeated="7"/>
          <table:table-cell table:number-columns-repeated="8" table:style-name="ce4"/>
          <table:table-cell table:number-columns-repeated="16368" table:style-name="ce5"/>
        </table:table-row>
        <table:table-row table:style-name="ro2">
          <table:table-cell table:style-name="ce6"/>
          <table:table-cell table:number-columns-repeated="15" table:style-name="ce4"/>
          <table:table-cell table:number-columns-repeated="16368" table:style-name="ce5"/>
        </table:table-row>
        <table:table-row table:style-name="ro3">
          <table:table-cell office:value-type="string" table:style-name="ce7">
            <text:p>Table RAI0201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4">
          <table:table-cell office:value-type="string" table:style-name="ce7">
            <text:p>City centre<text:span text:style-name="T2">1</text:span><text:s/>peak and all day arrivals and departures by rail on a typical autumn weekday, by city: 2019</text:p>
          </table:table-cell>
          <table:table-cell table:style-name="ce3"/>
          <table:table-cell table:number-columns-repeated="4" table:style-name="ce4"/>
          <table:table-cell table:style-name="ce8"/>
          <table:table-cell table:number-columns-repeated="9" table:style-name="ce4"/>
          <table:table-cell table:number-columns-repeated="16368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10"/>
          <table:table-cell table:number-columns-repeated="9" table:style-name="ce4"/>
          <table:table-cell table:number-columns-repeated="16368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4"/>
          <table:table-cell table:style-name="ce12"/>
          <table:table-cell table:style-name="ce4"/>
          <table:table-cell table:number-columns-repeated="3" table:style-name="ce13"/>
          <table:table-cell office:value-type="string" table:style-name="ce14">
            <text:p>Number</text:p>
          </table:table-cell>
          <table:table-cell table:number-columns-repeated="16368" table:style-name="ce5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 table:style-name="ce5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8">
          <table:table-cell office:value-type="string" table:style-name="ce4">
            <text:p>Birmingham<text:span text:style-name="T4">3</text:span></text:p>
          </table:table-cell>
          <table:table-cell office:value-type="float" office:value="190" table:style-name="ce21">
            <text:p>190</text:p>
          </table:table-cell>
          <table:table-cell office:value-type="float" office:value="57228" table:style-name="ce21">
            <text:p>57,228</text:p>
          </table:table-cell>
          <table:table-cell office:value-type="float" office:value="50440.626856903902" table:style-name="ce21">
            <text:p>50,441</text:p>
          </table:table-cell>
          <table:table-cell table:style-name="ce21"/>
          <table:table-cell office:value-type="float" office:value="1030" table:style-name="ce21">
            <text:p>1,030</text:p>
          </table:table-cell>
          <table:table-cell office:value-type="float" office:value="299165" table:style-name="ce21">
            <text:p>299,165</text:p>
          </table:table-cell>
          <table:table-cell office:value-type="float" office:value="135833.66214748292" table:style-name="ce21">
            <text:p>135,834</text:p>
          </table:table-cell>
          <table:table-cell table:style-name="ce21"/>
          <table:table-cell office:value-type="float" office:value="196" table:style-name="ce21">
            <text:p>196</text:p>
          </table:table-cell>
          <table:table-cell office:value-type="float" office:value="56179" table:style-name="ce21">
            <text:p>56,179</text:p>
          </table:table-cell>
          <table:table-cell office:value-type="float" office:value="50951.939315740274" table:style-name="ce21">
            <text:p>50,952</text:p>
          </table:table-cell>
          <table:table-cell table:style-name="ce21"/>
          <table:table-cell office:value-type="float" office:value="1029" table:style-name="ce21">
            <text:p>1,029</text:p>
          </table:table-cell>
          <table:table-cell office:value-type="float" office:value="299138" table:style-name="ce21">
            <text:p>299,138</text:p>
          </table:table-cell>
          <table:table-cell office:value-type="float" office:value="136883.61485527206" table:style-name="ce21">
            <text:p>136,88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Brighton</text:p>
          </table:table-cell>
          <table:table-cell office:value-type="float" office:value="58" table:style-name="ce21">
            <text:p>58</text:p>
          </table:table-cell>
          <table:table-cell office:value-type="float" office:value="20159" table:style-name="ce21">
            <text:p>20,159</text:p>
          </table:table-cell>
          <table:table-cell office:value-type="float" office:value="8138.2469202991879" table:style-name="ce21">
            <text:p>8,138</text:p>
          </table:table-cell>
          <table:table-cell table:style-name="ce21"/>
          <table:table-cell office:value-type="float" office:value="364" table:style-name="ce21">
            <text:p>364</text:p>
          </table:table-cell>
          <table:table-cell office:value-type="float" office:value="127984" table:style-name="ce21">
            <text:p>127,984</text:p>
          </table:table-cell>
          <table:table-cell office:value-type="float" office:value="33220.505002798127" table:style-name="ce21">
            <text:p>33,221</text:p>
          </table:table-cell>
          <table:table-cell table:style-name="ce21"/>
          <table:table-cell office:value-type="float" office:value="61" table:style-name="ce21">
            <text:p>61</text:p>
          </table:table-cell>
          <table:table-cell office:value-type="float" office:value="22051" table:style-name="ce21">
            <text:p>22,051</text:p>
          </table:table-cell>
          <table:table-cell office:value-type="float" office:value="8604.0833333333321" table:style-name="ce21">
            <text:p>8,604</text:p>
          </table:table-cell>
          <table:table-cell table:style-name="ce21"/>
          <table:table-cell office:value-type="float" office:value="366" table:style-name="ce21">
            <text:p>366</text:p>
          </table:table-cell>
          <table:table-cell office:value-type="float" office:value="127274" table:style-name="ce21">
            <text:p>127,274</text:p>
          </table:table-cell>
          <table:table-cell office:value-type="float" office:value="29994.749999999996" table:style-name="ce21">
            <text:p>29,995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Bristol<text:span text:style-name="T4">4</text:span></text:p>
          </table:table-cell>
          <table:table-cell office:value-type="float" office:value="49" table:style-name="ce21">
            <text:p>49</text:p>
          </table:table-cell>
          <table:table-cell office:value-type="float" office:value="16512" table:style-name="ce21">
            <text:p>16,512</text:p>
          </table:table-cell>
          <table:table-cell office:value-type="float" office:value="10358.557814407815" table:style-name="ce21">
            <text:p>10,359</text:p>
          </table:table-cell>
          <table:table-cell table:style-name="ce21"/>
          <table:table-cell office:value-type="float" office:value="271" table:style-name="ce21">
            <text:p>271</text:p>
          </table:table-cell>
          <table:table-cell office:value-type="float" office:value="91498" table:style-name="ce21">
            <text:p>91,498</text:p>
          </table:table-cell>
          <table:table-cell office:value-type="float" office:value="33193.820217445973" table:style-name="ce21">
            <text:p>33,194</text:p>
          </table:table-cell>
          <table:table-cell table:style-name="ce21"/>
          <table:table-cell office:value-type="float" office:value="53" table:style-name="ce21">
            <text:p>53</text:p>
          </table:table-cell>
          <table:table-cell office:value-type="float" office:value="18171" table:style-name="ce21">
            <text:p>18,171</text:p>
          </table:table-cell>
          <table:table-cell office:value-type="float" office:value="12650.046412278403" table:style-name="ce21">
            <text:p>12,650</text:p>
          </table:table-cell>
          <table:table-cell table:style-name="ce21"/>
          <table:table-cell office:value-type="float" office:value="268" table:style-name="ce21">
            <text:p>268</text:p>
          </table:table-cell>
          <table:table-cell office:value-type="float" office:value="90050" table:style-name="ce21">
            <text:p>90,050</text:p>
          </table:table-cell>
          <table:table-cell office:value-type="float" office:value="34641.679209544352" table:style-name="ce21">
            <text:p>34,64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Cambridge</text:p>
          </table:table-cell>
          <table:table-cell office:value-type="float" office:value="51" table:style-name="ce21">
            <text:p>51</text:p>
          </table:table-cell>
          <table:table-cell office:value-type="float" office:value="20064" table:style-name="ce21">
            <text:p>20,064</text:p>
          </table:table-cell>
          <table:table-cell office:value-type="float" office:value="9320" table:style-name="ce21">
            <text:p>9,320</text:p>
          </table:table-cell>
          <table:table-cell table:style-name="ce21"/>
          <table:table-cell office:value-type="float" office:value="305" table:style-name="ce21">
            <text:p>305</text:p>
          </table:table-cell>
          <table:table-cell office:value-type="float" office:value="118433" table:style-name="ce21">
            <text:p>118,433</text:p>
          </table:table-cell>
          <table:table-cell office:value-type="float" office:value="28449" table:style-name="ce21">
            <text:p>28,449</text:p>
          </table:table-cell>
          <table:table-cell table:style-name="ce21"/>
          <table:table-cell office:value-type="float" office:value="54" table:style-name="ce21">
            <text:p>54</text:p>
          </table:table-cell>
          <table:table-cell office:value-type="float" office:value="20988" table:style-name="ce21">
            <text:p>20,988</text:p>
          </table:table-cell>
          <table:table-cell office:value-type="float" office:value="9186" table:style-name="ce21">
            <text:p>9,186</text:p>
          </table:table-cell>
          <table:table-cell table:style-name="ce21"/>
          <table:table-cell office:value-type="float" office:value="307" table:style-name="ce21">
            <text:p>307</text:p>
          </table:table-cell>
          <table:table-cell office:value-type="float" office:value="118012" table:style-name="ce21">
            <text:p>118,012</text:p>
          </table:table-cell>
          <table:table-cell office:value-type="float" office:value="27830" table:style-name="ce21">
            <text:p>27,83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Cardiff<text:span text:style-name="T4">5</text:span></text:p>
          </table:table-cell>
          <table:table-cell office:value-type="float" office:value="117" table:style-name="ce21">
            <text:p>117</text:p>
          </table:table-cell>
          <table:table-cell office:value-type="float" office:value="24098" table:style-name="ce21">
            <text:p>24,098</text:p>
          </table:table-cell>
          <table:table-cell office:value-type="float" office:value="15961.408081969628" table:style-name="ce21">
            <text:p>15,961</text:p>
          </table:table-cell>
          <table:table-cell table:style-name="ce21"/>
          <table:table-cell office:value-type="float" office:value="623" table:style-name="ce21">
            <text:p>623</text:p>
          </table:table-cell>
          <table:table-cell office:value-type="float" office:value="124604" table:style-name="ce21">
            <text:p>124,604</text:p>
          </table:table-cell>
          <table:table-cell office:value-type="float" office:value="43542.384156866552" table:style-name="ce21">
            <text:p>43,542</text:p>
          </table:table-cell>
          <table:table-cell table:style-name="ce21"/>
          <table:table-cell office:value-type="float" office:value="115" table:style-name="ce21">
            <text:p>115</text:p>
          </table:table-cell>
          <table:table-cell office:value-type="float" office:value="24837" table:style-name="ce21">
            <text:p>24,837</text:p>
          </table:table-cell>
          <table:table-cell office:value-type="float" office:value="16901.955427172456" table:style-name="ce21">
            <text:p>16,902</text:p>
          </table:table-cell>
          <table:table-cell table:style-name="ce21"/>
          <table:table-cell office:value-type="float" office:value="619" table:style-name="ce21">
            <text:p>619</text:p>
          </table:table-cell>
          <table:table-cell office:value-type="float" office:value="123473" table:style-name="ce21">
            <text:p>123,473</text:p>
          </table:table-cell>
          <table:table-cell office:value-type="float" office:value="42695.917508179802" table:style-name="ce21">
            <text:p>42,69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eeds</text:p>
          </table:table-cell>
          <table:table-cell office:value-type="float" office:value="131" table:style-name="ce21">
            <text:p>131</text:p>
          </table:table-cell>
          <table:table-cell office:value-type="float" office:value="31267" table:style-name="ce21">
            <text:p>31,267</text:p>
          </table:table-cell>
          <table:table-cell office:value-type="float" office:value="27796.122068140987" table:style-name="ce21">
            <text:p>27,796</text:p>
          </table:table-cell>
          <table:table-cell table:style-name="ce21"/>
          <table:table-cell office:value-type="float" office:value="698" table:style-name="ce21">
            <text:p>698</text:p>
          </table:table-cell>
          <table:table-cell office:value-type="float" office:value="162397" table:style-name="ce21">
            <text:p>162,397</text:p>
          </table:table-cell>
          <table:table-cell office:value-type="float" office:value="75855.141924549229" table:style-name="ce21">
            <text:p>75,855</text:p>
          </table:table-cell>
          <table:table-cell table:style-name="ce21"/>
          <table:table-cell office:value-type="float" office:value="129" table:style-name="ce21">
            <text:p>129</text:p>
          </table:table-cell>
          <table:table-cell office:value-type="float" office:value="30662" table:style-name="ce21">
            <text:p>30,662</text:p>
          </table:table-cell>
          <table:table-cell office:value-type="float" office:value="27633.990792686633" table:style-name="ce21">
            <text:p>27,634</text:p>
          </table:table-cell>
          <table:table-cell table:style-name="ce21"/>
          <table:table-cell office:value-type="float" office:value="693" table:style-name="ce21">
            <text:p>693</text:p>
          </table:table-cell>
          <table:table-cell office:value-type="float" office:value="161175" table:style-name="ce21">
            <text:p>161,175</text:p>
          </table:table-cell>
          <table:table-cell office:value-type="float" office:value="72217.027313698301" table:style-name="ce21">
            <text:p>72,21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eicester</text:p>
          </table:table-cell>
          <table:table-cell office:value-type="float" office:value="36" table:style-name="ce21">
            <text:p>36</text:p>
          </table:table-cell>
          <table:table-cell office:value-type="float" office:value="10802" table:style-name="ce21">
            <text:p>10,802</text:p>
          </table:table-cell>
          <table:table-cell office:value-type="float" office:value="5800.8191862658496" table:style-name="ce21">
            <text:p>5,801</text:p>
          </table:table-cell>
          <table:table-cell table:style-name="ce21"/>
          <table:table-cell office:value-type="float" office:value="202" table:style-name="ce21">
            <text:p>202</text:p>
          </table:table-cell>
          <table:table-cell office:value-type="float" office:value="57921" table:style-name="ce21">
            <text:p>57,921</text:p>
          </table:table-cell>
          <table:table-cell office:value-type="float" office:value="28971.602385929767" table:style-name="ce21">
            <text:p>28,972</text:p>
          </table:table-cell>
          <table:table-cell table:style-name="ce21"/>
          <table:table-cell office:value-type="float" office:value="38" table:style-name="ce21">
            <text:p>38</text:p>
          </table:table-cell>
          <table:table-cell office:value-type="float" office:value="11225" table:style-name="ce21">
            <text:p>11,225</text:p>
          </table:table-cell>
          <table:table-cell office:value-type="float" office:value="7472.8485976441852" table:style-name="ce21">
            <text:p>7,473</text:p>
          </table:table-cell>
          <table:table-cell table:style-name="ce21"/>
          <table:table-cell office:value-type="float" office:value="200" table:style-name="ce21">
            <text:p>200</text:p>
          </table:table-cell>
          <table:table-cell office:value-type="float" office:value="57831" table:style-name="ce21">
            <text:p>57,831</text:p>
          </table:table-cell>
          <table:table-cell office:value-type="float" office:value="28700.109914291839" table:style-name="ce21">
            <text:p>28,70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iverpool<text:span text:style-name="T4">6</text:span></text:p>
          </table:table-cell>
          <table:table-cell office:value-type="float" office:value="129" table:style-name="ce21">
            <text:p>129</text:p>
          </table:table-cell>
          <table:table-cell office:value-type="float" office:value="32836" table:style-name="ce21">
            <text:p>32,836</text:p>
          </table:table-cell>
          <table:table-cell office:value-type="float" office:value="22288.91883552997" table:style-name="ce21">
            <text:p>22,289</text:p>
          </table:table-cell>
          <table:table-cell table:style-name="ce21"/>
          <table:table-cell office:value-type="float" office:value="717" table:style-name="ce21">
            <text:p>717</text:p>
          </table:table-cell>
          <table:table-cell office:value-type="float" office:value="169610" table:style-name="ce21">
            <text:p>169,610</text:p>
          </table:table-cell>
          <table:table-cell office:value-type="float" office:value="65210.508560269271" table:style-name="ce21">
            <text:p>65,211</text:p>
          </table:table-cell>
          <table:table-cell table:style-name="ce21"/>
          <table:table-cell office:value-type="float" office:value="138" table:style-name="ce21">
            <text:p>138</text:p>
          </table:table-cell>
          <table:table-cell office:value-type="float" office:value="34774" table:style-name="ce21">
            <text:p>34,774</text:p>
          </table:table-cell>
          <table:table-cell office:value-type="float" office:value="22685.101342777663" table:style-name="ce21">
            <text:p>22,685</text:p>
          </table:table-cell>
          <table:table-cell table:style-name="ce21"/>
          <table:table-cell office:value-type="float" office:value="723" table:style-name="ce21">
            <text:p>723</text:p>
          </table:table-cell>
          <table:table-cell office:value-type="float" office:value="169415" table:style-name="ce21">
            <text:p>169,415</text:p>
          </table:table-cell>
          <table:table-cell office:value-type="float" office:value="62698.015429037048" table:style-name="ce21">
            <text:p>62,69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London<text:span text:style-name="T4">7</text:span></text:p>
          </table:table-cell>
          <table:table-cell office:value-type="float" office:value="1094" table:style-name="ce18">
            <text:p><text:s/>1,094<text:s/></text:p>
          </table:table-cell>
          <table:table-cell office:value-type="float" office:value="608563" table:style-name="ce18">
            <text:p><text:s/>608,563<text:s/></text:p>
          </table:table-cell>
          <table:table-cell office:value-type="float" office:value="607406.70320091024" table:style-name="ce18">
            <text:p><text:s/>607,407<text:s/></text:p>
          </table:table-cell>
          <table:table-cell table:style-name="ce18"/>
          <table:table-cell office:value-type="float" office:value="5213" table:style-name="ce18">
            <text:p><text:s/>5,213<text:s/></text:p>
          </table:table-cell>
          <table:table-cell office:value-type="float" office:value="2677463" table:style-name="ce18">
            <text:p><text:s/>2,677,463<text:s/></text:p>
          </table:table-cell>
          <table:table-cell office:value-type="float" office:value="1112241.031268599" table:style-name="ce18">
            <text:p><text:s/>1,112,241<text:s/></text:p>
          </table:table-cell>
          <table:table-cell table:style-name="ce18"/>
          <table:table-cell office:value-type="float" office:value="1075" table:style-name="ce18">
            <text:p><text:s/>1,075<text:s/></text:p>
          </table:table-cell>
          <table:table-cell office:value-type="float" office:value="592510" table:style-name="ce18">
            <text:p><text:s/>592,510<text:s/></text:p>
          </table:table-cell>
          <table:table-cell office:value-type="float" office:value="511968.74255937559" table:style-name="ce18">
            <text:p><text:s/>511,969<text:s/></text:p>
          </table:table-cell>
          <table:table-cell table:style-name="ce18"/>
          <table:table-cell office:value-type="float" office:value="5238" table:style-name="ce18">
            <text:p><text:s/>5,238<text:s/></text:p>
          </table:table-cell>
          <table:table-cell office:value-type="float" office:value="2669878" table:style-name="ce18">
            <text:p><text:s/>2,669,878<text:s/></text:p>
          </table:table-cell>
          <table:table-cell office:value-type="float" office:value="1091388.1975987218" table:style-name="ce18">
            <text:p><text:s/>1,091,388<text:s/>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Manchester<text:span text:style-name="T4">8</text:span></text:p>
          </table:table-cell>
          <table:table-cell office:value-type="float" office:value="201" table:style-name="ce21">
            <text:p>201</text:p>
          </table:table-cell>
          <table:table-cell office:value-type="float" office:value="48382" table:style-name="ce21">
            <text:p>48,382</text:p>
          </table:table-cell>
          <table:table-cell office:value-type="float" office:value="35102.399358712406" table:style-name="ce21">
            <text:p>35,102</text:p>
          </table:table-cell>
          <table:table-cell table:style-name="ce21"/>
          <table:table-cell office:value-type="float" office:value="1115" table:style-name="ce21">
            <text:p>1,115</text:p>
          </table:table-cell>
          <table:table-cell office:value-type="float" office:value="265201" table:style-name="ce21">
            <text:p>265,201</text:p>
          </table:table-cell>
          <table:table-cell office:value-type="float" office:value="107071.30985681679" table:style-name="ce21">
            <text:p>107,071</text:p>
          </table:table-cell>
          <table:table-cell table:style-name="ce21"/>
          <table:table-cell office:value-type="float" office:value="202" table:style-name="ce21">
            <text:p>202</text:p>
          </table:table-cell>
          <table:table-cell office:value-type="float" office:value="49620" table:style-name="ce21">
            <text:p>49,620</text:p>
          </table:table-cell>
          <table:table-cell office:value-type="float" office:value="36788.899262858511" table:style-name="ce21">
            <text:p>36,789</text:p>
          </table:table-cell>
          <table:table-cell table:style-name="ce21"/>
          <table:table-cell office:value-type="float" office:value="1117" table:style-name="ce21">
            <text:p>1,117</text:p>
          </table:table-cell>
          <table:table-cell office:value-type="float" office:value="265719" table:style-name="ce21">
            <text:p>265,719</text:p>
          </table:table-cell>
          <table:table-cell office:value-type="float" office:value="105118.08344359997" table:style-name="ce21">
            <text:p>105,11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Newcastle</text:p>
          </table:table-cell>
          <table:table-cell office:value-type="float" office:value="40" table:style-name="ce21">
            <text:p>40</text:p>
          </table:table-cell>
          <table:table-cell office:value-type="float" office:value="11482" table:style-name="ce21">
            <text:p>11,482</text:p>
          </table:table-cell>
          <table:table-cell office:value-type="float" office:value="4856.0970579795676" table:style-name="ce21">
            <text:p>4,856</text:p>
          </table:table-cell>
          <table:table-cell table:style-name="ce21"/>
          <table:table-cell office:value-type="float" office:value="221" table:style-name="ce21">
            <text:p>221</text:p>
          </table:table-cell>
          <table:table-cell office:value-type="float" office:value="63256" table:style-name="ce21">
            <text:p>63,256</text:p>
          </table:table-cell>
          <table:table-cell office:value-type="float" office:value="25974.007776372215" table:style-name="ce21">
            <text:p>25,974</text:p>
          </table:table-cell>
          <table:table-cell table:style-name="ce21"/>
          <table:table-cell office:value-type="float" office:value="43" table:style-name="ce21">
            <text:p>43</text:p>
          </table:table-cell>
          <table:table-cell office:value-type="float" office:value="11466" table:style-name="ce21">
            <text:p>11,466</text:p>
          </table:table-cell>
          <table:table-cell office:value-type="float" office:value="6477.9441892843897" table:style-name="ce21">
            <text:p>6,478</text:p>
          </table:table-cell>
          <table:table-cell table:style-name="ce21"/>
          <table:table-cell office:value-type="float" office:value="217" table:style-name="ce21">
            <text:p>217</text:p>
          </table:table-cell>
          <table:table-cell office:value-type="float" office:value="62875" table:style-name="ce21">
            <text:p>62,875</text:p>
          </table:table-cell>
          <table:table-cell office:value-type="float" office:value="25668.101070443798" table:style-name="ce21">
            <text:p>25,66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Nottingham</text:p>
          </table:table-cell>
          <table:table-cell office:value-type="float" office:value="39" table:style-name="ce21">
            <text:p>39</text:p>
          </table:table-cell>
          <table:table-cell office:value-type="float" office:value="7698" table:style-name="ce21">
            <text:p>7,698</text:p>
          </table:table-cell>
          <table:table-cell office:value-type="float" office:value="5041.9050881716321" table:style-name="ce21">
            <text:p>5,042</text:p>
          </table:table-cell>
          <table:table-cell table:style-name="ce21"/>
          <table:table-cell office:value-type="float" office:value="227" table:style-name="ce21">
            <text:p>227</text:p>
          </table:table-cell>
          <table:table-cell office:value-type="float" office:value="44425" table:style-name="ce21">
            <text:p>44,425</text:p>
          </table:table-cell>
          <table:table-cell office:value-type="float" office:value="17259.540808932354" table:style-name="ce21">
            <text:p>17,260</text:p>
          </table:table-cell>
          <table:table-cell table:style-name="ce21"/>
          <table:table-cell office:value-type="float" office:value="42" table:style-name="ce21">
            <text:p>42</text:p>
          </table:table-cell>
          <table:table-cell office:value-type="float" office:value="7708" table:style-name="ce21">
            <text:p>7,708</text:p>
          </table:table-cell>
          <table:table-cell office:value-type="float" office:value="5420.2694641959351" table:style-name="ce21">
            <text:p>5,420</text:p>
          </table:table-cell>
          <table:table-cell table:style-name="ce21"/>
          <table:table-cell office:value-type="float" office:value="222" table:style-name="ce21">
            <text:p>222</text:p>
          </table:table-cell>
          <table:table-cell office:value-type="float" office:value="43469" table:style-name="ce21">
            <text:p>43,469</text:p>
          </table:table-cell>
          <table:table-cell office:value-type="float" office:value="15972.216894312114" table:style-name="ce21">
            <text:p>15,97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Reading</text:p>
          </table:table-cell>
          <table:table-cell office:value-type="float" office:value="119" table:style-name="ce21">
            <text:p>119</text:p>
          </table:table-cell>
          <table:table-cell office:value-type="float" office:value="54992" table:style-name="ce21">
            <text:p>54,992</text:p>
          </table:table-cell>
          <table:table-cell office:value-type="float" office:value="27075.172574583041" table:style-name="ce21">
            <text:p>27,075</text:p>
          </table:table-cell>
          <table:table-cell table:style-name="ce21"/>
          <table:table-cell office:value-type="float" office:value="628" table:style-name="ce21">
            <text:p>628</text:p>
          </table:table-cell>
          <table:table-cell office:value-type="float" office:value="281918" table:style-name="ce21">
            <text:p>281,918</text:p>
          </table:table-cell>
          <table:table-cell office:value-type="float" office:value="103900.62639430657" table:style-name="ce21">
            <text:p>103,901</text:p>
          </table:table-cell>
          <table:table-cell table:style-name="ce21"/>
          <table:table-cell office:value-type="float" office:value="115" table:style-name="ce21">
            <text:p>115</text:p>
          </table:table-cell>
          <table:table-cell office:value-type="float" office:value="54827" table:style-name="ce21">
            <text:p>54,827</text:p>
          </table:table-cell>
          <table:table-cell office:value-type="float" office:value="26648.946060647941" table:style-name="ce21">
            <text:p>26,649</text:p>
          </table:table-cell>
          <table:table-cell table:style-name="ce21"/>
          <table:table-cell office:value-type="float" office:value="626" table:style-name="ce21">
            <text:p>626</text:p>
          </table:table-cell>
          <table:table-cell office:value-type="float" office:value="280975" table:style-name="ce21">
            <text:p>280,975</text:p>
          </table:table-cell>
          <table:table-cell office:value-type="float" office:value="99385.712329874106" table:style-name="ce21">
            <text:p>99,38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Sheffield</text:p>
          </table:table-cell>
          <table:table-cell office:value-type="float" office:value="62" table:style-name="ce21">
            <text:p>62</text:p>
          </table:table-cell>
          <table:table-cell office:value-type="float" office:value="12636" table:style-name="ce21">
            <text:p>12,636</text:p>
          </table:table-cell>
          <table:table-cell office:value-type="float" office:value="7590.5806774684506" table:style-name="ce21">
            <text:p>7,591</text:p>
          </table:table-cell>
          <table:table-cell table:style-name="ce21"/>
          <table:table-cell office:value-type="float" office:value="375" table:style-name="ce21">
            <text:p>375</text:p>
          </table:table-cell>
          <table:table-cell office:value-type="float" office:value="72904" table:style-name="ce21">
            <text:p>72,904</text:p>
          </table:table-cell>
          <table:table-cell office:value-type="float" office:value="34000.060080418662" table:style-name="ce21">
            <text:p>34,000</text:p>
          </table:table-cell>
          <table:table-cell table:style-name="ce21"/>
          <table:table-cell office:value-type="float" office:value="65" table:style-name="ce21">
            <text:p>65</text:p>
          </table:table-cell>
          <table:table-cell office:value-type="float" office:value="12998" table:style-name="ce21">
            <text:p>12,998</text:p>
          </table:table-cell>
          <table:table-cell office:value-type="float" office:value="9722.8983678932163" table:style-name="ce21">
            <text:p>9,723</text:p>
          </table:table-cell>
          <table:table-cell table:style-name="ce21"/>
          <table:table-cell office:value-type="float" office:value="378" table:style-name="ce21">
            <text:p>378</text:p>
          </table:table-cell>
          <table:table-cell office:value-type="float" office:value="73709" table:style-name="ce21">
            <text:p>73,709</text:p>
          </table:table-cell>
          <table:table-cell office:value-type="float" office:value="34997.725310678194" table:style-name="ce21">
            <text:p>34,998</text:p>
          </table:table-cell>
          <table:table-cell table:number-columns-repeated="16368" table:style-name="ce5"/>
        </table:table-row>
        <table:table-row table:style-name="ro8">
          <table:table-cell table:style-name="ce13"/>
          <table:table-cell table:number-columns-repeated="15" table:style-name="ce20"/>
          <table:table-cell table:number-columns-repeated="16368" table:style-name="ce5"/>
        </table:table-row>
        <table:table-row table:style-name="ro8">
          <table:table-cell office:value-type="string" table:style-name="ce3">
            <text:p>London by station<text:span text:style-name="T3">9</text:span></text:p>
          </table:table-cell>
          <table:table-cell table:number-columns-repeated="15" table:style-name="ce21"/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Elephant and Castle (for Blackfriars)</text:p>
          </table:table-cell>
          <table:table-cell office:value-type="float" office:value="33" table:style-name="ce21">
            <text:p>33</text:p>
          </table:table-cell>
          <table:table-cell office:value-type="float" office:value="15540" table:style-name="ce21">
            <text:p>15,540</text:p>
          </table:table-cell>
          <table:table-cell office:value-type="float" office:value="20543" table:style-name="ce21">
            <text:p>20,543</text:p>
          </table:table-cell>
          <table:table-cell table:style-name="ce21"/>
          <table:table-cell office:value-type="float" office:value="171" table:style-name="ce21">
            <text:p>171</text:p>
          </table:table-cell>
          <table:table-cell office:value-type="float" office:value="76627" table:style-name="ce21">
            <text:p>76,627</text:p>
          </table:table-cell>
          <table:table-cell office:value-type="float" office:value="32167" table:style-name="ce21">
            <text:p>32,167</text:p>
          </table:table-cell>
          <table:table-cell table:style-name="ce21"/>
          <table:table-cell office:value-type="float" office:value="32" table:style-name="ce21">
            <text:p>32</text:p>
          </table:table-cell>
          <table:table-cell office:value-type="float" office:value="14838" table:style-name="ce21">
            <text:p>14,838</text:p>
          </table:table-cell>
          <table:table-cell office:value-type="float" office:value="14835" table:style-name="ce21">
            <text:p>14,835</text:p>
          </table:table-cell>
          <table:table-cell table:style-name="ce21"/>
          <table:table-cell office:value-type="float" office:value="172" table:style-name="ce21">
            <text:p>172</text:p>
          </table:table-cell>
          <table:table-cell office:value-type="float" office:value="76858" table:style-name="ce21">
            <text:p>76,858</text:p>
          </table:table-cell>
          <table:table-cell office:value-type="float" office:value="28066" table:style-name="ce21">
            <text:p>28,06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Euston</text:p>
          </table:table-cell>
          <table:table-cell office:value-type="float" office:value="74" table:style-name="ce21">
            <text:p>74</text:p>
          </table:table-cell>
          <table:table-cell office:value-type="float" office:value="35895" table:style-name="ce21">
            <text:p>35,895</text:p>
          </table:table-cell>
          <table:table-cell office:value-type="float" office:value="33565.506603939277" table:style-name="ce21">
            <text:p>33,566</text:p>
          </table:table-cell>
          <table:table-cell table:style-name="ce21"/>
          <table:table-cell office:value-type="float" office:value="353" table:style-name="ce21">
            <text:p>353</text:p>
          </table:table-cell>
          <table:table-cell office:value-type="float" office:value="149441" table:style-name="ce21">
            <text:p>149,441</text:p>
          </table:table-cell>
          <table:table-cell office:value-type="float" office:value="86883.98431605997" table:style-name="ce21">
            <text:p>86,884</text:p>
          </table:table-cell>
          <table:table-cell table:style-name="ce21"/>
          <table:table-cell office:value-type="float" office:value="77" table:style-name="ce21">
            <text:p>77</text:p>
          </table:table-cell>
          <table:table-cell office:value-type="float" office:value="36599" table:style-name="ce21">
            <text:p>36,599</text:p>
          </table:table-cell>
          <table:table-cell office:value-type="float" office:value="30542.671033280381" table:style-name="ce21">
            <text:p>30,543</text:p>
          </table:table-cell>
          <table:table-cell table:style-name="ce21"/>
          <table:table-cell office:value-type="float" office:value="352" table:style-name="ce21">
            <text:p>352</text:p>
          </table:table-cell>
          <table:table-cell office:value-type="float" office:value="148243" table:style-name="ce21">
            <text:p>148,243</text:p>
          </table:table-cell>
          <table:table-cell office:value-type="float" office:value="86984.301079547658" table:style-name="ce21">
            <text:p>86,98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Fenchurch Street</text:p>
          </table:table-cell>
          <table:table-cell office:value-type="float" office:value="54" table:style-name="ce21">
            <text:p>54</text:p>
          </table:table-cell>
          <table:table-cell office:value-type="float" office:value="28050" table:style-name="ce21">
            <text:p>28,050</text:p>
          </table:table-cell>
          <table:table-cell office:value-type="float" office:value="26610" table:style-name="ce21">
            <text:p>26,610</text:p>
          </table:table-cell>
          <table:table-cell table:style-name="ce21"/>
          <table:table-cell office:value-type="float" office:value="196" table:style-name="ce21">
            <text:p>196</text:p>
          </table:table-cell>
          <table:table-cell office:value-type="float" office:value="85515" table:style-name="ce21">
            <text:p>85,515</text:p>
          </table:table-cell>
          <table:table-cell office:value-type="float" office:value="37472" table:style-name="ce21">
            <text:p>37,472</text:p>
          </table:table-cell>
          <table:table-cell table:style-name="ce21"/>
          <table:table-cell office:value-type="float" office:value="53" table:style-name="ce21">
            <text:p>53</text:p>
          </table:table-cell>
          <table:table-cell office:value-type="float" office:value="25632" table:style-name="ce21">
            <text:p>25,632</text:p>
          </table:table-cell>
          <table:table-cell office:value-type="float" office:value="23741" table:style-name="ce21">
            <text:p>23,741</text:p>
          </table:table-cell>
          <table:table-cell table:style-name="ce21"/>
          <table:table-cell office:value-type="float" office:value="199" table:style-name="ce21">
            <text:p>199</text:p>
          </table:table-cell>
          <table:table-cell office:value-type="float" office:value="83601" table:style-name="ce21">
            <text:p>83,601</text:p>
          </table:table-cell>
          <table:table-cell office:value-type="float" office:value="37082" table:style-name="ce21">
            <text:p>37,082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3" table:style-name="ce21">
            <text:p>43</text:p>
          </table:table-cell>
          <table:table-cell office:value-type="float" office:value="23500" table:style-name="ce21">
            <text:p>23,500</text:p>
          </table:table-cell>
          <table:table-cell office:value-type="float" office:value="15452.618138079806" table:style-name="ce21">
            <text:p>15,453</text:p>
          </table:table-cell>
          <table:table-cell table:style-name="ce21"/>
          <table:table-cell office:value-type="float" office:value="189" table:style-name="ce21">
            <text:p>189</text:p>
          </table:table-cell>
          <table:table-cell office:value-type="float" office:value="97912" table:style-name="ce21">
            <text:p>97,912</text:p>
          </table:table-cell>
          <table:table-cell office:value-type="float" office:value="39076.084543616591" table:style-name="ce21">
            <text:p>39,076</text:p>
          </table:table-cell>
          <table:table-cell table:style-name="ce21"/>
          <table:table-cell office:value-type="float" office:value="43" table:style-name="ce21">
            <text:p>43</text:p>
          </table:table-cell>
          <table:table-cell office:value-type="float" office:value="23137" table:style-name="ce21">
            <text:p>23,137</text:p>
          </table:table-cell>
          <table:table-cell office:value-type="float" office:value="16346.85592185592" table:style-name="ce21">
            <text:p>16,347</text:p>
          </table:table-cell>
          <table:table-cell table:style-name="ce21"/>
          <table:table-cell office:value-type="float" office:value="194" table:style-name="ce21">
            <text:p>194</text:p>
          </table:table-cell>
          <table:table-cell office:value-type="float" office:value="100260" table:style-name="ce21">
            <text:p>100,260</text:p>
          </table:table-cell>
          <table:table-cell office:value-type="float" office:value="41156.067193017188" table:style-name="ce21">
            <text:p>41,15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Liverpool Street</text:p>
          </table:table-cell>
          <table:table-cell office:value-type="float" office:value="156" table:style-name="ce21">
            <text:p>156</text:p>
          </table:table-cell>
          <table:table-cell office:value-type="float" office:value="94031" table:style-name="ce21">
            <text:p>94,031</text:p>
          </table:table-cell>
          <table:table-cell office:value-type="float" office:value="75056" table:style-name="ce21">
            <text:p>75,056</text:p>
          </table:table-cell>
          <table:table-cell table:style-name="ce21"/>
          <table:table-cell office:value-type="float" office:value="667" table:style-name="ce21">
            <text:p>667</text:p>
          </table:table-cell>
          <table:table-cell office:value-type="float" office:value="359459" table:style-name="ce21">
            <text:p>359,459</text:p>
          </table:table-cell>
          <table:table-cell office:value-type="float" office:value="123868" table:style-name="ce21">
            <text:p>123,868</text:p>
          </table:table-cell>
          <table:table-cell table:style-name="ce21"/>
          <table:table-cell office:value-type="float" office:value="150" table:style-name="ce21">
            <text:p>150</text:p>
          </table:table-cell>
          <table:table-cell office:value-type="float" office:value="91013" table:style-name="ce21">
            <text:p>91,013</text:p>
          </table:table-cell>
          <table:table-cell office:value-type="float" office:value="67203" table:style-name="ce21">
            <text:p>67,203</text:p>
          </table:table-cell>
          <table:table-cell table:style-name="ce21"/>
          <table:table-cell office:value-type="float" office:value="667" table:style-name="ce21">
            <text:p>667</text:p>
          </table:table-cell>
          <table:table-cell office:value-type="float" office:value="353206" table:style-name="ce21">
            <text:p>353,206</text:p>
          </table:table-cell>
          <table:table-cell office:value-type="float" office:value="125127" table:style-name="ce21">
            <text:p>125,12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London Bridge<text:span text:style-name="T4">10</text:span></text:p>
          </table:table-cell>
          <table:table-cell office:value-type="float" office:value="214" table:style-name="ce21">
            <text:p>214</text:p>
          </table:table-cell>
          <table:table-cell office:value-type="float" office:value="139472" table:style-name="ce21">
            <text:p>139,472</text:p>
          </table:table-cell>
          <table:table-cell office:value-type="float" office:value="159375" table:style-name="ce21">
            <text:p>159,375</text:p>
          </table:table-cell>
          <table:table-cell table:style-name="ce21"/>
          <table:table-cell office:value-type="float" office:value="1033" table:style-name="ce21">
            <text:p>1,033</text:p>
          </table:table-cell>
          <table:table-cell office:value-type="float" office:value="635102" table:style-name="ce21">
            <text:p>635,102</text:p>
          </table:table-cell>
          <table:table-cell office:value-type="float" office:value="258224" table:style-name="ce21">
            <text:p>258,224</text:p>
          </table:table-cell>
          <table:table-cell table:style-name="ce21"/>
          <table:table-cell office:value-type="float" office:value="208" table:style-name="ce21">
            <text:p>208</text:p>
          </table:table-cell>
          <table:table-cell office:value-type="float" office:value="132692" table:style-name="ce21">
            <text:p>132,692</text:p>
          </table:table-cell>
          <table:table-cell office:value-type="float" office:value="126161" table:style-name="ce21">
            <text:p>126,161</text:p>
          </table:table-cell>
          <table:table-cell table:style-name="ce21"/>
          <table:table-cell office:value-type="float" office:value="1042" table:style-name="ce21">
            <text:p>1,042</text:p>
          </table:table-cell>
          <table:table-cell office:value-type="float" office:value="640726" table:style-name="ce21">
            <text:p>640,726</text:p>
          </table:table-cell>
          <table:table-cell office:value-type="float" office:value="245193" table:style-name="ce21">
            <text:p>245,193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Marylebone</text:p>
          </table:table-cell>
          <table:table-cell office:value-type="float" office:value="45" table:style-name="ce21">
            <text:p>45</text:p>
          </table:table-cell>
          <table:table-cell office:value-type="float" office:value="14968" table:style-name="ce21">
            <text:p>14,968</text:p>
          </table:table-cell>
          <table:table-cell office:value-type="float" office:value="16565" table:style-name="ce21">
            <text:p>16,565</text:p>
          </table:table-cell>
          <table:table-cell table:style-name="ce21"/>
          <table:table-cell office:value-type="float" office:value="187" table:style-name="ce21">
            <text:p>187</text:p>
          </table:table-cell>
          <table:table-cell office:value-type="float" office:value="52200" table:style-name="ce21">
            <text:p>52,200</text:p>
          </table:table-cell>
          <table:table-cell office:value-type="float" office:value="29764" table:style-name="ce21">
            <text:p>29,764</text:p>
          </table:table-cell>
          <table:table-cell table:style-name="ce21"/>
          <table:table-cell office:value-type="float" office:value="45" table:style-name="ce21">
            <text:p>45</text:p>
          </table:table-cell>
          <table:table-cell office:value-type="float" office:value="14816" table:style-name="ce21">
            <text:p>14,816</text:p>
          </table:table-cell>
          <table:table-cell office:value-type="float" office:value="13203" table:style-name="ce21">
            <text:p>13,203</text:p>
          </table:table-cell>
          <table:table-cell table:style-name="ce21"/>
          <table:table-cell office:value-type="float" office:value="196" table:style-name="ce21">
            <text:p>196</text:p>
          </table:table-cell>
          <table:table-cell office:value-type="float" office:value="53012" table:style-name="ce21">
            <text:p>53,012</text:p>
          </table:table-cell>
          <table:table-cell office:value-type="float" office:value="27857" table:style-name="ce21">
            <text:p>27,85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Old Street (for Moorgate)</text:p>
          </table:table-cell>
          <table:table-cell office:value-type="float" office:value="34" table:style-name="ce21">
            <text:p>34</text:p>
          </table:table-cell>
          <table:table-cell office:value-type="float" office:value="12308" table:style-name="ce21">
            <text:p>12,308</text:p>
          </table:table-cell>
          <table:table-cell office:value-type="float" office:value="11788" table:style-name="ce21">
            <text:p>11,788</text:p>
          </table:table-cell>
          <table:table-cell table:style-name="ce21"/>
          <table:table-cell office:value-type="float" office:value="165" table:style-name="ce21">
            <text:p>165</text:p>
          </table:table-cell>
          <table:table-cell office:value-type="float" office:value="59730" table:style-name="ce21">
            <text:p>59,730</text:p>
          </table:table-cell>
          <table:table-cell office:value-type="float" office:value="16792" table:style-name="ce21">
            <text:p>16,792</text:p>
          </table:table-cell>
          <table:table-cell table:style-name="ce21"/>
          <table:table-cell office:value-type="float" office:value="33" table:style-name="ce21">
            <text:p>33</text:p>
          </table:table-cell>
          <table:table-cell office:value-type="float" office:value="11946" table:style-name="ce21">
            <text:p>11,946</text:p>
          </table:table-cell>
          <table:table-cell office:value-type="float" office:value="9644" table:style-name="ce21">
            <text:p>9,644</text:p>
          </table:table-cell>
          <table:table-cell table:style-name="ce21"/>
          <table:table-cell office:value-type="float" office:value="161" table:style-name="ce21">
            <text:p>161</text:p>
          </table:table-cell>
          <table:table-cell office:value-type="float" office:value="58282" table:style-name="ce21">
            <text:p>58,282</text:p>
          </table:table-cell>
          <table:table-cell office:value-type="float" office:value="16404" table:style-name="ce21">
            <text:p>16,40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Paddington</text:p>
          </table:table-cell>
          <table:table-cell office:value-type="float" office:value="66" table:style-name="ce21">
            <text:p>66</text:p>
          </table:table-cell>
          <table:table-cell office:value-type="float" office:value="32463" table:style-name="ce21">
            <text:p>32,463</text:p>
          </table:table-cell>
          <table:table-cell office:value-type="float" office:value="30960.95023510461" table:style-name="ce21">
            <text:p>30,961</text:p>
          </table:table-cell>
          <table:table-cell table:style-name="ce21"/>
          <table:table-cell office:value-type="float" office:value="320" table:style-name="ce21">
            <text:p>320</text:p>
          </table:table-cell>
          <table:table-cell office:value-type="float" office:value="149068" table:style-name="ce21">
            <text:p>149,068</text:p>
          </table:table-cell>
          <table:table-cell office:value-type="float" office:value="71082.314194015504" table:style-name="ce21">
            <text:p>71,082</text:p>
          </table:table-cell>
          <table:table-cell table:style-name="ce21"/>
          <table:table-cell office:value-type="float" office:value="65" table:style-name="ce21">
            <text:p>65</text:p>
          </table:table-cell>
          <table:table-cell office:value-type="float" office:value="33878" table:style-name="ce21">
            <text:p>33,878</text:p>
          </table:table-cell>
          <table:table-cell office:value-type="float" office:value="27264.311725710453" table:style-name="ce21">
            <text:p>27,264</text:p>
          </table:table-cell>
          <table:table-cell table:style-name="ce21"/>
          <table:table-cell office:value-type="float" office:value="313" table:style-name="ce21">
            <text:p>313</text:p>
          </table:table-cell>
          <table:table-cell office:value-type="float" office:value="147084" table:style-name="ce21">
            <text:p>147,084</text:p>
          </table:table-cell>
          <table:table-cell office:value-type="float" office:value="70247.776272262417" table:style-name="ce21">
            <text:p>70,24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90" table:style-name="ce21">
            <text:p>90</text:p>
          </table:table-cell>
          <table:table-cell office:value-type="float" office:value="46480" table:style-name="ce21">
            <text:p>46,480</text:p>
          </table:table-cell>
          <table:table-cell office:value-type="float" office:value="44350.628223786443" table:style-name="ce21">
            <text:p>44,351</text:p>
          </table:table-cell>
          <table:table-cell table:style-name="ce21"/>
          <table:table-cell office:value-type="float" office:value="474" table:style-name="ce21">
            <text:p>474</text:p>
          </table:table-cell>
          <table:table-cell office:value-type="float" office:value="227875" table:style-name="ce21">
            <text:p>227,875</text:p>
          </table:table-cell>
          <table:table-cell office:value-type="float" office:value="87763.648214907807" table:style-name="ce21">
            <text:p>87,764</text:p>
          </table:table-cell>
          <table:table-cell table:style-name="ce21"/>
          <table:table-cell office:value-type="float" office:value="92" table:style-name="ce21">
            <text:p>92</text:p>
          </table:table-cell>
          <table:table-cell office:value-type="float" office:value="46472" table:style-name="ce21">
            <text:p>46,472</text:p>
          </table:table-cell>
          <table:table-cell office:value-type="float" office:value="38824.903878528879" table:style-name="ce21">
            <text:p>38,825</text:p>
          </table:table-cell>
          <table:table-cell table:style-name="ce21"/>
          <table:table-cell office:value-type="float" office:value="473" table:style-name="ce21">
            <text:p>473</text:p>
          </table:table-cell>
          <table:table-cell office:value-type="float" office:value="226576" table:style-name="ce21">
            <text:p>226,576</text:p>
          </table:table-cell>
          <table:table-cell office:value-type="float" office:value="87900.053053894662" table:style-name="ce21">
            <text:p>87,90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Vauxhall (for Waterloo)</text:p>
          </table:table-cell>
          <table:table-cell office:value-type="float" office:value="161" table:style-name="ce21">
            <text:p>161</text:p>
          </table:table-cell>
          <table:table-cell office:value-type="float" office:value="93343" table:style-name="ce21">
            <text:p>93,343</text:p>
          </table:table-cell>
          <table:table-cell office:value-type="float" office:value="113747" table:style-name="ce21">
            <text:p>113,747</text:p>
          </table:table-cell>
          <table:table-cell table:style-name="ce21"/>
          <table:table-cell office:value-type="float" office:value="776" table:style-name="ce21">
            <text:p>776</text:p>
          </table:table-cell>
          <table:table-cell office:value-type="float" office:value="421035" table:style-name="ce21">
            <text:p>421,035</text:p>
          </table:table-cell>
          <table:table-cell office:value-type="float" office:value="213776" table:style-name="ce21">
            <text:p>213,776</text:p>
          </table:table-cell>
          <table:table-cell table:style-name="ce21"/>
          <table:table-cell office:value-type="float" office:value="154" table:style-name="ce21">
            <text:p>154</text:p>
          </table:table-cell>
          <table:table-cell office:value-type="float" office:value="89142" table:style-name="ce21">
            <text:p>89,142</text:p>
          </table:table-cell>
          <table:table-cell office:value-type="float" office:value="91849" table:style-name="ce21">
            <text:p>91,849</text:p>
          </table:table-cell>
          <table:table-cell table:style-name="ce21"/>
          <table:table-cell office:value-type="float" office:value="777" table:style-name="ce21">
            <text:p>777</text:p>
          </table:table-cell>
          <table:table-cell office:value-type="float" office:value="416476" table:style-name="ce21">
            <text:p>416,476</text:p>
          </table:table-cell>
          <table:table-cell office:value-type="float" office:value="209821" table:style-name="ce21">
            <text:p>209,82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Victoria<text:span text:style-name="T4">11</text:span></text:p>
          </table:table-cell>
          <table:table-cell office:value-type="float" office:value="124" table:style-name="ce21">
            <text:p>124</text:p>
          </table:table-cell>
          <table:table-cell office:value-type="float" office:value="72513" table:style-name="ce21">
            <text:p>72,513</text:p>
          </table:table-cell>
          <table:table-cell office:value-type="float" office:value="59393" table:style-name="ce21">
            <text:p>59,393</text:p>
          </table:table-cell>
          <table:table-cell table:style-name="ce21"/>
          <table:table-cell office:value-type="float" office:value="682" table:style-name="ce21">
            <text:p>682</text:p>
          </table:table-cell>
          <table:table-cell office:value-type="float" office:value="363499" table:style-name="ce21">
            <text:p>363,499</text:p>
          </table:table-cell>
          <table:table-cell office:value-type="float" office:value="115372" table:style-name="ce21">
            <text:p>115,372</text:p>
          </table:table-cell>
          <table:table-cell table:style-name="ce21"/>
          <table:table-cell office:value-type="float" office:value="123" table:style-name="ce21">
            <text:p>123</text:p>
          </table:table-cell>
          <table:table-cell office:value-type="float" office:value="72345" table:style-name="ce21">
            <text:p>72,345</text:p>
          </table:table-cell>
          <table:table-cell office:value-type="float" office:value="52354" table:style-name="ce21">
            <text:p>52,354</text:p>
          </table:table-cell>
          <table:table-cell table:style-name="ce21"/>
          <table:table-cell office:value-type="float" office:value="692" table:style-name="ce21">
            <text:p>692</text:p>
          </table:table-cell>
          <table:table-cell office:value-type="float" office:value="365554" table:style-name="ce21">
            <text:p>365,554</text:p>
          </table:table-cell>
          <table:table-cell office:value-type="float" office:value="115550" table:style-name="ce21">
            <text:p>115,55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23">
            <text:p>London total</text:p>
          </table:table-cell>
          <table:table-cell office:value-type="float" office:value="1094" table:style-name="ce24">
            <text:p>1,094</text:p>
          </table:table-cell>
          <table:table-cell office:value-type="float" office:value="608563" table:style-name="ce24">
            <text:p>608,563</text:p>
          </table:table-cell>
          <table:table-cell office:value-type="float" office:value="607406.70320091024" table:style-name="ce24">
            <text:p>607,407</text:p>
          </table:table-cell>
          <table:table-cell table:style-name="ce24"/>
          <table:table-cell office:value-type="float" office:value="5213" table:style-name="ce24">
            <text:p>5,213</text:p>
          </table:table-cell>
          <table:table-cell office:value-type="float" office:value="2677463" table:style-name="ce24">
            <text:p>2,677,463</text:p>
          </table:table-cell>
          <table:table-cell office:value-type="float" office:value="1112241.031268599" table:style-name="ce24">
            <text:p>1,112,241</text:p>
          </table:table-cell>
          <table:table-cell table:style-name="ce24"/>
          <table:table-cell office:value-type="float" office:value="1075" table:style-name="ce24">
            <text:p>1,075</text:p>
          </table:table-cell>
          <table:table-cell office:value-type="float" office:value="592510" table:style-name="ce24">
            <text:p>592,510</text:p>
          </table:table-cell>
          <table:table-cell office:value-type="float" office:value="511968.74255937559" table:style-name="ce24">
            <text:p>511,969</text:p>
          </table:table-cell>
          <table:table-cell table:style-name="ce24"/>
          <table:table-cell office:value-type="float" office:value="5238" table:style-name="ce24">
            <text:p>5,238</text:p>
          </table:table-cell>
          <table:table-cell office:value-type="float" office:value="2669878" table:style-name="ce24">
            <text:p>2,669,878</text:p>
          </table:table-cell>
          <table:table-cell office:value-type="float" office:value="1091388.1975987218" table:style-name="ce24">
            <text:p>1,091,388</text:p>
          </table:table-cell>
          <table:table-cell table:number-columns-repeated="1636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3" table:style-name="ce4"/>
          <table:table-cell table:number-columns-repeated="2" table:style-name="ce6"/>
          <table:table-cell table:number-columns-repeated="4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2 <text:s/>Includes standard and first clas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4 <text:s/>Temple Mead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5 <text:s/>Cardiff Central and Queen Street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6 <text:s/>Liverpool Central, Lime Street, Moorfields and James Street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7 <text:s/>All stations in Zone 1 of the Transport for London (TfL) travelcard area on routes into major station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8 <text:s/>Oxford Road, Piccadilly and Victoria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9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4">
            <text:p>10 Services to and from Charing Cross and Cannon Street are included in the London Bridge figure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9">
            <text:p>11 Includes Gatwick Express service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 table:style-name="ce5"/>
        </table:table-row>
        <table:table-row table:style-name="ro2">
          <table:table-cell table:number-columns-repeated="9" table:style-name="ce4"/>
          <table:table-cell table:style-name="ce6"/>
          <table:table-cell table:number-columns-repeated="5" table:style-name="ce4"/>
          <table:table-cell office:value-type="string" table:style-name="ce27">
            <text:p>Last updated: 22 September 2022</text:p>
          </table:table-cell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7">
            <text:p>Next update: September 2023</text:p>
          </table:table-cell>
          <table:table-cell table:number-columns-repeated="16368" table:style-name="ce5"/>
        </table:table-row>
        <table:table-row table:style-name="ro2">
          <table:table-cell table:number-columns-repeated="9" table:style-name="ce6"/>
          <table:table-cell table:style-name="ce4"/>
          <table:table-cell table:style-name="ce6"/>
          <table:table-cell table:number-columns-repeated="4" table:style-name="ce4"/>
          <table:table-cell office:value-type="string" table:style-name="ce27">
            <text:p>Telephone: 020 7944 2419</text:p>
          </table:table-cell>
          <table:table-cell table:number-columns-repeated="16368" table:style-name="ce5"/>
        </table:table-row>
        <table:table-row table:style-name="ro2">
          <table:table-cell table:number-columns-repeated="15" table:style-name="ce4"/>
          <table:table-cell office:value-type="string" table:style-name="ce27">
            <text:p>Email: rail.stats@dft.gov.uk</text:p>
          </table:table-cell>
          <table:table-cell table:number-columns-repeated="16368" table:style-name="ce5"/>
        </table:table-row>
        <table:table-row table:number-rows-repeated="1048520" table:style-name="ro2">
          <table:table-cell table:number-columns-repeated="16384"/>
        </table:table-row>
      </table:table>
      <table:table table:name="RAI0201_(2018)" table:style-name="ta2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6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7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7" table:default-cell-style-name="ce4"/>
        <table:table-column table:style-name="co18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2">
          <table:table-cell table:style-name="ce6"/>
          <table:table-cell table:number-columns-repeated="16383" table:style-name="ce4"/>
        </table:table-row>
        <table:table-row table:style-name="ro9">
          <table:table-cell office:value-type="string" table:style-name="ce7">
            <text:p>Table RAI0201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7">
            <text:p>City centre<text:span text:style-name="T2">1</text:span><text:s/>peak and all day arrivals and departures by rail on a typical autumn weekday, by city: 2018</text:p>
          </table:table-cell>
          <table:table-cell table:style-name="ce3"/>
          <table:table-cell table:number-columns-repeated="4" table:style-name="ce4"/>
          <table:table-cell table:style-name="ce8"/>
          <table:table-cell table:number-columns-repeated="16377" table:style-name="ce4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10"/>
          <table:table-cell table:number-columns-repeated="16377" table:style-name="ce4"/>
        </table:table-row>
        <table:table-row table:style-name="ro5">
          <table:table-cell table:style-name="ce11"/>
          <table:table-cell table:number-columns-repeated="8" table:style-name="ce12"/>
          <table:table-cell table:style-name="ce4"/>
          <table:table-cell table:style-name="ce12"/>
          <table:table-cell table:style-name="ce4"/>
          <table:table-cell table:number-columns-repeated="3" table:style-name="ce13"/>
          <table:table-cell office:value-type="string" table:style-name="ce14">
            <text:p>Number</text:p>
          </table:table-cell>
          <table:table-cell table:number-columns-repeated="16368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8">
          <table:table-cell office:value-type="string" table:style-name="ce4">
            <text:p>Birmingham<text:span text:style-name="T4">3</text:span></text:p>
          </table:table-cell>
          <table:table-cell office:value-type="float" office:value="180" table:style-name="ce21">
            <text:p>180</text:p>
          </table:table-cell>
          <table:table-cell office:value-type="float" office:value="54761" table:style-name="ce21">
            <text:p>54,761</text:p>
          </table:table-cell>
          <table:table-cell office:value-type="float" office:value="47943.785749904237" table:style-name="ce21">
            <text:p>47,944</text:p>
          </table:table-cell>
          <table:table-cell table:style-name="ce21"/>
          <table:table-cell office:value-type="float" office:value="959" table:style-name="ce21">
            <text:p>959</text:p>
          </table:table-cell>
          <table:table-cell office:value-type="float" office:value="275935" table:style-name="ce21">
            <text:p>275,935</text:p>
          </table:table-cell>
          <table:table-cell office:value-type="float" office:value="133852" table:style-name="ce21">
            <text:p>133,852</text:p>
          </table:table-cell>
          <table:table-cell table:style-name="ce21"/>
          <table:table-cell office:value-type="float" office:value="186" table:style-name="ce21">
            <text:p>186</text:p>
          </table:table-cell>
          <table:table-cell office:value-type="float" office:value="52361" table:style-name="ce21">
            <text:p>52,361</text:p>
          </table:table-cell>
          <table:table-cell office:value-type="float" office:value="48930.615377087292" table:style-name="ce21">
            <text:p>48,931</text:p>
          </table:table-cell>
          <table:table-cell table:style-name="ce21"/>
          <table:table-cell office:value-type="float" office:value="955" table:style-name="ce21">
            <text:p>955</text:p>
          </table:table-cell>
          <table:table-cell office:value-type="float" office:value="274807" table:style-name="ce21">
            <text:p>274,807</text:p>
          </table:table-cell>
          <table:table-cell office:value-type="float" office:value="132807.91065538945" table:style-name="ce21">
            <text:p>132,808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Brighton</text:p>
          </table:table-cell>
          <table:table-cell office:value-type="float" office:value="54" table:style-name="ce21">
            <text:p>54</text:p>
          </table:table-cell>
          <table:table-cell office:value-type="float" office:value="18214" table:style-name="ce21">
            <text:p>18,214</text:p>
          </table:table-cell>
          <table:table-cell office:value-type="float" office:value="7777" table:style-name="ce21">
            <text:p>7,777</text:p>
          </table:table-cell>
          <table:table-cell table:style-name="ce21"/>
          <table:table-cell office:value-type="float" office:value="341" table:style-name="ce21">
            <text:p>341</text:p>
          </table:table-cell>
          <table:table-cell office:value-type="float" office:value="114377" table:style-name="ce21">
            <text:p>114,377</text:p>
          </table:table-cell>
          <table:table-cell office:value-type="float" office:value="32949" table:style-name="ce21">
            <text:p>32,949</text:p>
          </table:table-cell>
          <table:table-cell table:style-name="ce21"/>
          <table:table-cell office:value-type="float" office:value="57" table:style-name="ce21">
            <text:p>57</text:p>
          </table:table-cell>
          <table:table-cell office:value-type="float" office:value="19869" table:style-name="ce21">
            <text:p>19,869</text:p>
          </table:table-cell>
          <table:table-cell office:value-type="float" office:value="8726" table:style-name="ce21">
            <text:p>8,726</text:p>
          </table:table-cell>
          <table:table-cell table:style-name="ce21"/>
          <table:table-cell office:value-type="float" office:value="343" table:style-name="ce21">
            <text:p>343</text:p>
          </table:table-cell>
          <table:table-cell office:value-type="float" office:value="114852" table:style-name="ce21">
            <text:p>114,852</text:p>
          </table:table-cell>
          <table:table-cell office:value-type="float" office:value="30710" table:style-name="ce21">
            <text:p>30,710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Bristol<text:span text:style-name="T4">4</text:span></text:p>
          </table:table-cell>
          <table:table-cell office:value-type="float" office:value="50" table:style-name="ce21">
            <text:p>50</text:p>
          </table:table-cell>
          <table:table-cell office:value-type="float" office:value="15563" table:style-name="ce21">
            <text:p>15,563</text:p>
          </table:table-cell>
          <table:table-cell office:value-type="float" office:value="9475.7333333333336" table:style-name="ce21">
            <text:p>9,476</text:p>
          </table:table-cell>
          <table:table-cell table:style-name="ce21"/>
          <table:table-cell office:value-type="float" office:value="267" table:style-name="ce21">
            <text:p>267</text:p>
          </table:table-cell>
          <table:table-cell office:value-type="float" office:value="79955" table:style-name="ce21">
            <text:p>79,955</text:p>
          </table:table-cell>
          <table:table-cell office:value-type="float" office:value="30306.433333333331" table:style-name="ce21">
            <text:p>30,306</text:p>
          </table:table-cell>
          <table:table-cell table:style-name="ce21"/>
          <table:table-cell office:value-type="float" office:value="51" table:style-name="ce21">
            <text:p>51</text:p>
          </table:table-cell>
          <table:table-cell office:value-type="float" office:value="15917" table:style-name="ce21">
            <text:p>15,917</text:p>
          </table:table-cell>
          <table:table-cell office:value-type="float" office:value="10398.183333333334" table:style-name="ce21">
            <text:p>10,398</text:p>
          </table:table-cell>
          <table:table-cell table:style-name="ce21"/>
          <table:table-cell office:value-type="float" office:value="261" table:style-name="ce21">
            <text:p>261</text:p>
          </table:table-cell>
          <table:table-cell office:value-type="float" office:value="78250" table:style-name="ce21">
            <text:p>78,250</text:p>
          </table:table-cell>
          <table:table-cell office:value-type="float" office:value="30461" table:style-name="ce21">
            <text:p>30,461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Cambridge</text:p>
          </table:table-cell>
          <table:table-cell office:value-type="float" office:value="46" table:style-name="ce21">
            <text:p>46</text:p>
          </table:table-cell>
          <table:table-cell office:value-type="float" office:value="17647" table:style-name="ce21">
            <text:p>17,647</text:p>
          </table:table-cell>
          <table:table-cell office:value-type="float" office:value="8633" table:style-name="ce21">
            <text:p>8,633</text:p>
          </table:table-cell>
          <table:table-cell table:style-name="ce21"/>
          <table:table-cell office:value-type="float" office:value="277" table:style-name="ce21">
            <text:p>277</text:p>
          </table:table-cell>
          <table:table-cell office:value-type="float" office:value="103273" table:style-name="ce21">
            <text:p>103,273</text:p>
          </table:table-cell>
          <table:table-cell office:value-type="float" office:value="26952" table:style-name="ce21">
            <text:p>26,952</text:p>
          </table:table-cell>
          <table:table-cell table:style-name="ce21"/>
          <table:table-cell office:value-type="float" office:value="48" table:style-name="ce21">
            <text:p>48</text:p>
          </table:table-cell>
          <table:table-cell office:value-type="float" office:value="17805" table:style-name="ce21">
            <text:p>17,805</text:p>
          </table:table-cell>
          <table:table-cell office:value-type="float" office:value="8991" table:style-name="ce21">
            <text:p>8,991</text:p>
          </table:table-cell>
          <table:table-cell table:style-name="ce21"/>
          <table:table-cell office:value-type="float" office:value="281" table:style-name="ce21">
            <text:p>281</text:p>
          </table:table-cell>
          <table:table-cell office:value-type="float" office:value="104310" table:style-name="ce21">
            <text:p>104,310</text:p>
          </table:table-cell>
          <table:table-cell office:value-type="float" office:value="25794" table:style-name="ce21">
            <text:p>25,794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Cardiff<text:span text:style-name="T4">5</text:span></text:p>
          </table:table-cell>
          <table:table-cell office:value-type="float" office:value="116" table:style-name="ce21">
            <text:p>116</text:p>
          </table:table-cell>
          <table:table-cell office:value-type="float" office:value="23254" table:style-name="ce21">
            <text:p>23,254</text:p>
          </table:table-cell>
          <table:table-cell office:value-type="float" office:value="14124.285071973194" table:style-name="ce21">
            <text:p>14,124</text:p>
          </table:table-cell>
          <table:table-cell table:style-name="ce21"/>
          <table:table-cell office:value-type="float" office:value="620" table:style-name="ce21">
            <text:p>620</text:p>
          </table:table-cell>
          <table:table-cell office:value-type="float" office:value="121535" table:style-name="ce21">
            <text:p>121,535</text:p>
          </table:table-cell>
          <table:table-cell office:value-type="float" office:value="36714.840416147694" table:style-name="ce21">
            <text:p>36,715</text:p>
          </table:table-cell>
          <table:table-cell table:style-name="ce21"/>
          <table:table-cell office:value-type="float" office:value="116" table:style-name="ce21">
            <text:p>116</text:p>
          </table:table-cell>
          <table:table-cell office:value-type="float" office:value="23207" table:style-name="ce21">
            <text:p>23,207</text:p>
          </table:table-cell>
          <table:table-cell office:value-type="float" office:value="14962.756028614507" table:style-name="ce21">
            <text:p>14,963</text:p>
          </table:table-cell>
          <table:table-cell table:style-name="ce21"/>
          <table:table-cell office:value-type="float" office:value="618" table:style-name="ce21">
            <text:p>618</text:p>
          </table:table-cell>
          <table:table-cell office:value-type="float" office:value="119815" table:style-name="ce21">
            <text:p>119,815</text:p>
          </table:table-cell>
          <table:table-cell office:value-type="float" office:value="36994.728855243462" table:style-name="ce21">
            <text:p>36,99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eeds</text:p>
          </table:table-cell>
          <table:table-cell office:value-type="float" office:value="127" table:style-name="ce21">
            <text:p>127</text:p>
          </table:table-cell>
          <table:table-cell office:value-type="float" office:value="30913" table:style-name="ce21">
            <text:p>30,913</text:p>
          </table:table-cell>
          <table:table-cell office:value-type="float" office:value="27322.66700742178" table:style-name="ce21">
            <text:p>27,323</text:p>
          </table:table-cell>
          <table:table-cell table:style-name="ce21"/>
          <table:table-cell office:value-type="float" office:value="667" table:style-name="ce21">
            <text:p>667</text:p>
          </table:table-cell>
          <table:table-cell office:value-type="float" office:value="158707" table:style-name="ce21">
            <text:p>158,707</text:p>
          </table:table-cell>
          <table:table-cell office:value-type="float" office:value="72244.8088353895" table:style-name="ce21">
            <text:p>72,245</text:p>
          </table:table-cell>
          <table:table-cell table:style-name="ce21"/>
          <table:table-cell office:value-type="float" office:value="127" table:style-name="ce21">
            <text:p>127</text:p>
          </table:table-cell>
          <table:table-cell office:value-type="float" office:value="30957" table:style-name="ce21">
            <text:p>30,957</text:p>
          </table:table-cell>
          <table:table-cell office:value-type="float" office:value="27101.353571428572" table:style-name="ce21">
            <text:p>27,101</text:p>
          </table:table-cell>
          <table:table-cell table:style-name="ce21"/>
          <table:table-cell office:value-type="float" office:value="659" table:style-name="ce21">
            <text:p>659</text:p>
          </table:table-cell>
          <table:table-cell office:value-type="float" office:value="156896" table:style-name="ce21">
            <text:p>156,896</text:p>
          </table:table-cell>
          <table:table-cell office:value-type="float" office:value="72046.647277284123" table:style-name="ce21">
            <text:p>72,047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eicester</text:p>
          </table:table-cell>
          <table:table-cell office:value-type="float" office:value="36" table:style-name="ce21">
            <text:p>36</text:p>
          </table:table-cell>
          <table:table-cell office:value-type="float" office:value="10726" table:style-name="ce21">
            <text:p>10,726</text:p>
          </table:table-cell>
          <table:table-cell office:value-type="float" office:value="5987.7602548036757" table:style-name="ce21">
            <text:p>5,988</text:p>
          </table:table-cell>
          <table:table-cell table:style-name="ce21"/>
          <table:table-cell office:value-type="float" office:value="202" table:style-name="ce21">
            <text:p>202</text:p>
          </table:table-cell>
          <table:table-cell office:value-type="float" office:value="58137" table:style-name="ce21">
            <text:p>58,137</text:p>
          </table:table-cell>
          <table:table-cell office:value-type="float" office:value="28613.48908035308" table:style-name="ce21">
            <text:p>28,613</text:p>
          </table:table-cell>
          <table:table-cell table:style-name="ce21"/>
          <table:table-cell office:value-type="float" office:value="38" table:style-name="ce21">
            <text:p>38</text:p>
          </table:table-cell>
          <table:table-cell office:value-type="float" office:value="11324" table:style-name="ce21">
            <text:p>11,324</text:p>
          </table:table-cell>
          <table:table-cell office:value-type="float" office:value="7625.0414628277049" table:style-name="ce21">
            <text:p>7,625</text:p>
          </table:table-cell>
          <table:table-cell table:style-name="ce21"/>
          <table:table-cell office:value-type="float" office:value="199" table:style-name="ce21">
            <text:p>199</text:p>
          </table:table-cell>
          <table:table-cell office:value-type="float" office:value="57832" table:style-name="ce21">
            <text:p>57,832</text:p>
          </table:table-cell>
          <table:table-cell office:value-type="float" office:value="28522.524219311024" table:style-name="ce21">
            <text:p>28,523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iverpool<text:span text:style-name="T4">6</text:span></text:p>
          </table:table-cell>
          <table:table-cell office:value-type="float" office:value="126" table:style-name="ce21">
            <text:p>126</text:p>
          </table:table-cell>
          <table:table-cell office:value-type="float" office:value="31893" table:style-name="ce21">
            <text:p>31,893</text:p>
          </table:table-cell>
          <table:table-cell office:value-type="float" office:value="21243.681320450887" table:style-name="ce21">
            <text:p>21,244</text:p>
          </table:table-cell>
          <table:table-cell table:style-name="ce21"/>
          <table:table-cell office:value-type="float" office:value="715" table:style-name="ce21">
            <text:p>715</text:p>
          </table:table-cell>
          <table:table-cell office:value-type="float" office:value="167273" table:style-name="ce21">
            <text:p>167,273</text:p>
          </table:table-cell>
          <table:table-cell office:value-type="float" office:value="63320.277909016986" table:style-name="ce21">
            <text:p>63,320</text:p>
          </table:table-cell>
          <table:table-cell table:style-name="ce21"/>
          <table:table-cell office:value-type="float" office:value="137" table:style-name="ce21">
            <text:p>137</text:p>
          </table:table-cell>
          <table:table-cell office:value-type="float" office:value="34127" table:style-name="ce21">
            <text:p>34,127</text:p>
          </table:table-cell>
          <table:table-cell office:value-type="float" office:value="23913.756382335148" table:style-name="ce21">
            <text:p>23,914</text:p>
          </table:table-cell>
          <table:table-cell table:style-name="ce21"/>
          <table:table-cell office:value-type="float" office:value="715" table:style-name="ce21">
            <text:p>715</text:p>
          </table:table-cell>
          <table:table-cell office:value-type="float" office:value="169606" table:style-name="ce21">
            <text:p>169,606</text:p>
          </table:table-cell>
          <table:table-cell office:value-type="float" office:value="63569.580754681811" table:style-name="ce21">
            <text:p>63,570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ondon<text:span text:style-name="T4">7</text:span></text:p>
          </table:table-cell>
          <table:table-cell office:value-type="float" office:value="1054" table:style-name="ce21">
            <text:p>1,054</text:p>
          </table:table-cell>
          <table:table-cell office:value-type="float" office:value="593437" table:style-name="ce21">
            <text:p>593,437</text:p>
          </table:table-cell>
          <table:table-cell office:value-type="float" office:value="596349.34468727431" table:style-name="ce21">
            <text:p>596,349</text:p>
          </table:table-cell>
          <table:table-cell table:style-name="ce21"/>
          <table:table-cell office:value-type="float" office:value="4985" table:style-name="ce21">
            <text:p>4,985</text:p>
          </table:table-cell>
          <table:table-cell office:value-type="float" office:value="2565401" table:style-name="ce21">
            <text:p>2,565,401</text:p>
          </table:table-cell>
          <table:table-cell office:value-type="float" office:value="1100860.4979734602" table:style-name="ce21">
            <text:p>1,100,860</text:p>
          </table:table-cell>
          <table:table-cell table:style-name="ce21"/>
          <table:table-cell office:value-type="float" office:value="1048" table:style-name="ce21">
            <text:p>1,048</text:p>
          </table:table-cell>
          <table:table-cell office:value-type="float" office:value="583812" table:style-name="ce21">
            <text:p>583,812</text:p>
          </table:table-cell>
          <table:table-cell office:value-type="float" office:value="508559.33928026923" table:style-name="ce21">
            <text:p>508,559</text:p>
          </table:table-cell>
          <table:table-cell table:style-name="ce21"/>
          <table:table-cell office:value-type="float" office:value="5013" table:style-name="ce21">
            <text:p>5,013</text:p>
          </table:table-cell>
          <table:table-cell office:value-type="float" office:value="2549217" table:style-name="ce21">
            <text:p>2,549,217</text:p>
          </table:table-cell>
          <table:table-cell office:value-type="float" office:value="1079778.2635066705" table:style-name="ce21">
            <text:p>1,079,778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Manchester<text:span text:style-name="T4">8</text:span></text:p>
          </table:table-cell>
          <table:table-cell office:value-type="float" office:value="198" table:style-name="ce21">
            <text:p>198</text:p>
          </table:table-cell>
          <table:table-cell office:value-type="float" office:value="47995" table:style-name="ce21">
            <text:p>47,995</text:p>
          </table:table-cell>
          <table:table-cell office:value-type="float" office:value="35108.820164118049" table:style-name="ce21">
            <text:p>35,109</text:p>
          </table:table-cell>
          <table:table-cell table:style-name="ce21"/>
          <table:table-cell office:value-type="float" office:value="1104" table:style-name="ce21">
            <text:p>1,104</text:p>
          </table:table-cell>
          <table:table-cell office:value-type="float" office:value="263098" table:style-name="ce21">
            <text:p>263,098</text:p>
          </table:table-cell>
          <table:table-cell office:value-type="float" office:value="102856.26587472101" table:style-name="ce21">
            <text:p>102,856</text:p>
          </table:table-cell>
          <table:table-cell table:style-name="ce21"/>
          <table:table-cell office:value-type="float" office:value="198" table:style-name="ce21">
            <text:p>198</text:p>
          </table:table-cell>
          <table:table-cell office:value-type="float" office:value="49602" table:style-name="ce21">
            <text:p>49,602</text:p>
          </table:table-cell>
          <table:table-cell office:value-type="float" office:value="36287.810084744" table:style-name="ce21">
            <text:p>36,288</text:p>
          </table:table-cell>
          <table:table-cell table:style-name="ce21"/>
          <table:table-cell office:value-type="float" office:value="1096" table:style-name="ce21">
            <text:p>1,096</text:p>
          </table:table-cell>
          <table:table-cell office:value-type="float" office:value="261952" table:style-name="ce21">
            <text:p>261,952</text:p>
          </table:table-cell>
          <table:table-cell office:value-type="float" office:value="102170.58164994195" table:style-name="ce21">
            <text:p>102,171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Newcastle</text:p>
          </table:table-cell>
          <table:table-cell office:value-type="float" office:value="39" table:style-name="ce21">
            <text:p>39</text:p>
          </table:table-cell>
          <table:table-cell office:value-type="float" office:value="10863" table:style-name="ce21">
            <text:p>10,863</text:p>
          </table:table-cell>
          <table:table-cell office:value-type="float" office:value="4746.272073694352" table:style-name="ce21">
            <text:p>4,746</text:p>
          </table:table-cell>
          <table:table-cell table:style-name="ce21"/>
          <table:table-cell office:value-type="float" office:value="217" table:style-name="ce21">
            <text:p>217</text:p>
          </table:table-cell>
          <table:table-cell office:value-type="float" office:value="60555" table:style-name="ce21">
            <text:p>60,555</text:p>
          </table:table-cell>
          <table:table-cell office:value-type="float" office:value="25426.496920839796" table:style-name="ce21">
            <text:p>25,426</text:p>
          </table:table-cell>
          <table:table-cell table:style-name="ce21"/>
          <table:table-cell office:value-type="float" office:value="44" table:style-name="ce21">
            <text:p>44</text:p>
          </table:table-cell>
          <table:table-cell office:value-type="float" office:value="11366" table:style-name="ce21">
            <text:p>11,366</text:p>
          </table:table-cell>
          <table:table-cell office:value-type="float" office:value="6631.2471583971583" table:style-name="ce21">
            <text:p>6,631</text:p>
          </table:table-cell>
          <table:table-cell table:style-name="ce21"/>
          <table:table-cell office:value-type="float" office:value="217" table:style-name="ce21">
            <text:p>217</text:p>
          </table:table-cell>
          <table:table-cell office:value-type="float" office:value="60412" table:style-name="ce21">
            <text:p>60,412</text:p>
          </table:table-cell>
          <table:table-cell office:value-type="float" office:value="25046.36124112815" table:style-name="ce21">
            <text:p>25,04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Nottingham</text:p>
          </table:table-cell>
          <table:table-cell office:value-type="float" office:value="39" table:style-name="ce21">
            <text:p>39</text:p>
          </table:table-cell>
          <table:table-cell office:value-type="float" office:value="7668" table:style-name="ce21">
            <text:p>7,668</text:p>
          </table:table-cell>
          <table:table-cell office:value-type="float" office:value="4954.1759920634922" table:style-name="ce21">
            <text:p>4,954</text:p>
          </table:table-cell>
          <table:table-cell table:style-name="ce21"/>
          <table:table-cell office:value-type="float" office:value="227" table:style-name="ce21">
            <text:p>227</text:p>
          </table:table-cell>
          <table:table-cell office:value-type="float" office:value="46805" table:style-name="ce21">
            <text:p>46,805</text:p>
          </table:table-cell>
          <table:table-cell office:value-type="float" office:value="17550.792800534371" table:style-name="ce21">
            <text:p>17,551</text:p>
          </table:table-cell>
          <table:table-cell table:style-name="ce21"/>
          <table:table-cell office:value-type="float" office:value="42" table:style-name="ce21">
            <text:p>42</text:p>
          </table:table-cell>
          <table:table-cell office:value-type="float" office:value="8007" table:style-name="ce21">
            <text:p>8,007</text:p>
          </table:table-cell>
          <table:table-cell office:value-type="float" office:value="5410.6885926671584" table:style-name="ce21">
            <text:p>5,411</text:p>
          </table:table-cell>
          <table:table-cell table:style-name="ce21"/>
          <table:table-cell office:value-type="float" office:value="222" table:style-name="ce21">
            <text:p>222</text:p>
          </table:table-cell>
          <table:table-cell office:value-type="float" office:value="44810" table:style-name="ce21">
            <text:p>44,810</text:p>
          </table:table-cell>
          <table:table-cell office:value-type="float" office:value="16114.965332432135" table:style-name="ce21">
            <text:p>16,11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Reading</text:p>
          </table:table-cell>
          <table:table-cell office:value-type="float" office:value="117" table:style-name="ce21">
            <text:p>117</text:p>
          </table:table-cell>
          <table:table-cell office:value-type="float" office:value="51509" table:style-name="ce21">
            <text:p>51,509</text:p>
          </table:table-cell>
          <table:table-cell office:value-type="float" office:value="25985.732026143793" table:style-name="ce21">
            <text:p>25,986</text:p>
          </table:table-cell>
          <table:table-cell table:style-name="ce21"/>
          <table:table-cell office:value-type="float" office:value="623" table:style-name="ce21">
            <text:p>623</text:p>
          </table:table-cell>
          <table:table-cell office:value-type="float" office:value="265138" table:style-name="ce21">
            <text:p>265,138</text:p>
          </table:table-cell>
          <table:table-cell office:value-type="float" office:value="98637.997140522872" table:style-name="ce21">
            <text:p>98,638</text:p>
          </table:table-cell>
          <table:table-cell table:style-name="ce21"/>
          <table:table-cell office:value-type="float" office:value="115" table:style-name="ce21">
            <text:p>115</text:p>
          </table:table-cell>
          <table:table-cell office:value-type="float" office:value="52034" table:style-name="ce21">
            <text:p>52,034</text:p>
          </table:table-cell>
          <table:table-cell office:value-type="float" office:value="27386.535947712411" table:style-name="ce21">
            <text:p>27,387</text:p>
          </table:table-cell>
          <table:table-cell table:style-name="ce21"/>
          <table:table-cell office:value-type="float" office:value="619" table:style-name="ce21">
            <text:p>619</text:p>
          </table:table-cell>
          <table:table-cell office:value-type="float" office:value="263636" table:style-name="ce21">
            <text:p>263,636</text:p>
          </table:table-cell>
          <table:table-cell office:value-type="float" office:value="98278.470016339881" table:style-name="ce21">
            <text:p>98,278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Sheffield</text:p>
          </table:table-cell>
          <table:table-cell office:value-type="float" office:value="62" table:style-name="ce21">
            <text:p>62</text:p>
          </table:table-cell>
          <table:table-cell office:value-type="float" office:value="12633" table:style-name="ce21">
            <text:p>12,633</text:p>
          </table:table-cell>
          <table:table-cell office:value-type="float" office:value="7761.7634920634919" table:style-name="ce21">
            <text:p>7,762</text:p>
          </table:table-cell>
          <table:table-cell table:style-name="ce21"/>
          <table:table-cell office:value-type="float" office:value="361" table:style-name="ce21">
            <text:p>361</text:p>
          </table:table-cell>
          <table:table-cell office:value-type="float" office:value="71891" table:style-name="ce21">
            <text:p>71,891</text:p>
          </table:table-cell>
          <table:table-cell office:value-type="float" office:value="33954.885206810606" table:style-name="ce21">
            <text:p>33,955</text:p>
          </table:table-cell>
          <table:table-cell table:style-name="ce21"/>
          <table:table-cell office:value-type="float" office:value="64" table:style-name="ce21">
            <text:p>64</text:p>
          </table:table-cell>
          <table:table-cell office:value-type="float" office:value="13104" table:style-name="ce21">
            <text:p>13,104</text:p>
          </table:table-cell>
          <table:table-cell office:value-type="float" office:value="9621.3191622103386" table:style-name="ce21">
            <text:p>9,621</text:p>
          </table:table-cell>
          <table:table-cell table:style-name="ce21"/>
          <table:table-cell office:value-type="float" office:value="366" table:style-name="ce21">
            <text:p>366</text:p>
          </table:table-cell>
          <table:table-cell office:value-type="float" office:value="73909" table:style-name="ce21">
            <text:p>73,909</text:p>
          </table:table-cell>
          <table:table-cell office:value-type="float" office:value="34617.153442866344" table:style-name="ce21">
            <text:p>34,617</text:p>
          </table:table-cell>
          <table:table-cell table:number-columns-repeated="16368"/>
        </table:table-row>
        <table:table-row table:style-name="ro8">
          <table:table-cell table:style-name="ce13"/>
          <table:table-cell table:number-columns-repeated="15" table:style-name="ce20"/>
          <table:table-cell table:number-columns-repeated="16368"/>
        </table:table-row>
        <table:table-row table:style-name="ro8">
          <table:table-cell office:value-type="string" table:style-name="ce3">
            <text:p>London by station<text:span text:style-name="T3">9</text:span></text:p>
          </table:table-cell>
          <table:table-cell table:number-columns-repeated="15" table:style-name="ce21"/>
          <table:table-cell table:number-columns-repeated="16368"/>
        </table:table-row>
        <table:table-row table:style-name="ro8">
          <table:table-cell office:value-type="string" table:style-name="ce4">
            <text:p><text:s text:c="3"/>Elephant and Castle (for Blackfriars)</text:p>
          </table:table-cell>
          <table:table-cell office:value-type="float" office:value="30" table:style-name="ce21">
            <text:p>30</text:p>
          </table:table-cell>
          <table:table-cell office:value-type="float" office:value="14259" table:style-name="ce21">
            <text:p>14,259</text:p>
          </table:table-cell>
          <table:table-cell office:value-type="float" office:value="18764" table:style-name="ce21">
            <text:p>18,764</text:p>
          </table:table-cell>
          <table:table-cell table:style-name="ce21"/>
          <table:table-cell office:value-type="float" office:value="134" table:style-name="ce21">
            <text:p>134</text:p>
          </table:table-cell>
          <table:table-cell office:value-type="float" office:value="60354" table:style-name="ce21">
            <text:p>60,354</text:p>
          </table:table-cell>
          <table:table-cell office:value-type="float" office:value="29091" table:style-name="ce21">
            <text:p>29,091</text:p>
          </table:table-cell>
          <table:table-cell table:style-name="ce21"/>
          <table:table-cell office:value-type="float" office:value="31" table:style-name="ce21">
            <text:p>31</text:p>
          </table:table-cell>
          <table:table-cell office:value-type="float" office:value="14411" table:style-name="ce21">
            <text:p>14,411</text:p>
          </table:table-cell>
          <table:table-cell office:value-type="float" office:value="14331" table:style-name="ce21">
            <text:p>14,331</text:p>
          </table:table-cell>
          <table:table-cell table:style-name="ce21"/>
          <table:table-cell office:value-type="float" office:value="145" table:style-name="ce21">
            <text:p>145</text:p>
          </table:table-cell>
          <table:table-cell office:value-type="float" office:value="64618" table:style-name="ce21">
            <text:p>64,618</text:p>
          </table:table-cell>
          <table:table-cell office:value-type="float" office:value="26006" table:style-name="ce21">
            <text:p>26,00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Euston</text:p>
          </table:table-cell>
          <table:table-cell office:value-type="float" office:value="64" table:style-name="ce21">
            <text:p>64</text:p>
          </table:table-cell>
          <table:table-cell office:value-type="float" office:value="32967" table:style-name="ce21">
            <text:p>32,967</text:p>
          </table:table-cell>
          <table:table-cell office:value-type="float" office:value="30694.273635545615" table:style-name="ce21">
            <text:p>30,694</text:p>
          </table:table-cell>
          <table:table-cell table:style-name="ce21"/>
          <table:table-cell office:value-type="float" office:value="323" table:style-name="ce21">
            <text:p>323</text:p>
          </table:table-cell>
          <table:table-cell office:value-type="float" office:value="136850" table:style-name="ce21">
            <text:p>136,850</text:p>
          </table:table-cell>
          <table:table-cell office:value-type="float" office:value="80884.47402826717" table:style-name="ce21">
            <text:p>80,884</text:p>
          </table:table-cell>
          <table:table-cell table:style-name="ce21"/>
          <table:table-cell office:value-type="float" office:value="70" table:style-name="ce21">
            <text:p>70</text:p>
          </table:table-cell>
          <table:table-cell office:value-type="float" office:value="33985" table:style-name="ce21">
            <text:p>33,985</text:p>
          </table:table-cell>
          <table:table-cell office:value-type="float" office:value="29126.5935487436" table:style-name="ce21">
            <text:p>29,127</text:p>
          </table:table-cell>
          <table:table-cell table:style-name="ce21"/>
          <table:table-cell office:value-type="float" office:value="330" table:style-name="ce21">
            <text:p>330</text:p>
          </table:table-cell>
          <table:table-cell office:value-type="float" office:value="137206" table:style-name="ce21">
            <text:p>137,206</text:p>
          </table:table-cell>
          <table:table-cell office:value-type="float" office:value="83124.823510918301" table:style-name="ce21">
            <text:p>83,12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Fenchurch Street</text:p>
          </table:table-cell>
          <table:table-cell office:value-type="float" office:value="55" table:style-name="ce21">
            <text:p>55</text:p>
          </table:table-cell>
          <table:table-cell office:value-type="float" office:value="28050" table:style-name="ce21">
            <text:p>28,050</text:p>
          </table:table-cell>
          <table:table-cell office:value-type="float" office:value="26627" table:style-name="ce21">
            <text:p>26,627</text:p>
          </table:table-cell>
          <table:table-cell table:style-name="ce21"/>
          <table:table-cell office:value-type="float" office:value="198" table:style-name="ce21">
            <text:p>198</text:p>
          </table:table-cell>
          <table:table-cell office:value-type="float" office:value="86883" table:style-name="ce21">
            <text:p>86,883</text:p>
          </table:table-cell>
          <table:table-cell office:value-type="float" office:value="36935" table:style-name="ce21">
            <text:p>36,935</text:p>
          </table:table-cell>
          <table:table-cell table:style-name="ce21"/>
          <table:table-cell office:value-type="float" office:value="53" table:style-name="ce21">
            <text:p>53</text:p>
          </table:table-cell>
          <table:table-cell office:value-type="float" office:value="25974" table:style-name="ce21">
            <text:p>25,974</text:p>
          </table:table-cell>
          <table:table-cell office:value-type="float" office:value="23602" table:style-name="ce21">
            <text:p>23,602</text:p>
          </table:table-cell>
          <table:table-cell table:style-name="ce21"/>
          <table:table-cell office:value-type="float" office:value="199" table:style-name="ce21">
            <text:p>199</text:p>
          </table:table-cell>
          <table:table-cell office:value-type="float" office:value="85080" table:style-name="ce21">
            <text:p>85,080</text:p>
          </table:table-cell>
          <table:table-cell office:value-type="float" office:value="36337" table:style-name="ce21">
            <text:p>36,337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3" table:style-name="ce21">
            <text:p>43</text:p>
          </table:table-cell>
          <table:table-cell office:value-type="float" office:value="22824" table:style-name="ce21">
            <text:p>22,824</text:p>
          </table:table-cell>
          <table:table-cell office:value-type="float" office:value="18386.208842915185" table:style-name="ce21">
            <text:p>18,386</text:p>
          </table:table-cell>
          <table:table-cell table:style-name="ce21"/>
          <table:table-cell office:value-type="float" office:value="183" table:style-name="ce21">
            <text:p>183</text:p>
          </table:table-cell>
          <table:table-cell office:value-type="float" office:value="93331" table:style-name="ce21">
            <text:p>93,331</text:p>
          </table:table-cell>
          <table:table-cell office:value-type="float" office:value="43397.727127821148" table:style-name="ce21">
            <text:p>43,398</text:p>
          </table:table-cell>
          <table:table-cell table:style-name="ce21"/>
          <table:table-cell office:value-type="float" office:value="43" table:style-name="ce21">
            <text:p>43</text:p>
          </table:table-cell>
          <table:table-cell office:value-type="float" office:value="22701" table:style-name="ce21">
            <text:p>22,701</text:p>
          </table:table-cell>
          <table:table-cell office:value-type="float" office:value="18393.437662337663" table:style-name="ce21">
            <text:p>18,393</text:p>
          </table:table-cell>
          <table:table-cell table:style-name="ce21"/>
          <table:table-cell office:value-type="float" office:value="187" table:style-name="ce21">
            <text:p>187</text:p>
          </table:table-cell>
          <table:table-cell office:value-type="float" office:value="94938" table:style-name="ce21">
            <text:p>94,938</text:p>
          </table:table-cell>
          <table:table-cell office:value-type="float" office:value="45402.941985547135" table:style-name="ce21">
            <text:p>45,403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Liverpool Street</text:p>
          </table:table-cell>
          <table:table-cell office:value-type="float" office:value="155" table:style-name="ce21">
            <text:p>155</text:p>
          </table:table-cell>
          <table:table-cell office:value-type="float" office:value="95587" table:style-name="ce21">
            <text:p>95,587</text:p>
          </table:table-cell>
          <table:table-cell office:value-type="float" office:value="74695.156000000003" table:style-name="ce21">
            <text:p>74,695</text:p>
          </table:table-cell>
          <table:table-cell table:style-name="ce21"/>
          <table:table-cell office:value-type="float" office:value="665" table:style-name="ce21">
            <text:p>665</text:p>
          </table:table-cell>
          <table:table-cell office:value-type="float" office:value="355449" table:style-name="ce21">
            <text:p>355,449</text:p>
          </table:table-cell>
          <table:table-cell office:value-type="float" office:value="124394.156" table:style-name="ce21">
            <text:p>124,394</text:p>
          </table:table-cell>
          <table:table-cell table:style-name="ce21"/>
          <table:table-cell office:value-type="float" office:value="150" table:style-name="ce21">
            <text:p>150</text:p>
          </table:table-cell>
          <table:table-cell office:value-type="float" office:value="92783" table:style-name="ce21">
            <text:p>92,783</text:p>
          </table:table-cell>
          <table:table-cell office:value-type="float" office:value="69729" table:style-name="ce21">
            <text:p>69,729</text:p>
          </table:table-cell>
          <table:table-cell table:style-name="ce21"/>
          <table:table-cell office:value-type="float" office:value="663" table:style-name="ce21">
            <text:p>663</text:p>
          </table:table-cell>
          <table:table-cell office:value-type="float" office:value="339327" table:style-name="ce21">
            <text:p>339,327</text:p>
          </table:table-cell>
          <table:table-cell office:value-type="float" office:value="123148" table:style-name="ce21">
            <text:p>123,148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London Bridge<text:span text:style-name="T4">10</text:span></text:p>
          </table:table-cell>
          <table:table-cell office:value-type="float" office:value="206" table:style-name="ce21">
            <text:p>206</text:p>
          </table:table-cell>
          <table:table-cell office:value-type="float" office:value="135345" table:style-name="ce21">
            <text:p>135,345</text:p>
          </table:table-cell>
          <table:table-cell office:value-type="float" office:value="155833" table:style-name="ce21">
            <text:p>155,833</text:p>
          </table:table-cell>
          <table:table-cell table:style-name="ce21"/>
          <table:table-cell office:value-type="float" office:value="986" table:style-name="ce21">
            <text:p>986</text:p>
          </table:table-cell>
          <table:table-cell office:value-type="float" office:value="610162" table:style-name="ce21">
            <text:p>610,162</text:p>
          </table:table-cell>
          <table:table-cell office:value-type="float" office:value="253102" table:style-name="ce21">
            <text:p>253,102</text:p>
          </table:table-cell>
          <table:table-cell table:style-name="ce21"/>
          <table:table-cell office:value-type="float" office:value="204" table:style-name="ce21">
            <text:p>204</text:p>
          </table:table-cell>
          <table:table-cell office:value-type="float" office:value="131439" table:style-name="ce21">
            <text:p>131,439</text:p>
          </table:table-cell>
          <table:table-cell office:value-type="float" office:value="124464" table:style-name="ce21">
            <text:p>124,464</text:p>
          </table:table-cell>
          <table:table-cell table:style-name="ce21"/>
          <table:table-cell office:value-type="float" office:value="992" table:style-name="ce21">
            <text:p>992</text:p>
          </table:table-cell>
          <table:table-cell office:value-type="float" office:value="613553" table:style-name="ce21">
            <text:p>613,553</text:p>
          </table:table-cell>
          <table:table-cell office:value-type="float" office:value="238305" table:style-name="ce21">
            <text:p>238,30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Marylebone</text:p>
          </table:table-cell>
          <table:table-cell office:value-type="float" office:value="45" table:style-name="ce21">
            <text:p>45</text:p>
          </table:table-cell>
          <table:table-cell office:value-type="float" office:value="15056" table:style-name="ce21">
            <text:p>15,056</text:p>
          </table:table-cell>
          <table:table-cell office:value-type="float" office:value="15818" table:style-name="ce21">
            <text:p>15,818</text:p>
          </table:table-cell>
          <table:table-cell table:style-name="ce21"/>
          <table:table-cell office:value-type="float" office:value="187" table:style-name="ce21">
            <text:p>187</text:p>
          </table:table-cell>
          <table:table-cell office:value-type="float" office:value="52280" table:style-name="ce21">
            <text:p>52,280</text:p>
          </table:table-cell>
          <table:table-cell office:value-type="float" office:value="28917" table:style-name="ce21">
            <text:p>28,917</text:p>
          </table:table-cell>
          <table:table-cell table:style-name="ce21"/>
          <table:table-cell office:value-type="float" office:value="44" table:style-name="ce21">
            <text:p>44</text:p>
          </table:table-cell>
          <table:table-cell office:value-type="float" office:value="14520" table:style-name="ce21">
            <text:p>14,520</text:p>
          </table:table-cell>
          <table:table-cell office:value-type="float" office:value="13820" table:style-name="ce21">
            <text:p>13,820</text:p>
          </table:table-cell>
          <table:table-cell table:style-name="ce21"/>
          <table:table-cell office:value-type="float" office:value="195" table:style-name="ce21">
            <text:p>195</text:p>
          </table:table-cell>
          <table:table-cell office:value-type="float" office:value="52884" table:style-name="ce21">
            <text:p>52,884</text:p>
          </table:table-cell>
          <table:table-cell office:value-type="float" office:value="29545" table:style-name="ce21">
            <text:p>29,54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Old Street (for Moorgate)</text:p>
          </table:table-cell>
          <table:table-cell office:value-type="float" office:value="34" table:style-name="ce21">
            <text:p>34</text:p>
          </table:table-cell>
          <table:table-cell office:value-type="float" office:value="15312" table:style-name="ce21">
            <text:p>15,312</text:p>
          </table:table-cell>
          <table:table-cell office:value-type="float" office:value="12648" table:style-name="ce21">
            <text:p>12,648</text:p>
          </table:table-cell>
          <table:table-cell table:style-name="ce21"/>
          <table:table-cell office:value-type="float" office:value="145" table:style-name="ce21">
            <text:p>145</text:p>
          </table:table-cell>
          <table:table-cell office:value-type="float" office:value="66352" table:style-name="ce21">
            <text:p>66,352</text:p>
          </table:table-cell>
          <table:table-cell office:value-type="float" office:value="16736" table:style-name="ce21">
            <text:p>16,736</text:p>
          </table:table-cell>
          <table:table-cell table:style-name="ce21"/>
          <table:table-cell office:value-type="float" office:value="33" table:style-name="ce21">
            <text:p>33</text:p>
          </table:table-cell>
          <table:table-cell office:value-type="float" office:value="14848" table:style-name="ce21">
            <text:p>14,848</text:p>
          </table:table-cell>
          <table:table-cell office:value-type="float" office:value="9983" table:style-name="ce21">
            <text:p>9,983</text:p>
          </table:table-cell>
          <table:table-cell table:style-name="ce21"/>
          <table:table-cell office:value-type="float" office:value="141" table:style-name="ce21">
            <text:p>141</text:p>
          </table:table-cell>
          <table:table-cell office:value-type="float" office:value="64264" table:style-name="ce21">
            <text:p>64,264</text:p>
          </table:table-cell>
          <table:table-cell office:value-type="float" office:value="15282" table:style-name="ce21">
            <text:p>15,282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Paddington</text:p>
          </table:table-cell>
          <table:table-cell office:value-type="float" office:value="66" table:style-name="ce21">
            <text:p>66</text:p>
          </table:table-cell>
          <table:table-cell office:value-type="float" office:value="31419" table:style-name="ce21">
            <text:p>31,419</text:p>
          </table:table-cell>
          <table:table-cell office:value-type="float" office:value="31478.797534999205" table:style-name="ce21">
            <text:p>31,479</text:p>
          </table:table-cell>
          <table:table-cell table:style-name="ce21"/>
          <table:table-cell office:value-type="float" office:value="318" table:style-name="ce21">
            <text:p>318</text:p>
          </table:table-cell>
          <table:table-cell office:value-type="float" office:value="141235" table:style-name="ce21">
            <text:p>141,235</text:p>
          </table:table-cell>
          <table:table-cell office:value-type="float" office:value="70043.202216449979" table:style-name="ce21">
            <text:p>70,043</text:p>
          </table:table-cell>
          <table:table-cell table:style-name="ce21"/>
          <table:table-cell office:value-type="float" office:value="65" table:style-name="ce21">
            <text:p>65</text:p>
          </table:table-cell>
          <table:table-cell office:value-type="float" office:value="32264" table:style-name="ce21">
            <text:p>32,264</text:p>
          </table:table-cell>
          <table:table-cell office:value-type="float" office:value="26444.042983396579" table:style-name="ce21">
            <text:p>26,444</text:p>
          </table:table-cell>
          <table:table-cell table:style-name="ce21"/>
          <table:table-cell office:value-type="float" office:value="313" table:style-name="ce21">
            <text:p>313</text:p>
          </table:table-cell>
          <table:table-cell office:value-type="float" office:value="140323" table:style-name="ce21">
            <text:p>140,323</text:p>
          </table:table-cell>
          <table:table-cell office:value-type="float" office:value="67550.011683288889" table:style-name="ce21">
            <text:p>67,550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78" table:style-name="ce21">
            <text:p>78</text:p>
          </table:table-cell>
          <table:table-cell office:value-type="float" office:value="40149" table:style-name="ce21">
            <text:p>40,149</text:p>
          </table:table-cell>
          <table:table-cell office:value-type="float" office:value="38405.908673814352" table:style-name="ce21">
            <text:p>38,406</text:p>
          </table:table-cell>
          <table:table-cell table:style-name="ce21"/>
          <table:table-cell office:value-type="float" office:value="404" table:style-name="ce21">
            <text:p>404</text:p>
          </table:table-cell>
          <table:table-cell office:value-type="float" office:value="193054" table:style-name="ce21">
            <text:p>193,054</text:p>
          </table:table-cell>
          <table:table-cell office:value-type="float" office:value="80306.938600921989" table:style-name="ce21">
            <text:p>80,307</text:p>
          </table:table-cell>
          <table:table-cell table:style-name="ce21"/>
          <table:table-cell office:value-type="float" office:value="82" table:style-name="ce21">
            <text:p>82</text:p>
          </table:table-cell>
          <table:table-cell office:value-type="float" office:value="41057" table:style-name="ce21">
            <text:p>41,057</text:p>
          </table:table-cell>
          <table:table-cell office:value-type="float" office:value="35753.265085791398" table:style-name="ce21">
            <text:p>35,753</text:p>
          </table:table-cell>
          <table:table-cell table:style-name="ce21"/>
          <table:table-cell office:value-type="float" office:value="396" table:style-name="ce21">
            <text:p>396</text:p>
          </table:table-cell>
          <table:table-cell office:value-type="float" office:value="188242" table:style-name="ce21">
            <text:p>188,242</text:p>
          </table:table-cell>
          <table:table-cell office:value-type="float" office:value="82144.486326916362" table:style-name="ce21">
            <text:p>82,144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Victoria<text:span text:style-name="T4">11</text:span></text:p>
          </table:table-cell>
          <table:table-cell office:value-type="float" office:value="124" table:style-name="ce21">
            <text:p>124</text:p>
          </table:table-cell>
          <table:table-cell office:value-type="float" office:value="72513" table:style-name="ce21">
            <text:p>72,513</text:p>
          </table:table-cell>
          <table:table-cell office:value-type="float" office:value="58584" table:style-name="ce30">
            <text:p><text:s/>58,584<text:s/></text:p>
          </table:table-cell>
          <table:table-cell table:style-name="ce21"/>
          <table:table-cell office:value-type="float" office:value="681" table:style-name="ce21">
            <text:p>681</text:p>
          </table:table-cell>
          <table:table-cell office:value-type="float" office:value="363736" table:style-name="ce21">
            <text:p>363,736</text:p>
          </table:table-cell>
          <table:table-cell office:value-type="float" office:value="117114" table:style-name="ce21">
            <text:p>117,114</text:p>
          </table:table-cell>
          <table:table-cell table:style-name="ce21"/>
          <table:table-cell office:value-type="float" office:value="123" table:style-name="ce21">
            <text:p>123</text:p>
          </table:table-cell>
          <table:table-cell office:value-type="float" office:value="72345" table:style-name="ce21">
            <text:p>72,345</text:p>
          </table:table-cell>
          <table:table-cell office:value-type="float" office:value="51474" table:style-name="ce21">
            <text:p>51,474</text:p>
          </table:table-cell>
          <table:table-cell table:style-name="ce21"/>
          <table:table-cell office:value-type="float" office:value="691" table:style-name="ce21">
            <text:p>691</text:p>
          </table:table-cell>
          <table:table-cell office:value-type="float" office:value="365331" table:style-name="ce21">
            <text:p>365,331</text:p>
          </table:table-cell>
          <table:table-cell office:value-type="float" office:value="113366" table:style-name="ce21">
            <text:p>113,36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Vauxhall (for Waterloo)</text:p>
          </table:table-cell>
          <table:table-cell office:value-type="float" office:value="154" table:style-name="ce21">
            <text:p>154</text:p>
          </table:table-cell>
          <table:table-cell office:value-type="float" office:value="89956" table:style-name="ce21">
            <text:p>89,956</text:p>
          </table:table-cell>
          <table:table-cell office:value-type="float" office:value="114415" table:style-name="ce21">
            <text:p>114,415</text:p>
          </table:table-cell>
          <table:table-cell table:style-name="ce21"/>
          <table:table-cell office:value-type="float" office:value="761" table:style-name="ce21">
            <text:p>761</text:p>
          </table:table-cell>
          <table:table-cell office:value-type="float" office:value="405715" table:style-name="ce21">
            <text:p>405,715</text:p>
          </table:table-cell>
          <table:table-cell office:value-type="float" office:value="219939" table:style-name="ce21">
            <text:p>219,939</text:p>
          </table:table-cell>
          <table:table-cell table:style-name="ce21"/>
          <table:table-cell office:value-type="float" office:value="150" table:style-name="ce21">
            <text:p>150</text:p>
          </table:table-cell>
          <table:table-cell office:value-type="float" office:value="87485" table:style-name="ce5">
            <text:p>87485</text:p>
          </table:table-cell>
          <table:table-cell office:value-type="float" office:value="91439" table:style-name="ce21">
            <text:p>91,439</text:p>
          </table:table-cell>
          <table:table-cell table:style-name="ce21"/>
          <table:table-cell office:value-type="float" office:value="761" table:style-name="ce21">
            <text:p>761</text:p>
          </table:table-cell>
          <table:table-cell office:value-type="float" office:value="403451" table:style-name="ce21">
            <text:p>403,451</text:p>
          </table:table-cell>
          <table:table-cell office:value-type="float" office:value="219567" table:style-name="ce21">
            <text:p>219,567</text:p>
          </table:table-cell>
          <table:table-cell table:number-columns-repeated="16368"/>
        </table:table-row>
        <table:table-row table:style-name="ro8">
          <table:table-cell office:value-type="string" table:style-name="ce23">
            <text:p>London total</text:p>
          </table:table-cell>
          <table:table-cell office:value-type="float" office:value="1054" table:style-name="ce31">
            <text:p>1,054</text:p>
          </table:table-cell>
          <table:table-cell office:value-type="float" office:value="593437" table:style-name="ce31">
            <text:p>593,437</text:p>
          </table:table-cell>
          <table:table-cell office:value-type="float" office:value="596349.34468727431" table:style-name="ce31">
            <text:p>596,349</text:p>
          </table:table-cell>
          <table:table-cell table:style-name="ce31"/>
          <table:table-cell office:value-type="float" office:value="4985" table:style-name="ce31">
            <text:p>4,985</text:p>
          </table:table-cell>
          <table:table-cell office:value-type="float" office:value="2565401" table:style-name="ce31">
            <text:p>2,565,401</text:p>
          </table:table-cell>
          <table:table-cell office:value-type="float" office:value="1100860.4979734602" table:style-name="ce31">
            <text:p>1,100,860</text:p>
          </table:table-cell>
          <table:table-cell table:style-name="ce31"/>
          <table:table-cell office:value-type="float" office:value="1048" table:style-name="ce31">
            <text:p>1,048</text:p>
          </table:table-cell>
          <table:table-cell office:value-type="float" office:value="583812" table:style-name="ce31">
            <text:p>583,812</text:p>
          </table:table-cell>
          <table:table-cell office:value-type="float" office:value="508559.33928026923" table:style-name="ce31">
            <text:p>508,559</text:p>
          </table:table-cell>
          <table:table-cell table:style-name="ce31"/>
          <table:table-cell office:value-type="float" office:value="5013" table:style-name="ce31">
            <text:p>5,013</text:p>
          </table:table-cell>
          <table:table-cell office:value-type="float" office:value="2549217" table:style-name="ce31">
            <text:p>2,549,217</text:p>
          </table:table-cell>
          <table:table-cell office:value-type="float" office:value="1079778.2635066705" table:style-name="ce31">
            <text:p>1,079,778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3" table:style-name="ce4"/>
          <table:table-cell table:number-columns-repeated="2" table:style-name="ce6"/>
          <table:table-cell table:number-columns-repeated="16372" table:style-name="ce4"/>
        </table:table-row>
        <table:table-row table:style-name="ro2">
          <table:table-cell office:value-type="string" table:style-name="ce4">
            <text:p>2 <text:s/>Includes standard and first clas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16377" table:style-name="ce4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16377" table:style-name="ce4"/>
        </table:table-row>
        <table:table-row table:style-name="ro2">
          <table:table-cell office:value-type="string" table:style-name="ce4">
            <text:p>4 <text:s/>Temple Mead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16377" table:style-name="ce4"/>
        </table:table-row>
        <table:table-row table:style-name="ro2">
          <table:table-cell office:value-type="string" table:style-name="ce4">
            <text:p>5 <text:s/>Cardiff Central and Queen Street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6 <text:s/>Liverpool Central, Lime Street, Moorfields and James Street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7 <text:s/>All stations in Zone 1 of the Transport for London (TfL) travelcard area on routes into major stations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8 <text:s/>Oxford Road, Piccadilly and Victoria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9">
            <text:p>9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10 Services to and from Charing Cross and Cannon Street are included in the London Bridge figures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9">
            <text:p>11 Includes Gatwick Express services.</text:p>
          </table:table-cell>
          <table:table-cell table:number-columns-repeated="16383" table:style-name="ce4"/>
        </table:table-row>
        <table:table-row table:style-name="ro2">
          <table:table-cell table:number-columns-repeated="15" table:style-name="ce4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/>
        </table:table-row>
        <table:table-row table:style-name="ro2">
          <table:table-cell table:number-columns-repeated="9" table:style-name="ce4"/>
          <table:table-cell table:style-name="ce6"/>
          <table:table-cell table:number-columns-repeated="5" table:style-name="ce4"/>
          <table:table-cell office:value-type="string" table:style-name="ce27">
            <text:p>Last updated: 22 September 2022</text:p>
          </table:table-cell>
          <table:table-cell table:number-columns-repeated="16368"/>
        </table:table-row>
        <table:table-row table:style-name="ro2">
          <table:table-cell table:number-columns-repeated="15" table:style-name="ce4"/>
          <table:table-cell office:value-type="string" table:style-name="ce27">
            <text:p>Next update: September 2023</text:p>
          </table:table-cell>
          <table:table-cell table:number-columns-repeated="16368"/>
        </table:table-row>
        <table:table-row table:style-name="ro2">
          <table:table-cell table:number-columns-repeated="9" table:style-name="ce6"/>
          <table:table-cell table:style-name="ce4"/>
          <table:table-cell table:style-name="ce6"/>
          <table:table-cell table:number-columns-repeated="4" table:style-name="ce4"/>
          <table:table-cell office:value-type="string" table:style-name="ce27">
            <text:p>Telephone: 020 7944 2419</text:p>
          </table:table-cell>
          <table:table-cell table:number-columns-repeated="16368"/>
        </table:table-row>
        <table:table-row table:style-name="ro2">
          <table:table-cell table:number-columns-repeated="15" table:style-name="ce4"/>
          <table:table-cell office:value-type="string" table:style-name="ce27">
            <text:p>Email: rail.stats@dft.gov.uk</text:p>
          </table:table-cell>
          <table:table-cell table:number-columns-repeated="16368"/>
        </table:table-row>
        <table:table-row table:number-rows-repeated="1048520" table:style-name="ro2">
          <table:table-cell table:number-columns-repeated="16384"/>
        </table:table-row>
        <table:named-expressions>
          <table:named-range table:name="Print_Area" table:cell-range-address="RAI0201_(2018).$A$4:RAI0201_(2018).$P$56" table:base-cell-address="RAI0201_(2018).$A$1"/>
        </table:named-expressions>
      </table:table>
      <table:table table:name="RAI0201_(2017)" table:style-name="ta2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6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7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7" table:default-cell-style-name="ce4"/>
        <table:table-column table:style-name="co18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2">
          <table:table-cell table:style-name="ce6"/>
          <table:table-cell table:number-columns-repeated="16383" table:style-name="ce4"/>
        </table:table-row>
        <table:table-row table:style-name="ro9">
          <table:table-cell office:value-type="string" table:style-name="ce7">
            <text:p>Table RAI0201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7">
            <text:p>City centre<text:span text:style-name="T2">1</text:span><text:s/>peak and all day arrivals and departures by rail on a typical autumn weekday, by city: 2017</text:p>
          </table:table-cell>
          <table:table-cell table:style-name="ce3"/>
          <table:table-cell table:number-columns-repeated="4" table:style-name="ce4"/>
          <table:table-cell table:style-name="ce8"/>
          <table:table-cell table:number-columns-repeated="16377" table:style-name="ce4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10"/>
          <table:table-cell table:number-columns-repeated="16377" table:style-name="ce4"/>
        </table:table-row>
        <table:table-row table:style-name="ro5">
          <table:table-cell table:style-name="ce11"/>
          <table:table-cell table:number-columns-repeated="8" table:style-name="ce12"/>
          <table:table-cell table:style-name="ce4"/>
          <table:table-cell table:style-name="ce12"/>
          <table:table-cell table:style-name="ce4"/>
          <table:table-cell table:number-columns-repeated="3" table:style-name="ce13"/>
          <table:table-cell office:value-type="string" table:style-name="ce14">
            <text:p>Number</text:p>
          </table:table-cell>
          <table:table-cell table:number-columns-repeated="16368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8">
          <table:table-cell office:value-type="string" table:style-name="ce4">
            <text:p>Birmingham<text:span text:style-name="T4">3</text:span></text:p>
          </table:table-cell>
          <table:table-cell office:value-type="float" office:value="179" table:style-name="ce21">
            <text:p>179</text:p>
          </table:table-cell>
          <table:table-cell office:value-type="float" office:value="53667" table:style-name="ce21">
            <text:p>53,667</text:p>
          </table:table-cell>
          <table:table-cell office:value-type="float" office:value="45142.196476679361" table:style-name="ce21">
            <text:p>45,142</text:p>
          </table:table-cell>
          <table:table-cell table:style-name="ce21"/>
          <table:table-cell office:value-type="float" office:value="959" table:style-name="ce21">
            <text:p>959</text:p>
          </table:table-cell>
          <table:table-cell office:value-type="float" office:value="275630" table:style-name="ce21">
            <text:p>275,630</text:p>
          </table:table-cell>
          <table:table-cell office:value-type="float" office:value="128088.52078278732" table:style-name="ce21">
            <text:p>128,089</text:p>
          </table:table-cell>
          <table:table-cell table:style-name="ce21"/>
          <table:table-cell office:value-type="float" office:value="186" table:style-name="ce21">
            <text:p>186</text:p>
          </table:table-cell>
          <table:table-cell office:value-type="float" office:value="51698" table:style-name="ce21">
            <text:p>51,698</text:p>
          </table:table-cell>
          <table:table-cell office:value-type="float" office:value="46571.777723197156" table:style-name="ce21">
            <text:p>46,572</text:p>
          </table:table-cell>
          <table:table-cell table:style-name="ce21"/>
          <table:table-cell office:value-type="float" office:value="955" table:style-name="ce21">
            <text:p>955</text:p>
          </table:table-cell>
          <table:table-cell office:value-type="float" office:value="273104" table:style-name="ce21">
            <text:p>273,104</text:p>
          </table:table-cell>
          <table:table-cell office:value-type="float" office:value="124429.97003986768" table:style-name="ce21">
            <text:p>124,430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Brighton</text:p>
          </table:table-cell>
          <table:table-cell office:value-type="float" office:value="56" table:style-name="ce21">
            <text:p>56</text:p>
          </table:table-cell>
          <table:table-cell office:value-type="float" office:value="18677" table:style-name="ce21">
            <text:p>18,677</text:p>
          </table:table-cell>
          <table:table-cell office:value-type="float" office:value="7988" table:style-name="ce21">
            <text:p>7,988</text:p>
          </table:table-cell>
          <table:table-cell table:style-name="ce21"/>
          <table:table-cell office:value-type="float" office:value="330" table:style-name="ce21">
            <text:p>330</text:p>
          </table:table-cell>
          <table:table-cell office:value-type="float" office:value="111209" table:style-name="ce21">
            <text:p>111,209</text:p>
          </table:table-cell>
          <table:table-cell office:value-type="float" office:value="36870" table:style-name="ce21">
            <text:p>36,870</text:p>
          </table:table-cell>
          <table:table-cell table:style-name="ce21"/>
          <table:table-cell office:value-type="float" office:value="55" table:style-name="ce21">
            <text:p>55</text:p>
          </table:table-cell>
          <table:table-cell office:value-type="float" office:value="18364" table:style-name="ce21">
            <text:p>18,364</text:p>
          </table:table-cell>
          <table:table-cell office:value-type="float" office:value="9305" table:style-name="ce21">
            <text:p>9,305</text:p>
          </table:table-cell>
          <table:table-cell table:style-name="ce21"/>
          <table:table-cell office:value-type="float" office:value="325" table:style-name="ce21">
            <text:p>325</text:p>
          </table:table-cell>
          <table:table-cell office:value-type="float" office:value="111610" table:style-name="ce21">
            <text:p>111,610</text:p>
          </table:table-cell>
          <table:table-cell office:value-type="float" office:value="33177" table:style-name="ce21">
            <text:p>33,177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Bristol<text:span text:style-name="T4">4</text:span></text:p>
          </table:table-cell>
          <table:table-cell office:value-type="float" office:value="51" table:style-name="ce21">
            <text:p>51</text:p>
          </table:table-cell>
          <table:table-cell office:value-type="float" office:value="14449" table:style-name="ce21">
            <text:p>14,449</text:p>
          </table:table-cell>
          <table:table-cell office:value-type="float" office:value="9206.9833333333336" table:style-name="ce21">
            <text:p>9,207</text:p>
          </table:table-cell>
          <table:table-cell table:style-name="ce21"/>
          <table:table-cell office:value-type="float" office:value="264" table:style-name="ce21">
            <text:p>264</text:p>
          </table:table-cell>
          <table:table-cell office:value-type="float" office:value="73184" table:style-name="ce21">
            <text:p>73,184</text:p>
          </table:table-cell>
          <table:table-cell office:value-type="float" office:value="28217.641774891781" table:style-name="ce21">
            <text:p>28,218</text:p>
          </table:table-cell>
          <table:table-cell table:style-name="ce21"/>
          <table:table-cell office:value-type="float" office:value="51" table:style-name="ce21">
            <text:p>51</text:p>
          </table:table-cell>
          <table:table-cell office:value-type="float" office:value="14220" table:style-name="ce21">
            <text:p>14,220</text:p>
          </table:table-cell>
          <table:table-cell office:value-type="float" office:value="10267.866666666665" table:style-name="ce21">
            <text:p>10,268</text:p>
          </table:table-cell>
          <table:table-cell table:style-name="ce21"/>
          <table:table-cell office:value-type="float" office:value="261" table:style-name="ce21">
            <text:p>261</text:p>
          </table:table-cell>
          <table:table-cell office:value-type="float" office:value="72301" table:style-name="ce21">
            <text:p>72,301</text:p>
          </table:table-cell>
          <table:table-cell office:value-type="float" office:value="31012.000793650794" table:style-name="ce21">
            <text:p>31,012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Cambridge</text:p>
          </table:table-cell>
          <table:table-cell office:value-type="float" office:value="47" table:style-name="ce21">
            <text:p>47</text:p>
          </table:table-cell>
          <table:table-cell office:value-type="float" office:value="15097" table:style-name="ce21">
            <text:p>15,097</text:p>
          </table:table-cell>
          <table:table-cell office:value-type="float" office:value="7728" table:style-name="ce21">
            <text:p>7,728</text:p>
          </table:table-cell>
          <table:table-cell table:style-name="ce21"/>
          <table:table-cell office:value-type="float" office:value="271" table:style-name="ce21">
            <text:p>271</text:p>
          </table:table-cell>
          <table:table-cell office:value-type="float" office:value="88763" table:style-name="ce21">
            <text:p>88,763</text:p>
          </table:table-cell>
          <table:table-cell office:value-type="float" office:value="26111" table:style-name="ce21">
            <text:p>26,111</text:p>
          </table:table-cell>
          <table:table-cell table:style-name="ce21"/>
          <table:table-cell office:value-type="float" office:value="47" table:style-name="ce21">
            <text:p>47</text:p>
          </table:table-cell>
          <table:table-cell office:value-type="float" office:value="15065" table:style-name="ce21">
            <text:p>15,065</text:p>
          </table:table-cell>
          <table:table-cell office:value-type="float" office:value="8811" table:style-name="ce21">
            <text:p>8,811</text:p>
          </table:table-cell>
          <table:table-cell table:style-name="ce21"/>
          <table:table-cell office:value-type="float" office:value="271" table:style-name="ce21">
            <text:p>271</text:p>
          </table:table-cell>
          <table:table-cell office:value-type="float" office:value="89880" table:style-name="ce21">
            <text:p>89,880</text:p>
          </table:table-cell>
          <table:table-cell office:value-type="float" office:value="25789" table:style-name="ce21">
            <text:p>25,789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Cardiff<text:span text:style-name="T4">5</text:span></text:p>
          </table:table-cell>
          <table:table-cell office:value-type="float" office:value="116" table:style-name="ce21">
            <text:p>116</text:p>
          </table:table-cell>
          <table:table-cell office:value-type="float" office:value="20759" table:style-name="ce21">
            <text:p>20,759</text:p>
          </table:table-cell>
          <table:table-cell office:value-type="float" office:value="13592.080620556999" table:style-name="ce21">
            <text:p>13,592</text:p>
          </table:table-cell>
          <table:table-cell table:style-name="ce21"/>
          <table:table-cell office:value-type="float" office:value="628" table:style-name="ce21">
            <text:p>628</text:p>
          </table:table-cell>
          <table:table-cell office:value-type="float" office:value="112954" table:style-name="ce21">
            <text:p>112,954</text:p>
          </table:table-cell>
          <table:table-cell office:value-type="float" office:value="36998.318652006179" table:style-name="ce21">
            <text:p>36,998</text:p>
          </table:table-cell>
          <table:table-cell table:style-name="ce21"/>
          <table:table-cell office:value-type="float" office:value="117" table:style-name="ce21">
            <text:p>117</text:p>
          </table:table-cell>
          <table:table-cell office:value-type="float" office:value="20963" table:style-name="ce21">
            <text:p>20,963</text:p>
          </table:table-cell>
          <table:table-cell office:value-type="float" office:value="14055.560931707902" table:style-name="ce21">
            <text:p>14,056</text:p>
          </table:table-cell>
          <table:table-cell table:style-name="ce21"/>
          <table:table-cell office:value-type="float" office:value="638" table:style-name="ce21">
            <text:p>638</text:p>
          </table:table-cell>
          <table:table-cell office:value-type="float" office:value="114099" table:style-name="ce21">
            <text:p>114,099</text:p>
          </table:table-cell>
          <table:table-cell office:value-type="float" office:value="38240.84373617245" table:style-name="ce21">
            <text:p>38,241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eeds</text:p>
          </table:table-cell>
          <table:table-cell office:value-type="float" office:value="120" table:style-name="ce21">
            <text:p>120</text:p>
          </table:table-cell>
          <table:table-cell office:value-type="float" office:value="29190" table:style-name="ce21">
            <text:p>29,190</text:p>
          </table:table-cell>
          <table:table-cell office:value-type="float" office:value="25717.40768744213" table:style-name="ce21">
            <text:p>25,717</text:p>
          </table:table-cell>
          <table:table-cell table:style-name="ce21"/>
          <table:table-cell office:value-type="float" office:value="614" table:style-name="ce21">
            <text:p>614</text:p>
          </table:table-cell>
          <table:table-cell office:value-type="float" office:value="145307" table:style-name="ce21">
            <text:p>145,307</text:p>
          </table:table-cell>
          <table:table-cell office:value-type="float" office:value="72552.575303519377" table:style-name="ce21">
            <text:p>72,553</text:p>
          </table:table-cell>
          <table:table-cell table:style-name="ce21"/>
          <table:table-cell office:value-type="float" office:value="123" table:style-name="ce21">
            <text:p>123</text:p>
          </table:table-cell>
          <table:table-cell office:value-type="float" office:value="30763" table:style-name="ce21">
            <text:p>30,763</text:p>
          </table:table-cell>
          <table:table-cell office:value-type="float" office:value="26340.012759462756" table:style-name="ce21">
            <text:p>26,340</text:p>
          </table:table-cell>
          <table:table-cell table:style-name="ce21"/>
          <table:table-cell office:value-type="float" office:value="607" table:style-name="ce21">
            <text:p>607</text:p>
          </table:table-cell>
          <table:table-cell office:value-type="float" office:value="143968" table:style-name="ce21">
            <text:p>143,968</text:p>
          </table:table-cell>
          <table:table-cell office:value-type="float" office:value="70667.492522764645" table:style-name="ce21">
            <text:p>70,667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eicester</text:p>
          </table:table-cell>
          <table:table-cell office:value-type="float" office:value="39" table:style-name="ce21">
            <text:p>39</text:p>
          </table:table-cell>
          <table:table-cell office:value-type="float" office:value="11960" table:style-name="ce21">
            <text:p>11,960</text:p>
          </table:table-cell>
          <table:table-cell office:value-type="float" office:value="6249.2908468479973" table:style-name="ce21">
            <text:p>6,249</text:p>
          </table:table-cell>
          <table:table-cell table:style-name="ce21"/>
          <table:table-cell office:value-type="float" office:value="202" table:style-name="ce21">
            <text:p>202</text:p>
          </table:table-cell>
          <table:table-cell office:value-type="float" office:value="57083" table:style-name="ce21">
            <text:p>57,083</text:p>
          </table:table-cell>
          <table:table-cell office:value-type="float" office:value="27934.009764947856" table:style-name="ce21">
            <text:p>27,934</text:p>
          </table:table-cell>
          <table:table-cell table:style-name="ce21"/>
          <table:table-cell office:value-type="float" office:value="37" table:style-name="ce21">
            <text:p>37</text:p>
          </table:table-cell>
          <table:table-cell office:value-type="float" office:value="10607" table:style-name="ce21">
            <text:p>10,607</text:p>
          </table:table-cell>
          <table:table-cell office:value-type="float" office:value="6946.759629682042" table:style-name="ce21">
            <text:p>6,947</text:p>
          </table:table-cell>
          <table:table-cell table:style-name="ce21"/>
          <table:table-cell office:value-type="float" office:value="200" table:style-name="ce21">
            <text:p>200</text:p>
          </table:table-cell>
          <table:table-cell office:value-type="float" office:value="57079" table:style-name="ce21">
            <text:p>57,079</text:p>
          </table:table-cell>
          <table:table-cell office:value-type="float" office:value="28527.649354751597" table:style-name="ce21">
            <text:p>28,528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iverpool<text:span text:style-name="T4">6,7</text:span></text:p>
          </table:table-cell>
          <table:table-cell office:value-type="float" office:value="128" table:style-name="ce21">
            <text:p>128</text:p>
          </table:table-cell>
          <table:table-cell office:value-type="float" office:value="32592" table:style-name="ce21">
            <text:p>32,592</text:p>
          </table:table-cell>
          <table:table-cell office:value-type="float" office:value="20031.864555555559" table:style-name="ce21">
            <text:p>20,032</text:p>
          </table:table-cell>
          <table:table-cell table:style-name="ce21"/>
          <table:table-cell office:value-type="float" office:value="712" table:style-name="ce21">
            <text:p>712</text:p>
          </table:table-cell>
          <table:table-cell office:value-type="float" office:value="168249" table:style-name="ce21">
            <text:p>168,249</text:p>
          </table:table-cell>
          <table:table-cell office:value-type="float" office:value="63206.917413793104" table:style-name="ce21">
            <text:p>63,207</text:p>
          </table:table-cell>
          <table:table-cell table:style-name="ce21"/>
          <table:table-cell office:value-type="float" office:value="139" table:style-name="ce21">
            <text:p>139</text:p>
          </table:table-cell>
          <table:table-cell office:value-type="float" office:value="34275" table:style-name="ce21">
            <text:p>34,275</text:p>
          </table:table-cell>
          <table:table-cell office:value-type="float" office:value="21680.746896551729" table:style-name="ce21">
            <text:p>21,681</text:p>
          </table:table-cell>
          <table:table-cell table:style-name="ce21"/>
          <table:table-cell office:value-type="float" office:value="712" table:style-name="ce21">
            <text:p>712</text:p>
          </table:table-cell>
          <table:table-cell office:value-type="float" office:value="167258" table:style-name="ce21">
            <text:p>167,258</text:p>
          </table:table-cell>
          <table:table-cell office:value-type="float" office:value="60712.169996826982" table:style-name="ce21">
            <text:p>60,712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London<text:span text:style-name="T4">8</text:span></text:p>
          </table:table-cell>
          <table:table-cell office:value-type="float" office:value="1048" table:style-name="ce21">
            <text:p>1,048</text:p>
          </table:table-cell>
          <table:table-cell office:value-type="float" office:value="579298" table:style-name="ce21">
            <text:p>579,298</text:p>
          </table:table-cell>
          <table:table-cell office:value-type="float" office:value="576973.08164688828" table:style-name="ce21">
            <text:p>576,973</text:p>
          </table:table-cell>
          <table:table-cell table:style-name="ce21"/>
          <table:table-cell office:value-type="float" office:value="4834" table:style-name="ce21">
            <text:p>4,834</text:p>
          </table:table-cell>
          <table:table-cell office:value-type="float" office:value="2377337" table:style-name="ce21">
            <text:p>2,377,337</text:p>
          </table:table-cell>
          <table:table-cell office:value-type="float" office:value="1054511.2325236723" table:style-name="ce21">
            <text:p>1,054,511</text:p>
          </table:table-cell>
          <table:table-cell table:style-name="ce21"/>
          <table:table-cell office:value-type="float" office:value="1017" table:style-name="ce21">
            <text:p>1,017</text:p>
          </table:table-cell>
          <table:table-cell office:value-type="float" office:value="558138" table:style-name="ce21">
            <text:p>558,138</text:p>
          </table:table-cell>
          <table:table-cell office:value-type="float" office:value="486488.20160427771" table:style-name="ce21">
            <text:p>486,488</text:p>
          </table:table-cell>
          <table:table-cell table:style-name="ce21"/>
          <table:table-cell office:value-type="float" office:value="4851" table:style-name="ce21">
            <text:p>4,851</text:p>
          </table:table-cell>
          <table:table-cell office:value-type="float" office:value="2364274" table:style-name="ce21">
            <text:p>2,364,274</text:p>
          </table:table-cell>
          <table:table-cell office:value-type="float" office:value="1029625.1700303332" table:style-name="ce21">
            <text:p>1,029,62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Manchester<text:span text:style-name="T4">9</text:span></text:p>
          </table:table-cell>
          <table:table-cell office:value-type="float" office:value="179" table:style-name="ce21">
            <text:p>179</text:p>
          </table:table-cell>
          <table:table-cell office:value-type="float" office:value="42396" table:style-name="ce21">
            <text:p>42,396</text:p>
          </table:table-cell>
          <table:table-cell office:value-type="float" office:value="33555.18668403232" table:style-name="ce21">
            <text:p>33,555</text:p>
          </table:table-cell>
          <table:table-cell table:style-name="ce21"/>
          <table:table-cell office:value-type="float" office:value="950" table:style-name="ce21">
            <text:p>950</text:p>
          </table:table-cell>
          <table:table-cell office:value-type="float" office:value="218251" table:style-name="ce21">
            <text:p>218,251</text:p>
          </table:table-cell>
          <table:table-cell office:value-type="float" office:value="97396.725178499692" table:style-name="ce21">
            <text:p>97,397</text:p>
          </table:table-cell>
          <table:table-cell table:style-name="ce21"/>
          <table:table-cell office:value-type="float" office:value="183" table:style-name="ce21">
            <text:p>183</text:p>
          </table:table-cell>
          <table:table-cell office:value-type="float" office:value="44241" table:style-name="ce21">
            <text:p>44,241</text:p>
          </table:table-cell>
          <table:table-cell office:value-type="float" office:value="33682.343933814169" table:style-name="ce21">
            <text:p>33,682</text:p>
          </table:table-cell>
          <table:table-cell table:style-name="ce21"/>
          <table:table-cell office:value-type="float" office:value="954" table:style-name="ce21">
            <text:p>954</text:p>
          </table:table-cell>
          <table:table-cell office:value-type="float" office:value="221657" table:style-name="ce21">
            <text:p>221,657</text:p>
          </table:table-cell>
          <table:table-cell office:value-type="float" office:value="95099.517826412877" table:style-name="ce21">
            <text:p>95,100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Newcastle</text:p>
          </table:table-cell>
          <table:table-cell office:value-type="float" office:value="34" table:style-name="ce21">
            <text:p>34</text:p>
          </table:table-cell>
          <table:table-cell office:value-type="float" office:value="10103" table:style-name="ce21">
            <text:p>10,103</text:p>
          </table:table-cell>
          <table:table-cell office:value-type="float" office:value="4436.6775897722455" table:style-name="ce21">
            <text:p>4,437</text:p>
          </table:table-cell>
          <table:table-cell table:style-name="ce21"/>
          <table:table-cell office:value-type="float" office:value="208" table:style-name="ce21">
            <text:p>208</text:p>
          </table:table-cell>
          <table:table-cell office:value-type="float" office:value="57440" table:style-name="ce21">
            <text:p>57,440</text:p>
          </table:table-cell>
          <table:table-cell office:value-type="float" office:value="24108.222432850653" table:style-name="ce21">
            <text:p>24,108</text:p>
          </table:table-cell>
          <table:table-cell table:style-name="ce21"/>
          <table:table-cell office:value-type="float" office:value="39" table:style-name="ce21">
            <text:p>39</text:p>
          </table:table-cell>
          <table:table-cell office:value-type="float" office:value="10198" table:style-name="ce21">
            <text:p>10,198</text:p>
          </table:table-cell>
          <table:table-cell office:value-type="float" office:value="6081.1171476067811" table:style-name="ce21">
            <text:p>6,081</text:p>
          </table:table-cell>
          <table:table-cell table:style-name="ce21"/>
          <table:table-cell office:value-type="float" office:value="204" table:style-name="ce21">
            <text:p>204</text:p>
          </table:table-cell>
          <table:table-cell office:value-type="float" office:value="57068" table:style-name="ce21">
            <text:p>57,068</text:p>
          </table:table-cell>
          <table:table-cell office:value-type="float" office:value="24115.00018386008" table:style-name="ce21">
            <text:p>24,11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Nottingham</text:p>
          </table:table-cell>
          <table:table-cell office:value-type="float" office:value="38" table:style-name="ce21">
            <text:p>38</text:p>
          </table:table-cell>
          <table:table-cell office:value-type="float" office:value="8048" table:style-name="ce21">
            <text:p>8,048</text:p>
          </table:table-cell>
          <table:table-cell office:value-type="float" office:value="4825.5114490613405" table:style-name="ce21">
            <text:p>4,826</text:p>
          </table:table-cell>
          <table:table-cell table:style-name="ce21"/>
          <table:table-cell office:value-type="float" office:value="225" table:style-name="ce21">
            <text:p>225</text:p>
          </table:table-cell>
          <table:table-cell office:value-type="float" office:value="45627" table:style-name="ce21">
            <text:p>45,627</text:p>
          </table:table-cell>
          <table:table-cell office:value-type="float" office:value="16839.810010548536" table:style-name="ce21">
            <text:p>16,840</text:p>
          </table:table-cell>
          <table:table-cell table:style-name="ce21"/>
          <table:table-cell office:value-type="float" office:value="42" table:style-name="ce21">
            <text:p>42</text:p>
          </table:table-cell>
          <table:table-cell office:value-type="float" office:value="7726" table:style-name="ce21">
            <text:p>7,726</text:p>
          </table:table-cell>
          <table:table-cell office:value-type="float" office:value="5445.353162112785" table:style-name="ce21">
            <text:p>5,445</text:p>
          </table:table-cell>
          <table:table-cell table:style-name="ce21"/>
          <table:table-cell office:value-type="float" office:value="220" table:style-name="ce21">
            <text:p>220</text:p>
          </table:table-cell>
          <table:table-cell office:value-type="float" office:value="44639" table:style-name="ce21">
            <text:p>44,639</text:p>
          </table:table-cell>
          <table:table-cell office:value-type="float" office:value="16231.486834726904" table:style-name="ce21">
            <text:p>16,231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Reading</text:p>
          </table:table-cell>
          <table:table-cell office:value-type="float" office:value="109" table:style-name="ce21">
            <text:p>109</text:p>
          </table:table-cell>
          <table:table-cell office:value-type="float" office:value="45740" table:style-name="ce21">
            <text:p>45,740</text:p>
          </table:table-cell>
          <table:table-cell office:value-type="float" office:value="24018.523639999999" table:style-name="ce21">
            <text:p>24,019</text:p>
          </table:table-cell>
          <table:table-cell table:style-name="ce21"/>
          <table:table-cell office:value-type="float" office:value="590" table:style-name="ce21">
            <text:p>590</text:p>
          </table:table-cell>
          <table:table-cell office:value-type="float" office:value="231954" table:style-name="ce21">
            <text:p>231,954</text:p>
          </table:table-cell>
          <table:table-cell office:value-type="float" office:value="89091.519020000007" table:style-name="ce21">
            <text:p>89,092</text:p>
          </table:table-cell>
          <table:table-cell table:style-name="ce21"/>
          <table:table-cell office:value-type="float" office:value="109" table:style-name="ce21">
            <text:p>109</text:p>
          </table:table-cell>
          <table:table-cell office:value-type="float" office:value="46473" table:style-name="ce21">
            <text:p>46,473</text:p>
          </table:table-cell>
          <table:table-cell office:value-type="float" office:value="25416" table:style-name="ce21">
            <text:p>25,416</text:p>
          </table:table-cell>
          <table:table-cell table:style-name="ce21"/>
          <table:table-cell office:value-type="float" office:value="589" table:style-name="ce21">
            <text:p>589</text:p>
          </table:table-cell>
          <table:table-cell office:value-type="float" office:value="230502" table:style-name="ce21">
            <text:p>230,502</text:p>
          </table:table-cell>
          <table:table-cell office:value-type="float" office:value="88208.001099999994" table:style-name="ce21">
            <text:p>88,208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Sheffield</text:p>
          </table:table-cell>
          <table:table-cell office:value-type="float" office:value="59" table:style-name="ce21">
            <text:p>59</text:p>
          </table:table-cell>
          <table:table-cell office:value-type="float" office:value="11977" table:style-name="ce21">
            <text:p>11,977</text:p>
          </table:table-cell>
          <table:table-cell office:value-type="float" office:value="7792.8492912574229" table:style-name="ce21">
            <text:p>7,793</text:p>
          </table:table-cell>
          <table:table-cell table:style-name="ce21"/>
          <table:table-cell office:value-type="float" office:value="345" table:style-name="ce21">
            <text:p>345</text:p>
          </table:table-cell>
          <table:table-cell office:value-type="float" office:value="67208" table:style-name="ce21">
            <text:p>67,208</text:p>
          </table:table-cell>
          <table:table-cell office:value-type="float" office:value="32942.514427146991" table:style-name="ce21">
            <text:p>32,943</text:p>
          </table:table-cell>
          <table:table-cell table:style-name="ce21"/>
          <table:table-cell office:value-type="float" office:value="63" table:style-name="ce21">
            <text:p>63</text:p>
          </table:table-cell>
          <table:table-cell office:value-type="float" office:value="12511" table:style-name="ce21">
            <text:p>12,511</text:p>
          </table:table-cell>
          <table:table-cell office:value-type="float" office:value="9392.6015151515148" table:style-name="ce21">
            <text:p>9,393</text:p>
          </table:table-cell>
          <table:table-cell table:style-name="ce21"/>
          <table:table-cell office:value-type="float" office:value="344" table:style-name="ce21">
            <text:p>344</text:p>
          </table:table-cell>
          <table:table-cell office:value-type="float" office:value="68220" table:style-name="ce21">
            <text:p>68,220</text:p>
          </table:table-cell>
          <table:table-cell office:value-type="float" office:value="33072.337992400484" table:style-name="ce21">
            <text:p>33,072</text:p>
          </table:table-cell>
          <table:table-cell table:number-columns-repeated="16368"/>
        </table:table-row>
        <table:table-row table:style-name="ro8">
          <table:table-cell table:style-name="ce13"/>
          <table:table-cell table:number-columns-repeated="15" table:style-name="ce20"/>
          <table:table-cell table:number-columns-repeated="16368"/>
        </table:table-row>
        <table:table-row table:style-name="ro8">
          <table:table-cell office:value-type="string" table:style-name="ce3">
            <text:p>London by station<text:span text:style-name="T3">10</text:span></text:p>
          </table:table-cell>
          <table:table-cell table:number-columns-repeated="15" table:style-name="ce21"/>
          <table:table-cell table:number-columns-repeated="16368"/>
        </table:table-row>
        <table:table-row table:style-name="ro8">
          <table:table-cell office:value-type="string" table:style-name="ce4">
            <text:p><text:s text:c="3"/>Elephant and Castle (for Blackfriars)</text:p>
          </table:table-cell>
          <table:table-cell office:value-type="float" office:value="43" table:style-name="ce21">
            <text:p>43</text:p>
          </table:table-cell>
          <table:table-cell office:value-type="float" office:value="19852" table:style-name="ce21">
            <text:p>19,852</text:p>
          </table:table-cell>
          <table:table-cell office:value-type="float" office:value="25226" table:style-name="ce21">
            <text:p>25,226</text:p>
          </table:table-cell>
          <table:table-cell table:style-name="ce21"/>
          <table:table-cell office:value-type="float" office:value="194" table:style-name="ce21">
            <text:p>194</text:p>
          </table:table-cell>
          <table:table-cell office:value-type="float" office:value="91676" table:style-name="ce21">
            <text:p>91,676</text:p>
          </table:table-cell>
          <table:table-cell office:value-type="float" office:value="41913" table:style-name="ce21">
            <text:p>41,913</text:p>
          </table:table-cell>
          <table:table-cell table:style-name="ce21"/>
          <table:table-cell office:value-type="float" office:value="35" table:style-name="ce21">
            <text:p>35</text:p>
          </table:table-cell>
          <table:table-cell office:value-type="float" office:value="16656" table:style-name="ce21">
            <text:p>16,656</text:p>
          </table:table-cell>
          <table:table-cell office:value-type="float" office:value="18038" table:style-name="ce21">
            <text:p>18,038</text:p>
          </table:table-cell>
          <table:table-cell table:style-name="ce21"/>
          <table:table-cell office:value-type="float" office:value="192" table:style-name="ce21">
            <text:p>192</text:p>
          </table:table-cell>
          <table:table-cell office:value-type="float" office:value="92484" table:style-name="ce21">
            <text:p>92,484</text:p>
          </table:table-cell>
          <table:table-cell office:value-type="float" office:value="36220" table:style-name="ce21">
            <text:p>36,220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Euston</text:p>
          </table:table-cell>
          <table:table-cell office:value-type="float" office:value="63" table:style-name="ce21">
            <text:p>63</text:p>
          </table:table-cell>
          <table:table-cell office:value-type="float" office:value="32305" table:style-name="ce21">
            <text:p>32,305</text:p>
          </table:table-cell>
          <table:table-cell office:value-type="float" office:value="30876.895752568307" table:style-name="ce21">
            <text:p>30,877</text:p>
          </table:table-cell>
          <table:table-cell table:style-name="ce21"/>
          <table:table-cell office:value-type="float" office:value="319" table:style-name="ce21">
            <text:p>319</text:p>
          </table:table-cell>
          <table:table-cell office:value-type="float" office:value="134871" table:style-name="ce21">
            <text:p>134,871</text:p>
          </table:table-cell>
          <table:table-cell office:value-type="float" office:value="81556.996594317912" table:style-name="ce21">
            <text:p>81,557</text:p>
          </table:table-cell>
          <table:table-cell table:style-name="ce21"/>
          <table:table-cell office:value-type="float" office:value="70" table:style-name="ce21">
            <text:p>70</text:p>
          </table:table-cell>
          <table:table-cell office:value-type="float" office:value="34249" table:style-name="ce21">
            <text:p>34,249</text:p>
          </table:table-cell>
          <table:table-cell office:value-type="float" office:value="29993.88797764566" table:style-name="ce21">
            <text:p>29,994</text:p>
          </table:table-cell>
          <table:table-cell table:style-name="ce21"/>
          <table:table-cell office:value-type="float" office:value="325" table:style-name="ce21">
            <text:p>325</text:p>
          </table:table-cell>
          <table:table-cell office:value-type="float" office:value="135781" table:style-name="ce21">
            <text:p>135,781</text:p>
          </table:table-cell>
          <table:table-cell office:value-type="float" office:value="82548.219991068865" table:style-name="ce21">
            <text:p>82,548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Fenchurch Street</text:p>
          </table:table-cell>
          <table:table-cell office:value-type="float" office:value="56" table:style-name="ce21">
            <text:p>56</text:p>
          </table:table-cell>
          <table:table-cell office:value-type="float" office:value="28050" table:style-name="ce21">
            <text:p>28,050</text:p>
          </table:table-cell>
          <table:table-cell office:value-type="float" office:value="26151" table:style-name="ce21">
            <text:p>26,151</text:p>
          </table:table-cell>
          <table:table-cell table:style-name="ce21"/>
          <table:table-cell office:value-type="float" office:value="197" table:style-name="ce21">
            <text:p>197</text:p>
          </table:table-cell>
          <table:table-cell office:value-type="float" office:value="84525" table:style-name="ce21">
            <text:p>84,525</text:p>
          </table:table-cell>
          <table:table-cell office:value-type="float" office:value="35932" table:style-name="ce21">
            <text:p>35,932</text:p>
          </table:table-cell>
          <table:table-cell table:style-name="ce21"/>
          <table:table-cell office:value-type="float" office:value="53" table:style-name="ce21">
            <text:p>53</text:p>
          </table:table-cell>
          <table:table-cell office:value-type="float" office:value="25974" table:style-name="ce21">
            <text:p>25,974</text:p>
          </table:table-cell>
          <table:table-cell office:value-type="float" office:value="23049" table:style-name="ce21">
            <text:p>23,049</text:p>
          </table:table-cell>
          <table:table-cell table:style-name="ce21"/>
          <table:table-cell office:value-type="float" office:value="197" table:style-name="ce21">
            <text:p>197</text:p>
          </table:table-cell>
          <table:table-cell office:value-type="float" office:value="82500" table:style-name="ce21">
            <text:p>82,500</text:p>
          </table:table-cell>
          <table:table-cell office:value-type="float" office:value="35851" table:style-name="ce21">
            <text:p>35,851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8" table:style-name="ce21">
            <text:p>48</text:p>
          </table:table-cell>
          <table:table-cell office:value-type="float" office:value="27108" table:style-name="ce21">
            <text:p>27,108</text:p>
          </table:table-cell>
          <table:table-cell office:value-type="float" office:value="22117.81658449653" table:style-name="ce21">
            <text:p>22,118</text:p>
          </table:table-cell>
          <table:table-cell table:style-name="ce21"/>
          <table:table-cell office:value-type="float" office:value="215" table:style-name="ce21">
            <text:p>215</text:p>
          </table:table-cell>
          <table:table-cell office:value-type="float" office:value="105070" table:style-name="ce21">
            <text:p>105,070</text:p>
          </table:table-cell>
          <table:table-cell office:value-type="float" office:value="53598.271154704336" table:style-name="ce21">
            <text:p>53,598</text:p>
          </table:table-cell>
          <table:table-cell table:style-name="ce21"/>
          <table:table-cell office:value-type="float" office:value="50" table:style-name="ce21">
            <text:p>50</text:p>
          </table:table-cell>
          <table:table-cell office:value-type="float" office:value="26835" table:style-name="ce21">
            <text:p>26,835</text:p>
          </table:table-cell>
          <table:table-cell office:value-type="float" office:value="24203.471925136422" table:style-name="ce21">
            <text:p>24,203</text:p>
          </table:table-cell>
          <table:table-cell table:style-name="ce21"/>
          <table:table-cell office:value-type="float" office:value="217" table:style-name="ce21">
            <text:p>217</text:p>
          </table:table-cell>
          <table:table-cell office:value-type="float" office:value="104156" table:style-name="ce21">
            <text:p>104,156</text:p>
          </table:table-cell>
          <table:table-cell office:value-type="float" office:value="57892.776635676521" table:style-name="ce21">
            <text:p>57,893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Liverpool Street</text:p>
          </table:table-cell>
          <table:table-cell office:value-type="float" office:value="153" table:style-name="ce21">
            <text:p>153</text:p>
          </table:table-cell>
          <table:table-cell office:value-type="float" office:value="96563" table:style-name="ce21">
            <text:p>96,563</text:p>
          </table:table-cell>
          <table:table-cell office:value-type="float" office:value="71484.672500000001" table:style-name="ce21">
            <text:p>71,485</text:p>
          </table:table-cell>
          <table:table-cell table:style-name="ce21"/>
          <table:table-cell office:value-type="float" office:value="660" table:style-name="ce21">
            <text:p>660</text:p>
          </table:table-cell>
          <table:table-cell office:value-type="float" office:value="359297" table:style-name="ce21">
            <text:p>359,297</text:p>
          </table:table-cell>
          <table:table-cell office:value-type="float" office:value="117488.6725" table:style-name="ce21">
            <text:p>117,489</text:p>
          </table:table-cell>
          <table:table-cell table:style-name="ce21"/>
          <table:table-cell office:value-type="float" office:value="149" table:style-name="ce21">
            <text:p>149</text:p>
          </table:table-cell>
          <table:table-cell office:value-type="float" office:value="94157" table:style-name="ce21">
            <text:p>94,157</text:p>
          </table:table-cell>
          <table:table-cell office:value-type="float" office:value="65054.851600000002" table:style-name="ce21">
            <text:p>65,055</text:p>
          </table:table-cell>
          <table:table-cell table:style-name="ce21"/>
          <table:table-cell office:value-type="float" office:value="652" table:style-name="ce21">
            <text:p>652</text:p>
          </table:table-cell>
          <table:table-cell office:value-type="float" office:value="353260" table:style-name="ce21">
            <text:p>353,260</text:p>
          </table:table-cell>
          <table:table-cell office:value-type="float" office:value="117881.85159999999" table:style-name="ce21">
            <text:p>117,882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London Bridge<text:span text:style-name="T4">11</text:span></text:p>
          </table:table-cell>
          <table:table-cell office:value-type="float" office:value="192" table:style-name="ce21">
            <text:p>192</text:p>
          </table:table-cell>
          <table:table-cell office:value-type="float" office:value="126230" table:style-name="ce21">
            <text:p>126,230</text:p>
          </table:table-cell>
          <table:table-cell office:value-type="float" office:value="136072" table:style-name="ce21">
            <text:p>136,072</text:p>
          </table:table-cell>
          <table:table-cell table:style-name="ce21"/>
          <table:table-cell office:value-type="float" office:value="856" table:style-name="ce21">
            <text:p>856</text:p>
          </table:table-cell>
          <table:table-cell office:value-type="float" office:value="516957" table:style-name="ce21">
            <text:p>516,957</text:p>
          </table:table-cell>
          <table:table-cell office:value-type="float" office:value="207835" table:style-name="ce21">
            <text:p>207,835</text:p>
          </table:table-cell>
          <table:table-cell table:style-name="ce21"/>
          <table:table-cell office:value-type="float" office:value="179" table:style-name="ce21">
            <text:p>179</text:p>
          </table:table-cell>
          <table:table-cell office:value-type="float" office:value="116688" table:style-name="ce21">
            <text:p>116,688</text:p>
          </table:table-cell>
          <table:table-cell office:value-type="float" office:value="107754" table:style-name="ce21">
            <text:p>107,754</text:p>
          </table:table-cell>
          <table:table-cell table:style-name="ce21"/>
          <table:table-cell office:value-type="float" office:value="853" table:style-name="ce21">
            <text:p>853</text:p>
          </table:table-cell>
          <table:table-cell office:value-type="float" office:value="512180" table:style-name="ce21">
            <text:p>512,180</text:p>
          </table:table-cell>
          <table:table-cell office:value-type="float" office:value="195176" table:style-name="ce21">
            <text:p>195,17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Marylebone</text:p>
          </table:table-cell>
          <table:table-cell office:value-type="float" office:value="45" table:style-name="ce21">
            <text:p>45</text:p>
          </table:table-cell>
          <table:table-cell office:value-type="float" office:value="15448" table:style-name="ce21">
            <text:p>15,448</text:p>
          </table:table-cell>
          <table:table-cell office:value-type="float" office:value="15137" table:style-name="ce21">
            <text:p>15,137</text:p>
          </table:table-cell>
          <table:table-cell table:style-name="ce21"/>
          <table:table-cell office:value-type="float" office:value="187" table:style-name="ce21">
            <text:p>187</text:p>
          </table:table-cell>
          <table:table-cell office:value-type="float" office:value="52180" table:style-name="ce21">
            <text:p>52,180</text:p>
          </table:table-cell>
          <table:table-cell office:value-type="float" office:value="27371" table:style-name="ce21">
            <text:p>27,371</text:p>
          </table:table-cell>
          <table:table-cell table:style-name="ce21"/>
          <table:table-cell office:value-type="float" office:value="44" table:style-name="ce21">
            <text:p>44</text:p>
          </table:table-cell>
          <table:table-cell office:value-type="float" office:value="14636" table:style-name="ce21">
            <text:p>14,636</text:p>
          </table:table-cell>
          <table:table-cell office:value-type="float" office:value="13043" table:style-name="ce21">
            <text:p>13,043</text:p>
          </table:table-cell>
          <table:table-cell table:style-name="ce21"/>
          <table:table-cell office:value-type="float" office:value="194" table:style-name="ce21">
            <text:p>194</text:p>
          </table:table-cell>
          <table:table-cell office:value-type="float" office:value="53228" table:style-name="ce21">
            <text:p>53,228</text:p>
          </table:table-cell>
          <table:table-cell office:value-type="float" office:value="27954" table:style-name="ce21">
            <text:p>27,954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Old Street (for Moorgate)</text:p>
          </table:table-cell>
          <table:table-cell office:value-type="float" office:value="31" table:style-name="ce21">
            <text:p>31</text:p>
          </table:table-cell>
          <table:table-cell office:value-type="float" office:value="13920" table:style-name="ce21">
            <text:p>13,920</text:p>
          </table:table-cell>
          <table:table-cell office:value-type="float" office:value="12823" table:style-name="ce21">
            <text:p>12,823</text:p>
          </table:table-cell>
          <table:table-cell table:style-name="ce21"/>
          <table:table-cell office:value-type="float" office:value="127" table:style-name="ce21">
            <text:p>127</text:p>
          </table:table-cell>
          <table:table-cell office:value-type="float" office:value="53592" table:style-name="ce21">
            <text:p>53,592</text:p>
          </table:table-cell>
          <table:table-cell office:value-type="float" office:value="16231" table:style-name="ce21">
            <text:p>16,231</text:p>
          </table:table-cell>
          <table:table-cell table:style-name="ce21"/>
          <table:table-cell office:value-type="float" office:value="32" table:style-name="ce21">
            <text:p>32</text:p>
          </table:table-cell>
          <table:table-cell office:value-type="float" office:value="14384" table:style-name="ce21">
            <text:p>14,384</text:p>
          </table:table-cell>
          <table:table-cell office:value-type="float" office:value="9076" table:style-name="ce21">
            <text:p>9,076</text:p>
          </table:table-cell>
          <table:table-cell table:style-name="ce21"/>
          <table:table-cell office:value-type="float" office:value="129" table:style-name="ce21">
            <text:p>129</text:p>
          </table:table-cell>
          <table:table-cell office:value-type="float" office:value="54520" table:style-name="ce21">
            <text:p>54,520</text:p>
          </table:table-cell>
          <table:table-cell office:value-type="float" office:value="15246" table:style-name="ce21">
            <text:p>15,24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Paddington<text:span text:style-name="T4">12</text:span></text:p>
          </table:table-cell>
          <table:table-cell office:value-type="float" office:value="68" table:style-name="ce21">
            <text:p>68</text:p>
          </table:table-cell>
          <table:table-cell office:value-type="float" office:value="31566" table:style-name="ce21">
            <text:p>31,566</text:p>
          </table:table-cell>
          <table:table-cell office:value-type="float" office:value="27975.823946903736" table:style-name="ce21">
            <text:p>27,976</text:p>
          </table:table-cell>
          <table:table-cell table:style-name="ce21"/>
          <table:table-cell office:value-type="float" office:value="305" table:style-name="ce21">
            <text:p>305</text:p>
          </table:table-cell>
          <table:table-cell office:value-type="float" office:value="128694" table:style-name="ce21">
            <text:p>128,694</text:p>
          </table:table-cell>
          <table:table-cell office:value-type="float" office:value="61026.649623609868" table:style-name="ce21">
            <text:p>61,027</text:p>
          </table:table-cell>
          <table:table-cell table:style-name="ce21"/>
          <table:table-cell office:value-type="float" office:value="62" table:style-name="ce21">
            <text:p>62</text:p>
          </table:table-cell>
          <table:table-cell office:value-type="float" office:value="29614" table:style-name="ce21">
            <text:p>29,614</text:p>
          </table:table-cell>
          <table:table-cell office:value-type="float" office:value="23720.379573140555" table:style-name="ce21">
            <text:p>23,720</text:p>
          </table:table-cell>
          <table:table-cell table:style-name="ce21"/>
          <table:table-cell office:value-type="float" office:value="302" table:style-name="ce21">
            <text:p>302</text:p>
          </table:table-cell>
          <table:table-cell office:value-type="float" office:value="128524" table:style-name="ce21">
            <text:p>128,524</text:p>
          </table:table-cell>
          <table:table-cell office:value-type="float" office:value="59415.302658985922" table:style-name="ce21">
            <text:p>59,415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70" table:style-name="ce21">
            <text:p>70</text:p>
          </table:table-cell>
          <table:table-cell office:value-type="float" office:value="32237" table:style-name="ce21">
            <text:p>32,237</text:p>
          </table:table-cell>
          <table:table-cell office:value-type="float" office:value="35665.872862919641" table:style-name="ce21">
            <text:p>35,666</text:p>
          </table:table-cell>
          <table:table-cell table:style-name="ce21"/>
          <table:table-cell office:value-type="float" office:value="344" table:style-name="ce21">
            <text:p>344</text:p>
          </table:table-cell>
          <table:table-cell office:value-type="float" office:value="144606" table:style-name="ce21">
            <text:p>144,606</text:p>
          </table:table-cell>
          <table:table-cell office:value-type="float" office:value="70272.642651040122" table:style-name="ce21">
            <text:p>70,273</text:p>
          </table:table-cell>
          <table:table-cell table:style-name="ce21"/>
          <table:table-cell office:value-type="float" office:value="71" table:style-name="ce21">
            <text:p>71</text:p>
          </table:table-cell>
          <table:table-cell office:value-type="float" office:value="32345" table:style-name="ce21">
            <text:p>32,345</text:p>
          </table:table-cell>
          <table:table-cell office:value-type="float" office:value="30837.610528355086" table:style-name="ce21">
            <text:p>30,838</text:p>
          </table:table-cell>
          <table:table-cell table:style-name="ce21"/>
          <table:table-cell office:value-type="float" office:value="347" table:style-name="ce21">
            <text:p>347</text:p>
          </table:table-cell>
          <table:table-cell office:value-type="float" office:value="145853" table:style-name="ce21">
            <text:p>145,853</text:p>
          </table:table-cell>
          <table:table-cell office:value-type="float" office:value="72806.019144601931" table:style-name="ce21">
            <text:p>72,80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Victoria<text:span text:style-name="T4">13</text:span></text:p>
          </table:table-cell>
          <table:table-cell office:value-type="float" office:value="125" table:style-name="ce21">
            <text:p>125</text:p>
          </table:table-cell>
          <table:table-cell office:value-type="float" office:value="70564" table:style-name="ce21">
            <text:p>70,564</text:p>
          </table:table-cell>
          <table:table-cell office:value-type="float" office:value="62790" table:style-name="ce21">
            <text:p>62,790</text:p>
          </table:table-cell>
          <table:table-cell table:style-name="ce21"/>
          <table:table-cell office:value-type="float" office:value="669" table:style-name="ce21">
            <text:p>669</text:p>
          </table:table-cell>
          <table:table-cell office:value-type="float" office:value="334766" table:style-name="ce21">
            <text:p>334,766</text:p>
          </table:table-cell>
          <table:table-cell office:value-type="float" office:value="129248" table:style-name="ce21">
            <text:p>129,248</text:p>
          </table:table-cell>
          <table:table-cell table:style-name="ce21"/>
          <table:table-cell office:value-type="float" office:value="122" table:style-name="ce21">
            <text:p>122</text:p>
          </table:table-cell>
          <table:table-cell office:value-type="float" office:value="70853" table:style-name="ce21">
            <text:p>70,853</text:p>
          </table:table-cell>
          <table:table-cell office:value-type="float" office:value="54278" table:style-name="ce21">
            <text:p>54,278</text:p>
          </table:table-cell>
          <table:table-cell table:style-name="ce21"/>
          <table:table-cell office:value-type="float" office:value="683" table:style-name="ce21">
            <text:p>683</text:p>
          </table:table-cell>
          <table:table-cell office:value-type="float" office:value="335100" table:style-name="ce21">
            <text:p>335,100</text:p>
          </table:table-cell>
          <table:table-cell office:value-type="float" office:value="121081" table:style-name="ce21">
            <text:p>121,081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Vauxhall (for Waterloo)</text:p>
          </table:table-cell>
          <table:table-cell office:value-type="float" office:value="154" table:style-name="ce21">
            <text:p>154</text:p>
          </table:table-cell>
          <table:table-cell office:value-type="float" office:value="85455" table:style-name="ce21">
            <text:p>85,455</text:p>
          </table:table-cell>
          <table:table-cell office:value-type="float" office:value="110653" table:style-name="ce21">
            <text:p>110,653</text:p>
          </table:table-cell>
          <table:table-cell table:style-name="ce21"/>
          <table:table-cell office:value-type="float" office:value="761" table:style-name="ce21">
            <text:p>761</text:p>
          </table:table-cell>
          <table:table-cell office:value-type="float" office:value="371103" table:style-name="ce21">
            <text:p>371,103</text:p>
          </table:table-cell>
          <table:table-cell office:value-type="float" office:value="212038" table:style-name="ce21">
            <text:p>212,038</text:p>
          </table:table-cell>
          <table:table-cell table:style-name="ce21"/>
          <table:table-cell office:value-type="float" office:value="150" table:style-name="ce21">
            <text:p>150</text:p>
          </table:table-cell>
          <table:table-cell office:value-type="float" office:value="81747" table:style-name="ce21">
            <text:p>81,747</text:p>
          </table:table-cell>
          <table:table-cell office:value-type="float" office:value="87440" table:style-name="ce21">
            <text:p>87,440</text:p>
          </table:table-cell>
          <table:table-cell table:style-name="ce21"/>
          <table:table-cell office:value-type="float" office:value="760" table:style-name="ce21">
            <text:p>760</text:p>
          </table:table-cell>
          <table:table-cell office:value-type="float" office:value="366688" table:style-name="ce21">
            <text:p>366,688</text:p>
          </table:table-cell>
          <table:table-cell office:value-type="float" office:value="207553" table:style-name="ce21">
            <text:p>207,553</text:p>
          </table:table-cell>
          <table:table-cell table:number-columns-repeated="16368"/>
        </table:table-row>
        <table:table-row table:style-name="ro8">
          <table:table-cell office:value-type="string" table:style-name="ce23">
            <text:p>London total</text:p>
          </table:table-cell>
          <table:table-cell office:value-type="float" office:value="1048" table:style-name="ce31">
            <text:p>1,048</text:p>
          </table:table-cell>
          <table:table-cell office:value-type="float" office:value="579298" table:style-name="ce31">
            <text:p>579,298</text:p>
          </table:table-cell>
          <table:table-cell office:value-type="float" office:value="576973.08164688828" table:style-name="ce31">
            <text:p>576,973</text:p>
          </table:table-cell>
          <table:table-cell table:style-name="ce31"/>
          <table:table-cell office:value-type="float" office:value="4834" table:style-name="ce31">
            <text:p>4,834</text:p>
          </table:table-cell>
          <table:table-cell office:value-type="float" office:value="2377337" table:style-name="ce31">
            <text:p>2,377,337</text:p>
          </table:table-cell>
          <table:table-cell office:value-type="float" office:value="1054511.2325236723" table:style-name="ce31">
            <text:p>1,054,511</text:p>
          </table:table-cell>
          <table:table-cell table:style-name="ce31"/>
          <table:table-cell office:value-type="float" office:value="1017" table:style-name="ce31">
            <text:p>1,017</text:p>
          </table:table-cell>
          <table:table-cell office:value-type="float" office:value="558138" table:style-name="ce31">
            <text:p>558,138</text:p>
          </table:table-cell>
          <table:table-cell office:value-type="float" office:value="486488.20160427771" table:style-name="ce31">
            <text:p>486,488</text:p>
          </table:table-cell>
          <table:table-cell table:style-name="ce31"/>
          <table:table-cell office:value-type="float" office:value="4851" table:style-name="ce31">
            <text:p>4,851</text:p>
          </table:table-cell>
          <table:table-cell office:value-type="float" office:value="2364274" table:style-name="ce31">
            <text:p>2,364,274</text:p>
          </table:table-cell>
          <table:table-cell office:value-type="float" office:value="1029625.1700303332" table:style-name="ce31">
            <text:p>1,029,625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3" table:style-name="ce4"/>
          <table:table-cell table:number-columns-repeated="2" table:style-name="ce6"/>
          <table:table-cell table:number-columns-repeated="16372" table:style-name="ce4"/>
        </table:table-row>
        <table:table-row table:style-name="ro2">
          <table:table-cell office:value-type="string" table:style-name="ce4">
            <text:p>2 <text:s/>Includes standard and first clas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16377" table:style-name="ce4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16377" table:style-name="ce4"/>
        </table:table-row>
        <table:table-row table:style-name="ro2">
          <table:table-cell office:value-type="string" table:style-name="ce4">
            <text:p>4 <text:s/>Temple Mead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16377" table:style-name="ce4"/>
        </table:table-row>
        <table:table-row table:style-name="ro2">
          <table:table-cell office:value-type="string" table:style-name="ce4">
            <text:p>5 <text:s/>Cardiff Central and Queen Street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6 <text:s/>Liverpool Central, Lime Street, Moorfields and James Street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7 <text:s/>Due to data collection issues, all Merseyrail figures at Liverpool are estimated by applying a change in demand, calculated using alternative sources, to the passenger counts observed in autumn 2016.<text:s/>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8 <text:s/>All stations in Zone 1 of the Transport for London (TfL) travelcard area on routes into major stations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9 <text:s/>Oxford Road, Piccadilly and Victoria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9">
            <text:p>10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11 Services to and from Charing Cross and Cannon Street are included in the London Bridge figures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12 Includes Heathrow Connect services.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9">
            <text:p>13 Includes Gatwick Express services.</text:p>
          </table:table-cell>
          <table:table-cell table:number-columns-repeated="16383" table:style-name="ce4"/>
        </table:table-row>
        <table:table-row table:style-name="ro2">
          <table:table-cell table:number-columns-repeated="15" table:style-name="ce4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/>
        </table:table-row>
        <table:table-row table:style-name="ro2">
          <table:table-cell table:number-columns-repeated="9" table:style-name="ce4"/>
          <table:table-cell table:style-name="ce6"/>
          <table:table-cell table:number-columns-repeated="5" table:style-name="ce4"/>
          <table:table-cell office:value-type="string" table:style-name="ce27">
            <text:p>Last updated: 22 September 2022</text:p>
          </table:table-cell>
          <table:table-cell table:number-columns-repeated="16368"/>
        </table:table-row>
        <table:table-row table:style-name="ro2">
          <table:table-cell table:number-columns-repeated="15" table:style-name="ce4"/>
          <table:table-cell office:value-type="string" table:style-name="ce27">
            <text:p>Next update: September 2023</text:p>
          </table:table-cell>
          <table:table-cell table:number-columns-repeated="16368"/>
        </table:table-row>
        <table:table-row table:style-name="ro2">
          <table:table-cell table:number-columns-repeated="9" table:style-name="ce6"/>
          <table:table-cell table:style-name="ce4"/>
          <table:table-cell table:style-name="ce6"/>
          <table:table-cell table:number-columns-repeated="4" table:style-name="ce4"/>
          <table:table-cell office:value-type="string" table:style-name="ce27">
            <text:p>Telephone: 020 7944 2419</text:p>
          </table:table-cell>
          <table:table-cell table:number-columns-repeated="16368"/>
        </table:table-row>
        <table:table-row table:style-name="ro2">
          <table:table-cell table:number-columns-repeated="15" table:style-name="ce4"/>
          <table:table-cell office:value-type="string" table:style-name="ce27">
            <text:p>Email: rail.stats@dft.gov.uk</text:p>
          </table:table-cell>
          <table:table-cell table:number-columns-repeated="16368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Print_Area" table:cell-range-address="RAI0201_(2017).$A$4:RAI0201_(2017).$P$58" table:base-cell-address="RAI0201_(2017).$A$1"/>
        </table:named-expressions>
      </table:table>
      <table:table table:name="RAI0201_(2016)" table:style-name="ta2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7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17" table:default-cell-style-name="ce4"/>
        <table:table-column table:style-name="co18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8" table:style-name="ce4"/>
          <table:table-cell table:number-columns-repeated="16368" table:style-name="ce32"/>
        </table:table-row>
        <table:table-row table:style-name="ro2">
          <table:table-cell table:style-name="ce6"/>
          <table:table-cell table:number-columns-repeated="15" table:style-name="ce4"/>
          <table:table-cell table:number-columns-repeated="16368" table:style-name="ce32"/>
        </table:table-row>
        <table:table-row table:style-name="ro9">
          <table:table-cell office:value-type="string" table:style-name="ce7">
            <text:p>Table RAI0201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4">
          <table:table-cell office:value-type="string" table:style-name="ce7">
            <text:p>City centre<text:span text:style-name="T2">1</text:span><text:s/>peak and all day arrivals and departures by rail on a typical autumn weekday, by city: 2016</text:p>
          </table:table-cell>
          <table:table-cell table:style-name="ce3"/>
          <table:table-cell table:number-columns-repeated="4" table:style-name="ce4"/>
          <table:table-cell table:style-name="ce8"/>
          <table:table-cell table:number-columns-repeated="9" table:style-name="ce4"/>
          <table:table-cell table:number-columns-repeated="16368" table:style-name="ce32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10"/>
          <table:table-cell table:number-columns-repeated="9" table:style-name="ce4"/>
          <table:table-cell table:number-columns-repeated="16368" table:style-name="ce32"/>
        </table:table-row>
        <table:table-row table:style-name="ro5">
          <table:table-cell table:style-name="ce11"/>
          <table:table-cell table:number-columns-repeated="8" table:style-name="ce12"/>
          <table:table-cell table:style-name="ce4"/>
          <table:table-cell table:style-name="ce12"/>
          <table:table-cell table:style-name="ce4"/>
          <table:table-cell table:number-columns-repeated="3" table:style-name="ce13"/>
          <table:table-cell office:value-type="string" table:style-name="ce14">
            <text:p>Number</text:p>
          </table:table-cell>
          <table:table-cell table:number-columns-repeated="16368" table:style-name="ce32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 table:style-name="ce32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8">
          <table:table-cell office:value-type="string" table:style-name="ce4">
            <text:p>Birmingham<text:span text:style-name="T4">3</text:span></text:p>
          </table:table-cell>
          <table:table-cell office:value-type="float" office:value="179" table:style-name="ce21">
            <text:p>179</text:p>
          </table:table-cell>
          <table:table-cell office:value-type="float" office:value="52973" table:style-name="ce21">
            <text:p>52,973</text:p>
          </table:table-cell>
          <table:table-cell office:value-type="float" office:value="42312.348961740659" table:style-name="ce21">
            <text:p>42,312</text:p>
          </table:table-cell>
          <table:table-cell table:style-name="ce21"/>
          <table:table-cell office:value-type="float" office:value="959" table:style-name="ce21">
            <text:p>959</text:p>
          </table:table-cell>
          <table:table-cell office:value-type="float" office:value="272816" table:style-name="ce21">
            <text:p>272,816</text:p>
          </table:table-cell>
          <table:table-cell office:value-type="float" office:value="121476.90879505943" table:style-name="ce21">
            <text:p>121,477</text:p>
          </table:table-cell>
          <table:table-cell table:style-name="ce21"/>
          <table:table-cell office:value-type="float" office:value="186" table:style-name="ce21">
            <text:p>186</text:p>
          </table:table-cell>
          <table:table-cell office:value-type="float" office:value="52038" table:style-name="ce21">
            <text:p>52,038</text:p>
          </table:table-cell>
          <table:table-cell office:value-type="float" office:value="45129.3104430413" table:style-name="ce21">
            <text:p>45,129</text:p>
          </table:table-cell>
          <table:table-cell table:style-name="ce21"/>
          <table:table-cell office:value-type="float" office:value="954" table:style-name="ce21">
            <text:p>954</text:p>
          </table:table-cell>
          <table:table-cell office:value-type="float" office:value="270234" table:style-name="ce21">
            <text:p>270,234</text:p>
          </table:table-cell>
          <table:table-cell office:value-type="float" office:value="123011.93406374106" table:style-name="ce21">
            <text:p>123,012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Bristol<text:span text:style-name="T4">4</text:span></text:p>
          </table:table-cell>
          <table:table-cell office:value-type="float" office:value="52" table:style-name="ce21">
            <text:p>52</text:p>
          </table:table-cell>
          <table:table-cell office:value-type="float" office:value="14112" table:style-name="ce21">
            <text:p>14,112</text:p>
          </table:table-cell>
          <table:table-cell office:value-type="float" office:value="9253.9336580086565" table:style-name="ce21">
            <text:p>9,254</text:p>
          </table:table-cell>
          <table:table-cell table:style-name="ce21"/>
          <table:table-cell office:value-type="float" office:value="265" table:style-name="ce21">
            <text:p>265</text:p>
          </table:table-cell>
          <table:table-cell office:value-type="float" office:value="68886" table:style-name="ce21">
            <text:p>68,886</text:p>
          </table:table-cell>
          <table:table-cell office:value-type="float" office:value="28059.046812982335" table:style-name="ce21">
            <text:p>28,059</text:p>
          </table:table-cell>
          <table:table-cell table:style-name="ce21"/>
          <table:table-cell office:value-type="float" office:value="51" table:style-name="ce21">
            <text:p>51</text:p>
          </table:table-cell>
          <table:table-cell office:value-type="float" office:value="12951" table:style-name="ce21">
            <text:p>12,951</text:p>
          </table:table-cell>
          <table:table-cell office:value-type="float" office:value="9678.8038961038947" table:style-name="ce21">
            <text:p>9,679</text:p>
          </table:table-cell>
          <table:table-cell table:style-name="ce21"/>
          <table:table-cell office:value-type="float" office:value="261" table:style-name="ce21">
            <text:p>261</text:p>
          </table:table-cell>
          <table:table-cell office:value-type="float" office:value="68057" table:style-name="ce21">
            <text:p>68,057</text:p>
          </table:table-cell>
          <table:table-cell office:value-type="float" office:value="29072.330833609412" table:style-name="ce21">
            <text:p>29,072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Cardiff<text:span text:style-name="T4">5</text:span></text:p>
          </table:table-cell>
          <table:table-cell office:value-type="float" office:value="114" table:style-name="ce21">
            <text:p>114</text:p>
          </table:table-cell>
          <table:table-cell office:value-type="float" office:value="20455" table:style-name="ce21">
            <text:p>20,455</text:p>
          </table:table-cell>
          <table:table-cell office:value-type="float" office:value="13379.06893447497" table:style-name="ce21">
            <text:p>13,379</text:p>
          </table:table-cell>
          <table:table-cell table:style-name="ce21"/>
          <table:table-cell office:value-type="float" office:value="619" table:style-name="ce21">
            <text:p>619</text:p>
          </table:table-cell>
          <table:table-cell office:value-type="float" office:value="110719" table:style-name="ce21">
            <text:p>110,719</text:p>
          </table:table-cell>
          <table:table-cell office:value-type="float" office:value="36719.01045536196" table:style-name="ce21">
            <text:p>36,719</text:p>
          </table:table-cell>
          <table:table-cell table:style-name="ce21"/>
          <table:table-cell office:value-type="float" office:value="115" table:style-name="ce21">
            <text:p>115</text:p>
          </table:table-cell>
          <table:table-cell office:value-type="float" office:value="20621" table:style-name="ce21">
            <text:p>20,621</text:p>
          </table:table-cell>
          <table:table-cell office:value-type="float" office:value="14243.394869387146" table:style-name="ce21">
            <text:p>14,243</text:p>
          </table:table-cell>
          <table:table-cell table:style-name="ce21"/>
          <table:table-cell office:value-type="float" office:value="619" table:style-name="ce21">
            <text:p>619</text:p>
          </table:table-cell>
          <table:table-cell office:value-type="float" office:value="109948" table:style-name="ce21">
            <text:p>109,948</text:p>
          </table:table-cell>
          <table:table-cell office:value-type="float" office:value="38423.39113325956" table:style-name="ce21">
            <text:p>38,423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Leeds</text:p>
          </table:table-cell>
          <table:table-cell office:value-type="float" office:value="119" table:style-name="ce21">
            <text:p>119</text:p>
          </table:table-cell>
          <table:table-cell office:value-type="float" office:value="29169" table:style-name="ce21">
            <text:p>29,169</text:p>
          </table:table-cell>
          <table:table-cell office:value-type="float" office:value="28524.169639773616" table:style-name="ce21">
            <text:p>28,524</text:p>
          </table:table-cell>
          <table:table-cell table:style-name="ce21"/>
          <table:table-cell office:value-type="float" office:value="615" table:style-name="ce21">
            <text:p>615</text:p>
          </table:table-cell>
          <table:table-cell office:value-type="float" office:value="146000" table:style-name="ce21">
            <text:p>146,000</text:p>
          </table:table-cell>
          <table:table-cell office:value-type="float" office:value="74703.20786676585" table:style-name="ce21">
            <text:p>74,703</text:p>
          </table:table-cell>
          <table:table-cell table:style-name="ce21"/>
          <table:table-cell office:value-type="float" office:value="122" table:style-name="ce21">
            <text:p>122</text:p>
          </table:table-cell>
          <table:table-cell office:value-type="float" office:value="30485" table:style-name="ce21">
            <text:p>30,485</text:p>
          </table:table-cell>
          <table:table-cell office:value-type="float" office:value="28313.004219090089" table:style-name="ce21">
            <text:p>28,313</text:p>
          </table:table-cell>
          <table:table-cell table:style-name="ce21"/>
          <table:table-cell office:value-type="float" office:value="607" table:style-name="ce21">
            <text:p>607</text:p>
          </table:table-cell>
          <table:table-cell office:value-type="float" office:value="144393" table:style-name="ce21">
            <text:p>144,393</text:p>
          </table:table-cell>
          <table:table-cell office:value-type="float" office:value="73628.333177631546" table:style-name="ce21">
            <text:p>73,628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Leicester</text:p>
          </table:table-cell>
          <table:table-cell office:value-type="float" office:value="38" table:style-name="ce21">
            <text:p>38</text:p>
          </table:table-cell>
          <table:table-cell office:value-type="float" office:value="11376" table:style-name="ce21">
            <text:p>11,376</text:p>
          </table:table-cell>
          <table:table-cell office:value-type="float" office:value="5770.1988095238094" table:style-name="ce21">
            <text:p>5,770</text:p>
          </table:table-cell>
          <table:table-cell table:style-name="ce21"/>
          <table:table-cell office:value-type="float" office:value="202" table:style-name="ce21">
            <text:p>202</text:p>
          </table:table-cell>
          <table:table-cell office:value-type="float" office:value="56587" table:style-name="ce21">
            <text:p>56,587</text:p>
          </table:table-cell>
          <table:table-cell office:value-type="float" office:value="27318.224537390714" table:style-name="ce21">
            <text:p>27,318</text:p>
          </table:table-cell>
          <table:table-cell table:style-name="ce21"/>
          <table:table-cell office:value-type="float" office:value="37" table:style-name="ce21">
            <text:p>37</text:p>
          </table:table-cell>
          <table:table-cell office:value-type="float" office:value="10527" table:style-name="ce21">
            <text:p>10,527</text:p>
          </table:table-cell>
          <table:table-cell office:value-type="float" office:value="6973.3939393939399" table:style-name="ce21">
            <text:p>6,973</text:p>
          </table:table-cell>
          <table:table-cell table:style-name="ce21"/>
          <table:table-cell office:value-type="float" office:value="200" table:style-name="ce21">
            <text:p>200</text:p>
          </table:table-cell>
          <table:table-cell office:value-type="float" office:value="56583" table:style-name="ce21">
            <text:p>56,583</text:p>
          </table:table-cell>
          <table:table-cell office:value-type="float" office:value="28051.658991958331" table:style-name="ce21">
            <text:p>28,052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Liverpool<text:span text:style-name="T4">6</text:span></text:p>
          </table:table-cell>
          <table:table-cell office:value-type="float" office:value="128" table:style-name="ce21">
            <text:p>128</text:p>
          </table:table-cell>
          <table:table-cell office:value-type="float" office:value="32652" table:style-name="ce21">
            <text:p>32,652</text:p>
          </table:table-cell>
          <table:table-cell office:value-type="float" office:value="21073.140345335083" table:style-name="ce21">
            <text:p>21,073</text:p>
          </table:table-cell>
          <table:table-cell table:style-name="ce21"/>
          <table:table-cell office:value-type="float" office:value="712" table:style-name="ce21">
            <text:p>712</text:p>
          </table:table-cell>
          <table:table-cell office:value-type="float" office:value="168067" table:style-name="ce21">
            <text:p>168,067</text:p>
          </table:table-cell>
          <table:table-cell office:value-type="float" office:value="66278.608596046426" table:style-name="ce21">
            <text:p>66,279</text:p>
          </table:table-cell>
          <table:table-cell table:style-name="ce21"/>
          <table:table-cell office:value-type="float" office:value="139" table:style-name="ce21">
            <text:p>139</text:p>
          </table:table-cell>
          <table:table-cell office:value-type="float" office:value="34154" table:style-name="ce21">
            <text:p>34,154</text:p>
          </table:table-cell>
          <table:table-cell office:value-type="float" office:value="22550.811039126143" table:style-name="ce21">
            <text:p>22,551</text:p>
          </table:table-cell>
          <table:table-cell table:style-name="ce21"/>
          <table:table-cell office:value-type="float" office:value="712" table:style-name="ce21">
            <text:p>712</text:p>
          </table:table-cell>
          <table:table-cell office:value-type="float" office:value="166895" table:style-name="ce21">
            <text:p>166,895</text:p>
          </table:table-cell>
          <table:table-cell office:value-type="float" office:value="63218.723879431418" table:style-name="ce21">
            <text:p>63,219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London<text:span text:style-name="T4">7</text:span></text:p>
          </table:table-cell>
          <table:table-cell office:value-type="float" office:value="1046" table:style-name="ce21">
            <text:p>1,046</text:p>
          </table:table-cell>
          <table:table-cell office:value-type="float" office:value="576755" table:style-name="ce21">
            <text:p>576,755</text:p>
          </table:table-cell>
          <table:table-cell office:value-type="float" office:value="583431.94488694984" table:style-name="ce21">
            <text:p>583,432</text:p>
          </table:table-cell>
          <table:table-cell table:style-name="ce21"/>
          <table:table-cell office:value-type="float" office:value="4841" table:style-name="ce21">
            <text:p>4,841</text:p>
          </table:table-cell>
          <table:table-cell office:value-type="float" office:value="2370280" table:style-name="ce21">
            <text:p>2,370,280</text:p>
          </table:table-cell>
          <table:table-cell office:value-type="float" office:value="1063222.9163603489" table:style-name="ce21">
            <text:p>1,063,223</text:p>
          </table:table-cell>
          <table:table-cell table:style-name="ce21"/>
          <table:table-cell office:value-type="float" office:value="1015" table:style-name="ce21">
            <text:p>1,015</text:p>
          </table:table-cell>
          <table:table-cell office:value-type="float" office:value="553970" table:style-name="ce21">
            <text:p>553,970</text:p>
          </table:table-cell>
          <table:table-cell office:value-type="float" office:value="501004.39349404658" table:style-name="ce21">
            <text:p>501,004</text:p>
          </table:table-cell>
          <table:table-cell table:style-name="ce21"/>
          <table:table-cell office:value-type="float" office:value="4854" table:style-name="ce21">
            <text:p>4,854</text:p>
          </table:table-cell>
          <table:table-cell office:value-type="float" office:value="2353812" table:style-name="ce21">
            <text:p>2,353,812</text:p>
          </table:table-cell>
          <table:table-cell office:value-type="float" office:value="1054240.8031661867" table:style-name="ce21">
            <text:p>1,054,241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Manchester<text:span text:style-name="T4">8</text:span></text:p>
          </table:table-cell>
          <table:table-cell office:value-type="float" office:value="185" table:style-name="ce21">
            <text:p>185</text:p>
          </table:table-cell>
          <table:table-cell office:value-type="float" office:value="44807" table:style-name="ce21">
            <text:p>44,807</text:p>
          </table:table-cell>
          <table:table-cell office:value-type="float" office:value="32995.990593243841" table:style-name="ce21">
            <text:p>32,996</text:p>
          </table:table-cell>
          <table:table-cell table:style-name="ce21"/>
          <table:table-cell office:value-type="float" office:value="969" table:style-name="ce21">
            <text:p>969</text:p>
          </table:table-cell>
          <table:table-cell office:value-type="float" office:value="226505" table:style-name="ce21">
            <text:p>226,505</text:p>
          </table:table-cell>
          <table:table-cell office:value-type="float" office:value="101094.20950911305" table:style-name="ce21">
            <text:p>101,094</text:p>
          </table:table-cell>
          <table:table-cell table:style-name="ce21"/>
          <table:table-cell office:value-type="float" office:value="192" table:style-name="ce21">
            <text:p>192</text:p>
          </table:table-cell>
          <table:table-cell office:value-type="float" office:value="46256" table:style-name="ce21">
            <text:p>46,256</text:p>
          </table:table-cell>
          <table:table-cell office:value-type="float" office:value="34925.482635994347" table:style-name="ce21">
            <text:p>34,925</text:p>
          </table:table-cell>
          <table:table-cell table:style-name="ce21"/>
          <table:table-cell office:value-type="float" office:value="970" table:style-name="ce21">
            <text:p>970</text:p>
          </table:table-cell>
          <table:table-cell office:value-type="float" office:value="226696" table:style-name="ce21">
            <text:p>226,696</text:p>
          </table:table-cell>
          <table:table-cell office:value-type="float" office:value="99018.592887956605" table:style-name="ce21">
            <text:p>99,019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Newcastle</text:p>
          </table:table-cell>
          <table:table-cell office:value-type="float" office:value="34" table:style-name="ce21">
            <text:p>34</text:p>
          </table:table-cell>
          <table:table-cell office:value-type="float" office:value="10103" table:style-name="ce21">
            <text:p>10,103</text:p>
          </table:table-cell>
          <table:table-cell office:value-type="float" office:value="4495.5701777377053" table:style-name="ce21">
            <text:p>4,496</text:p>
          </table:table-cell>
          <table:table-cell table:style-name="ce21"/>
          <table:table-cell office:value-type="float" office:value="204" table:style-name="ce21">
            <text:p>204</text:p>
          </table:table-cell>
          <table:table-cell office:value-type="float" office:value="56984" table:style-name="ce21">
            <text:p>56,984</text:p>
          </table:table-cell>
          <table:table-cell office:value-type="float" office:value="23654.043457749012" table:style-name="ce21">
            <text:p>23,654</text:p>
          </table:table-cell>
          <table:table-cell table:style-name="ce21"/>
          <table:table-cell office:value-type="float" office:value="39" table:style-name="ce21">
            <text:p>39</text:p>
          </table:table-cell>
          <table:table-cell office:value-type="float" office:value="10322" table:style-name="ce21">
            <text:p>10,322</text:p>
          </table:table-cell>
          <table:table-cell office:value-type="float" office:value="6109" table:style-name="ce21">
            <text:p>6,109</text:p>
          </table:table-cell>
          <table:table-cell table:style-name="ce21"/>
          <table:table-cell office:value-type="float" office:value="200" table:style-name="ce21">
            <text:p>200</text:p>
          </table:table-cell>
          <table:table-cell office:value-type="float" office:value="56276" table:style-name="ce21">
            <text:p>56,276</text:p>
          </table:table-cell>
          <table:table-cell office:value-type="float" office:value="24163.78590961884" table:style-name="ce21">
            <text:p>24,164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Nottingham</text:p>
          </table:table-cell>
          <table:table-cell office:value-type="float" office:value="38" table:style-name="ce21">
            <text:p>38</text:p>
          </table:table-cell>
          <table:table-cell office:value-type="float" office:value="7642" table:style-name="ce21">
            <text:p>7,642</text:p>
          </table:table-cell>
          <table:table-cell office:value-type="float" office:value="4590.6950216450223" table:style-name="ce21">
            <text:p>4,591</text:p>
          </table:table-cell>
          <table:table-cell table:style-name="ce21"/>
          <table:table-cell office:value-type="float" office:value="225" table:style-name="ce21">
            <text:p>225</text:p>
          </table:table-cell>
          <table:table-cell office:value-type="float" office:value="45777" table:style-name="ce21">
            <text:p>45,777</text:p>
          </table:table-cell>
          <table:table-cell office:value-type="float" office:value="16447.912976703381" table:style-name="ce21">
            <text:p>16,448</text:p>
          </table:table-cell>
          <table:table-cell table:style-name="ce21"/>
          <table:table-cell office:value-type="float" office:value="42" table:style-name="ce21">
            <text:p>42</text:p>
          </table:table-cell>
          <table:table-cell office:value-type="float" office:value="7806" table:style-name="ce21">
            <text:p>7,806</text:p>
          </table:table-cell>
          <table:table-cell office:value-type="float" office:value="4996.6151653901652" table:style-name="ce21">
            <text:p>4,997</text:p>
          </table:table-cell>
          <table:table-cell table:style-name="ce21"/>
          <table:table-cell office:value-type="float" office:value="220" table:style-name="ce21">
            <text:p>220</text:p>
          </table:table-cell>
          <table:table-cell office:value-type="float" office:value="44245" table:style-name="ce21">
            <text:p>44,245</text:p>
          </table:table-cell>
          <table:table-cell office:value-type="float" office:value="15213.233388180448" table:style-name="ce21">
            <text:p>15,213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Sheffield</text:p>
          </table:table-cell>
          <table:table-cell office:value-type="float" office:value="58" table:style-name="ce21">
            <text:p>58</text:p>
          </table:table-cell>
          <table:table-cell office:value-type="float" office:value="11851" table:style-name="ce21">
            <text:p>11,851</text:p>
          </table:table-cell>
          <table:table-cell office:value-type="float" office:value="7492.508428826075" table:style-name="ce21">
            <text:p>7,493</text:p>
          </table:table-cell>
          <table:table-cell table:style-name="ce21"/>
          <table:table-cell office:value-type="float" office:value="345" table:style-name="ce21">
            <text:p>345</text:p>
          </table:table-cell>
          <table:table-cell office:value-type="float" office:value="67421" table:style-name="ce21">
            <text:p>67,421</text:p>
          </table:table-cell>
          <table:table-cell office:value-type="float" office:value="32297.319906435685" table:style-name="ce21">
            <text:p>32,297</text:p>
          </table:table-cell>
          <table:table-cell table:style-name="ce21"/>
          <table:table-cell office:value-type="float" office:value="63" table:style-name="ce21">
            <text:p>63</text:p>
          </table:table-cell>
          <table:table-cell office:value-type="float" office:value="12385" table:style-name="ce21">
            <text:p>12,385</text:p>
          </table:table-cell>
          <table:table-cell office:value-type="float" office:value="9143.4572330447336" table:style-name="ce21">
            <text:p>9,143</text:p>
          </table:table-cell>
          <table:table-cell table:style-name="ce21"/>
          <table:table-cell office:value-type="float" office:value="345" table:style-name="ce21">
            <text:p>345</text:p>
          </table:table-cell>
          <table:table-cell office:value-type="float" office:value="68071" table:style-name="ce21">
            <text:p>68,071</text:p>
          </table:table-cell>
          <table:table-cell office:value-type="float" office:value="32633.212937676486" table:style-name="ce21">
            <text:p>32,633</text:p>
          </table:table-cell>
          <table:table-cell table:number-columns-repeated="16368" table:style-name="ce32"/>
        </table:table-row>
        <table:table-row table:style-name="ro8">
          <table:table-cell table:style-name="ce13"/>
          <table:table-cell table:number-columns-repeated="15" table:style-name="ce20"/>
          <table:table-cell table:number-columns-repeated="16368" table:style-name="ce32"/>
        </table:table-row>
        <table:table-row table:style-name="ro8">
          <table:table-cell office:value-type="string" table:style-name="ce3">
            <text:p>London by station<text:span text:style-name="T3">9</text:span></text:p>
          </table:table-cell>
          <table:table-cell table:number-columns-repeated="15" table:style-name="ce21"/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Elephant and Castle (for Blackfriars)</text:p>
          </table:table-cell>
          <table:table-cell office:value-type="float" office:value="43" table:style-name="ce21">
            <text:p>43</text:p>
          </table:table-cell>
          <table:table-cell office:value-type="float" office:value="23171" table:style-name="ce21">
            <text:p>23,171</text:p>
          </table:table-cell>
          <table:table-cell office:value-type="float" office:value="30729" table:style-name="ce21">
            <text:p>30,729</text:p>
          </table:table-cell>
          <table:table-cell table:style-name="ce21"/>
          <table:table-cell office:value-type="float" office:value="194" table:style-name="ce21">
            <text:p>194</text:p>
          </table:table-cell>
          <table:table-cell office:value-type="float" office:value="101995" table:style-name="ce21">
            <text:p>101,995</text:p>
          </table:table-cell>
          <table:table-cell office:value-type="float" office:value="52233" table:style-name="ce21">
            <text:p>52,233</text:p>
          </table:table-cell>
          <table:table-cell table:style-name="ce21"/>
          <table:table-cell office:value-type="float" office:value="35" table:style-name="ce21">
            <text:p>35</text:p>
          </table:table-cell>
          <table:table-cell office:value-type="float" office:value="18773" table:style-name="ce21">
            <text:p>18,773</text:p>
          </table:table-cell>
          <table:table-cell office:value-type="float" office:value="20578" table:style-name="ce21">
            <text:p>20,578</text:p>
          </table:table-cell>
          <table:table-cell table:style-name="ce21"/>
          <table:table-cell office:value-type="float" office:value="192" table:style-name="ce21">
            <text:p>192</text:p>
          </table:table-cell>
          <table:table-cell office:value-type="float" office:value="100716" table:style-name="ce21">
            <text:p>100,716</text:p>
          </table:table-cell>
          <table:table-cell office:value-type="float" office:value="40863" table:style-name="ce21">
            <text:p>40,863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Euston</text:p>
          </table:table-cell>
          <table:table-cell office:value-type="float" office:value="63" table:style-name="ce21">
            <text:p>63</text:p>
          </table:table-cell>
          <table:table-cell office:value-type="float" office:value="32495" table:style-name="ce21">
            <text:p>32,495</text:p>
          </table:table-cell>
          <table:table-cell office:value-type="float" office:value="30616.622936475876" table:style-name="ce21">
            <text:p>30,617</text:p>
          </table:table-cell>
          <table:table-cell table:style-name="ce21"/>
          <table:table-cell office:value-type="float" office:value="319" table:style-name="ce21">
            <text:p>319</text:p>
          </table:table-cell>
          <table:table-cell office:value-type="float" office:value="133788" table:style-name="ce21">
            <text:p>133,788</text:p>
          </table:table-cell>
          <table:table-cell office:value-type="float" office:value="80547.793675953362" table:style-name="ce21">
            <text:p>80,548</text:p>
          </table:table-cell>
          <table:table-cell table:style-name="ce21"/>
          <table:table-cell office:value-type="float" office:value="70" table:style-name="ce21">
            <text:p>70</text:p>
          </table:table-cell>
          <table:table-cell office:value-type="float" office:value="34197" table:style-name="ce21">
            <text:p>34,197</text:p>
          </table:table-cell>
          <table:table-cell office:value-type="float" office:value="29892.978370348887" table:style-name="ce21">
            <text:p>29,893</text:p>
          </table:table-cell>
          <table:table-cell table:style-name="ce21"/>
          <table:table-cell office:value-type="float" office:value="323" table:style-name="ce21">
            <text:p>323</text:p>
          </table:table-cell>
          <table:table-cell office:value-type="float" office:value="134869" table:style-name="ce21">
            <text:p>134,869</text:p>
          </table:table-cell>
          <table:table-cell office:value-type="float" office:value="83229.033183243897" table:style-name="ce21">
            <text:p>83,229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Fenchurch Street</text:p>
          </table:table-cell>
          <table:table-cell office:value-type="float" office:value="57" table:style-name="ce21">
            <text:p>57</text:p>
          </table:table-cell>
          <table:table-cell office:value-type="float" office:value="26136" table:style-name="ce21">
            <text:p>26,136</text:p>
          </table:table-cell>
          <table:table-cell office:value-type="float" office:value="25375.792799648218" table:style-name="ce21">
            <text:p>25,376</text:p>
          </table:table-cell>
          <table:table-cell table:style-name="ce21"/>
          <table:table-cell office:value-type="float" office:value="199" table:style-name="ce21">
            <text:p>199</text:p>
          </table:table-cell>
          <table:table-cell office:value-type="float" office:value="81396" table:style-name="ce21">
            <text:p>81,396</text:p>
          </table:table-cell>
          <table:table-cell office:value-type="float" office:value="34975.168095399109" table:style-name="ce21">
            <text:p>34,975</text:p>
          </table:table-cell>
          <table:table-cell table:style-name="ce21"/>
          <table:table-cell office:value-type="float" office:value="52" table:style-name="ce21">
            <text:p>52</text:p>
          </table:table-cell>
          <table:table-cell office:value-type="float" office:value="23718" table:style-name="ce21">
            <text:p>23,718</text:p>
          </table:table-cell>
          <table:table-cell office:value-type="float" office:value="22459.094177976734" table:style-name="ce21">
            <text:p>22,459</text:p>
          </table:table-cell>
          <table:table-cell table:style-name="ce21"/>
          <table:table-cell office:value-type="float" office:value="198" table:style-name="ce21">
            <text:p>198</text:p>
          </table:table-cell>
          <table:table-cell office:value-type="float" office:value="79302" table:style-name="ce21">
            <text:p>79,302</text:p>
          </table:table-cell>
          <table:table-cell office:value-type="float" office:value="35157.447092832146" table:style-name="ce21">
            <text:p>35,157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8" table:style-name="ce21">
            <text:p>48</text:p>
          </table:table-cell>
          <table:table-cell office:value-type="float" office:value="26737" table:style-name="ce21">
            <text:p>26,737</text:p>
          </table:table-cell>
          <table:table-cell office:value-type="float" office:value="22840.493436539975" table:style-name="ce21">
            <text:p>22,840</text:p>
          </table:table-cell>
          <table:table-cell table:style-name="ce21"/>
          <table:table-cell office:value-type="float" office:value="214" table:style-name="ce21">
            <text:p>214</text:p>
          </table:table-cell>
          <table:table-cell office:value-type="float" office:value="101986" table:style-name="ce21">
            <text:p>101,986</text:p>
          </table:table-cell>
          <table:table-cell office:value-type="float" office:value="50327.827387470054" table:style-name="ce21">
            <text:p>50,328</text:p>
          </table:table-cell>
          <table:table-cell table:style-name="ce21"/>
          <table:table-cell office:value-type="float" office:value="50" table:style-name="ce21">
            <text:p>50</text:p>
          </table:table-cell>
          <table:table-cell office:value-type="float" office:value="26887" table:style-name="ce21">
            <text:p>26,887</text:p>
          </table:table-cell>
          <table:table-cell office:value-type="float" office:value="22216.761904761905" table:style-name="ce21">
            <text:p>22,217</text:p>
          </table:table-cell>
          <table:table-cell table:style-name="ce21"/>
          <table:table-cell office:value-type="float" office:value="215" table:style-name="ce21">
            <text:p>215</text:p>
          </table:table-cell>
          <table:table-cell office:value-type="float" office:value="100130" table:style-name="ce21">
            <text:p>100,130</text:p>
          </table:table-cell>
          <table:table-cell office:value-type="float" office:value="53517.142857142862" table:style-name="ce21">
            <text:p>53,517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Liverpool Street</text:p>
          </table:table-cell>
          <table:table-cell office:value-type="float" office:value="154" table:style-name="ce33">
            <text:p>154</text:p>
          </table:table-cell>
          <table:table-cell office:value-type="float" office:value="96189" table:style-name="ce21">
            <text:p>96,189</text:p>
          </table:table-cell>
          <table:table-cell office:value-type="float" office:value="71820" table:style-name="ce21">
            <text:p>71,820</text:p>
          </table:table-cell>
          <table:table-cell table:style-name="ce21"/>
          <table:table-cell office:value-type="float" office:value="656" table:style-name="ce21">
            <text:p>656</text:p>
          </table:table-cell>
          <table:table-cell office:value-type="float" office:value="355332" table:style-name="ce21">
            <text:p>355,332</text:p>
          </table:table-cell>
          <table:table-cell office:value-type="float" office:value="111274" table:style-name="ce21">
            <text:p>111,274</text:p>
          </table:table-cell>
          <table:table-cell table:style-name="ce21"/>
          <table:table-cell office:value-type="float" office:value="148" table:style-name="ce33">
            <text:p>148</text:p>
          </table:table-cell>
          <table:table-cell office:value-type="float" office:value="92753" table:style-name="ce21">
            <text:p>92,753</text:p>
          </table:table-cell>
          <table:table-cell office:value-type="float" office:value="69764" table:style-name="ce21">
            <text:p>69,764</text:p>
          </table:table-cell>
          <table:table-cell table:style-name="ce21"/>
          <table:table-cell office:value-type="float" office:value="648" table:style-name="ce21">
            <text:p>648</text:p>
          </table:table-cell>
          <table:table-cell office:value-type="float" office:value="345693" table:style-name="ce21">
            <text:p>345,693</text:p>
          </table:table-cell>
          <table:table-cell office:value-type="float" office:value="119024" table:style-name="ce21">
            <text:p>119,024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London Bridge<text:span text:style-name="T4">10</text:span></text:p>
          </table:table-cell>
          <table:table-cell office:value-type="float" office:value="192" table:style-name="ce21">
            <text:p>192</text:p>
          </table:table-cell>
          <table:table-cell office:value-type="float" office:value="123893" table:style-name="ce21">
            <text:p>123,893</text:p>
          </table:table-cell>
          <table:table-cell office:value-type="float" office:value="132997" table:style-name="ce21">
            <text:p>132,997</text:p>
          </table:table-cell>
          <table:table-cell table:style-name="ce21"/>
          <table:table-cell office:value-type="float" office:value="854" table:style-name="ce21">
            <text:p>854</text:p>
          </table:table-cell>
          <table:table-cell office:value-type="float" office:value="496923" table:style-name="ce21">
            <text:p>496,923</text:p>
          </table:table-cell>
          <table:table-cell office:value-type="float" office:value="201110" table:style-name="ce21">
            <text:p>201,110</text:p>
          </table:table-cell>
          <table:table-cell table:style-name="ce21"/>
          <table:table-cell office:value-type="float" office:value="181" table:style-name="ce21">
            <text:p>181</text:p>
          </table:table-cell>
          <table:table-cell office:value-type="float" office:value="114121" table:style-name="ce21">
            <text:p>114,121</text:p>
          </table:table-cell>
          <table:table-cell office:value-type="float" office:value="108794" table:style-name="ce21">
            <text:p>108,794</text:p>
          </table:table-cell>
          <table:table-cell table:style-name="ce21"/>
          <table:table-cell office:value-type="float" office:value="852" table:style-name="ce21">
            <text:p>852</text:p>
          </table:table-cell>
          <table:table-cell office:value-type="float" office:value="492462" table:style-name="ce21">
            <text:p>492,462</text:p>
          </table:table-cell>
          <table:table-cell office:value-type="float" office:value="196626" table:style-name="ce21">
            <text:p>196,626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Marylebone</text:p>
          </table:table-cell>
          <table:table-cell office:value-type="float" office:value="45" table:style-name="ce21">
            <text:p>45</text:p>
          </table:table-cell>
          <table:table-cell office:value-type="float" office:value="14740" table:style-name="ce21">
            <text:p>14,740</text:p>
          </table:table-cell>
          <table:table-cell office:value-type="float" office:value="13994" table:style-name="ce21">
            <text:p>13,994</text:p>
          </table:table-cell>
          <table:table-cell table:style-name="ce21"/>
          <table:table-cell office:value-type="float" office:value="190" table:style-name="ce21">
            <text:p>190</text:p>
          </table:table-cell>
          <table:table-cell office:value-type="float" office:value="51252" table:style-name="ce21">
            <text:p>51,252</text:p>
          </table:table-cell>
          <table:table-cell office:value-type="float" office:value="25551" table:style-name="ce21">
            <text:p>25,551</text:p>
          </table:table-cell>
          <table:table-cell table:style-name="ce21"/>
          <table:table-cell office:value-type="float" office:value="44" table:style-name="ce21">
            <text:p>44</text:p>
          </table:table-cell>
          <table:table-cell office:value-type="float" office:value="14176" table:style-name="ce21">
            <text:p>14,176</text:p>
          </table:table-cell>
          <table:table-cell office:value-type="float" office:value="12808" table:style-name="ce21">
            <text:p>12,808</text:p>
          </table:table-cell>
          <table:table-cell table:style-name="ce21"/>
          <table:table-cell office:value-type="float" office:value="194" table:style-name="ce21">
            <text:p>194</text:p>
          </table:table-cell>
          <table:table-cell office:value-type="float" office:value="52484" table:style-name="ce21">
            <text:p>52,484</text:p>
          </table:table-cell>
          <table:table-cell office:value-type="float" office:value="26495" table:style-name="ce21">
            <text:p>26,495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Old Street (for Moorgate)</text:p>
          </table:table-cell>
          <table:table-cell office:value-type="float" office:value="31" table:style-name="ce21">
            <text:p>31</text:p>
          </table:table-cell>
          <table:table-cell office:value-type="float" office:value="13920" table:style-name="ce21">
            <text:p>13,920</text:p>
          </table:table-cell>
          <table:table-cell office:value-type="float" office:value="12959" table:style-name="ce21">
            <text:p>12,959</text:p>
          </table:table-cell>
          <table:table-cell table:style-name="ce21"/>
          <table:table-cell office:value-type="float" office:value="127" table:style-name="ce21">
            <text:p>127</text:p>
          </table:table-cell>
          <table:table-cell office:value-type="float" office:value="53592" table:style-name="ce21">
            <text:p>53,592</text:p>
          </table:table-cell>
          <table:table-cell office:value-type="float" office:value="17241" table:style-name="ce21">
            <text:p>17,241</text:p>
          </table:table-cell>
          <table:table-cell table:style-name="ce21"/>
          <table:table-cell office:value-type="float" office:value="32" table:style-name="ce21">
            <text:p>32</text:p>
          </table:table-cell>
          <table:table-cell office:value-type="float" office:value="14384" table:style-name="ce21">
            <text:p>14,384</text:p>
          </table:table-cell>
          <table:table-cell office:value-type="float" office:value="9938" table:style-name="ce21">
            <text:p>9,938</text:p>
          </table:table-cell>
          <table:table-cell table:style-name="ce21"/>
          <table:table-cell office:value-type="float" office:value="129" table:style-name="ce21">
            <text:p>129</text:p>
          </table:table-cell>
          <table:table-cell office:value-type="float" office:value="54520" table:style-name="ce21">
            <text:p>54,520</text:p>
          </table:table-cell>
          <table:table-cell office:value-type="float" office:value="15953" table:style-name="ce21">
            <text:p>15,953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Paddington<text:span text:style-name="T4">11</text:span></text:p>
          </table:table-cell>
          <table:table-cell office:value-type="float" office:value="67" table:style-name="ce21">
            <text:p>67</text:p>
          </table:table-cell>
          <table:table-cell office:value-type="float" office:value="29865" table:style-name="ce21">
            <text:p>29,865</text:p>
          </table:table-cell>
          <table:table-cell office:value-type="float" office:value="26482" table:style-name="ce21">
            <text:p>26,482</text:p>
          </table:table-cell>
          <table:table-cell table:style-name="ce21"/>
          <table:table-cell office:value-type="float" office:value="298" table:style-name="ce21">
            <text:p>298</text:p>
          </table:table-cell>
          <table:table-cell office:value-type="float" office:value="121142" table:style-name="ce21">
            <text:p>121,142</text:p>
          </table:table-cell>
          <table:table-cell office:value-type="float" office:value="62142" table:style-name="ce21">
            <text:p>62,142</text:p>
          </table:table-cell>
          <table:table-cell table:style-name="ce21"/>
          <table:table-cell office:value-type="float" office:value="61" table:style-name="ce21">
            <text:p>61</text:p>
          </table:table-cell>
          <table:table-cell office:value-type="float" office:value="28240" table:style-name="ce21">
            <text:p>28,240</text:p>
          </table:table-cell>
          <table:table-cell office:value-type="float" office:value="23374" table:style-name="ce21">
            <text:p>23,374</text:p>
          </table:table-cell>
          <table:table-cell table:style-name="ce21"/>
          <table:table-cell office:value-type="float" office:value="296" table:style-name="ce21">
            <text:p>296</text:p>
          </table:table-cell>
          <table:table-cell office:value-type="float" office:value="119789" table:style-name="ce21">
            <text:p>119,789</text:p>
          </table:table-cell>
          <table:table-cell office:value-type="float" office:value="58928" table:style-name="ce21">
            <text:p>58,928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70" table:style-name="ce21">
            <text:p>70</text:p>
          </table:table-cell>
          <table:table-cell office:value-type="float" office:value="34427" table:style-name="ce21">
            <text:p>34,427</text:p>
          </table:table-cell>
          <table:table-cell office:value-type="float" office:value="36223.035714285717" table:style-name="ce21">
            <text:p>36,223</text:p>
          </table:table-cell>
          <table:table-cell table:style-name="ce21"/>
          <table:table-cell office:value-type="float" office:value="344" table:style-name="ce21">
            <text:p>344</text:p>
          </table:table-cell>
          <table:table-cell office:value-type="float" office:value="154703" table:style-name="ce21">
            <text:p>154,703</text:p>
          </table:table-cell>
          <table:table-cell office:value-type="float" office:value="74215.127201526542" table:style-name="ce21">
            <text:p>74,215</text:p>
          </table:table-cell>
          <table:table-cell table:style-name="ce21"/>
          <table:table-cell office:value-type="float" office:value="71" table:style-name="ce21">
            <text:p>71</text:p>
          </table:table-cell>
          <table:table-cell office:value-type="float" office:value="34255" table:style-name="ce21">
            <text:p>34,255</text:p>
          </table:table-cell>
          <table:table-cell office:value-type="float" office:value="33694.559040959044" table:style-name="ce21">
            <text:p>33,695</text:p>
          </table:table-cell>
          <table:table-cell table:style-name="ce21"/>
          <table:table-cell office:value-type="float" office:value="347" table:style-name="ce21">
            <text:p>347</text:p>
          </table:table-cell>
          <table:table-cell office:value-type="float" office:value="156559" table:style-name="ce21">
            <text:p>156,559</text:p>
          </table:table-cell>
          <table:table-cell office:value-type="float" office:value="75180.180032967881" table:style-name="ce21">
            <text:p>75,180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Victoria<text:span text:style-name="T4">12</text:span></text:p>
          </table:table-cell>
          <table:table-cell office:value-type="float" office:value="123" table:style-name="ce21">
            <text:p>123</text:p>
          </table:table-cell>
          <table:table-cell office:value-type="float" office:value="69963" table:style-name="ce21">
            <text:p>69,963</text:p>
          </table:table-cell>
          <table:table-cell office:value-type="float" office:value="65826" table:style-name="ce21">
            <text:p>65,826</text:p>
          </table:table-cell>
          <table:table-cell table:style-name="ce21"/>
          <table:table-cell office:value-type="float" office:value="688" table:style-name="ce21">
            <text:p>688</text:p>
          </table:table-cell>
          <table:table-cell office:value-type="float" office:value="348635" table:style-name="ce21">
            <text:p>348,635</text:p>
          </table:table-cell>
          <table:table-cell office:value-type="float" office:value="133937" table:style-name="ce21">
            <text:p>133,937</text:p>
          </table:table-cell>
          <table:table-cell table:style-name="ce21"/>
          <table:table-cell office:value-type="float" office:value="122" table:style-name="ce21">
            <text:p>122</text:p>
          </table:table-cell>
          <table:table-cell office:value-type="float" office:value="70824" table:style-name="ce21">
            <text:p>70,824</text:p>
          </table:table-cell>
          <table:table-cell office:value-type="float" office:value="57296" table:style-name="ce21">
            <text:p>57,296</text:p>
          </table:table-cell>
          <table:table-cell table:style-name="ce21"/>
          <table:table-cell office:value-type="float" office:value="702" table:style-name="ce21">
            <text:p>702</text:p>
          </table:table-cell>
          <table:table-cell office:value-type="float" office:value="350454" table:style-name="ce21">
            <text:p>350,454</text:p>
          </table:table-cell>
          <table:table-cell office:value-type="float" office:value="131358" table:style-name="ce21">
            <text:p>131,358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4">
            <text:p><text:s text:c="3"/>Vauxhall (for Waterloo)</text:p>
          </table:table-cell>
          <table:table-cell office:value-type="float" office:value="153" table:style-name="ce21">
            <text:p>153</text:p>
          </table:table-cell>
          <table:table-cell office:value-type="float" office:value="85219" table:style-name="ce21">
            <text:p>85,219</text:p>
          </table:table-cell>
          <table:table-cell office:value-type="float" office:value="113569" table:style-name="ce21">
            <text:p>113,569</text:p>
          </table:table-cell>
          <table:table-cell table:style-name="ce21"/>
          <table:table-cell office:value-type="float" office:value="758" table:style-name="ce21">
            <text:p>758</text:p>
          </table:table-cell>
          <table:table-cell office:value-type="float" office:value="369536" table:style-name="ce21">
            <text:p>369,536</text:p>
          </table:table-cell>
          <table:table-cell office:value-type="float" office:value="219669" table:style-name="ce21">
            <text:p>219,669</text:p>
          </table:table-cell>
          <table:table-cell table:style-name="ce21"/>
          <table:table-cell office:value-type="float" office:value="149" table:style-name="ce21">
            <text:p>149</text:p>
          </table:table-cell>
          <table:table-cell office:value-type="float" office:value="81642" table:style-name="ce21">
            <text:p>81,642</text:p>
          </table:table-cell>
          <table:table-cell office:value-type="float" office:value="90189" table:style-name="ce21">
            <text:p>90,189</text:p>
          </table:table-cell>
          <table:table-cell table:style-name="ce21"/>
          <table:table-cell office:value-type="float" office:value="758" table:style-name="ce21">
            <text:p>758</text:p>
          </table:table-cell>
          <table:table-cell office:value-type="float" office:value="366834" table:style-name="ce21">
            <text:p>366,834</text:p>
          </table:table-cell>
          <table:table-cell office:value-type="float" office:value="217910" table:style-name="ce21">
            <text:p>217,910</text:p>
          </table:table-cell>
          <table:table-cell table:number-columns-repeated="16368" table:style-name="ce32"/>
        </table:table-row>
        <table:table-row table:style-name="ro8">
          <table:table-cell office:value-type="string" table:style-name="ce23">
            <text:p>London total</text:p>
          </table:table-cell>
          <table:table-cell office:value-type="float" office:value="1046" table:style-name="ce31">
            <text:p>1,046</text:p>
          </table:table-cell>
          <table:table-cell office:value-type="float" office:value="576755" table:style-name="ce31">
            <text:p>576,755</text:p>
          </table:table-cell>
          <table:table-cell office:value-type="float" office:value="583431.94488694984" table:style-name="ce31">
            <text:p>583,432</text:p>
          </table:table-cell>
          <table:table-cell table:style-name="ce31"/>
          <table:table-cell office:value-type="float" office:value="4841" table:style-name="ce31">
            <text:p>4,841</text:p>
          </table:table-cell>
          <table:table-cell office:value-type="float" office:value="2370280" table:style-name="ce31">
            <text:p>2,370,280</text:p>
          </table:table-cell>
          <table:table-cell office:value-type="float" office:value="1063222.9163603489" table:style-name="ce31">
            <text:p>1,063,223</text:p>
          </table:table-cell>
          <table:table-cell table:style-name="ce31"/>
          <table:table-cell office:value-type="float" office:value="1015" table:style-name="ce31">
            <text:p>1,015</text:p>
          </table:table-cell>
          <table:table-cell office:value-type="float" office:value="553970" table:style-name="ce31">
            <text:p>553,970</text:p>
          </table:table-cell>
          <table:table-cell office:value-type="float" office:value="501004.39349404658" table:style-name="ce31">
            <text:p>501,004</text:p>
          </table:table-cell>
          <table:table-cell table:style-name="ce31"/>
          <table:table-cell office:value-type="float" office:value="4854" table:style-name="ce31">
            <text:p>4,854</text:p>
          </table:table-cell>
          <table:table-cell office:value-type="float" office:value="2353812" table:style-name="ce31">
            <text:p>2,353,812</text:p>
          </table:table-cell>
          <table:table-cell office:value-type="float" office:value="1054240.8031661867" table:style-name="ce31">
            <text:p>1,054,241</text:p>
          </table:table-cell>
          <table:table-cell table:number-columns-repeated="16368" table:style-name="ce3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3" table:style-name="ce4"/>
          <table:table-cell table:number-columns-repeated="2" table:style-name="ce6"/>
          <table:table-cell table:number-columns-repeated="4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2 <text:s/>Includes standard and first clas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32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4 <text:s/>Temple Meads.</text:p>
          </table:table-cell>
          <table:table-cell table:number-columns-repeated="3" table:style-name="ce25"/>
          <table:table-cell table:number-columns-repeated="2" table:style-name="ce4"/>
          <table:table-cell table:style-name="ce25"/>
          <table:table-cell table:number-columns-repeated="9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5 <text:s/>Cardiff Central and Queen Street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6 <text:s/>Liverpool Central, Lime Street, Moorfields and James Street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7 <text:s/>All stations in Zone 1 of the Transport for London (TfL) travelcard area on routes into major stations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8 <text:s/>Oxford Road, Piccadilly and Victoria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9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10 Services to and from Charing Cross and Cannon Street are included in the London Bridge figures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4">
            <text:p>11 Includes Heathrow Connect services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office:value-type="string" table:style-name="ce9">
            <text:p>12 Includes Gatwick Express services.</text:p>
          </table:table-cell>
          <table:table-cell table:number-columns-repeated="15" table:style-name="ce4"/>
          <table:table-cell table:number-columns-repeated="16368" table:style-name="ce32"/>
        </table:table-row>
        <table:table-row table:style-name="ro2">
          <table:table-cell table:number-columns-repeated="15" table:style-name="ce4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 table:style-name="ce32"/>
        </table:table-row>
        <table:table-row table:style-name="ro2">
          <table:table-cell table:number-columns-repeated="9" table:style-name="ce4"/>
          <table:table-cell table:style-name="ce6"/>
          <table:table-cell table:number-columns-repeated="5" table:style-name="ce4"/>
          <table:table-cell office:value-type="string" table:style-name="ce27">
            <text:p>Last updated: 22 September 2022</text:p>
          </table:table-cell>
          <table:table-cell table:number-columns-repeated="16368" table:style-name="ce32"/>
        </table:table-row>
        <table:table-row table:style-name="ro2">
          <table:table-cell table:number-columns-repeated="15" table:style-name="ce4"/>
          <table:table-cell office:value-type="string" table:style-name="ce27">
            <text:p>Next update: September 2023</text:p>
          </table:table-cell>
          <table:table-cell table:number-columns-repeated="16368" table:style-name="ce32"/>
        </table:table-row>
        <table:table-row table:style-name="ro2">
          <table:table-cell table:number-columns-repeated="9" table:style-name="ce6"/>
          <table:table-cell table:style-name="ce4"/>
          <table:table-cell table:style-name="ce6"/>
          <table:table-cell table:number-columns-repeated="4" table:style-name="ce4"/>
          <table:table-cell office:value-type="string" table:style-name="ce27">
            <text:p>Telephone: 020 7944 2419</text:p>
          </table:table-cell>
          <table:table-cell table:number-columns-repeated="16368" table:style-name="ce32"/>
        </table:table-row>
        <table:table-row table:style-name="ro2">
          <table:table-cell table:number-columns-repeated="15" table:style-name="ce4"/>
          <table:table-cell office:value-type="string" table:style-name="ce27">
            <text:p>Email: rail.stats@dft.gov.uk</text:p>
          </table:table-cell>
          <table:table-cell table:number-columns-repeated="16368" table:style-name="ce32"/>
        </table:table-row>
        <table:table-row table:number-rows-repeated="1048522" table:style-name="ro2">
          <table:table-cell table:number-columns-repeated="16384"/>
        </table:table-row>
        <table:named-expressions>
          <table:named-range table:name="Print_Area" table:cell-range-address="RAI0201_(2016).$A$4:RAI0201_(2016).$P$54" table:base-cell-address="RAI0201_(2016).$A$1"/>
        </table:named-expressions>
      </table:table>
      <table:table table:name="RAI0201_(2015)" table:style-name="ta3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18" table:number-columns-repeated="16368" table:default-cell-style-name="ce5"/>
        <table:table-row table:style-name="ro1">
          <table:table-cell office:value-type="string" table:style-name="ce34">
            <text:p>Department for Transport statistics</text:p>
          </table:table-cell>
          <table:table-cell table:style-name="ce34"/>
          <table:table-cell table:number-columns-repeated="16382" table:style-name="ce35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9">
          <table:table-cell office:value-type="string" table:style-name="ce36">
            <text:p>Table RAI0201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36">
            <text:p>City centre<text:span text:style-name="T2">1</text:span><text:s/>peak and all day arrivals and departures by rail on a typical autumn weekday, by city: 2015</text:p>
          </table:table-cell>
          <table:table-cell table:style-name="ce35"/>
          <table:table-cell table:number-columns-repeated="4" table:style-name="ce5"/>
          <table:table-cell table:style-name="ce37"/>
          <table:table-cell table:number-columns-repeated="16377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5"/>
          <table:table-cell table:style-name="ce38"/>
          <table:table-cell table:number-columns-repeated="16377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5"/>
          <table:table-cell table:style-name="ce12"/>
          <table:table-cell table:style-name="ce5"/>
          <table:table-cell table:number-columns-repeated="3" table:style-name="ce39"/>
          <table:table-cell office:value-type="string" table:style-name="ce14">
            <text:p>Number</text:p>
          </table:table-cell>
          <table:table-cell table:number-columns-repeated="16368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5"/>
        </table:table-row>
        <table:table-row table:style-name="ro8">
          <table:table-cell office:value-type="string" table:style-name="ce5">
            <text:p>Birmingham<text:span text:style-name="T4">3</text:span></text:p>
          </table:table-cell>
          <table:table-cell office:value-type="float" office:value="179" table:style-name="ce17">
            <text:p>179</text:p>
          </table:table-cell>
          <table:table-cell office:value-type="float" office:value="53335" table:style-name="ce17">
            <text:p>53,335</text:p>
          </table:table-cell>
          <table:table-cell office:value-type="float" office:value="42934.202251203766" table:style-name="ce17">
            <text:p>42,934</text:p>
          </table:table-cell>
          <table:table-cell table:style-name="ce17"/>
          <table:table-cell office:value-type="float" office:value="960" table:style-name="ce17">
            <text:p>960</text:p>
          </table:table-cell>
          <table:table-cell office:value-type="float" office:value="275549" table:style-name="ce17">
            <text:p>275,549</text:p>
          </table:table-cell>
          <table:table-cell office:value-type="float" office:value="124886.93150866452" table:style-name="ce17">
            <text:p>124,887</text:p>
          </table:table-cell>
          <table:table-cell table:style-name="ce17"/>
          <table:table-cell office:value-type="float" office:value="187" table:style-name="ce17">
            <text:p>187</text:p>
          </table:table-cell>
          <table:table-cell office:value-type="float" office:value="52424" table:style-name="ce17">
            <text:p>52,424</text:p>
          </table:table-cell>
          <table:table-cell office:value-type="float" office:value="45335.916194384699" table:style-name="ce17">
            <text:p>45,336</text:p>
          </table:table-cell>
          <table:table-cell table:style-name="ce17"/>
          <table:table-cell office:value-type="float" office:value="954" table:style-name="ce17">
            <text:p>954</text:p>
          </table:table-cell>
          <table:table-cell office:value-type="float" office:value="272643" table:style-name="ce17">
            <text:p>272,643</text:p>
          </table:table-cell>
          <table:table-cell office:value-type="float" office:value="122744.13930180899" table:style-name="ce17">
            <text:p>122,74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Bristol<text:span text:style-name="T4">4</text:span></text:p>
          </table:table-cell>
          <table:table-cell office:value-type="float" office:value="52" table:style-name="ce17">
            <text:p>52</text:p>
          </table:table-cell>
          <table:table-cell office:value-type="float" office:value="14162" table:style-name="ce17">
            <text:p>14,162</text:p>
          </table:table-cell>
          <table:table-cell office:value-type="float" office:value="8854.1890756302528" table:style-name="ce17">
            <text:p>8,854</text:p>
          </table:table-cell>
          <table:table-cell table:style-name="ce17"/>
          <table:table-cell office:value-type="float" office:value="266" table:style-name="ce17">
            <text:p>266</text:p>
          </table:table-cell>
          <table:table-cell office:value-type="float" office:value="69842" table:style-name="ce17">
            <text:p>69,842</text:p>
          </table:table-cell>
          <table:table-cell office:value-type="float" office:value="28397.762278152368" table:style-name="ce17">
            <text:p>28,398</text:p>
          </table:table-cell>
          <table:table-cell table:style-name="ce17"/>
          <table:table-cell office:value-type="float" office:value="51" table:style-name="ce17">
            <text:p>51</text:p>
          </table:table-cell>
          <table:table-cell office:value-type="float" office:value="13209" table:style-name="ce17">
            <text:p>13,209</text:p>
          </table:table-cell>
          <table:table-cell office:value-type="float" office:value="9497.9710261960263" table:style-name="ce17">
            <text:p>9,498</text:p>
          </table:table-cell>
          <table:table-cell table:style-name="ce17"/>
          <table:table-cell office:value-type="float" office:value="258" table:style-name="ce17">
            <text:p>258</text:p>
          </table:table-cell>
          <table:table-cell office:value-type="float" office:value="67998" table:style-name="ce17">
            <text:p>67,998</text:p>
          </table:table-cell>
          <table:table-cell office:value-type="float" office:value="28687.694301183848" table:style-name="ce17">
            <text:p>28,68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Cardiff<text:span text:style-name="T4">5</text:span></text:p>
          </table:table-cell>
          <table:table-cell office:value-type="float" office:value="114" table:style-name="ce17">
            <text:p>114</text:p>
          </table:table-cell>
          <table:table-cell office:value-type="float" office:value="20490" table:style-name="ce17">
            <text:p>20,490</text:p>
          </table:table-cell>
          <table:table-cell office:value-type="float" office:value="13162.853581063875" table:style-name="ce17">
            <text:p>13,163</text:p>
          </table:table-cell>
          <table:table-cell table:style-name="ce17"/>
          <table:table-cell office:value-type="float" office:value="613" table:style-name="ce17">
            <text:p>613</text:p>
          </table:table-cell>
          <table:table-cell office:value-type="float" office:value="109829" table:style-name="ce17">
            <text:p>109,829</text:p>
          </table:table-cell>
          <table:table-cell office:value-type="float" office:value="35099.238800523497" table:style-name="ce17">
            <text:p>35,099</text:p>
          </table:table-cell>
          <table:table-cell table:style-name="ce17"/>
          <table:table-cell office:value-type="float" office:value="116" table:style-name="ce17">
            <text:p>116</text:p>
          </table:table-cell>
          <table:table-cell office:value-type="float" office:value="20888" table:style-name="ce17">
            <text:p>20,888</text:p>
          </table:table-cell>
          <table:table-cell office:value-type="float" office:value="13501.288932635707" table:style-name="ce17">
            <text:p>13,501</text:p>
          </table:table-cell>
          <table:table-cell table:style-name="ce17"/>
          <table:table-cell office:value-type="float" office:value="617" table:style-name="ce17">
            <text:p>617</text:p>
          </table:table-cell>
          <table:table-cell office:value-type="float" office:value="110444" table:style-name="ce17">
            <text:p>110,444</text:p>
          </table:table-cell>
          <table:table-cell office:value-type="float" office:value="36733.183710625446" table:style-name="ce17">
            <text:p>36,733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eds</text:p>
          </table:table-cell>
          <table:table-cell office:value-type="float" office:value="119" table:style-name="ce17">
            <text:p>119</text:p>
          </table:table-cell>
          <table:table-cell office:value-type="float" office:value="29267" table:style-name="ce17">
            <text:p>29,267</text:p>
          </table:table-cell>
          <table:table-cell office:value-type="float" office:value="26467.216325694742" table:style-name="ce17">
            <text:p>26,467</text:p>
          </table:table-cell>
          <table:table-cell table:style-name="ce17"/>
          <table:table-cell office:value-type="float" office:value="614" table:style-name="ce17">
            <text:p>614</text:p>
          </table:table-cell>
          <table:table-cell office:value-type="float" office:value="145772" table:style-name="ce17">
            <text:p>145,772</text:p>
          </table:table-cell>
          <table:table-cell office:value-type="float" office:value="71172.369675278795" table:style-name="ce17">
            <text:p>71,172</text:p>
          </table:table-cell>
          <table:table-cell table:style-name="ce17"/>
          <table:table-cell office:value-type="float" office:value="122" table:style-name="ce17">
            <text:p>122</text:p>
          </table:table-cell>
          <table:table-cell office:value-type="float" office:value="30309" table:style-name="ce17">
            <text:p>30,309</text:p>
          </table:table-cell>
          <table:table-cell office:value-type="float" office:value="26699.153514798578" table:style-name="ce17">
            <text:p>26,699</text:p>
          </table:table-cell>
          <table:table-cell table:style-name="ce17"/>
          <table:table-cell office:value-type="float" office:value="606" table:style-name="ce17">
            <text:p>606</text:p>
          </table:table-cell>
          <table:table-cell office:value-type="float" office:value="143812" table:style-name="ce17">
            <text:p>143,812</text:p>
          </table:table-cell>
          <table:table-cell office:value-type="float" office:value="69766.342166957198" table:style-name="ce17">
            <text:p>69,76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icester</text:p>
          </table:table-cell>
          <table:table-cell office:value-type="float" office:value="37" table:style-name="ce17">
            <text:p>37</text:p>
          </table:table-cell>
          <table:table-cell office:value-type="float" office:value="10908" table:style-name="ce17">
            <text:p>10,908</text:p>
          </table:table-cell>
          <table:table-cell office:value-type="float" office:value="5992.4833333333336" table:style-name="ce17">
            <text:p>5,992</text:p>
          </table:table-cell>
          <table:table-cell table:style-name="ce17"/>
          <table:table-cell office:value-type="float" office:value="202" table:style-name="ce17">
            <text:p>202</text:p>
          </table:table-cell>
          <table:table-cell office:value-type="float" office:value="56587" table:style-name="ce17">
            <text:p>56,587</text:p>
          </table:table-cell>
          <table:table-cell office:value-type="float" office:value="27430.392773456442" table:style-name="ce17">
            <text:p>27,430</text:p>
          </table:table-cell>
          <table:table-cell table:style-name="ce17"/>
          <table:table-cell office:value-type="float" office:value="37" table:style-name="ce17">
            <text:p>37</text:p>
          </table:table-cell>
          <table:table-cell office:value-type="float" office:value="10527" table:style-name="ce17">
            <text:p>10,527</text:p>
          </table:table-cell>
          <table:table-cell office:value-type="float" office:value="7073.5041229291655" table:style-name="ce17">
            <text:p>7,074</text:p>
          </table:table-cell>
          <table:table-cell table:style-name="ce17"/>
          <table:table-cell office:value-type="float" office:value="200" table:style-name="ce17">
            <text:p>200</text:p>
          </table:table-cell>
          <table:table-cell office:value-type="float" office:value="56583" table:style-name="ce17">
            <text:p>56,583</text:p>
          </table:table-cell>
          <table:table-cell office:value-type="float" office:value="27879.898444848819" table:style-name="ce17">
            <text:p>27,880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iverpool<text:span text:style-name="T4">6</text:span></text:p>
          </table:table-cell>
          <table:table-cell office:value-type="float" office:value="128" table:style-name="ce17">
            <text:p>128</text:p>
          </table:table-cell>
          <table:table-cell office:value-type="float" office:value="32294" table:style-name="ce17">
            <text:p>32,294</text:p>
          </table:table-cell>
          <table:table-cell office:value-type="float" office:value="21350.433333333334" table:style-name="ce17">
            <text:p>21,350</text:p>
          </table:table-cell>
          <table:table-cell table:style-name="ce17"/>
          <table:table-cell office:value-type="float" office:value="712" table:style-name="ce17">
            <text:p>712</text:p>
          </table:table-cell>
          <table:table-cell office:value-type="float" office:value="162182" table:style-name="ce17">
            <text:p>162,182</text:p>
          </table:table-cell>
          <table:table-cell office:value-type="float" office:value="67622.462244931914" table:style-name="ce17">
            <text:p>67,622</text:p>
          </table:table-cell>
          <table:table-cell table:style-name="ce17"/>
          <table:table-cell office:value-type="float" office:value="139" table:style-name="ce17">
            <text:p>139</text:p>
          </table:table-cell>
          <table:table-cell office:value-type="float" office:value="32874" table:style-name="ce17">
            <text:p>32,874</text:p>
          </table:table-cell>
          <table:table-cell office:value-type="float" office:value="22662.777706457018" table:style-name="ce17">
            <text:p>22,663</text:p>
          </table:table-cell>
          <table:table-cell table:style-name="ce17"/>
          <table:table-cell office:value-type="float" office:value="712" table:style-name="ce17">
            <text:p>712</text:p>
          </table:table-cell>
          <table:table-cell office:value-type="float" office:value="160840" table:style-name="ce17">
            <text:p>160,840</text:p>
          </table:table-cell>
          <table:table-cell office:value-type="float" office:value="63995.144978297307" table:style-name="ce17">
            <text:p>63,99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ondon<text:span text:style-name="T4">7</text:span></text:p>
          </table:table-cell>
          <table:table-cell office:value-type="float" office:value="1029" table:style-name="ce17">
            <text:p>1,029</text:p>
          </table:table-cell>
          <table:table-cell office:value-type="float" office:value="566571" table:style-name="ce17">
            <text:p>566,571</text:p>
          </table:table-cell>
          <table:table-cell office:value-type="float" office:value="581351.93368214322" table:style-name="ce17">
            <text:p>581,352</text:p>
          </table:table-cell>
          <table:table-cell table:style-name="ce17"/>
          <table:table-cell office:value-type="float" office:value="4785" table:style-name="ce17">
            <text:p>4,785</text:p>
          </table:table-cell>
          <table:table-cell office:value-type="float" office:value="2306763" table:style-name="ce17">
            <text:p>2,306,763</text:p>
          </table:table-cell>
          <table:table-cell office:value-type="float" office:value="1049942.9233859652" table:style-name="ce17">
            <text:p>1,049,943</text:p>
          </table:table-cell>
          <table:table-cell table:style-name="ce17"/>
          <table:table-cell office:value-type="float" office:value="1009" table:style-name="ce17">
            <text:p>1,009</text:p>
          </table:table-cell>
          <table:table-cell office:value-type="float" office:value="551872" table:style-name="ce17">
            <text:p>551,872</text:p>
          </table:table-cell>
          <table:table-cell office:value-type="float" office:value="488071.28957411682" table:style-name="ce17">
            <text:p>488,071</text:p>
          </table:table-cell>
          <table:table-cell table:style-name="ce17"/>
          <table:table-cell office:value-type="float" office:value="4800" table:style-name="ce17">
            <text:p>4,800</text:p>
          </table:table-cell>
          <table:table-cell office:value-type="float" office:value="2295880" table:style-name="ce17">
            <text:p>2,295,880</text:p>
          </table:table-cell>
          <table:table-cell office:value-type="float" office:value="1030081.6447454139" table:style-name="ce17">
            <text:p>1,030,082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Manchester<text:span text:style-name="T4">8</text:span></text:p>
          </table:table-cell>
          <table:table-cell office:value-type="float" office:value="180" table:style-name="ce17">
            <text:p>180</text:p>
          </table:table-cell>
          <table:table-cell office:value-type="float" office:value="42081" table:style-name="ce17">
            <text:p>42,081</text:p>
          </table:table-cell>
          <table:table-cell office:value-type="float" office:value="30845.165269979065" table:style-name="ce17">
            <text:p>30,845</text:p>
          </table:table-cell>
          <table:table-cell table:style-name="ce17"/>
          <table:table-cell office:value-type="float" office:value="932" table:style-name="ce17">
            <text:p>932</text:p>
          </table:table-cell>
          <table:table-cell office:value-type="float" office:value="215802" table:style-name="ce17">
            <text:p>215,802</text:p>
          </table:table-cell>
          <table:table-cell office:value-type="float" office:value="92037.618975761026" table:style-name="ce17">
            <text:p>92,038</text:p>
          </table:table-cell>
          <table:table-cell table:style-name="ce17"/>
          <table:table-cell office:value-type="float" office:value="184" table:style-name="ce17">
            <text:p>184</text:p>
          </table:table-cell>
          <table:table-cell office:value-type="float" office:value="43761" table:style-name="ce17">
            <text:p>43,761</text:p>
          </table:table-cell>
          <table:table-cell office:value-type="float" office:value="33389.346945593439" table:style-name="ce17">
            <text:p>33,389</text:p>
          </table:table-cell>
          <table:table-cell table:style-name="ce17"/>
          <table:table-cell office:value-type="float" office:value="932" table:style-name="ce17">
            <text:p>932</text:p>
          </table:table-cell>
          <table:table-cell office:value-type="float" office:value="216516" table:style-name="ce17">
            <text:p>216,516</text:p>
          </table:table-cell>
          <table:table-cell office:value-type="float" office:value="90774.085652034759" table:style-name="ce17">
            <text:p>90,77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Newcastle</text:p>
          </table:table-cell>
          <table:table-cell office:value-type="float" office:value="35" table:style-name="ce17">
            <text:p>35</text:p>
          </table:table-cell>
          <table:table-cell office:value-type="float" office:value="10209" table:style-name="ce17">
            <text:p>10,209</text:p>
          </table:table-cell>
          <table:table-cell office:value-type="float" office:value="4567.4573258496021" table:style-name="ce17">
            <text:p>4,567</text:p>
          </table:table-cell>
          <table:table-cell table:style-name="ce17"/>
          <table:table-cell office:value-type="float" office:value="199" table:style-name="ce17">
            <text:p>199</text:p>
          </table:table-cell>
          <table:table-cell office:value-type="float" office:value="54519" table:style-name="ce17">
            <text:p>54,519</text:p>
          </table:table-cell>
          <table:table-cell office:value-type="float" office:value="21524.22352568894" table:style-name="ce17">
            <text:p>21,524</text:p>
          </table:table-cell>
          <table:table-cell table:style-name="ce17"/>
          <table:table-cell office:value-type="float" office:value="38" table:style-name="ce17">
            <text:p>38</text:p>
          </table:table-cell>
          <table:table-cell office:value-type="float" office:value="9796" table:style-name="ce17">
            <text:p>9,796</text:p>
          </table:table-cell>
          <table:table-cell office:value-type="float" office:value="5929.6960133844368" table:style-name="ce17">
            <text:p>5,930</text:p>
          </table:table-cell>
          <table:table-cell table:style-name="ce17"/>
          <table:table-cell office:value-type="float" office:value="195" table:style-name="ce17">
            <text:p>195</text:p>
          </table:table-cell>
          <table:table-cell office:value-type="float" office:value="53785" table:style-name="ce17">
            <text:p>53,785</text:p>
          </table:table-cell>
          <table:table-cell office:value-type="float" office:value="22686.938976288126" table:style-name="ce17">
            <text:p>22,687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Nottingham</text:p>
          </table:table-cell>
          <table:table-cell office:value-type="float" office:value="38" table:style-name="ce17">
            <text:p>38</text:p>
          </table:table-cell>
          <table:table-cell office:value-type="float" office:value="7874" table:style-name="ce17">
            <text:p>7,874</text:p>
          </table:table-cell>
          <table:table-cell office:value-type="float" office:value="4520.0270648239957" table:style-name="ce17">
            <text:p>4,520</text:p>
          </table:table-cell>
          <table:table-cell table:style-name="ce17"/>
          <table:table-cell office:value-type="float" office:value="225" table:style-name="ce17">
            <text:p>225</text:p>
          </table:table-cell>
          <table:table-cell office:value-type="float" office:value="46312" table:style-name="ce17">
            <text:p>46,312</text:p>
          </table:table-cell>
          <table:table-cell office:value-type="float" office:value="15318.113858016863" table:style-name="ce17">
            <text:p>15,318</text:p>
          </table:table-cell>
          <table:table-cell table:style-name="ce17"/>
          <table:table-cell office:value-type="float" office:value="42" table:style-name="ce17">
            <text:p>42</text:p>
          </table:table-cell>
          <table:table-cell office:value-type="float" office:value="8120" table:style-name="ce17">
            <text:p>8,120</text:p>
          </table:table-cell>
          <table:table-cell office:value-type="float" office:value="4882.8929499633905" table:style-name="ce17">
            <text:p>4,883</text:p>
          </table:table-cell>
          <table:table-cell table:style-name="ce17"/>
          <table:table-cell office:value-type="float" office:value="220" table:style-name="ce17">
            <text:p>220</text:p>
          </table:table-cell>
          <table:table-cell office:value-type="float" office:value="45299" table:style-name="ce17">
            <text:p>45,299</text:p>
          </table:table-cell>
          <table:table-cell office:value-type="float" office:value="14734.294252315511" table:style-name="ce17">
            <text:p>14,73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Sheffield</text:p>
          </table:table-cell>
          <table:table-cell office:value-type="float" office:value="58" table:style-name="ce17">
            <text:p>58</text:p>
          </table:table-cell>
          <table:table-cell office:value-type="float" office:value="11893" table:style-name="ce17">
            <text:p>11,893</text:p>
          </table:table-cell>
          <table:table-cell office:value-type="float" office:value="7655.5571095571095" table:style-name="ce17">
            <text:p>7,656</text:p>
          </table:table-cell>
          <table:table-cell table:style-name="ce17"/>
          <table:table-cell office:value-type="float" office:value="344" table:style-name="ce17">
            <text:p>344</text:p>
          </table:table-cell>
          <table:table-cell office:value-type="float" office:value="67160" table:style-name="ce17">
            <text:p>67,160</text:p>
          </table:table-cell>
          <table:table-cell office:value-type="float" office:value="31919.556483754241" table:style-name="ce17">
            <text:p>31,920</text:p>
          </table:table-cell>
          <table:table-cell table:style-name="ce17"/>
          <table:table-cell office:value-type="float" office:value="63" table:style-name="ce17">
            <text:p>63</text:p>
          </table:table-cell>
          <table:table-cell office:value-type="float" office:value="12519" table:style-name="ce17">
            <text:p>12,519</text:p>
          </table:table-cell>
          <table:table-cell office:value-type="float" office:value="9442.4178643724699" table:style-name="ce17">
            <text:p>9,442</text:p>
          </table:table-cell>
          <table:table-cell table:style-name="ce17"/>
          <table:table-cell office:value-type="float" office:value="345" table:style-name="ce17">
            <text:p>345</text:p>
          </table:table-cell>
          <table:table-cell office:value-type="float" office:value="68004" table:style-name="ce17">
            <text:p>68,004</text:p>
          </table:table-cell>
          <table:table-cell office:value-type="float" office:value="32838.475104653044" table:style-name="ce17">
            <text:p>32,838</text:p>
          </table:table-cell>
          <table:table-cell table:number-columns-repeated="16368"/>
        </table:table-row>
        <table:table-row table:style-name="ro8">
          <table:table-cell table:style-name="ce39"/>
          <table:table-cell table:number-columns-repeated="15" table:style-name="ce40"/>
          <table:table-cell table:number-columns-repeated="16368"/>
        </table:table-row>
        <table:table-row table:style-name="ro8">
          <table:table-cell office:value-type="string" table:style-name="ce35">
            <text:p>London by station<text:span text:style-name="T3">9</text:span></text:p>
          </table:table-cell>
          <table:table-cell table:number-columns-repeated="15" table:style-name="ce17"/>
          <table:table-cell table:number-columns-repeated="16368"/>
        </table:table-row>
        <table:table-row table:style-name="ro8">
          <table:table-cell office:value-type="string" table:style-name="ce5">
            <text:p><text:s text:c="3"/>Elephant and Castle (for Blackfriars)</text:p>
          </table:table-cell>
          <table:table-cell office:value-type="float" office:value="42" table:style-name="ce17">
            <text:p>42</text:p>
          </table:table-cell>
          <table:table-cell office:value-type="float" office:value="22075" table:style-name="ce17">
            <text:p>22,075</text:p>
          </table:table-cell>
          <table:table-cell office:value-type="float" office:value="29308" table:style-name="ce17">
            <text:p>29,308</text:p>
          </table:table-cell>
          <table:table-cell table:style-name="ce17"/>
          <table:table-cell office:value-type="float" office:value="193" table:style-name="ce17">
            <text:p>193</text:p>
          </table:table-cell>
          <table:table-cell office:value-type="float" office:value="96523" table:style-name="ce17">
            <text:p>96,523</text:p>
          </table:table-cell>
          <table:table-cell office:value-type="float" office:value="49294" table:style-name="ce17">
            <text:p>49,294</text:p>
          </table:table-cell>
          <table:table-cell table:style-name="ce17"/>
          <table:table-cell office:value-type="float" office:value="37" table:style-name="ce17">
            <text:p>37</text:p>
          </table:table-cell>
          <table:table-cell office:value-type="float" office:value="19258" table:style-name="ce17">
            <text:p>19,258</text:p>
          </table:table-cell>
          <table:table-cell office:value-type="float" office:value="17454" table:style-name="ce17">
            <text:p>17,454</text:p>
          </table:table-cell>
          <table:table-cell table:style-name="ce17"/>
          <table:table-cell office:value-type="float" office:value="193" table:style-name="ce17">
            <text:p>193</text:p>
          </table:table-cell>
          <table:table-cell office:value-type="float" office:value="95363" table:style-name="ce17">
            <text:p>95,363</text:p>
          </table:table-cell>
          <table:table-cell office:value-type="float" office:value="37492" table:style-name="ce17">
            <text:p>37,492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Euston</text:p>
          </table:table-cell>
          <table:table-cell office:value-type="float" office:value="63" table:style-name="ce17">
            <text:p>63</text:p>
          </table:table-cell>
          <table:table-cell office:value-type="float" office:value="32391" table:style-name="ce17">
            <text:p>32,391</text:p>
          </table:table-cell>
          <table:table-cell office:value-type="float" office:value="28870.411012625555" table:style-name="ce17">
            <text:p>28,870</text:p>
          </table:table-cell>
          <table:table-cell table:style-name="ce17"/>
          <table:table-cell office:value-type="float" office:value="319" table:style-name="ce17">
            <text:p>319</text:p>
          </table:table-cell>
          <table:table-cell office:value-type="float" office:value="132338" table:style-name="ce17">
            <text:p>132,338</text:p>
          </table:table-cell>
          <table:table-cell office:value-type="float" office:value="76459.206557086785" table:style-name="ce17">
            <text:p>76,459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33782" table:style-name="ce17">
            <text:p>33,782</text:p>
          </table:table-cell>
          <table:table-cell office:value-type="float" office:value="28271.436883863695" table:style-name="ce17">
            <text:p>28,271</text:p>
          </table:table-cell>
          <table:table-cell table:style-name="ce17"/>
          <table:table-cell office:value-type="float" office:value="323" table:style-name="ce17">
            <text:p>323</text:p>
          </table:table-cell>
          <table:table-cell office:value-type="float" office:value="133199" table:style-name="ce17">
            <text:p>133,199</text:p>
          </table:table-cell>
          <table:table-cell office:value-type="float" office:value="79609.297102103505" table:style-name="ce17">
            <text:p>79,609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Fenchurch Street</text:p>
          </table:table-cell>
          <table:table-cell office:value-type="float" office:value="48" table:style-name="ce17">
            <text:p>48</text:p>
          </table:table-cell>
          <table:table-cell office:value-type="float" office:value="26508" table:style-name="ce17">
            <text:p>26,508</text:p>
          </table:table-cell>
          <table:table-cell office:value-type="float" office:value="25537" table:style-name="ce17">
            <text:p>25,537</text:p>
          </table:table-cell>
          <table:table-cell table:style-name="ce17"/>
          <table:table-cell office:value-type="float" office:value="172" table:style-name="ce17">
            <text:p>172</text:p>
          </table:table-cell>
          <table:table-cell office:value-type="float" office:value="75294" table:style-name="ce17">
            <text:p>75,294</text:p>
          </table:table-cell>
          <table:table-cell office:value-type="float" office:value="34391" table:style-name="ce17">
            <text:p>34,391</text:p>
          </table:table-cell>
          <table:table-cell table:style-name="ce17"/>
          <table:table-cell office:value-type="float" office:value="44" table:style-name="ce17">
            <text:p>44</text:p>
          </table:table-cell>
          <table:table-cell office:value-type="float" office:value="25380" table:style-name="ce17">
            <text:p>25,380</text:p>
          </table:table-cell>
          <table:table-cell office:value-type="float" office:value="21619" table:style-name="ce17">
            <text:p>21,619</text:p>
          </table:table-cell>
          <table:table-cell table:style-name="ce17"/>
          <table:table-cell office:value-type="float" office:value="169" table:style-name="ce17">
            <text:p>169</text:p>
          </table:table-cell>
          <table:table-cell office:value-type="float" office:value="72474" table:style-name="ce17">
            <text:p>72,474</text:p>
          </table:table-cell>
          <table:table-cell office:value-type="float" office:value="33816" table:style-name="ce17">
            <text:p>33,81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8" table:style-name="ce17">
            <text:p>48</text:p>
          </table:table-cell>
          <table:table-cell office:value-type="float" office:value="27606" table:style-name="ce17">
            <text:p>27,606</text:p>
          </table:table-cell>
          <table:table-cell office:value-type="float" office:value="20385.801050425514" table:style-name="ce17">
            <text:p>20,386</text:p>
          </table:table-cell>
          <table:table-cell table:style-name="ce17"/>
          <table:table-cell office:value-type="float" office:value="223" table:style-name="ce17">
            <text:p>223</text:p>
          </table:table-cell>
          <table:table-cell office:value-type="float" office:value="105996" table:style-name="ce17">
            <text:p>105,996</text:p>
          </table:table-cell>
          <table:table-cell office:value-type="float" office:value="46237.837279615604" table:style-name="ce17">
            <text:p>46,238</text:p>
          </table:table-cell>
          <table:table-cell table:style-name="ce17"/>
          <table:table-cell office:value-type="float" office:value="50" table:style-name="ce17">
            <text:p>50</text:p>
          </table:table-cell>
          <table:table-cell office:value-type="float" office:value="27930" table:style-name="ce17">
            <text:p>27,930</text:p>
          </table:table-cell>
          <table:table-cell office:value-type="float" office:value="20604.846597570704" table:style-name="ce17">
            <text:p>20,605</text:p>
          </table:table-cell>
          <table:table-cell table:style-name="ce17"/>
          <table:table-cell office:value-type="float" office:value="227" table:style-name="ce17">
            <text:p>227</text:p>
          </table:table-cell>
          <table:table-cell office:value-type="float" office:value="106357" table:style-name="ce17">
            <text:p>106,357</text:p>
          </table:table-cell>
          <table:table-cell office:value-type="float" office:value="53588.330534321838" table:style-name="ce17">
            <text:p>53,58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Liverpool Street</text:p>
          </table:table-cell>
          <table:table-cell office:value-type="float" office:value="154" table:style-name="ce41">
            <text:p>154</text:p>
          </table:table-cell>
          <table:table-cell office:value-type="float" office:value="96067" table:style-name="ce17">
            <text:p>96,067</text:p>
          </table:table-cell>
          <table:table-cell office:value-type="float" office:value="70510.306793695345" table:style-name="ce17">
            <text:p>70,510</text:p>
          </table:table-cell>
          <table:table-cell table:style-name="ce17"/>
          <table:table-cell office:value-type="float" office:value="661" table:style-name="ce17">
            <text:p>661</text:p>
          </table:table-cell>
          <table:table-cell office:value-type="float" office:value="356747" table:style-name="ce17">
            <text:p>356,747</text:p>
          </table:table-cell>
          <table:table-cell office:value-type="float" office:value="110669.69219067882" table:style-name="ce17">
            <text:p>110,670</text:p>
          </table:table-cell>
          <table:table-cell table:style-name="ce17"/>
          <table:table-cell office:value-type="float" office:value="148" table:style-name="ce41">
            <text:p>148</text:p>
          </table:table-cell>
          <table:table-cell office:value-type="float" office:value="93027" table:style-name="ce17">
            <text:p>93,027</text:p>
          </table:table-cell>
          <table:table-cell office:value-type="float" office:value="64234.116693258329" table:style-name="ce17">
            <text:p>64,234</text:p>
          </table:table-cell>
          <table:table-cell table:style-name="ce17"/>
          <table:table-cell office:value-type="float" office:value="649" table:style-name="ce17">
            <text:p>649</text:p>
          </table:table-cell>
          <table:table-cell office:value-type="float" office:value="345871" table:style-name="ce17">
            <text:p>345,871</text:p>
          </table:table-cell>
          <table:table-cell office:value-type="float" office:value="116358.03120350922" table:style-name="ce17">
            <text:p>116,35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London Bridge<text:span text:style-name="T4">10</text:span></text:p>
          </table:table-cell>
          <table:table-cell office:value-type="float" office:value="188" table:style-name="ce17">
            <text:p>188</text:p>
          </table:table-cell>
          <table:table-cell office:value-type="float" office:value="118515" table:style-name="ce17">
            <text:p>118,515</text:p>
          </table:table-cell>
          <table:table-cell office:value-type="float" office:value="137438" table:style-name="ce17">
            <text:p>137,438</text:p>
          </table:table-cell>
          <table:table-cell table:style-name="ce17"/>
          <table:table-cell office:value-type="float" office:value="839" table:style-name="ce17">
            <text:p>839</text:p>
          </table:table-cell>
          <table:table-cell office:value-type="float" office:value="480919" table:style-name="ce17">
            <text:p>480,919</text:p>
          </table:table-cell>
          <table:table-cell office:value-type="float" office:value="211228" table:style-name="ce17">
            <text:p>211,228</text:p>
          </table:table-cell>
          <table:table-cell table:style-name="ce17"/>
          <table:table-cell office:value-type="float" office:value="182" table:style-name="ce17">
            <text:p>182</text:p>
          </table:table-cell>
          <table:table-cell office:value-type="float" office:value="114962" table:style-name="ce17">
            <text:p>114,962</text:p>
          </table:table-cell>
          <table:table-cell office:value-type="float" office:value="107909" table:style-name="ce17">
            <text:p>107,909</text:p>
          </table:table-cell>
          <table:table-cell table:style-name="ce17"/>
          <table:table-cell office:value-type="float" office:value="852" table:style-name="ce17">
            <text:p>852</text:p>
          </table:table-cell>
          <table:table-cell office:value-type="float" office:value="487546" table:style-name="ce17">
            <text:p>487,546</text:p>
          </table:table-cell>
          <table:table-cell office:value-type="float" office:value="196275" table:style-name="ce17">
            <text:p>196,27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Marylebone</text:p>
          </table:table-cell>
          <table:table-cell office:value-type="float" office:value="44" table:style-name="ce17">
            <text:p>44</text:p>
          </table:table-cell>
          <table:table-cell office:value-type="float" office:value="14192" table:style-name="ce17">
            <text:p>14,192</text:p>
          </table:table-cell>
          <table:table-cell office:value-type="float" office:value="14393" table:style-name="ce17">
            <text:p>14,393</text:p>
          </table:table-cell>
          <table:table-cell table:style-name="ce17"/>
          <table:table-cell office:value-type="float" office:value="191" table:style-name="ce17">
            <text:p>191</text:p>
          </table:table-cell>
          <table:table-cell office:value-type="float" office:value="50996" table:style-name="ce17">
            <text:p>50,996</text:p>
          </table:table-cell>
          <table:table-cell office:value-type="float" office:value="24238" table:style-name="ce17">
            <text:p>24,238</text:p>
          </table:table-cell>
          <table:table-cell table:style-name="ce17"/>
          <table:table-cell office:value-type="float" office:value="44" table:style-name="ce17">
            <text:p>44</text:p>
          </table:table-cell>
          <table:table-cell office:value-type="float" office:value="13988" table:style-name="ce17">
            <text:p>13,988</text:p>
          </table:table-cell>
          <table:table-cell office:value-type="float" office:value="12526" table:style-name="ce17">
            <text:p>12,526</text:p>
          </table:table-cell>
          <table:table-cell table:style-name="ce17"/>
          <table:table-cell office:value-type="float" office:value="195" table:style-name="ce17">
            <text:p>195</text:p>
          </table:table-cell>
          <table:table-cell office:value-type="float" office:value="51668" table:style-name="ce17">
            <text:p>51,668</text:p>
          </table:table-cell>
          <table:table-cell office:value-type="float" office:value="24992" table:style-name="ce17">
            <text:p>24,992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Old Street (for Moorgate)</text:p>
          </table:table-cell>
          <table:table-cell office:value-type="float" office:value="31" table:style-name="ce17">
            <text:p>31</text:p>
          </table:table-cell>
          <table:table-cell office:value-type="float" office:value="13920" table:style-name="ce17">
            <text:p>13,920</text:p>
          </table:table-cell>
          <table:table-cell office:value-type="float" office:value="14403" table:style-name="ce17">
            <text:p>14,403</text:p>
          </table:table-cell>
          <table:table-cell table:style-name="ce17"/>
          <table:table-cell office:value-type="float" office:value="113" table:style-name="ce17">
            <text:p>113</text:p>
          </table:table-cell>
          <table:table-cell office:value-type="float" office:value="46400" table:style-name="ce17">
            <text:p>46,400</text:p>
          </table:table-cell>
          <table:table-cell office:value-type="float" office:value="18109" table:style-name="ce17">
            <text:p>18,109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14384" table:style-name="ce17">
            <text:p>14,384</text:p>
          </table:table-cell>
          <table:table-cell office:value-type="float" office:value="9496" table:style-name="ce17">
            <text:p>9,496</text:p>
          </table:table-cell>
          <table:table-cell table:style-name="ce17"/>
          <table:table-cell office:value-type="float" office:value="113" table:style-name="ce17">
            <text:p>113</text:p>
          </table:table-cell>
          <table:table-cell office:value-type="float" office:value="46400" table:style-name="ce17">
            <text:p>46,400</text:p>
          </table:table-cell>
          <table:table-cell office:value-type="float" office:value="14346" table:style-name="ce17">
            <text:p>14,34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Paddington<text:span text:style-name="T4">11</text:span></text:p>
          </table:table-cell>
          <table:table-cell office:value-type="float" office:value="67" table:style-name="ce17">
            <text:p>67</text:p>
          </table:table-cell>
          <table:table-cell office:value-type="float" office:value="29164" table:style-name="ce17">
            <text:p>29,164</text:p>
          </table:table-cell>
          <table:table-cell office:value-type="float" office:value="27335.5" table:style-name="ce17">
            <text:p>27,336</text:p>
          </table:table-cell>
          <table:table-cell table:style-name="ce17"/>
          <table:table-cell office:value-type="float" office:value="300" table:style-name="ce17">
            <text:p>300</text:p>
          </table:table-cell>
          <table:table-cell office:value-type="float" office:value="118327" table:style-name="ce17">
            <text:p>118,327</text:p>
          </table:table-cell>
          <table:table-cell office:value-type="float" office:value="61496" table:style-name="ce17">
            <text:p>61,496</text:p>
          </table:table-cell>
          <table:table-cell table:style-name="ce17"/>
          <table:table-cell office:value-type="float" office:value="61" table:style-name="ce17">
            <text:p>61</text:p>
          </table:table-cell>
          <table:table-cell office:value-type="float" office:value="27827" table:style-name="ce17">
            <text:p>27,827</text:p>
          </table:table-cell>
          <table:table-cell office:value-type="float" office:value="23113.5" table:style-name="ce17">
            <text:p>23,114</text:p>
          </table:table-cell>
          <table:table-cell table:style-name="ce17"/>
          <table:table-cell office:value-type="float" office:value="297" table:style-name="ce17">
            <text:p>297</text:p>
          </table:table-cell>
          <table:table-cell office:value-type="float" office:value="117613" table:style-name="ce17">
            <text:p>117,613</text:p>
          </table:table-cell>
          <table:table-cell office:value-type="float" office:value="57489" table:style-name="ce17">
            <text:p>57,489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70" table:style-name="ce17">
            <text:p>70</text:p>
          </table:table-cell>
          <table:table-cell office:value-type="float" office:value="34095" table:style-name="ce17">
            <text:p>34,095</text:p>
          </table:table-cell>
          <table:table-cell office:value-type="float" office:value="38284.914825396823" table:style-name="ce17">
            <text:p>38,285</text:p>
          </table:table-cell>
          <table:table-cell table:style-name="ce17"/>
          <table:table-cell office:value-type="float" office:value="340" table:style-name="ce17">
            <text:p>340</text:p>
          </table:table-cell>
          <table:table-cell office:value-type="float" office:value="146647" table:style-name="ce17">
            <text:p>146,647</text:p>
          </table:table-cell>
          <table:table-cell office:value-type="float" office:value="77059.187358583877" table:style-name="ce17">
            <text:p>77,059</text:p>
          </table:table-cell>
          <table:table-cell table:style-name="ce17"/>
          <table:table-cell office:value-type="float" office:value="71" table:style-name="ce17">
            <text:p>71</text:p>
          </table:table-cell>
          <table:table-cell office:value-type="float" office:value="32878" table:style-name="ce17">
            <text:p>32,878</text:p>
          </table:table-cell>
          <table:table-cell office:value-type="float" office:value="34133.389399424108" table:style-name="ce17">
            <text:p>34,133</text:p>
          </table:table-cell>
          <table:table-cell table:style-name="ce17"/>
          <table:table-cell office:value-type="float" office:value="343" table:style-name="ce17">
            <text:p>343</text:p>
          </table:table-cell>
          <table:table-cell office:value-type="float" office:value="147961" table:style-name="ce17">
            <text:p>147,961</text:p>
          </table:table-cell>
          <table:table-cell office:value-type="float" office:value="73037.985905479407" table:style-name="ce17">
            <text:p>73,03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ictoria<text:span text:style-name="T4">12</text:span></text:p>
          </table:table-cell>
          <table:table-cell office:value-type="float" office:value="123" table:style-name="ce17">
            <text:p>123</text:p>
          </table:table-cell>
          <table:table-cell office:value-type="float" office:value="69531" table:style-name="ce17">
            <text:p>69,531</text:p>
          </table:table-cell>
          <table:table-cell office:value-type="float" office:value="64611" table:style-name="ce17">
            <text:p>64,611</text:p>
          </table:table-cell>
          <table:table-cell table:style-name="ce17"/>
          <table:table-cell office:value-type="float" office:value="680" table:style-name="ce17">
            <text:p>680</text:p>
          </table:table-cell>
          <table:table-cell office:value-type="float" office:value="331938" table:style-name="ce17">
            <text:p>331,938</text:p>
          </table:table-cell>
          <table:table-cell office:value-type="float" office:value="130248" table:style-name="ce17">
            <text:p>130,248</text:p>
          </table:table-cell>
          <table:table-cell table:style-name="ce17"/>
          <table:table-cell office:value-type="float" office:value="122" table:style-name="ce17">
            <text:p>122</text:p>
          </table:table-cell>
          <table:table-cell office:value-type="float" office:value="70466" table:style-name="ce17">
            <text:p>70,466</text:p>
          </table:table-cell>
          <table:table-cell office:value-type="float" office:value="55662" table:style-name="ce17">
            <text:p>55,662</text:p>
          </table:table-cell>
          <table:table-cell table:style-name="ce17"/>
          <table:table-cell office:value-type="float" office:value="687" table:style-name="ce17">
            <text:p>687</text:p>
          </table:table-cell>
          <table:table-cell office:value-type="float" office:value="332659" table:style-name="ce17">
            <text:p>332,659</text:p>
          </table:table-cell>
          <table:table-cell office:value-type="float" office:value="124584" table:style-name="ce17">
            <text:p>124,58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auxhall (for Waterloo)</text:p>
          </table:table-cell>
          <table:table-cell office:value-type="float" office:value="151" table:style-name="ce17">
            <text:p>151</text:p>
          </table:table-cell>
          <table:table-cell office:value-type="float" office:value="82507" table:style-name="ce17">
            <text:p>82,507</text:p>
          </table:table-cell>
          <table:table-cell office:value-type="float" office:value="110275" table:style-name="ce17">
            <text:p>110,275</text:p>
          </table:table-cell>
          <table:table-cell table:style-name="ce17"/>
          <table:table-cell office:value-type="float" office:value="754" table:style-name="ce17">
            <text:p>754</text:p>
          </table:table-cell>
          <table:table-cell office:value-type="float" office:value="364638" table:style-name="ce17">
            <text:p>364,638</text:p>
          </table:table-cell>
          <table:table-cell office:value-type="float" office:value="210513" table:style-name="ce17">
            <text:p>210,513</text:p>
          </table:table-cell>
          <table:table-cell table:style-name="ce17"/>
          <table:table-cell office:value-type="float" office:value="148" table:style-name="ce17">
            <text:p>148</text:p>
          </table:table-cell>
          <table:table-cell office:value-type="float" office:value="77990" table:style-name="ce17">
            <text:p>77,990</text:p>
          </table:table-cell>
          <table:table-cell office:value-type="float" office:value="93048" table:style-name="ce17">
            <text:p>93,048</text:p>
          </table:table-cell>
          <table:table-cell table:style-name="ce17"/>
          <table:table-cell office:value-type="float" office:value="752" table:style-name="ce17">
            <text:p>752</text:p>
          </table:table-cell>
          <table:table-cell office:value-type="float" office:value="358769" table:style-name="ce17">
            <text:p>358,769</text:p>
          </table:table-cell>
          <table:table-cell office:value-type="float" office:value="218494" table:style-name="ce17">
            <text:p>218,494</text:p>
          </table:table-cell>
          <table:table-cell table:number-columns-repeated="16368"/>
        </table:table-row>
        <table:table-row table:style-name="ro8">
          <table:table-cell office:value-type="string" table:style-name="ce42">
            <text:p>London total</text:p>
          </table:table-cell>
          <table:table-cell office:value-type="float" office:value="1029" table:style-name="ce43">
            <text:p>1,029</text:p>
          </table:table-cell>
          <table:table-cell office:value-type="float" office:value="566571" table:style-name="ce43">
            <text:p>566,571</text:p>
          </table:table-cell>
          <table:table-cell office:value-type="float" office:value="581351.93368214322" table:style-name="ce43">
            <text:p>581,352</text:p>
          </table:table-cell>
          <table:table-cell table:style-name="ce43"/>
          <table:table-cell office:value-type="float" office:value="4785" table:style-name="ce43">
            <text:p>4,785</text:p>
          </table:table-cell>
          <table:table-cell office:value-type="float" office:value="2306763" table:style-name="ce43">
            <text:p>2,306,763</text:p>
          </table:table-cell>
          <table:table-cell office:value-type="float" office:value="1049942.9233859652" table:style-name="ce43">
            <text:p>1,049,943</text:p>
          </table:table-cell>
          <table:table-cell table:style-name="ce43"/>
          <table:table-cell office:value-type="float" office:value="1009" table:style-name="ce43">
            <text:p>1,009</text:p>
          </table:table-cell>
          <table:table-cell office:value-type="float" office:value="551872" table:style-name="ce43">
            <text:p>551,872</text:p>
          </table:table-cell>
          <table:table-cell office:value-type="float" office:value="488071.28957411682" table:style-name="ce43">
            <text:p>488,071</text:p>
          </table:table-cell>
          <table:table-cell table:style-name="ce43"/>
          <table:table-cell office:value-type="float" office:value="4800" table:style-name="ce43">
            <text:p>4,800</text:p>
          </table:table-cell>
          <table:table-cell office:value-type="float" office:value="2295880" table:style-name="ce43">
            <text:p>2,295,880</text:p>
          </table:table-cell>
          <table:table-cell office:value-type="float" office:value="1030081.6447454139" table:style-name="ce43">
            <text:p>1,030,082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3" table:style-name="ce5"/>
          <table:table-cell table:number-columns-repeated="2" table:style-name="ce6"/>
          <table:table-cell table:number-columns-repeated="16372" table:style-name="ce5"/>
        </table:table-row>
        <table:table-row table:style-name="ro2">
          <table:table-cell office:value-type="string" table:style-name="ce5">
            <text:p>2 <text:s/>Includes standard and first clas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4 <text:s/>Temple Mead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5 <text:s/>Cardiff Central and Queen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6 <text:s/>Liverpool Central, Lime Street, Moorfields and James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7 <text:s/>All stations in Zone 1 of the Transport for London (TfL) travelcard area on routes into major station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8 <text:s/>Oxford Road, Piccadilly and Victoria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0 Services to and from Charing Cross and Cannon Street are included in the London Bridge figur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1 Includes Heathrow Connect servic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2 Includes Gatwick Express services.</text:p>
          </table:table-cell>
          <table:table-cell table:number-columns-repeated="16383" table:style-name="ce5"/>
        </table:table-row>
        <table:table-row table:style-name="ro2">
          <table:table-cell table:number-columns-repeated="15" table:style-name="ce5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/>
        </table:table-row>
        <table:table-row table:style-name="ro2">
          <table:table-cell table:style-name="ce45"/>
          <table:table-cell table:number-columns-repeated="8" table:style-name="ce5"/>
          <table:table-cell table:style-name="ce6"/>
          <table:table-cell table:number-columns-repeated="5" table:style-name="ce5"/>
          <table:table-cell office:value-type="string" table:style-name="ce27">
            <text:p>Last updated: 22 September 2022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Next update: September 2023</text:p>
          </table:table-cell>
          <table:table-cell table:number-columns-repeated="16368"/>
        </table:table-row>
        <table:table-row table:style-name="ro2">
          <table:table-cell table:number-columns-repeated="9" table:style-name="ce6"/>
          <table:table-cell table:style-name="ce5"/>
          <table:table-cell table:style-name="ce6"/>
          <table:table-cell table:number-columns-repeated="4" table:style-name="ce5"/>
          <table:table-cell office:value-type="string" table:style-name="ce27">
            <text:p>Telephone: 020 7944 2419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Email: rail.stats@dft.gov.uk</text:p>
          </table:table-cell>
          <table:table-cell table:number-columns-repeated="16368"/>
        </table:table-row>
        <table:table-row table:number-rows-repeated="1048522" table:style-name="ro2">
          <table:table-cell table:number-columns-repeated="16384"/>
        </table:table-row>
        <table:named-expressions>
          <table:named-range table:name="Print_Area" table:cell-range-address="RAI0201_(2015).$A$4:RAI0201_(2015).$P$54" table:base-cell-address="RAI0201_(2015).$A$1"/>
        </table:named-expressions>
      </table:table>
      <table:table table:name="RAI0201_(2014)" table:style-name="ta4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18" table:number-columns-repeated="16368" table:default-cell-style-name="ce5"/>
        <table:table-row table:style-name="ro1">
          <table:table-cell office:value-type="string" table:style-name="ce34">
            <text:p>Department for Transport statistics</text:p>
          </table:table-cell>
          <table:table-cell table:style-name="ce34"/>
          <table:table-cell table:number-columns-repeated="16382" table:style-name="ce35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9">
          <table:table-cell office:value-type="string" table:style-name="ce36">
            <text:p>Table RAI0201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36">
            <text:p>City centre<text:span text:style-name="T2">1</text:span><text:s/>peak and all day arrivals and departures by rail on a typical autumn weekday, by city: 2014</text:p>
          </table:table-cell>
          <table:table-cell table:style-name="ce35"/>
          <table:table-cell table:number-columns-repeated="4" table:style-name="ce5"/>
          <table:table-cell table:style-name="ce37"/>
          <table:table-cell table:number-columns-repeated="16377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5"/>
          <table:table-cell table:style-name="ce38"/>
          <table:table-cell table:number-columns-repeated="16377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5"/>
          <table:table-cell table:style-name="ce12"/>
          <table:table-cell table:style-name="ce5"/>
          <table:table-cell table:number-columns-repeated="3" table:style-name="ce39"/>
          <table:table-cell office:value-type="string" table:style-name="ce14">
            <text:p>Number</text:p>
          </table:table-cell>
          <table:table-cell table:number-columns-repeated="16368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5"/>
        </table:table-row>
        <table:table-row table:style-name="ro8">
          <table:table-cell office:value-type="string" table:style-name="ce5">
            <text:p>Birmingham<text:span text:style-name="T4">3</text:span></text:p>
          </table:table-cell>
          <table:table-cell office:value-type="float" office:value="179" table:style-name="ce46">
            <text:p>179</text:p>
          </table:table-cell>
          <table:table-cell office:value-type="float" office:value="51826" table:style-name="ce46">
            <text:p>51,826</text:p>
          </table:table-cell>
          <table:table-cell office:value-type="float" office:value="39472.835099160468" table:style-name="ce46">
            <text:p>39,473</text:p>
          </table:table-cell>
          <table:table-cell table:style-name="ce47"/>
          <table:table-cell office:value-type="float" office:value="960" table:style-name="ce48">
            <text:p>960</text:p>
          </table:table-cell>
          <table:table-cell office:value-type="float" office:value="269019" table:style-name="ce46">
            <text:p>269,019</text:p>
          </table:table-cell>
          <table:table-cell office:value-type="float" office:value="115768.86778675155" table:style-name="ce46">
            <text:p>115,769</text:p>
          </table:table-cell>
          <table:table-cell table:style-name="ce47"/>
          <table:table-cell office:value-type="float" office:value="186" table:style-name="ce46">
            <text:p>186</text:p>
          </table:table-cell>
          <table:table-cell office:value-type="float" office:value="51668" table:style-name="ce46">
            <text:p>51,668</text:p>
          </table:table-cell>
          <table:table-cell office:value-type="float" office:value="40488.725317724857" table:style-name="ce46">
            <text:p>40,489</text:p>
          </table:table-cell>
          <table:table-cell table:style-name="ce5"/>
          <table:table-cell office:value-type="float" office:value="953" table:style-name="ce48">
            <text:p>953</text:p>
          </table:table-cell>
          <table:table-cell office:value-type="float" office:value="265941" table:style-name="ce46">
            <text:p>265,941</text:p>
          </table:table-cell>
          <table:table-cell office:value-type="float" office:value="112303.53330054006" table:style-name="ce46">
            <text:p>112,30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Bristol<text:span text:style-name="T4">4</text:span></text:p>
          </table:table-cell>
          <table:table-cell office:value-type="float" office:value="52" table:style-name="ce17">
            <text:p>52</text:p>
          </table:table-cell>
          <table:table-cell office:value-type="float" office:value="14349" table:style-name="ce49">
            <text:p>14,349</text:p>
          </table:table-cell>
          <table:table-cell office:value-type="float" office:value="8035.9910714285716" table:style-name="ce49">
            <text:p>8,036</text:p>
          </table:table-cell>
          <table:table-cell table:style-name="ce47"/>
          <table:table-cell office:value-type="float" office:value="267" table:style-name="ce5">
            <text:p>267</text:p>
          </table:table-cell>
          <table:table-cell office:value-type="float" office:value="70179" table:style-name="ce49">
            <text:p>70,179</text:p>
          </table:table-cell>
          <table:table-cell office:value-type="float" office:value="28137.963690476186" table:style-name="ce49">
            <text:p>28,138</text:p>
          </table:table-cell>
          <table:table-cell table:style-name="ce47"/>
          <table:table-cell office:value-type="float" office:value="51" table:style-name="ce17">
            <text:p>51</text:p>
          </table:table-cell>
          <table:table-cell office:value-type="float" office:value="13071" table:style-name="ce17">
            <text:p>13,071</text:p>
          </table:table-cell>
          <table:table-cell office:value-type="float" office:value="9599.951659451659" table:style-name="ce17">
            <text:p>9,600</text:p>
          </table:table-cell>
          <table:table-cell table:style-name="ce5"/>
          <table:table-cell office:value-type="float" office:value="259" table:style-name="ce5">
            <text:p>259</text:p>
          </table:table-cell>
          <table:table-cell office:value-type="float" office:value="68251" table:style-name="ce17">
            <text:p>68,251</text:p>
          </table:table-cell>
          <table:table-cell office:value-type="float" office:value="28460.510488449458" table:style-name="ce17">
            <text:p>28,461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Cardiff<text:span text:style-name="T4">5</text:span></text:p>
          </table:table-cell>
          <table:table-cell office:value-type="float" office:value="114" table:style-name="ce17">
            <text:p>114</text:p>
          </table:table-cell>
          <table:table-cell office:value-type="float" office:value="20453" table:style-name="ce49">
            <text:p>20,453</text:p>
          </table:table-cell>
          <table:table-cell office:value-type="float" office:value="12423.021804722528" table:style-name="ce49">
            <text:p>12,423</text:p>
          </table:table-cell>
          <table:table-cell table:style-name="ce47"/>
          <table:table-cell office:value-type="float" office:value="619" table:style-name="ce5">
            <text:p>619</text:p>
          </table:table-cell>
          <table:table-cell office:value-type="float" office:value="109621" table:style-name="ce49">
            <text:p>109,621</text:p>
          </table:table-cell>
          <table:table-cell office:value-type="float" office:value="34820.648654297765" table:style-name="ce49">
            <text:p>34,821</text:p>
          </table:table-cell>
          <table:table-cell table:style-name="ce47"/>
          <table:table-cell office:value-type="float" office:value="116" table:style-name="ce17">
            <text:p>116</text:p>
          </table:table-cell>
          <table:table-cell office:value-type="float" office:value="20631" table:style-name="ce17">
            <text:p>20,631</text:p>
          </table:table-cell>
          <table:table-cell office:value-type="float" office:value="12952.265014321674" table:style-name="ce17">
            <text:p>12,952</text:p>
          </table:table-cell>
          <table:table-cell table:style-name="ce5"/>
          <table:table-cell office:value-type="float" office:value="621" table:style-name="ce5">
            <text:p>621</text:p>
          </table:table-cell>
          <table:table-cell office:value-type="float" office:value="109259" table:style-name="ce17">
            <text:p>109,259</text:p>
          </table:table-cell>
          <table:table-cell office:value-type="float" office:value="35778.375389673944" table:style-name="ce17">
            <text:p>35,77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eds</text:p>
          </table:table-cell>
          <table:table-cell office:value-type="float" office:value="120" table:style-name="ce17">
            <text:p>120</text:p>
          </table:table-cell>
          <table:table-cell office:value-type="float" office:value="29370" table:style-name="ce17">
            <text:p>29,370</text:p>
          </table:table-cell>
          <table:table-cell office:value-type="float" office:value="25896.694779214322" table:style-name="ce49">
            <text:p>25,897</text:p>
          </table:table-cell>
          <table:table-cell table:style-name="ce47"/>
          <table:table-cell office:value-type="float" office:value="617" table:style-name="ce5">
            <text:p>617</text:p>
          </table:table-cell>
          <table:table-cell office:value-type="float" office:value="145063" table:style-name="ce49">
            <text:p>145,063</text:p>
          </table:table-cell>
          <table:table-cell office:value-type="float" office:value="70818.758204153375" table:style-name="ce49">
            <text:p>70,819</text:p>
          </table:table-cell>
          <table:table-cell table:style-name="ce47"/>
          <table:table-cell office:value-type="float" office:value="123" table:style-name="ce17">
            <text:p>123</text:p>
          </table:table-cell>
          <table:table-cell office:value-type="float" office:value="30444" table:style-name="ce17">
            <text:p>30,444</text:p>
          </table:table-cell>
          <table:table-cell office:value-type="float" office:value="26884.8483365621" table:style-name="ce17">
            <text:p>26,885</text:p>
          </table:table-cell>
          <table:table-cell table:style-name="ce5"/>
          <table:table-cell office:value-type="float" office:value="607" table:style-name="ce5">
            <text:p>607</text:p>
          </table:table-cell>
          <table:table-cell office:value-type="float" office:value="143380" table:style-name="ce17">
            <text:p>143,380</text:p>
          </table:table-cell>
          <table:table-cell office:value-type="float" office:value="70041.611022128753" table:style-name="ce17">
            <text:p>70,042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icester</text:p>
          </table:table-cell>
          <table:table-cell office:value-type="float" office:value="37" table:style-name="ce17">
            <text:p>37</text:p>
          </table:table-cell>
          <table:table-cell office:value-type="float" office:value="10908" table:style-name="ce17">
            <text:p>10,908</text:p>
          </table:table-cell>
          <table:table-cell office:value-type="float" office:value="5472.3972972972979" table:style-name="ce49">
            <text:p>5,472</text:p>
          </table:table-cell>
          <table:table-cell table:style-name="ce47"/>
          <table:table-cell office:value-type="float" office:value="202" table:style-name="ce5">
            <text:p>202</text:p>
          </table:table-cell>
          <table:table-cell office:value-type="float" office:value="56551" table:style-name="ce49">
            <text:p>56,551</text:p>
          </table:table-cell>
          <table:table-cell office:value-type="float" office:value="25641.332443035026" table:style-name="ce49">
            <text:p>25,641</text:p>
          </table:table-cell>
          <table:table-cell table:style-name="ce47"/>
          <table:table-cell office:value-type="float" office:value="37" table:style-name="ce17">
            <text:p>37</text:p>
          </table:table-cell>
          <table:table-cell office:value-type="float" office:value="10518" table:style-name="ce17">
            <text:p>10,518</text:p>
          </table:table-cell>
          <table:table-cell office:value-type="float" office:value="6618.9" table:style-name="ce17">
            <text:p>6,619</text:p>
          </table:table-cell>
          <table:table-cell table:style-name="ce5"/>
          <table:table-cell office:value-type="float" office:value="200" table:style-name="ce5">
            <text:p>200</text:p>
          </table:table-cell>
          <table:table-cell office:value-type="float" office:value="56507" table:style-name="ce17">
            <text:p>56,507</text:p>
          </table:table-cell>
          <table:table-cell office:value-type="float" office:value="25908.756084591903" table:style-name="ce17">
            <text:p>25,909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iverpool<text:span text:style-name="T4">6</text:span></text:p>
          </table:table-cell>
          <table:table-cell office:value-type="float" office:value="128" table:style-name="ce17">
            <text:p>128</text:p>
          </table:table-cell>
          <table:table-cell office:value-type="float" office:value="30599" table:style-name="ce17">
            <text:p>30,599</text:p>
          </table:table-cell>
          <table:table-cell office:value-type="float" office:value="20155.040849673202" table:style-name="ce49">
            <text:p>20,155</text:p>
          </table:table-cell>
          <table:table-cell table:style-name="ce47"/>
          <table:table-cell office:value-type="float" office:value="712" table:style-name="ce5">
            <text:p>712</text:p>
          </table:table-cell>
          <table:table-cell office:value-type="float" office:value="153095" table:style-name="ce49">
            <text:p>153,095</text:p>
          </table:table-cell>
          <table:table-cell office:value-type="float" office:value="65831.943543058253" table:style-name="ce49">
            <text:p>65,832</text:p>
          </table:table-cell>
          <table:table-cell table:style-name="ce47"/>
          <table:table-cell office:value-type="float" office:value="139" table:style-name="ce17">
            <text:p>139</text:p>
          </table:table-cell>
          <table:table-cell office:value-type="float" office:value="30646" table:style-name="ce17">
            <text:p>30,646</text:p>
          </table:table-cell>
          <table:table-cell office:value-type="float" office:value="21792.177285166941" table:style-name="ce17">
            <text:p>21,792</text:p>
          </table:table-cell>
          <table:table-cell table:style-name="ce5"/>
          <table:table-cell office:value-type="float" office:value="712" table:style-name="ce5">
            <text:p>712</text:p>
          </table:table-cell>
          <table:table-cell office:value-type="float" office:value="150865" table:style-name="ce17">
            <text:p>150,865</text:p>
          </table:table-cell>
          <table:table-cell office:value-type="float" office:value="62765.378422676324" table:style-name="ce17">
            <text:p>62,76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ondon<text:span text:style-name="T4">7</text:span></text:p>
          </table:table-cell>
          <table:table-cell office:value-type="float" office:value="1027" table:style-name="ce17">
            <text:p>1,027</text:p>
          </table:table-cell>
          <table:table-cell office:value-type="float" office:value="566089" table:style-name="ce17">
            <text:p>566,089</text:p>
          </table:table-cell>
          <table:table-cell office:value-type="float" office:value="563354.19693954964" table:style-name="ce17">
            <text:p>563,354</text:p>
          </table:table-cell>
          <table:table-cell table:style-name="ce47"/>
          <table:table-cell office:value-type="float" office:value="4708" table:style-name="ce17">
            <text:p>4,708</text:p>
          </table:table-cell>
          <table:table-cell office:value-type="float" office:value="2223651" table:style-name="ce17">
            <text:p>2,223,651</text:p>
          </table:table-cell>
          <table:table-cell office:value-type="float" office:value="1032610.20176324" table:style-name="ce17">
            <text:p>1,032,610</text:p>
          </table:table-cell>
          <table:table-cell table:style-name="ce47"/>
          <table:table-cell office:value-type="float" office:value="1004" table:style-name="ce17">
            <text:p>1,004</text:p>
          </table:table-cell>
          <table:table-cell office:value-type="float" office:value="546699" table:style-name="ce17">
            <text:p>546,699</text:p>
          </table:table-cell>
          <table:table-cell office:value-type="float" office:value="475539.94478878134" table:style-name="ce17">
            <text:p>475,540</text:p>
          </table:table-cell>
          <table:table-cell table:style-name="ce5"/>
          <table:table-cell office:value-type="float" office:value="4727" table:style-name="ce17">
            <text:p>4,727</text:p>
          </table:table-cell>
          <table:table-cell office:value-type="float" office:value="2210144" table:style-name="ce17">
            <text:p>2,210,144</text:p>
          </table:table-cell>
          <table:table-cell office:value-type="float" office:value="1019260.5271591616" table:style-name="ce17">
            <text:p>1,019,261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Manchester<text:span text:style-name="T4">8</text:span></text:p>
          </table:table-cell>
          <table:table-cell office:value-type="float" office:value="186" table:style-name="ce17">
            <text:p>186</text:p>
          </table:table-cell>
          <table:table-cell office:value-type="float" office:value="40625" table:style-name="ce49">
            <text:p>40,625</text:p>
          </table:table-cell>
          <table:table-cell office:value-type="float" office:value="30907.200668449197" table:style-name="ce49">
            <text:p>30,907</text:p>
          </table:table-cell>
          <table:table-cell table:style-name="ce47"/>
          <table:table-cell office:value-type="float" office:value="962" table:style-name="ce5">
            <text:p>962</text:p>
          </table:table-cell>
          <table:table-cell office:value-type="float" office:value="207396" table:style-name="ce49">
            <text:p>207,396</text:p>
          </table:table-cell>
          <table:table-cell office:value-type="float" office:value="92928.715887001381" table:style-name="ce49">
            <text:p>92,929</text:p>
          </table:table-cell>
          <table:table-cell table:style-name="ce47"/>
          <table:table-cell office:value-type="float" office:value="193" table:style-name="ce17">
            <text:p>193</text:p>
          </table:table-cell>
          <table:table-cell office:value-type="float" office:value="43100" table:style-name="ce17">
            <text:p>43,100</text:p>
          </table:table-cell>
          <table:table-cell office:value-type="float" office:value="33702.536215387358" table:style-name="ce17">
            <text:p>33,703</text:p>
          </table:table-cell>
          <table:table-cell table:style-name="ce5"/>
          <table:table-cell office:value-type="float" office:value="961" table:style-name="ce5">
            <text:p>961</text:p>
          </table:table-cell>
          <table:table-cell office:value-type="float" office:value="206919" table:style-name="ce17">
            <text:p>206,919</text:p>
          </table:table-cell>
          <table:table-cell office:value-type="float" office:value="93216.965062919116" table:style-name="ce17">
            <text:p>93,21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Newcastle</text:p>
          </table:table-cell>
          <table:table-cell office:value-type="float" office:value="34" table:style-name="ce17">
            <text:p>34</text:p>
          </table:table-cell>
          <table:table-cell office:value-type="float" office:value="9863" table:style-name="ce49">
            <text:p>9,863</text:p>
          </table:table-cell>
          <table:table-cell office:value-type="float" office:value="4446.667782563899" table:style-name="ce49">
            <text:p>4,447</text:p>
          </table:table-cell>
          <table:table-cell table:style-name="ce47"/>
          <table:table-cell office:value-type="float" office:value="199" table:style-name="ce5">
            <text:p>199</text:p>
          </table:table-cell>
          <table:table-cell office:value-type="float" office:value="54009" table:style-name="ce49">
            <text:p>54,009</text:p>
          </table:table-cell>
          <table:table-cell office:value-type="float" office:value="22419.66501055325" table:style-name="ce49">
            <text:p>22,420</text:p>
          </table:table-cell>
          <table:table-cell table:style-name="ce47"/>
          <table:table-cell office:value-type="float" office:value="38" table:style-name="ce17">
            <text:p>38</text:p>
          </table:table-cell>
          <table:table-cell office:value-type="float" office:value="9750" table:style-name="ce17">
            <text:p>9,750</text:p>
          </table:table-cell>
          <table:table-cell office:value-type="float" office:value="5859.7422311697765" table:style-name="ce17">
            <text:p>5,860</text:p>
          </table:table-cell>
          <table:table-cell table:style-name="ce5"/>
          <table:table-cell office:value-type="float" office:value="195" table:style-name="ce5">
            <text:p>195</text:p>
          </table:table-cell>
          <table:table-cell office:value-type="float" office:value="53318" table:style-name="ce17">
            <text:p>53,318</text:p>
          </table:table-cell>
          <table:table-cell office:value-type="float" office:value="22517.448987509684" table:style-name="ce17">
            <text:p>22,51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Nottingham</text:p>
          </table:table-cell>
          <table:table-cell office:value-type="float" office:value="34" table:style-name="ce17">
            <text:p>34</text:p>
          </table:table-cell>
          <table:table-cell office:value-type="float" office:value="7084" table:style-name="ce49">
            <text:p>7,084</text:p>
          </table:table-cell>
          <table:table-cell office:value-type="float" office:value="4286.8190309690308" table:style-name="ce49">
            <text:p>4,287</text:p>
          </table:table-cell>
          <table:table-cell table:style-name="ce47"/>
          <table:table-cell office:value-type="float" office:value="211" table:style-name="ce5">
            <text:p>211</text:p>
          </table:table-cell>
          <table:table-cell office:value-type="float" office:value="43590" table:style-name="ce49">
            <text:p>43,590</text:p>
          </table:table-cell>
          <table:table-cell office:value-type="float" office:value="14238.889148572536" table:style-name="ce49">
            <text:p>14,239</text:p>
          </table:table-cell>
          <table:table-cell table:style-name="ce47"/>
          <table:table-cell office:value-type="float" office:value="40" table:style-name="ce17">
            <text:p>40</text:p>
          </table:table-cell>
          <table:table-cell office:value-type="float" office:value="7498" table:style-name="ce17">
            <text:p>7,498</text:p>
          </table:table-cell>
          <table:table-cell office:value-type="float" office:value="4774.8552447552447" table:style-name="ce17">
            <text:p>4,775</text:p>
          </table:table-cell>
          <table:table-cell table:style-name="ce5"/>
          <table:table-cell office:value-type="float" office:value="208" table:style-name="ce5">
            <text:p>208</text:p>
          </table:table-cell>
          <table:table-cell office:value-type="float" office:value="42271" table:style-name="ce17">
            <text:p>42,271</text:p>
          </table:table-cell>
          <table:table-cell office:value-type="float" office:value="13976.86567076714" table:style-name="ce17">
            <text:p>13,97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Sheffield</text:p>
          </table:table-cell>
          <table:table-cell office:value-type="float" office:value="58" table:style-name="ce17">
            <text:p>58</text:p>
          </table:table-cell>
          <table:table-cell office:value-type="float" office:value="12049" table:style-name="ce49">
            <text:p>12,049</text:p>
          </table:table-cell>
          <table:table-cell office:value-type="float" office:value="7223.7080419580416" table:style-name="ce49">
            <text:p>7,224</text:p>
          </table:table-cell>
          <table:table-cell table:style-name="ce47"/>
          <table:table-cell office:value-type="float" office:value="345" table:style-name="ce5">
            <text:p>345</text:p>
          </table:table-cell>
          <table:table-cell office:value-type="float" office:value="67633" table:style-name="ce49">
            <text:p>67,633</text:p>
          </table:table-cell>
          <table:table-cell office:value-type="float" office:value="30891.62976059888" table:style-name="ce49">
            <text:p>30,892</text:p>
          </table:table-cell>
          <table:table-cell table:style-name="ce47"/>
          <table:table-cell office:value-type="float" office:value="63" table:style-name="ce17">
            <text:p>63</text:p>
          </table:table-cell>
          <table:table-cell office:value-type="float" office:value="12425" table:style-name="ce17">
            <text:p>12,425</text:p>
          </table:table-cell>
          <table:table-cell office:value-type="float" office:value="9088.4522435897452" table:style-name="ce17">
            <text:p>9,088</text:p>
          </table:table-cell>
          <table:table-cell table:style-name="ce5"/>
          <table:table-cell office:value-type="float" office:value="345" table:style-name="ce5">
            <text:p>345</text:p>
          </table:table-cell>
          <table:table-cell office:value-type="float" office:value="68613" table:style-name="ce17">
            <text:p>68,613</text:p>
          </table:table-cell>
          <table:table-cell office:value-type="float" office:value="31828.646721660691" table:style-name="ce17">
            <text:p>31,829</text:p>
          </table:table-cell>
          <table:table-cell table:number-columns-repeated="16368" table:style-name="ce5"/>
        </table:table-row>
        <table:table-row table:style-name="ro8">
          <table:table-cell table:style-name="ce39"/>
          <table:table-cell table:number-columns-repeated="8" table:style-name="ce50"/>
          <table:table-cell table:number-columns-repeated="7" table:style-name="ce40"/>
          <table:table-cell table:number-columns-repeated="16368" table:style-name="ce5"/>
        </table:table-row>
        <table:table-row table:style-name="ro8">
          <table:table-cell office:value-type="string" table:style-name="ce35">
            <text:p>London by station<text:span text:style-name="T3">9</text:span></text:p>
          </table:table-cell>
          <table:table-cell table:number-columns-repeated="8" table:style-name="ce49"/>
          <table:table-cell table:number-columns-repeated="7" table:style-name="ce17"/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Elephant and Castle (for Blackfriars)</text:p>
          </table:table-cell>
          <table:table-cell office:value-type="float" office:value="34" table:style-name="ce17">
            <text:p>34</text:p>
          </table:table-cell>
          <table:table-cell office:value-type="float" office:value="18655" table:style-name="ce17">
            <text:p>18,655</text:p>
          </table:table-cell>
          <table:table-cell office:value-type="float" office:value="23211" table:style-name="ce17">
            <text:p>23,211</text:p>
          </table:table-cell>
          <table:table-cell table:style-name="ce51"/>
          <table:table-cell office:value-type="float" office:value="134" table:style-name="ce17">
            <text:p>134</text:p>
          </table:table-cell>
          <table:table-cell office:value-type="float" office:value="71085" table:style-name="ce17">
            <text:p>71,085</text:p>
          </table:table-cell>
          <table:table-cell office:value-type="float" office:value="32613" table:style-name="ce17">
            <text:p>32,613</text:p>
          </table:table-cell>
          <table:table-cell table:style-name="ce47"/>
          <table:table-cell office:value-type="float" office:value="30" table:style-name="ce17">
            <text:p>30</text:p>
          </table:table-cell>
          <table:table-cell office:value-type="float" office:value="16040" table:style-name="ce17">
            <text:p>16,040</text:p>
          </table:table-cell>
          <table:table-cell office:value-type="float" office:value="15167" table:style-name="ce17">
            <text:p>15,167</text:p>
          </table:table-cell>
          <table:table-cell table:style-name="ce5"/>
          <table:table-cell office:value-type="float" office:value="134" table:style-name="ce17">
            <text:p>134</text:p>
          </table:table-cell>
          <table:table-cell office:value-type="float" office:value="68737" table:style-name="ce17">
            <text:p>68,737</text:p>
          </table:table-cell>
          <table:table-cell office:value-type="float" office:value="26257" table:style-name="ce17">
            <text:p>26,25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Euston</text:p>
          </table:table-cell>
          <table:table-cell office:value-type="float" office:value="61" table:style-name="ce17">
            <text:p>61</text:p>
          </table:table-cell>
          <table:table-cell office:value-type="float" office:value="30678" table:style-name="ce17">
            <text:p>30,678</text:p>
          </table:table-cell>
          <table:table-cell office:value-type="float" office:value="27289.039082057898" table:style-name="ce17">
            <text:p>27,289</text:p>
          </table:table-cell>
          <table:table-cell table:style-name="ce47"/>
          <table:table-cell office:value-type="float" office:value="318" table:style-name="ce17">
            <text:p>318</text:p>
          </table:table-cell>
          <table:table-cell office:value-type="float" office:value="129336" table:style-name="ce17">
            <text:p>129,336</text:p>
          </table:table-cell>
          <table:table-cell office:value-type="float" office:value="73304.461545992148" table:style-name="ce17">
            <text:p>73,304</text:p>
          </table:table-cell>
          <table:table-cell table:style-name="ce47"/>
          <table:table-cell office:value-type="float" office:value="66" table:style-name="ce17">
            <text:p>66</text:p>
          </table:table-cell>
          <table:table-cell office:value-type="float" office:value="32616" table:style-name="ce17">
            <text:p>32,616</text:p>
          </table:table-cell>
          <table:table-cell office:value-type="float" office:value="26359.691847680238" table:style-name="ce17">
            <text:p>26,360</text:p>
          </table:table-cell>
          <table:table-cell table:style-name="ce47"/>
          <table:table-cell office:value-type="float" office:value="319" table:style-name="ce17">
            <text:p>319</text:p>
          </table:table-cell>
          <table:table-cell office:value-type="float" office:value="129578" table:style-name="ce17">
            <text:p>129,578</text:p>
          </table:table-cell>
          <table:table-cell office:value-type="float" office:value="75393.917156190408" table:style-name="ce17">
            <text:p>75,39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Fenchurch Street</text:p>
          </table:table-cell>
          <table:table-cell office:value-type="float" office:value="48" table:style-name="ce17">
            <text:p>48</text:p>
          </table:table-cell>
          <table:table-cell office:value-type="float" office:value="26508" table:style-name="ce17">
            <text:p>26,508</text:p>
          </table:table-cell>
          <table:table-cell office:value-type="float" office:value="25194" table:style-name="ce17">
            <text:p>25,194</text:p>
          </table:table-cell>
          <table:table-cell table:style-name="ce47"/>
          <table:table-cell office:value-type="float" office:value="172" table:style-name="ce17">
            <text:p>172</text:p>
          </table:table-cell>
          <table:table-cell office:value-type="float" office:value="75294" table:style-name="ce17">
            <text:p>75,294</text:p>
          </table:table-cell>
          <table:table-cell office:value-type="float" office:value="34641" table:style-name="ce17">
            <text:p>34,641</text:p>
          </table:table-cell>
          <table:table-cell table:style-name="ce47"/>
          <table:table-cell office:value-type="float" office:value="44" table:style-name="ce17">
            <text:p>44</text:p>
          </table:table-cell>
          <table:table-cell office:value-type="float" office:value="25380" table:style-name="ce17">
            <text:p>25,380</text:p>
          </table:table-cell>
          <table:table-cell office:value-type="float" office:value="21014" table:style-name="ce17">
            <text:p>21,014</text:p>
          </table:table-cell>
          <table:table-cell table:style-name="ce47"/>
          <table:table-cell office:value-type="float" office:value="169" table:style-name="ce17">
            <text:p>169</text:p>
          </table:table-cell>
          <table:table-cell office:value-type="float" office:value="72474" table:style-name="ce17">
            <text:p>72,474</text:p>
          </table:table-cell>
          <table:table-cell office:value-type="float" office:value="33781" table:style-name="ce17">
            <text:p>33,78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7" table:style-name="ce17">
            <text:p>47</text:p>
          </table:table-cell>
          <table:table-cell office:value-type="float" office:value="27122" table:style-name="ce17">
            <text:p>27,122</text:p>
          </table:table-cell>
          <table:table-cell office:value-type="float" office:value="19098" table:style-name="ce17">
            <text:p>19,098</text:p>
          </table:table-cell>
          <table:table-cell table:style-name="ce47"/>
          <table:table-cell office:value-type="float" office:value="220" table:style-name="ce17">
            <text:p>220</text:p>
          </table:table-cell>
          <table:table-cell office:value-type="float" office:value="103673" table:style-name="ce17">
            <text:p>103,673</text:p>
          </table:table-cell>
          <table:table-cell office:value-type="float" office:value="50000" table:style-name="ce17">
            <text:p>50,000</text:p>
          </table:table-cell>
          <table:table-cell table:style-name="ce47"/>
          <table:table-cell office:value-type="float" office:value="50" table:style-name="ce17">
            <text:p>50</text:p>
          </table:table-cell>
          <table:table-cell office:value-type="float" office:value="27695" table:style-name="ce17">
            <text:p>27,695</text:p>
          </table:table-cell>
          <table:table-cell office:value-type="float" office:value="17822.487908277209" table:style-name="ce17">
            <text:p>17,822</text:p>
          </table:table-cell>
          <table:table-cell table:style-name="ce47"/>
          <table:table-cell office:value-type="float" office:value="226" table:style-name="ce17">
            <text:p>226</text:p>
          </table:table-cell>
          <table:table-cell office:value-type="float" office:value="102065" table:style-name="ce17">
            <text:p>102,065</text:p>
          </table:table-cell>
          <table:table-cell office:value-type="float" office:value="48759.721151576188" table:style-name="ce17">
            <text:p>48,76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Liverpool Street<text:span text:style-name="T4">10</text:span></text:p>
          </table:table-cell>
          <table:table-cell office:value-type="float" office:value="153" table:style-name="ce17">
            <text:p>153</text:p>
          </table:table-cell>
          <table:table-cell office:value-type="float" office:value="95383" table:style-name="ce17">
            <text:p>95,383</text:p>
          </table:table-cell>
          <table:table-cell office:value-type="float" office:value="68545" table:style-name="ce17">
            <text:p>68,545</text:p>
          </table:table-cell>
          <table:table-cell table:style-name="ce47"/>
          <table:table-cell office:value-type="float" office:value="657" table:style-name="ce17">
            <text:p>657</text:p>
          </table:table-cell>
          <table:table-cell office:value-type="float" office:value="351404" table:style-name="ce17">
            <text:p>351,404</text:p>
          </table:table-cell>
          <table:table-cell office:value-type="float" office:value="106652" table:style-name="ce17">
            <text:p>106,652</text:p>
          </table:table-cell>
          <table:table-cell table:style-name="ce47"/>
          <table:table-cell office:value-type="float" office:value="148" table:style-name="ce17">
            <text:p>148</text:p>
          </table:table-cell>
          <table:table-cell office:value-type="float" office:value="92565" table:style-name="ce17">
            <text:p>92,565</text:p>
          </table:table-cell>
          <table:table-cell office:value-type="float" office:value="59382" table:style-name="ce17">
            <text:p>59,382</text:p>
          </table:table-cell>
          <table:table-cell table:style-name="ce47"/>
          <table:table-cell office:value-type="float" office:value="643" table:style-name="ce17">
            <text:p>643</text:p>
          </table:table-cell>
          <table:table-cell office:value-type="float" office:value="340145" table:style-name="ce17">
            <text:p>340,145</text:p>
          </table:table-cell>
          <table:table-cell office:value-type="float" office:value="109160" table:style-name="ce17">
            <text:p>109,16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London Bridge<text:span text:style-name="T4">11</text:span></text:p>
          </table:table-cell>
          <table:table-cell office:value-type="float" office:value="200" table:style-name="ce17">
            <text:p>200</text:p>
          </table:table-cell>
          <table:table-cell office:value-type="float" office:value="124710" table:style-name="ce17">
            <text:p>124,710</text:p>
          </table:table-cell>
          <table:table-cell office:value-type="float" office:value="143343" table:style-name="ce17">
            <text:p>143,343</text:p>
          </table:table-cell>
          <table:table-cell table:style-name="ce47"/>
          <table:table-cell office:value-type="float" office:value="850" table:style-name="ce17">
            <text:p>850</text:p>
          </table:table-cell>
          <table:table-cell office:value-type="float" office:value="451076" table:style-name="ce17">
            <text:p>451,076</text:p>
          </table:table-cell>
          <table:table-cell office:value-type="float" office:value="229610" table:style-name="ce17">
            <text:p>229,610</text:p>
          </table:table-cell>
          <table:table-cell table:style-name="ce47"/>
          <table:table-cell office:value-type="float" office:value="189" table:style-name="ce17">
            <text:p>189</text:p>
          </table:table-cell>
          <table:table-cell office:value-type="float" office:value="116115" table:style-name="ce17">
            <text:p>116,115</text:p>
          </table:table-cell>
          <table:table-cell office:value-type="float" office:value="116138" table:style-name="ce17">
            <text:p>116,138</text:p>
          </table:table-cell>
          <table:table-cell table:style-name="ce47"/>
          <table:table-cell office:value-type="float" office:value="871" table:style-name="ce17">
            <text:p>871</text:p>
          </table:table-cell>
          <table:table-cell office:value-type="float" office:value="459481" table:style-name="ce17">
            <text:p>459,481</text:p>
          </table:table-cell>
          <table:table-cell office:value-type="float" office:value="222175" table:style-name="ce17">
            <text:p>222,175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Marylebone<text:span text:style-name="T4">10</text:span></text:p>
          </table:table-cell>
          <table:table-cell office:value-type="float" office:value="44" table:style-name="ce17">
            <text:p>44</text:p>
          </table:table-cell>
          <table:table-cell office:value-type="float" office:value="13824" table:style-name="ce17">
            <text:p>13,824</text:p>
          </table:table-cell>
          <table:table-cell office:value-type="float" office:value="13793" table:style-name="ce17">
            <text:p>13,793</text:p>
          </table:table-cell>
          <table:table-cell table:style-name="ce47"/>
          <table:table-cell office:value-type="float" office:value="174" table:style-name="ce17">
            <text:p>174</text:p>
          </table:table-cell>
          <table:table-cell office:value-type="float" office:value="44832" table:style-name="ce17">
            <text:p>44,832</text:p>
          </table:table-cell>
          <table:table-cell office:value-type="float" office:value="24953" table:style-name="ce17">
            <text:p>24,953</text:p>
          </table:table-cell>
          <table:table-cell table:style-name="ce47"/>
          <table:table-cell office:value-type="float" office:value="44" table:style-name="ce17">
            <text:p>44</text:p>
          </table:table-cell>
          <table:table-cell office:value-type="float" office:value="12932" table:style-name="ce17">
            <text:p>12,932</text:p>
          </table:table-cell>
          <table:table-cell office:value-type="float" office:value="11876" table:style-name="ce17">
            <text:p>11,876</text:p>
          </table:table-cell>
          <table:table-cell table:style-name="ce47"/>
          <table:table-cell office:value-type="float" office:value="180" table:style-name="ce17">
            <text:p>180</text:p>
          </table:table-cell>
          <table:table-cell office:value-type="float" office:value="45456" table:style-name="ce17">
            <text:p>45,456</text:p>
          </table:table-cell>
          <table:table-cell office:value-type="float" office:value="24818" table:style-name="ce17">
            <text:p>24,81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Old Street (for Moorgate)</text:p>
          </table:table-cell>
          <table:table-cell office:value-type="float" office:value="31" table:style-name="ce17">
            <text:p>31</text:p>
          </table:table-cell>
          <table:table-cell office:value-type="float" office:value="13920" table:style-name="ce17">
            <text:p>13,920</text:p>
          </table:table-cell>
          <table:table-cell office:value-type="float" office:value="11647" table:style-name="ce17">
            <text:p>11,647</text:p>
          </table:table-cell>
          <table:table-cell table:style-name="ce47"/>
          <table:table-cell office:value-type="float" office:value="113" table:style-name="ce17">
            <text:p>113</text:p>
          </table:table-cell>
          <table:table-cell office:value-type="float" office:value="46168" table:style-name="ce17">
            <text:p>46,168</text:p>
          </table:table-cell>
          <table:table-cell office:value-type="float" office:value="16687" table:style-name="ce17">
            <text:p>16,687</text:p>
          </table:table-cell>
          <table:table-cell table:style-name="ce47"/>
          <table:table-cell office:value-type="float" office:value="33" table:style-name="ce17">
            <text:p>33</text:p>
          </table:table-cell>
          <table:table-cell office:value-type="float" office:value="14384" table:style-name="ce17">
            <text:p>14,384</text:p>
          </table:table-cell>
          <table:table-cell office:value-type="float" office:value="11100" table:style-name="ce17">
            <text:p>11,100</text:p>
          </table:table-cell>
          <table:table-cell table:style-name="ce47"/>
          <table:table-cell office:value-type="float" office:value="113" table:style-name="ce17">
            <text:p>113</text:p>
          </table:table-cell>
          <table:table-cell office:value-type="float" office:value="45936" table:style-name="ce17">
            <text:p>45,936</text:p>
          </table:table-cell>
          <table:table-cell office:value-type="float" office:value="18971" table:style-name="ce17">
            <text:p>18,97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Paddington<text:span text:style-name="T4">12</text:span></text:p>
          </table:table-cell>
          <table:table-cell office:value-type="float" office:value="65" table:style-name="ce17">
            <text:p>65</text:p>
          </table:table-cell>
          <table:table-cell office:value-type="float" office:value="28207" table:style-name="ce17">
            <text:p>28,207</text:p>
          </table:table-cell>
          <table:table-cell office:value-type="float" office:value="27033.859433560923" table:style-name="ce17">
            <text:p>27,034</text:p>
          </table:table-cell>
          <table:table-cell table:style-name="ce47"/>
          <table:table-cell office:value-type="float" office:value="295" table:style-name="ce17">
            <text:p>295</text:p>
          </table:table-cell>
          <table:table-cell office:value-type="float" office:value="116637" table:style-name="ce17">
            <text:p>116,637</text:p>
          </table:table-cell>
          <table:table-cell office:value-type="float" office:value="67828.912640559676" table:style-name="ce17">
            <text:p>67,829</text:p>
          </table:table-cell>
          <table:table-cell table:style-name="ce47"/>
          <table:table-cell office:value-type="float" office:value="60" table:style-name="ce17">
            <text:p>60</text:p>
          </table:table-cell>
          <table:table-cell office:value-type="float" office:value="27515" table:style-name="ce17">
            <text:p>27,515</text:p>
          </table:table-cell>
          <table:table-cell office:value-type="float" office:value="22169.400097758968" table:style-name="ce17">
            <text:p>22,169</text:p>
          </table:table-cell>
          <table:table-cell table:style-name="ce47"/>
          <table:table-cell office:value-type="float" office:value="293" table:style-name="ce17">
            <text:p>293</text:p>
          </table:table-cell>
          <table:table-cell office:value-type="float" office:value="116519" table:style-name="ce17">
            <text:p>116,519</text:p>
          </table:table-cell>
          <table:table-cell office:value-type="float" office:value="57644.456735052205" table:style-name="ce17">
            <text:p>57,644</text:p>
          </table:table-cell>
          <table:table-cell table:number-columns-repeated="3" table:style-name="ce5"/>
          <table:table-cell table:style-name="ce17"/>
          <table:table-cell table:number-columns-repeated="16364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68" table:style-name="ce17">
            <text:p>68</text:p>
          </table:table-cell>
          <table:table-cell office:value-type="float" office:value="34622" table:style-name="ce17">
            <text:p>34,622</text:p>
          </table:table-cell>
          <table:table-cell office:value-type="float" office:value="35264.583333333336" table:style-name="ce17">
            <text:p>35,265</text:p>
          </table:table-cell>
          <table:table-cell table:style-name="ce47"/>
          <table:table-cell office:value-type="float" office:value="342" table:style-name="ce17">
            <text:p>342</text:p>
          </table:table-cell>
          <table:table-cell office:value-type="float" office:value="149045" table:style-name="ce17">
            <text:p>149,045</text:p>
          </table:table-cell>
          <table:table-cell office:value-type="float" office:value="67555.903552003554" table:style-name="ce17">
            <text:p>67,556</text:p>
          </table:table-cell>
          <table:table-cell table:style-name="ce47"/>
          <table:table-cell office:value-type="float" office:value="70" table:style-name="ce17">
            <text:p>70</text:p>
          </table:table-cell>
          <table:table-cell office:value-type="float" office:value="34537" table:style-name="ce17">
            <text:p>34,537</text:p>
          </table:table-cell>
          <table:table-cell office:value-type="float" office:value="31625.364935064936" table:style-name="ce17">
            <text:p>31,625</text:p>
          </table:table-cell>
          <table:table-cell table:style-name="ce47"/>
          <table:table-cell office:value-type="float" office:value="345" table:style-name="ce17">
            <text:p>345</text:p>
          </table:table-cell>
          <table:table-cell office:value-type="float" office:value="152063" table:style-name="ce17">
            <text:p>152,063</text:p>
          </table:table-cell>
          <table:table-cell office:value-type="float" office:value="70837.432116342898" table:style-name="ce17">
            <text:p>70,83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Victoria<text:span text:style-name="T4">13</text:span></text:p>
          </table:table-cell>
          <table:table-cell office:value-type="float" office:value="125" table:style-name="ce17">
            <text:p>125</text:p>
          </table:table-cell>
          <table:table-cell office:value-type="float" office:value="70217" table:style-name="ce17">
            <text:p>70,217</text:p>
          </table:table-cell>
          <table:table-cell office:value-type="float" office:value="63040" table:style-name="ce17">
            <text:p>63,040</text:p>
          </table:table-cell>
          <table:table-cell table:style-name="ce47"/>
          <table:table-cell office:value-type="float" office:value="679" table:style-name="ce17">
            <text:p>679</text:p>
          </table:table-cell>
          <table:table-cell office:value-type="float" office:value="323019" table:style-name="ce17">
            <text:p>323,019</text:p>
          </table:table-cell>
          <table:table-cell office:value-type="float" office:value="124781" table:style-name="ce17">
            <text:p>124,781</text:p>
          </table:table-cell>
          <table:table-cell table:style-name="ce47"/>
          <table:table-cell office:value-type="float" office:value="121" table:style-name="ce17">
            <text:p>121</text:p>
          </table:table-cell>
          <table:table-cell office:value-type="float" office:value="68701" table:style-name="ce17">
            <text:p>68,701</text:p>
          </table:table-cell>
          <table:table-cell office:value-type="float" office:value="53377" table:style-name="ce17">
            <text:p>53,377</text:p>
          </table:table-cell>
          <table:table-cell table:style-name="ce47"/>
          <table:table-cell office:value-type="float" office:value="681" table:style-name="ce17">
            <text:p>681</text:p>
          </table:table-cell>
          <table:table-cell office:value-type="float" office:value="321924" table:style-name="ce17">
            <text:p>321,924</text:p>
          </table:table-cell>
          <table:table-cell office:value-type="float" office:value="119388" table:style-name="ce17">
            <text:p>119,38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auxhall (for Waterloo)</text:p>
          </table:table-cell>
          <table:table-cell office:value-type="float" office:value="151" table:style-name="ce17">
            <text:p>151</text:p>
          </table:table-cell>
          <table:table-cell office:value-type="float" office:value="82243" table:style-name="ce17">
            <text:p>82,243</text:p>
          </table:table-cell>
          <table:table-cell office:value-type="float" office:value="105896" table:style-name="ce17">
            <text:p>105,896</text:p>
          </table:table-cell>
          <table:table-cell table:style-name="ce47"/>
          <table:table-cell office:value-type="float" office:value="754" table:style-name="ce17">
            <text:p>754</text:p>
          </table:table-cell>
          <table:table-cell office:value-type="float" office:value="362082" table:style-name="ce17">
            <text:p>362,082</text:p>
          </table:table-cell>
          <table:table-cell office:value-type="float" office:value="203984" table:style-name="ce17">
            <text:p>203,984</text:p>
          </table:table-cell>
          <table:table-cell table:style-name="ce47"/>
          <table:table-cell office:value-type="float" office:value="149" table:style-name="ce17">
            <text:p>149</text:p>
          </table:table-cell>
          <table:table-cell office:value-type="float" office:value="78219" table:style-name="ce17">
            <text:p>78,219</text:p>
          </table:table-cell>
          <table:table-cell office:value-type="float" office:value="89509" table:style-name="ce17">
            <text:p>89,509</text:p>
          </table:table-cell>
          <table:table-cell table:style-name="ce47"/>
          <table:table-cell office:value-type="float" office:value="753" table:style-name="ce17">
            <text:p>753</text:p>
          </table:table-cell>
          <table:table-cell office:value-type="float" office:value="355766" table:style-name="ce17">
            <text:p>355,766</text:p>
          </table:table-cell>
          <table:table-cell office:value-type="float" office:value="212075" table:style-name="ce17">
            <text:p>212,075</text:p>
          </table:table-cell>
          <table:table-cell table:number-columns-repeated="16368"/>
        </table:table-row>
        <table:table-row table:style-name="ro8">
          <table:table-cell office:value-type="string" table:style-name="ce42">
            <text:p>London total</text:p>
          </table:table-cell>
          <table:table-cell office:value-type="float" office:value="1027" table:style-name="ce43">
            <text:p>1,027</text:p>
          </table:table-cell>
          <table:table-cell office:value-type="float" office:value="566089" table:style-name="ce43">
            <text:p>566,089</text:p>
          </table:table-cell>
          <table:table-cell office:value-type="float" office:value="563354.48184895213" table:style-name="ce43">
            <text:p>563,354</text:p>
          </table:table-cell>
          <table:table-cell table:style-name="ce43"/>
          <table:table-cell office:value-type="float" office:value="4708" table:style-name="ce43">
            <text:p>4,708</text:p>
          </table:table-cell>
          <table:table-cell office:value-type="float" office:value="2223651" table:style-name="ce43">
            <text:p>2,223,651</text:p>
          </table:table-cell>
          <table:table-cell office:value-type="float" office:value="1032610.2777385555" table:style-name="ce43">
            <text:p>1,032,610</text:p>
          </table:table-cell>
          <table:table-cell table:style-name="ce43"/>
          <table:table-cell office:value-type="float" office:value="1004" table:style-name="ce43">
            <text:p>1,004</text:p>
          </table:table-cell>
          <table:table-cell office:value-type="float" office:value="546699" table:style-name="ce43">
            <text:p>546,699</text:p>
          </table:table-cell>
          <table:table-cell office:value-type="float" office:value="475539.94478878134" table:style-name="ce43">
            <text:p>475,540</text:p>
          </table:table-cell>
          <table:table-cell table:style-name="ce43"/>
          <table:table-cell office:value-type="float" office:value="4727" table:style-name="ce43">
            <text:p>4,727</text:p>
          </table:table-cell>
          <table:table-cell office:value-type="float" office:value="2210144" table:style-name="ce43">
            <text:p>2,210,144</text:p>
          </table:table-cell>
          <table:table-cell office:value-type="float" office:value="1019260.5271591616" table:style-name="ce43">
            <text:p>1,019,261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3" table:style-name="ce5"/>
          <table:table-cell table:number-columns-repeated="2" table:style-name="ce6"/>
          <table:table-cell table:number-columns-repeated="16372" table:style-name="ce5"/>
        </table:table-row>
        <table:table-row table:style-name="ro2">
          <table:table-cell office:value-type="string" table:style-name="ce5">
            <text:p>2 <text:s/>Includes standard and first clas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4 <text:s/>Temple Mead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5 <text:s/>Cardiff Central and Queen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6 <text:s/>Liverpool Central, Lime Street, Moorfields and James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7 <text:s/>All stations in Zone 1 of the Transport for London (TfL) travelcard area on routes into major station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8 <text:s/>Oxford Road, Piccadilly and Victoria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0 Figures are based on only one manual count per service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1 Services to and from Charing Cross and Cannon Street are included in the London Bridge figur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2 Includes Heathrow Connect servic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3 Includes Gatwick Express services.</text:p>
          </table:table-cell>
          <table:table-cell table:number-columns-repeated="14" table:style-name="ce5"/>
          <table:table-cell table:style-name="ce26"/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/>
        </table:table-row>
        <table:table-row table:style-name="ro2">
          <table:table-cell table:style-name="ce45"/>
          <table:table-cell table:number-columns-repeated="8" table:style-name="ce5"/>
          <table:table-cell table:style-name="ce6"/>
          <table:table-cell table:number-columns-repeated="5" table:style-name="ce5"/>
          <table:table-cell office:value-type="string" table:style-name="ce27">
            <text:p>Last updated: 22 September 2022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Next update: September 2023</text:p>
          </table:table-cell>
          <table:table-cell table:number-columns-repeated="16368"/>
        </table:table-row>
        <table:table-row table:style-name="ro2">
          <table:table-cell table:number-columns-repeated="9" table:style-name="ce6"/>
          <table:table-cell table:style-name="ce5"/>
          <table:table-cell table:style-name="ce6"/>
          <table:table-cell table:number-columns-repeated="4" table:style-name="ce5"/>
          <table:table-cell office:value-type="string" table:style-name="ce27">
            <text:p>Telephone: 020 7944 2419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Email: rail.stats@dft.gov.uk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RAI0201_(2014).$A$4:RAI0201_(2014).$P$55" table:base-cell-address="RAI0201_(2014).$A$1"/>
        </table:named-expressions>
      </table:table>
      <table:table table:name="RAI0201_(2013)" table:style-name="ta4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18" table:number-columns-repeated="16368" table:default-cell-style-name="ce5"/>
        <table:table-row table:style-name="ro1">
          <table:table-cell office:value-type="string" table:style-name="ce34">
            <text:p>Department for Transport statistics</text:p>
          </table:table-cell>
          <table:table-cell table:style-name="ce34"/>
          <table:table-cell table:number-columns-repeated="16382" table:style-name="ce35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9">
          <table:table-cell office:value-type="string" table:style-name="ce36">
            <text:p>Table RAI0201</text:p>
          </table:table-cell>
          <table:table-cell table:number-columns-repeated="16383" table:style-name="ce5"/>
        </table:table-row>
        <table:table-row table:style-name="ro9">
          <table:table-cell office:value-type="string" table:style-name="ce36">
            <text:p>City centre<text:span text:style-name="T2">1</text:span><text:s/>peak and all day arrivals and departures by rail on a typical autumn weekday, by city: 2013</text:p>
          </table:table-cell>
          <table:table-cell table:style-name="ce35"/>
          <table:table-cell table:number-columns-repeated="4" table:style-name="ce5"/>
          <table:table-cell table:style-name="ce37"/>
          <table:table-cell table:number-columns-repeated="16377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5"/>
          <table:table-cell table:style-name="ce38"/>
          <table:table-cell table:number-columns-repeated="16377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5"/>
          <table:table-cell table:style-name="ce12"/>
          <table:table-cell table:style-name="ce5"/>
          <table:table-cell table:number-columns-repeated="3" table:style-name="ce39"/>
          <table:table-cell office:value-type="string" table:style-name="ce14">
            <text:p>Number</text:p>
          </table:table-cell>
          <table:table-cell table:number-columns-repeated="16368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5"/>
        </table:table-row>
        <table:table-row table:style-name="ro8">
          <table:table-cell office:value-type="string" table:style-name="ce5">
            <text:p>Birmingham<text:span text:style-name="T4">3</text:span></text:p>
          </table:table-cell>
          <table:table-cell office:value-type="float" office:value="182" table:style-name="ce48">
            <text:p>182</text:p>
          </table:table-cell>
          <table:table-cell office:value-type="float" office:value="52949" table:style-name="ce46">
            <text:p>52,949</text:p>
          </table:table-cell>
          <table:table-cell office:value-type="float" office:value="38755.6864092412" table:style-name="ce46">
            <text:p>38,756</text:p>
          </table:table-cell>
          <table:table-cell table:style-name="ce52"/>
          <table:table-cell office:value-type="float" office:value="972" table:style-name="ce48">
            <text:p>972</text:p>
          </table:table-cell>
          <table:table-cell office:value-type="float" office:value="277587" table:style-name="ce46">
            <text:p>277,587</text:p>
          </table:table-cell>
          <table:table-cell office:value-type="float" office:value="115610.1446591639" table:style-name="ce46">
            <text:p>115,610</text:p>
          </table:table-cell>
          <table:table-cell table:style-name="ce52"/>
          <table:table-cell office:value-type="float" office:value="189" table:style-name="ce48">
            <text:p>189</text:p>
          </table:table-cell>
          <table:table-cell office:value-type="float" office:value="52927" table:style-name="ce46">
            <text:p>52,927</text:p>
          </table:table-cell>
          <table:table-cell office:value-type="float" office:value="41368.286863865891" table:style-name="ce46">
            <text:p>41,368</text:p>
          </table:table-cell>
          <table:table-cell table:style-name="ce53"/>
          <table:table-cell office:value-type="float" office:value="968" table:style-name="ce48">
            <text:p>968</text:p>
          </table:table-cell>
          <table:table-cell office:value-type="float" office:value="276047" table:style-name="ce46">
            <text:p>276,047</text:p>
          </table:table-cell>
          <table:table-cell office:value-type="float" office:value="115041.35590608636" table:style-name="ce46">
            <text:p>115,041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Bristol<text:span text:style-name="T4">4</text:span></text:p>
          </table:table-cell>
          <table:table-cell office:value-type="float" office:value="52" table:style-name="ce17">
            <text:p>52</text:p>
          </table:table-cell>
          <table:table-cell office:value-type="float" office:value="14289" table:style-name="ce49">
            <text:p>14,289</text:p>
          </table:table-cell>
          <table:table-cell office:value-type="float" office:value="8713.0851033710824" table:style-name="ce49">
            <text:p>8,713</text:p>
          </table:table-cell>
          <table:table-cell table:style-name="ce52"/>
          <table:table-cell office:value-type="float" office:value="267" table:style-name="ce17">
            <text:p>267</text:p>
          </table:table-cell>
          <table:table-cell office:value-type="float" office:value="68877" table:style-name="ce49">
            <text:p>68,877</text:p>
          </table:table-cell>
          <table:table-cell office:value-type="float" office:value="27794.933947622438" table:style-name="ce49">
            <text:p>27,795</text:p>
          </table:table-cell>
          <table:table-cell table:style-name="ce52"/>
          <table:table-cell office:value-type="float" office:value="52" table:style-name="ce17">
            <text:p>52</text:p>
          </table:table-cell>
          <table:table-cell office:value-type="float" office:value="13127" table:style-name="ce17">
            <text:p>13,127</text:p>
          </table:table-cell>
          <table:table-cell office:value-type="float" office:value="9765.0022280959784" table:style-name="ce17">
            <text:p>9,765</text:p>
          </table:table-cell>
          <table:table-cell table:style-name="ce53"/>
          <table:table-cell office:value-type="float" office:value="260" table:style-name="ce17">
            <text:p>260</text:p>
          </table:table-cell>
          <table:table-cell office:value-type="float" office:value="67597" table:style-name="ce17">
            <text:p>67,597</text:p>
          </table:table-cell>
          <table:table-cell office:value-type="float" office:value="28286.551044141572" table:style-name="ce17">
            <text:p>28,287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Cardiff<text:span text:style-name="T4">5</text:span></text:p>
          </table:table-cell>
          <table:table-cell office:value-type="float" office:value="114" table:style-name="ce17">
            <text:p>114</text:p>
          </table:table-cell>
          <table:table-cell office:value-type="float" office:value="20321" table:style-name="ce49">
            <text:p>20,321</text:p>
          </table:table-cell>
          <table:table-cell office:value-type="float" office:value="12110.02462621728" table:style-name="ce49">
            <text:p>12,110</text:p>
          </table:table-cell>
          <table:table-cell table:style-name="ce52"/>
          <table:table-cell office:value-type="float" office:value="619" table:style-name="ce17">
            <text:p>619</text:p>
          </table:table-cell>
          <table:table-cell office:value-type="float" office:value="109140" table:style-name="ce49">
            <text:p>109,140</text:p>
          </table:table-cell>
          <table:table-cell office:value-type="float" office:value="33309.985481922129" table:style-name="ce49">
            <text:p>33,310</text:p>
          </table:table-cell>
          <table:table-cell table:style-name="ce52"/>
          <table:table-cell office:value-type="float" office:value="117" table:style-name="ce17">
            <text:p>117</text:p>
          </table:table-cell>
          <table:table-cell office:value-type="float" office:value="20753" table:style-name="ce17">
            <text:p>20,753</text:p>
          </table:table-cell>
          <table:table-cell office:value-type="float" office:value="13024.555454250891" table:style-name="ce17">
            <text:p>13,025</text:p>
          </table:table-cell>
          <table:table-cell table:style-name="ce53"/>
          <table:table-cell office:value-type="float" office:value="620" table:style-name="ce17">
            <text:p>620</text:p>
          </table:table-cell>
          <table:table-cell office:value-type="float" office:value="109531" table:style-name="ce17">
            <text:p>109,531</text:p>
          </table:table-cell>
          <table:table-cell office:value-type="float" office:value="34716.780151850777" table:style-name="ce17">
            <text:p>34,717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eds</text:p>
          </table:table-cell>
          <table:table-cell office:value-type="float" office:value="113" table:style-name="ce17">
            <text:p>113</text:p>
          </table:table-cell>
          <table:table-cell office:value-type="float" office:value="28065" table:style-name="ce17">
            <text:p>28,065</text:p>
          </table:table-cell>
          <table:table-cell office:value-type="float" office:value="24189.575120220507" table:style-name="ce49">
            <text:p>24,190</text:p>
          </table:table-cell>
          <table:table-cell table:style-name="ce52"/>
          <table:table-cell office:value-type="float" office:value="583" table:style-name="ce17">
            <text:p>583</text:p>
          </table:table-cell>
          <table:table-cell office:value-type="float" office:value="137325" table:style-name="ce49">
            <text:p>137,325</text:p>
          </table:table-cell>
          <table:table-cell office:value-type="float" office:value="67463.715058837392" table:style-name="ce49">
            <text:p>67,464</text:p>
          </table:table-cell>
          <table:table-cell table:style-name="ce52"/>
          <table:table-cell office:value-type="float" office:value="117" table:style-name="ce17">
            <text:p>117</text:p>
          </table:table-cell>
          <table:table-cell office:value-type="float" office:value="28182" table:style-name="ce17">
            <text:p>28,182</text:p>
          </table:table-cell>
          <table:table-cell office:value-type="float" office:value="24937.965109778474" table:style-name="ce17">
            <text:p>24,938</text:p>
          </table:table-cell>
          <table:table-cell table:style-name="ce53"/>
          <table:table-cell office:value-type="float" office:value="571" table:style-name="ce17">
            <text:p>571</text:p>
          </table:table-cell>
          <table:table-cell office:value-type="float" office:value="134627" table:style-name="ce17">
            <text:p>134,627</text:p>
          </table:table-cell>
          <table:table-cell office:value-type="float" office:value="66580.186459975608" table:style-name="ce17">
            <text:p>66,580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icester</text:p>
          </table:table-cell>
          <table:table-cell office:value-type="float" office:value="38" table:style-name="ce17">
            <text:p>38</text:p>
          </table:table-cell>
          <table:table-cell office:value-type="float" office:value="11376" table:style-name="ce17">
            <text:p>11,376</text:p>
          </table:table-cell>
          <table:table-cell office:value-type="float" office:value="5637.8963047603538" table:style-name="ce49">
            <text:p>5,638</text:p>
          </table:table-cell>
          <table:table-cell table:style-name="ce52"/>
          <table:table-cell office:value-type="float" office:value="202" table:style-name="ce17">
            <text:p>202</text:p>
          </table:table-cell>
          <table:table-cell office:value-type="float" office:value="56669" table:style-name="ce49">
            <text:p>56,669</text:p>
          </table:table-cell>
          <table:table-cell office:value-type="float" office:value="25010.612692902057" table:style-name="ce49">
            <text:p>25,011</text:p>
          </table:table-cell>
          <table:table-cell table:style-name="ce52"/>
          <table:table-cell office:value-type="float" office:value="37" table:style-name="ce17">
            <text:p>37</text:p>
          </table:table-cell>
          <table:table-cell office:value-type="float" office:value="10825" table:style-name="ce17">
            <text:p>10,825</text:p>
          </table:table-cell>
          <table:table-cell office:value-type="float" office:value="6181.9930652885205" table:style-name="ce17">
            <text:p>6,182</text:p>
          </table:table-cell>
          <table:table-cell table:style-name="ce53"/>
          <table:table-cell office:value-type="float" office:value="200" table:style-name="ce17">
            <text:p>200</text:p>
          </table:table-cell>
          <table:table-cell office:value-type="float" office:value="56625" table:style-name="ce17">
            <text:p>56,625</text:p>
          </table:table-cell>
          <table:table-cell office:value-type="float" office:value="24864.232140107477" table:style-name="ce17">
            <text:p>24,86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iverpool<text:span text:style-name="T4">6</text:span></text:p>
          </table:table-cell>
          <table:table-cell office:value-type="float" office:value="126" table:style-name="ce17">
            <text:p>126</text:p>
          </table:table-cell>
          <table:table-cell office:value-type="float" office:value="29499" table:style-name="ce17">
            <text:p>29,499</text:p>
          </table:table-cell>
          <table:table-cell office:value-type="float" office:value="20124.84375" table:style-name="ce49">
            <text:p>20,125</text:p>
          </table:table-cell>
          <table:table-cell table:style-name="ce52"/>
          <table:table-cell office:value-type="float" office:value="692" table:style-name="ce17">
            <text:p>692</text:p>
          </table:table-cell>
          <table:table-cell office:value-type="float" office:value="146438" table:style-name="ce49">
            <text:p>146,438</text:p>
          </table:table-cell>
          <table:table-cell office:value-type="float" office:value="65530.643606188125" table:style-name="ce49">
            <text:p>65,531</text:p>
          </table:table-cell>
          <table:table-cell table:style-name="ce52"/>
          <table:table-cell office:value-type="float" office:value="136" table:style-name="ce17">
            <text:p>136</text:p>
          </table:table-cell>
          <table:table-cell office:value-type="float" office:value="30487" table:style-name="ce17">
            <text:p>30,487</text:p>
          </table:table-cell>
          <table:table-cell office:value-type="float" office:value="22137.464986559142" table:style-name="ce17">
            <text:p>22,137</text:p>
          </table:table-cell>
          <table:table-cell table:style-name="ce53"/>
          <table:table-cell office:value-type="float" office:value="696" table:style-name="ce17">
            <text:p>696</text:p>
          </table:table-cell>
          <table:table-cell office:value-type="float" office:value="147334" table:style-name="ce17">
            <text:p>147,334</text:p>
          </table:table-cell>
          <table:table-cell office:value-type="float" office:value="62446.129413773517" table:style-name="ce17">
            <text:p>62,44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ondon<text:span text:style-name="T4">7</text:span></text:p>
          </table:table-cell>
          <table:table-cell office:value-type="float" office:value="1027" table:style-name="ce17">
            <text:p>1,027</text:p>
          </table:table-cell>
          <table:table-cell office:value-type="float" office:value="558832" table:style-name="ce17">
            <text:p>558,832</text:p>
          </table:table-cell>
          <table:table-cell office:value-type="float" office:value="545299.80692716711" table:style-name="ce17">
            <text:p>545,300</text:p>
          </table:table-cell>
          <table:table-cell table:style-name="ce52"/>
          <table:table-cell office:value-type="float" office:value="4706" table:style-name="ce17">
            <text:p>4,706</text:p>
          </table:table-cell>
          <table:table-cell office:value-type="float" office:value="2174308" table:style-name="ce17">
            <text:p>2,174,308</text:p>
          </table:table-cell>
          <table:table-cell office:value-type="float" office:value="996749.5644042393" table:style-name="ce17">
            <text:p>996,750</text:p>
          </table:table-cell>
          <table:table-cell table:style-name="ce49"/>
          <table:table-cell office:value-type="float" office:value="1010" table:style-name="ce17">
            <text:p>1,010</text:p>
          </table:table-cell>
          <table:table-cell office:value-type="float" office:value="541317" table:style-name="ce17">
            <text:p>541,317</text:p>
          </table:table-cell>
          <table:table-cell office:value-type="float" office:value="461888.69189031236" table:style-name="ce17">
            <text:p>461,889</text:p>
          </table:table-cell>
          <table:table-cell table:style-name="ce17"/>
          <table:table-cell office:value-type="float" office:value="4722" table:style-name="ce17">
            <text:p>4,722</text:p>
          </table:table-cell>
          <table:table-cell office:value-type="float" office:value="2154248" table:style-name="ce17">
            <text:p>2,154,248</text:p>
          </table:table-cell>
          <table:table-cell office:value-type="float" office:value="988046.13755603414" table:style-name="ce17">
            <text:p>988,04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Manchester<text:span text:style-name="T4">8</text:span></text:p>
          </table:table-cell>
          <table:table-cell office:value-type="float" office:value="177" table:style-name="ce17">
            <text:p>177</text:p>
          </table:table-cell>
          <table:table-cell office:value-type="float" office:value="38943" table:style-name="ce49">
            <text:p>38,943</text:p>
          </table:table-cell>
          <table:table-cell office:value-type="float" office:value="29912.441454284672" table:style-name="ce49">
            <text:p>29,912</text:p>
          </table:table-cell>
          <table:table-cell table:style-name="ce52"/>
          <table:table-cell office:value-type="float" office:value="928" table:style-name="ce17">
            <text:p>928</text:p>
          </table:table-cell>
          <table:table-cell office:value-type="float" office:value="196262" table:style-name="ce49">
            <text:p>196,262</text:p>
          </table:table-cell>
          <table:table-cell office:value-type="float" office:value="89419.001962092967" table:style-name="ce49">
            <text:p>89,419</text:p>
          </table:table-cell>
          <table:table-cell table:style-name="ce52"/>
          <table:table-cell office:value-type="float" office:value="182" table:style-name="ce17">
            <text:p>182</text:p>
          </table:table-cell>
          <table:table-cell office:value-type="float" office:value="39155" table:style-name="ce17">
            <text:p>39,155</text:p>
          </table:table-cell>
          <table:table-cell office:value-type="float" office:value="31202.355780155653" table:style-name="ce17">
            <text:p>31,202</text:p>
          </table:table-cell>
          <table:table-cell table:style-name="ce53"/>
          <table:table-cell office:value-type="float" office:value="923" table:style-name="ce17">
            <text:p>923</text:p>
          </table:table-cell>
          <table:table-cell office:value-type="float" office:value="195400" table:style-name="ce17">
            <text:p>195,400</text:p>
          </table:table-cell>
          <table:table-cell office:value-type="float" office:value="87990.924439004972" table:style-name="ce17">
            <text:p>87,991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Newcastle</text:p>
          </table:table-cell>
          <table:table-cell office:value-type="float" office:value="33" table:style-name="ce17">
            <text:p>33</text:p>
          </table:table-cell>
          <table:table-cell office:value-type="float" office:value="9837" table:style-name="ce49">
            <text:p>9,837</text:p>
          </table:table-cell>
          <table:table-cell office:value-type="float" office:value="4302.2688088774212" table:style-name="ce49">
            <text:p>4,302</text:p>
          </table:table-cell>
          <table:table-cell table:style-name="ce52"/>
          <table:table-cell office:value-type="float" office:value="196" table:style-name="ce17">
            <text:p>196</text:p>
          </table:table-cell>
          <table:table-cell office:value-type="float" office:value="53465.000000000007" table:style-name="ce49">
            <text:p>53,465</text:p>
          </table:table-cell>
          <table:table-cell office:value-type="float" office:value="21264.0999277917" table:style-name="ce49">
            <text:p>21,264</text:p>
          </table:table-cell>
          <table:table-cell table:style-name="ce52"/>
          <table:table-cell office:value-type="float" office:value="38" table:style-name="ce17">
            <text:p>38</text:p>
          </table:table-cell>
          <table:table-cell office:value-type="float" office:value="9560" table:style-name="ce17">
            <text:p>9,560</text:p>
          </table:table-cell>
          <table:table-cell office:value-type="float" office:value="5778.1277612614258" table:style-name="ce17">
            <text:p>5,778</text:p>
          </table:table-cell>
          <table:table-cell table:style-name="ce53"/>
          <table:table-cell office:value-type="float" office:value="191" table:style-name="ce17">
            <text:p>191</text:p>
          </table:table-cell>
          <table:table-cell office:value-type="float" office:value="52727" table:style-name="ce17">
            <text:p>52,727</text:p>
          </table:table-cell>
          <table:table-cell office:value-type="float" office:value="21902.901618330296" table:style-name="ce17">
            <text:p>21,903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Nottingham</text:p>
          </table:table-cell>
          <table:table-cell office:value-type="float" office:value="34" table:style-name="ce17">
            <text:p>34</text:p>
          </table:table-cell>
          <table:table-cell office:value-type="float" office:value="7084" table:style-name="ce49">
            <text:p>7,084</text:p>
          </table:table-cell>
          <table:table-cell office:value-type="float" office:value="3968.7086513024014" table:style-name="ce49">
            <text:p>3,969</text:p>
          </table:table-cell>
          <table:table-cell table:style-name="ce52"/>
          <table:table-cell office:value-type="float" office:value="210" table:style-name="ce17">
            <text:p>210</text:p>
          </table:table-cell>
          <table:table-cell office:value-type="float" office:value="43133" table:style-name="ce49">
            <text:p>43,133</text:p>
          </table:table-cell>
          <table:table-cell office:value-type="float" office:value="13728.875250485717" table:style-name="ce49">
            <text:p>13,729</text:p>
          </table:table-cell>
          <table:table-cell table:style-name="ce52"/>
          <table:table-cell office:value-type="float" office:value="40" table:style-name="ce17">
            <text:p>40</text:p>
          </table:table-cell>
          <table:table-cell office:value-type="float" office:value="7663" table:style-name="ce17">
            <text:p>7,663</text:p>
          </table:table-cell>
          <table:table-cell office:value-type="float" office:value="4393.6277303197894" table:style-name="ce17">
            <text:p>4,394</text:p>
          </table:table-cell>
          <table:table-cell table:style-name="ce53"/>
          <table:table-cell office:value-type="float" office:value="208" table:style-name="ce17">
            <text:p>208</text:p>
          </table:table-cell>
          <table:table-cell office:value-type="float" office:value="42507" table:style-name="ce17">
            <text:p>42,507</text:p>
          </table:table-cell>
          <table:table-cell office:value-type="float" office:value="13144.159901844383" table:style-name="ce17">
            <text:p>13,14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Sheffield</text:p>
          </table:table-cell>
          <table:table-cell office:value-type="float" office:value="58" table:style-name="ce17">
            <text:p>58</text:p>
          </table:table-cell>
          <table:table-cell office:value-type="float" office:value="11533" table:style-name="ce49">
            <text:p>11,533</text:p>
          </table:table-cell>
          <table:table-cell office:value-type="float" office:value="7182.3317566623109" table:style-name="ce49">
            <text:p>7,182</text:p>
          </table:table-cell>
          <table:table-cell table:style-name="ce52"/>
          <table:table-cell office:value-type="float" office:value="345" table:style-name="ce17">
            <text:p>345</text:p>
          </table:table-cell>
          <table:table-cell office:value-type="float" office:value="66610" table:style-name="ce49">
            <text:p>66,610</text:p>
          </table:table-cell>
          <table:table-cell office:value-type="float" office:value="31027.108518266981" table:style-name="ce49">
            <text:p>31,027</text:p>
          </table:table-cell>
          <table:table-cell table:style-name="ce52"/>
          <table:table-cell office:value-type="float" office:value="63" table:style-name="ce17">
            <text:p>63</text:p>
          </table:table-cell>
          <table:table-cell office:value-type="float" office:value="12056" table:style-name="ce17">
            <text:p>12,056</text:p>
          </table:table-cell>
          <table:table-cell office:value-type="float" office:value="9127.2638756503984" table:style-name="ce17">
            <text:p>9,127</text:p>
          </table:table-cell>
          <table:table-cell table:style-name="ce53"/>
          <table:table-cell office:value-type="float" office:value="345" table:style-name="ce17">
            <text:p>345</text:p>
          </table:table-cell>
          <table:table-cell office:value-type="float" office:value="67035" table:style-name="ce17">
            <text:p>67,035</text:p>
          </table:table-cell>
          <table:table-cell office:value-type="float" office:value="31924.516869802213" table:style-name="ce17">
            <text:p>31,925</text:p>
          </table:table-cell>
          <table:table-cell table:number-columns-repeated="16368"/>
        </table:table-row>
        <table:table-row table:style-name="ro8">
          <table:table-cell table:style-name="ce39"/>
          <table:table-cell table:number-columns-repeated="8" table:style-name="ce54"/>
          <table:table-cell table:number-columns-repeated="7" table:style-name="ce55"/>
          <table:table-cell table:number-columns-repeated="16368"/>
        </table:table-row>
        <table:table-row table:style-name="ro8">
          <table:table-cell office:value-type="string" table:style-name="ce35">
            <text:p>London by station<text:span text:style-name="T3">9</text:span></text:p>
          </table:table-cell>
          <table:table-cell table:number-columns-repeated="8" table:style-name="ce52"/>
          <table:table-cell table:number-columns-repeated="7" table:style-name="ce53"/>
          <table:table-cell table:number-columns-repeated="16368"/>
        </table:table-row>
        <table:table-row table:style-name="ro8">
          <table:table-cell office:value-type="string" table:style-name="ce5">
            <text:p><text:s text:c="3"/>Elephant and Castle (for Blackfriars)</text:p>
          </table:table-cell>
          <table:table-cell office:value-type="float" office:value="34" table:style-name="ce17">
            <text:p>34</text:p>
          </table:table-cell>
          <table:table-cell office:value-type="float" office:value="18539" table:style-name="ce17">
            <text:p>18,539</text:p>
          </table:table-cell>
          <table:table-cell office:value-type="float" office:value="23503" table:style-name="ce17">
            <text:p>23,503</text:p>
          </table:table-cell>
          <table:table-cell table:style-name="ce56"/>
          <table:table-cell office:value-type="float" office:value="134" table:style-name="ce17">
            <text:p>134</text:p>
          </table:table-cell>
          <table:table-cell office:value-type="float" office:value="70738.000000000015" table:style-name="ce17">
            <text:p>70,738</text:p>
          </table:table-cell>
          <table:table-cell office:value-type="float" office:value="32756" table:style-name="ce17">
            <text:p>32,756</text:p>
          </table:table-cell>
          <table:table-cell table:style-name="ce52"/>
          <table:table-cell office:value-type="float" office:value="30" table:style-name="ce17">
            <text:p>30</text:p>
          </table:table-cell>
          <table:table-cell office:value-type="float" office:value="16405" table:style-name="ce17">
            <text:p>16,405</text:p>
          </table:table-cell>
          <table:table-cell office:value-type="float" office:value="15195" table:style-name="ce17">
            <text:p>15,195</text:p>
          </table:table-cell>
          <table:table-cell table:style-name="ce53"/>
          <table:table-cell office:value-type="float" office:value="133" table:style-name="ce17">
            <text:p>133</text:p>
          </table:table-cell>
          <table:table-cell office:value-type="float" office:value="68927" table:style-name="ce17">
            <text:p>68,927</text:p>
          </table:table-cell>
          <table:table-cell office:value-type="float" office:value="26207" table:style-name="ce17">
            <text:p>26,207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Euston</text:p>
          </table:table-cell>
          <table:table-cell office:value-type="float" office:value="62" table:style-name="ce17">
            <text:p>62</text:p>
          </table:table-cell>
          <table:table-cell office:value-type="float" office:value="31465" table:style-name="ce17">
            <text:p>31,465</text:p>
          </table:table-cell>
          <table:table-cell office:value-type="float" office:value="28551.750981491605" table:style-name="ce17">
            <text:p>28,552</text:p>
          </table:table-cell>
          <table:table-cell table:style-name="ce52"/>
          <table:table-cell office:value-type="float" office:value="318" table:style-name="ce17">
            <text:p>318</text:p>
          </table:table-cell>
          <table:table-cell office:value-type="float" office:value="130240" table:style-name="ce17">
            <text:p>130,240</text:p>
          </table:table-cell>
          <table:table-cell office:value-type="float" office:value="72760.571057993409" table:style-name="ce17">
            <text:p>72,761</text:p>
          </table:table-cell>
          <table:table-cell table:style-name="ce52"/>
          <table:table-cell office:value-type="float" office:value="66" table:style-name="ce17">
            <text:p>66</text:p>
          </table:table-cell>
          <table:table-cell office:value-type="float" office:value="32837" table:style-name="ce17">
            <text:p>32,837</text:p>
          </table:table-cell>
          <table:table-cell office:value-type="float" office:value="26718.046759298093" table:style-name="ce17">
            <text:p>26,718</text:p>
          </table:table-cell>
          <table:table-cell table:style-name="ce52"/>
          <table:table-cell office:value-type="float" office:value="319" table:style-name="ce17">
            <text:p>319</text:p>
          </table:table-cell>
          <table:table-cell office:value-type="float" office:value="130792" table:style-name="ce17">
            <text:p>130,792</text:p>
          </table:table-cell>
          <table:table-cell office:value-type="float" office:value="73675.222378903971" table:style-name="ce17">
            <text:p>73,67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Fenchurch Street</text:p>
          </table:table-cell>
          <table:table-cell office:value-type="float" office:value="47" table:style-name="ce17">
            <text:p>47</text:p>
          </table:table-cell>
          <table:table-cell office:value-type="float" office:value="25944" table:style-name="ce17">
            <text:p>25,944</text:p>
          </table:table-cell>
          <table:table-cell office:value-type="float" office:value="24271" table:style-name="ce17">
            <text:p>24,271</text:p>
          </table:table-cell>
          <table:table-cell table:style-name="ce52"/>
          <table:table-cell office:value-type="float" office:value="172" table:style-name="ce17">
            <text:p>172</text:p>
          </table:table-cell>
          <table:table-cell office:value-type="float" office:value="75294" table:style-name="ce17">
            <text:p>75,294</text:p>
          </table:table-cell>
          <table:table-cell office:value-type="float" office:value="34006" table:style-name="ce17">
            <text:p>34,006</text:p>
          </table:table-cell>
          <table:table-cell table:style-name="ce52"/>
          <table:table-cell office:value-type="float" office:value="44" table:style-name="ce17">
            <text:p>44</text:p>
          </table:table-cell>
          <table:table-cell office:value-type="float" office:value="25380" table:style-name="ce17">
            <text:p>25,380</text:p>
          </table:table-cell>
          <table:table-cell office:value-type="float" office:value="20476" table:style-name="ce17">
            <text:p>20,476</text:p>
          </table:table-cell>
          <table:table-cell table:style-name="ce52"/>
          <table:table-cell office:value-type="float" office:value="169" table:style-name="ce17">
            <text:p>169</text:p>
          </table:table-cell>
          <table:table-cell office:value-type="float" office:value="72474" table:style-name="ce17">
            <text:p>72,474</text:p>
          </table:table-cell>
          <table:table-cell office:value-type="float" office:value="32682" table:style-name="ce17">
            <text:p>32,682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7" table:style-name="ce17">
            <text:p>47</text:p>
          </table:table-cell>
          <table:table-cell office:value-type="float" office:value="27396" table:style-name="ce17">
            <text:p>27,396</text:p>
          </table:table-cell>
          <table:table-cell office:value-type="float" office:value="19363.591289736134" table:style-name="ce17">
            <text:p>19,364</text:p>
          </table:table-cell>
          <table:table-cell table:style-name="ce52"/>
          <table:table-cell office:value-type="float" office:value="218" table:style-name="ce17">
            <text:p>218</text:p>
          </table:table-cell>
          <table:table-cell office:value-type="float" office:value="101522" table:style-name="ce17">
            <text:p>101,522</text:p>
          </table:table-cell>
          <table:table-cell office:value-type="float" office:value="45588.047295423974" table:style-name="ce17">
            <text:p>45,588</text:p>
          </table:table-cell>
          <table:table-cell table:style-name="ce52"/>
          <table:table-cell office:value-type="float" office:value="50" table:style-name="ce17">
            <text:p>50</text:p>
          </table:table-cell>
          <table:table-cell office:value-type="float" office:value="28181" table:style-name="ce17">
            <text:p>28,181</text:p>
          </table:table-cell>
          <table:table-cell office:value-type="float" office:value="21676.526882364062" table:style-name="ce17">
            <text:p>21,677</text:p>
          </table:table-cell>
          <table:table-cell table:style-name="ce52"/>
          <table:table-cell office:value-type="float" office:value="222" table:style-name="ce17">
            <text:p>222</text:p>
          </table:table-cell>
          <table:table-cell office:value-type="float" office:value="100066" table:style-name="ce17">
            <text:p>100,066</text:p>
          </table:table-cell>
          <table:table-cell office:value-type="float" office:value="51467.7956981881" table:style-name="ce17">
            <text:p>51,46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Liverpool Street<text:span text:style-name="T4">10</text:span></text:p>
          </table:table-cell>
          <table:table-cell office:value-type="float" office:value="153" table:style-name="ce17">
            <text:p>153</text:p>
          </table:table-cell>
          <table:table-cell office:value-type="float" office:value="94900" table:style-name="ce17">
            <text:p>94,900</text:p>
          </table:table-cell>
          <table:table-cell office:value-type="float" office:value="62898" table:style-name="ce17">
            <text:p>62,898</text:p>
          </table:table-cell>
          <table:table-cell table:style-name="ce52"/>
          <table:table-cell office:value-type="float" office:value="657" table:style-name="ce17">
            <text:p>657</text:p>
          </table:table-cell>
          <table:table-cell office:value-type="float" office:value="350091.00000000006" table:style-name="ce17">
            <text:p>350,091</text:p>
          </table:table-cell>
          <table:table-cell office:value-type="float" office:value="99103.000000000015" table:style-name="ce17">
            <text:p>99,103</text:p>
          </table:table-cell>
          <table:table-cell table:style-name="ce52"/>
          <table:table-cell office:value-type="float" office:value="148" table:style-name="ce17">
            <text:p>148</text:p>
          </table:table-cell>
          <table:table-cell office:value-type="float" office:value="92428" table:style-name="ce17">
            <text:p>92,428</text:p>
          </table:table-cell>
          <table:table-cell office:value-type="float" office:value="56558" table:style-name="ce17">
            <text:p>56,558</text:p>
          </table:table-cell>
          <table:table-cell table:style-name="ce52"/>
          <table:table-cell office:value-type="float" office:value="645" table:style-name="ce17">
            <text:p>645</text:p>
          </table:table-cell>
          <table:table-cell office:value-type="float" office:value="337992" table:style-name="ce17">
            <text:p>337,992</text:p>
          </table:table-cell>
          <table:table-cell office:value-type="float" office:value="104215" table:style-name="ce17">
            <text:p>104,21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London Bridge<text:span text:style-name="T4">11</text:span></text:p>
          </table:table-cell>
          <table:table-cell office:value-type="float" office:value="203" table:style-name="ce17">
            <text:p>203</text:p>
          </table:table-cell>
          <table:table-cell office:value-type="float" office:value="121706" table:style-name="ce17">
            <text:p>121,706</text:p>
          </table:table-cell>
          <table:table-cell office:value-type="float" office:value="139350" table:style-name="ce17">
            <text:p>139,350</text:p>
          </table:table-cell>
          <table:table-cell table:style-name="ce52"/>
          <table:table-cell office:value-type="float" office:value="861" table:style-name="ce17">
            <text:p>861</text:p>
          </table:table-cell>
          <table:table-cell office:value-type="float" office:value="431631" table:style-name="ce17">
            <text:p>431,631</text:p>
          </table:table-cell>
          <table:table-cell office:value-type="float" office:value="227093" table:style-name="ce17">
            <text:p>227,093</text:p>
          </table:table-cell>
          <table:table-cell table:style-name="ce52"/>
          <table:table-cell office:value-type="float" office:value="196" table:style-name="ce17">
            <text:p>196</text:p>
          </table:table-cell>
          <table:table-cell office:value-type="float" office:value="113288" table:style-name="ce17">
            <text:p>113,288</text:p>
          </table:table-cell>
          <table:table-cell office:value-type="float" office:value="109852" table:style-name="ce17">
            <text:p>109,852</text:p>
          </table:table-cell>
          <table:table-cell table:style-name="ce52"/>
          <table:table-cell office:value-type="float" office:value="880" table:style-name="ce17">
            <text:p>880</text:p>
          </table:table-cell>
          <table:table-cell office:value-type="float" office:value="436743" table:style-name="ce17">
            <text:p>436,743</text:p>
          </table:table-cell>
          <table:table-cell office:value-type="float" office:value="214155" table:style-name="ce17">
            <text:p>214,15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Marylebone<text:span text:style-name="T4">10</text:span></text:p>
          </table:table-cell>
          <table:table-cell office:value-type="float" office:value="44" table:style-name="ce17">
            <text:p>44</text:p>
          </table:table-cell>
          <table:table-cell office:value-type="float" office:value="14132" table:style-name="ce17">
            <text:p>14,132</text:p>
          </table:table-cell>
          <table:table-cell office:value-type="float" office:value="13237" table:style-name="ce17">
            <text:p>13,237</text:p>
          </table:table-cell>
          <table:table-cell table:style-name="ce52"/>
          <table:table-cell office:value-type="float" office:value="173" table:style-name="ce17">
            <text:p>173</text:p>
          </table:table-cell>
          <table:table-cell office:value-type="float" office:value="45628" table:style-name="ce17">
            <text:p>45,628</text:p>
          </table:table-cell>
          <table:table-cell office:value-type="float" office:value="24029" table:style-name="ce17">
            <text:p>24,029</text:p>
          </table:table-cell>
          <table:table-cell table:style-name="ce52"/>
          <table:table-cell office:value-type="float" office:value="44" table:style-name="ce17">
            <text:p>44</text:p>
          </table:table-cell>
          <table:table-cell office:value-type="float" office:value="12924" table:style-name="ce17">
            <text:p>12,924</text:p>
          </table:table-cell>
          <table:table-cell office:value-type="float" office:value="11303" table:style-name="ce17">
            <text:p>11,303</text:p>
          </table:table-cell>
          <table:table-cell table:style-name="ce52"/>
          <table:table-cell office:value-type="float" office:value="179" table:style-name="ce17">
            <text:p>179</text:p>
          </table:table-cell>
          <table:table-cell office:value-type="float" office:value="46112" table:style-name="ce17">
            <text:p>46,112</text:p>
          </table:table-cell>
          <table:table-cell office:value-type="float" office:value="24059" table:style-name="ce17">
            <text:p>24,059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Old Street (for Moorgate)</text:p>
          </table:table-cell>
          <table:table-cell office:value-type="float" office:value="31" table:style-name="ce17">
            <text:p>31</text:p>
          </table:table-cell>
          <table:table-cell office:value-type="float" office:value="13920" table:style-name="ce17">
            <text:p>13,920</text:p>
          </table:table-cell>
          <table:table-cell office:value-type="float" office:value="10861" table:style-name="ce17">
            <text:p>10,861</text:p>
          </table:table-cell>
          <table:table-cell table:style-name="ce52"/>
          <table:table-cell office:value-type="float" office:value="109" table:style-name="ce17">
            <text:p>109</text:p>
          </table:table-cell>
          <table:table-cell office:value-type="float" office:value="43848" table:style-name="ce17">
            <text:p>43,848</text:p>
          </table:table-cell>
          <table:table-cell office:value-type="float" office:value="14644" table:style-name="ce17">
            <text:p>14,644</text:p>
          </table:table-cell>
          <table:table-cell table:style-name="ce52"/>
          <table:table-cell office:value-type="float" office:value="32" table:style-name="ce17">
            <text:p>32</text:p>
          </table:table-cell>
          <table:table-cell office:value-type="float" office:value="14616" table:style-name="ce17">
            <text:p>14,616</text:p>
          </table:table-cell>
          <table:table-cell office:value-type="float" office:value="9344" table:style-name="ce17">
            <text:p>9,344</text:p>
          </table:table-cell>
          <table:table-cell table:style-name="ce52"/>
          <table:table-cell office:value-type="float" office:value="108" table:style-name="ce17">
            <text:p>108</text:p>
          </table:table-cell>
          <table:table-cell office:value-type="float" office:value="43384" table:style-name="ce17">
            <text:p>43,384</text:p>
          </table:table-cell>
          <table:table-cell office:value-type="float" office:value="14936" table:style-name="ce17">
            <text:p>14,93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Paddington<text:span text:style-name="T4">12</text:span></text:p>
          </table:table-cell>
          <table:table-cell office:value-type="float" office:value="64" table:style-name="ce17">
            <text:p>64</text:p>
          </table:table-cell>
          <table:table-cell office:value-type="float" office:value="27047" table:style-name="ce17">
            <text:p>27,047</text:p>
          </table:table-cell>
          <table:table-cell office:value-type="float" office:value="24564.506719431469" table:style-name="ce17">
            <text:p>24,565</text:p>
          </table:table-cell>
          <table:table-cell table:style-name="ce52"/>
          <table:table-cell office:value-type="float" office:value="294" table:style-name="ce17">
            <text:p>294</text:p>
          </table:table-cell>
          <table:table-cell office:value-type="float" office:value="111424" table:style-name="ce17">
            <text:p>111,424</text:p>
          </table:table-cell>
          <table:table-cell office:value-type="float" office:value="58406.001072044019" table:style-name="ce17">
            <text:p>58,406</text:p>
          </table:table-cell>
          <table:table-cell table:style-name="ce52"/>
          <table:table-cell office:value-type="float" office:value="60" table:style-name="ce17">
            <text:p>60</text:p>
          </table:table-cell>
          <table:table-cell office:value-type="float" office:value="26596" table:style-name="ce17">
            <text:p>26,596</text:p>
          </table:table-cell>
          <table:table-cell office:value-type="float" office:value="24303.074975024974" table:style-name="ce17">
            <text:p>24,303</text:p>
          </table:table-cell>
          <table:table-cell table:style-name="ce52"/>
          <table:table-cell office:value-type="float" office:value="292" table:style-name="ce17">
            <text:p>292</text:p>
          </table:table-cell>
          <table:table-cell office:value-type="float" office:value="112165" table:style-name="ce17">
            <text:p>112,165</text:p>
          </table:table-cell>
          <table:table-cell office:value-type="float" office:value="60681.085369975743" table:style-name="ce17">
            <text:p>60,681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68" table:style-name="ce17">
            <text:p>68</text:p>
          </table:table-cell>
          <table:table-cell office:value-type="float" office:value="34767" table:style-name="ce17">
            <text:p>34,767</text:p>
          </table:table-cell>
          <table:table-cell office:value-type="float" office:value="34289.957936507933" table:style-name="ce17">
            <text:p>34,290</text:p>
          </table:table-cell>
          <table:table-cell table:style-name="ce52"/>
          <table:table-cell office:value-type="float" office:value="342" table:style-name="ce17">
            <text:p>342</text:p>
          </table:table-cell>
          <table:table-cell office:value-type="float" office:value="149142" table:style-name="ce17">
            <text:p>149,142</text:p>
          </table:table-cell>
          <table:table-cell office:value-type="float" office:value="65719.944978777974" table:style-name="ce17">
            <text:p>65,720</text:p>
          </table:table-cell>
          <table:table-cell table:style-name="ce52"/>
          <table:table-cell office:value-type="float" office:value="70" table:style-name="ce17">
            <text:p>70</text:p>
          </table:table-cell>
          <table:table-cell office:value-type="float" office:value="34537" table:style-name="ce17">
            <text:p>34,537</text:p>
          </table:table-cell>
          <table:table-cell office:value-type="float" office:value="27068.043273625241" table:style-name="ce17">
            <text:p>27,068</text:p>
          </table:table-cell>
          <table:table-cell table:style-name="ce52"/>
          <table:table-cell office:value-type="float" office:value="345" table:style-name="ce17">
            <text:p>345</text:p>
          </table:table-cell>
          <table:table-cell office:value-type="float" office:value="151338" table:style-name="ce17">
            <text:p>151,338</text:p>
          </table:table-cell>
          <table:table-cell office:value-type="float" office:value="64126.034108966363" table:style-name="ce17">
            <text:p>64,12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ictoria<text:span text:style-name="T4">13</text:span></text:p>
          </table:table-cell>
          <table:table-cell office:value-type="float" office:value="125" table:style-name="ce17">
            <text:p>125</text:p>
          </table:table-cell>
          <table:table-cell office:value-type="float" office:value="68300" table:style-name="ce17">
            <text:p>68,300</text:p>
          </table:table-cell>
          <table:table-cell office:value-type="float" office:value="59978" table:style-name="ce17">
            <text:p>59,978</text:p>
          </table:table-cell>
          <table:table-cell table:style-name="ce52"/>
          <table:table-cell office:value-type="float" office:value="676" table:style-name="ce17">
            <text:p>676</text:p>
          </table:table-cell>
          <table:table-cell office:value-type="float" office:value="308202" table:style-name="ce17">
            <text:p>308,202</text:p>
          </table:table-cell>
          <table:table-cell office:value-type="float" office:value="120854" table:style-name="ce17">
            <text:p>120,854</text:p>
          </table:table-cell>
          <table:table-cell table:style-name="ce52"/>
          <table:table-cell office:value-type="float" office:value="121" table:style-name="ce17">
            <text:p>121</text:p>
          </table:table-cell>
          <table:table-cell office:value-type="float" office:value="66677" table:style-name="ce17">
            <text:p>66,677</text:p>
          </table:table-cell>
          <table:table-cell office:value-type="float" office:value="52050" table:style-name="ce17">
            <text:p>52,050</text:p>
          </table:table-cell>
          <table:table-cell table:style-name="ce52"/>
          <table:table-cell office:value-type="float" office:value="677" table:style-name="ce17">
            <text:p>677</text:p>
          </table:table-cell>
          <table:table-cell office:value-type="float" office:value="303665" table:style-name="ce17">
            <text:p>303,665</text:p>
          </table:table-cell>
          <table:table-cell office:value-type="float" office:value="113915" table:style-name="ce17">
            <text:p>113,91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auxhall (for Waterloo)</text:p>
          </table:table-cell>
          <table:table-cell office:value-type="float" office:value="149" table:style-name="ce17">
            <text:p>149</text:p>
          </table:table-cell>
          <table:table-cell office:value-type="float" office:value="80716" table:style-name="ce17">
            <text:p>80,716</text:p>
          </table:table-cell>
          <table:table-cell office:value-type="float" office:value="104432" table:style-name="ce17">
            <text:p>104,432</text:p>
          </table:table-cell>
          <table:table-cell table:style-name="ce52"/>
          <table:table-cell office:value-type="float" office:value="752" table:style-name="ce17">
            <text:p>752</text:p>
          </table:table-cell>
          <table:table-cell office:value-type="float" office:value="356548" table:style-name="ce17">
            <text:p>356,548</text:p>
          </table:table-cell>
          <table:table-cell office:value-type="float" office:value="201790" table:style-name="ce17">
            <text:p>201,790</text:p>
          </table:table-cell>
          <table:table-cell table:style-name="ce52"/>
          <table:table-cell office:value-type="float" office:value="149" table:style-name="ce17">
            <text:p>149</text:p>
          </table:table-cell>
          <table:table-cell office:value-type="float" office:value="77448" table:style-name="ce17">
            <text:p>77,448</text:p>
          </table:table-cell>
          <table:table-cell office:value-type="float" office:value="87345" table:style-name="ce17">
            <text:p>87,345</text:p>
          </table:table-cell>
          <table:table-cell table:style-name="ce52"/>
          <table:table-cell office:value-type="float" office:value="753" table:style-name="ce17">
            <text:p>753</text:p>
          </table:table-cell>
          <table:table-cell office:value-type="float" office:value="350590" table:style-name="ce17">
            <text:p>350,590</text:p>
          </table:table-cell>
          <table:table-cell office:value-type="float" office:value="207927" table:style-name="ce17">
            <text:p>207,927</text:p>
          </table:table-cell>
          <table:table-cell table:number-columns-repeated="16368"/>
        </table:table-row>
        <table:table-row table:style-name="ro8">
          <table:table-cell office:value-type="string" table:style-name="ce42">
            <text:p>London total</text:p>
          </table:table-cell>
          <table:table-cell office:value-type="float" office:value="1027" table:style-name="ce43">
            <text:p>1,027</text:p>
          </table:table-cell>
          <table:table-cell office:value-type="float" office:value="558832" table:style-name="ce43">
            <text:p>558,832</text:p>
          </table:table-cell>
          <table:table-cell office:value-type="float" office:value="545299.80692716711" table:style-name="ce43">
            <text:p>545,300</text:p>
          </table:table-cell>
          <table:table-cell table:style-name="ce43"/>
          <table:table-cell office:value-type="float" office:value="4706" table:style-name="ce43">
            <text:p>4,706</text:p>
          </table:table-cell>
          <table:table-cell office:value-type="float" office:value="2174308" table:style-name="ce43">
            <text:p>2,174,308</text:p>
          </table:table-cell>
          <table:table-cell office:value-type="float" office:value="996749.56440423941" table:style-name="ce43">
            <text:p>996,750</text:p>
          </table:table-cell>
          <table:table-cell table:style-name="ce43"/>
          <table:table-cell office:value-type="float" office:value="1010" table:style-name="ce43">
            <text:p>1,010</text:p>
          </table:table-cell>
          <table:table-cell office:value-type="float" office:value="541317" table:style-name="ce43">
            <text:p>541,317</text:p>
          </table:table-cell>
          <table:table-cell office:value-type="float" office:value="461888.69189031236" table:style-name="ce43">
            <text:p>461,889</text:p>
          </table:table-cell>
          <table:table-cell table:style-name="ce43"/>
          <table:table-cell office:value-type="float" office:value="4722" table:style-name="ce43">
            <text:p>4,722</text:p>
          </table:table-cell>
          <table:table-cell office:value-type="float" office:value="2154248" table:style-name="ce43">
            <text:p>2,154,248</text:p>
          </table:table-cell>
          <table:table-cell office:value-type="float" office:value="988046.13755603414" table:style-name="ce43">
            <text:p>988,046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3" table:style-name="ce5"/>
          <table:table-cell table:number-columns-repeated="2" table:style-name="ce6"/>
          <table:table-cell table:number-columns-repeated="16372" table:style-name="ce5"/>
        </table:table-row>
        <table:table-row table:style-name="ro2">
          <table:table-cell office:value-type="string" table:style-name="ce5">
            <text:p>2 <text:s/>Includes standard and first clas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4 <text:s/>Temple Mead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5 <text:s/>Cardiff Central and Queen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6 <text:s/>Liverpool Central, Lime Street, Moorfields and James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7 <text:s/>All stations in Zone 1 of the Transport for London (TfL) travelcard area on routes into major station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8 <text:s/>Oxford Road, Piccadilly and Victoria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0 Figures are based on only one manual count per service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1 Services to and from Charing Cross and Cannon Street are included in the London Bridge figur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2 Includes Heathrow Connect servic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3 Includes Gatwick Express services.</text:p>
          </table:table-cell>
          <table:table-cell table:number-columns-repeated="14" table:style-name="ce5"/>
          <table:table-cell table:style-name="ce26"/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/>
        </table:table-row>
        <table:table-row table:style-name="ro2">
          <table:table-cell table:style-name="ce45"/>
          <table:table-cell table:number-columns-repeated="8" table:style-name="ce5"/>
          <table:table-cell table:style-name="ce6"/>
          <table:table-cell table:number-columns-repeated="5" table:style-name="ce5"/>
          <table:table-cell office:value-type="string" table:style-name="ce27">
            <text:p>Last updated: 22 September 2022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Next update: September 2023</text:p>
          </table:table-cell>
          <table:table-cell table:number-columns-repeated="16368"/>
        </table:table-row>
        <table:table-row table:style-name="ro2">
          <table:table-cell table:number-columns-repeated="9" table:style-name="ce6"/>
          <table:table-cell table:style-name="ce5"/>
          <table:table-cell table:style-name="ce6"/>
          <table:table-cell table:number-columns-repeated="4" table:style-name="ce5"/>
          <table:table-cell office:value-type="string" table:style-name="ce27">
            <text:p>Telephone: 020 7944 2419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Email: rail.stats@dft.gov.uk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RAI0201_(2013).$A$4:RAI0201_(2013).$P$55" table:base-cell-address="RAI0201_(2013).$A$1"/>
        </table:named-expressions>
      </table:table>
      <table:table table:name="RAI0201_(2012)" table:style-name="ta5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18" table:number-columns-repeated="16368" table:default-cell-style-name="ce5"/>
        <table:table-row table:style-name="ro1">
          <table:table-cell office:value-type="string" table:style-name="ce34">
            <text:p>Department for Transport statistics</text:p>
          </table:table-cell>
          <table:table-cell table:style-name="ce34"/>
          <table:table-cell table:number-columns-repeated="16382" table:style-name="ce35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9">
          <table:table-cell office:value-type="string" table:style-name="ce36">
            <text:p>Table RAI0201</text:p>
          </table:table-cell>
          <table:table-cell table:number-columns-repeated="16383" table:style-name="ce5"/>
        </table:table-row>
        <table:table-row table:style-name="ro9">
          <table:table-cell office:value-type="string" table:style-name="ce36">
            <text:p>City centre<text:span text:style-name="T2">1</text:span><text:s/>peak and all day arrivals and departures by rail on a typical autumn weekday, by city: 2012</text:p>
          </table:table-cell>
          <table:table-cell table:style-name="ce35"/>
          <table:table-cell table:number-columns-repeated="4" table:style-name="ce5"/>
          <table:table-cell table:style-name="ce37"/>
          <table:table-cell table:number-columns-repeated="16377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5"/>
          <table:table-cell table:style-name="ce38"/>
          <table:table-cell table:number-columns-repeated="16377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5"/>
          <table:table-cell table:style-name="ce12"/>
          <table:table-cell table:style-name="ce5"/>
          <table:table-cell table:number-columns-repeated="3" table:style-name="ce39"/>
          <table:table-cell office:value-type="string" table:style-name="ce14">
            <text:p>Number</text:p>
          </table:table-cell>
          <table:table-cell table:number-columns-repeated="16368" table:style-name="ce5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 table:style-name="ce5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5"/>
        </table:table-row>
        <table:table-row table:style-name="ro8">
          <table:table-cell office:value-type="string" table:style-name="ce5">
            <text:p>Birmingham<text:span text:style-name="T4">3,4</text:span></text:p>
          </table:table-cell>
          <table:table-cell office:value-type="float" office:value="180" table:style-name="ce48">
            <text:p>180</text:p>
          </table:table-cell>
          <table:table-cell office:value-type="float" office:value="50601" table:style-name="ce46">
            <text:p>50,601</text:p>
          </table:table-cell>
          <table:table-cell office:value-type="float" office:value="36144.236365643636" table:style-name="ce46">
            <text:p>36,144</text:p>
          </table:table-cell>
          <table:table-cell table:style-name="ce49"/>
          <table:table-cell office:value-type="float" office:value="972" table:style-name="ce48">
            <text:p>972</text:p>
          </table:table-cell>
          <table:table-cell office:value-type="float" office:value="266821" table:style-name="ce46">
            <text:p>266,821</text:p>
          </table:table-cell>
          <table:table-cell office:value-type="float" office:value="105953.19819243457" table:style-name="ce46">
            <text:p>105,953</text:p>
          </table:table-cell>
          <table:table-cell table:style-name="ce49"/>
          <table:table-cell office:value-type="float" office:value="189" table:style-name="ce48">
            <text:p>189</text:p>
          </table:table-cell>
          <table:table-cell office:value-type="float" office:value="51567" table:style-name="ce46">
            <text:p>51,567</text:p>
          </table:table-cell>
          <table:table-cell office:value-type="float" office:value="39431.159190581428" table:style-name="ce46">
            <text:p>39,431</text:p>
          </table:table-cell>
          <table:table-cell table:style-name="ce17"/>
          <table:table-cell office:value-type="float" office:value="968" table:style-name="ce48">
            <text:p>968</text:p>
          </table:table-cell>
          <table:table-cell office:value-type="float" office:value="265723" table:style-name="ce46">
            <text:p>265,723</text:p>
          </table:table-cell>
          <table:table-cell office:value-type="float" office:value="106748.75853140255" table:style-name="ce46">
            <text:p>106,749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Bristol<text:span text:style-name="T4">5</text:span></text:p>
          </table:table-cell>
          <table:table-cell office:value-type="float" office:value="52" table:style-name="ce17">
            <text:p>52</text:p>
          </table:table-cell>
          <table:table-cell office:value-type="float" office:value="13890" table:style-name="ce49">
            <text:p>13,890</text:p>
          </table:table-cell>
          <table:table-cell office:value-type="float" office:value="8093.8954440910848" table:style-name="ce49">
            <text:p>8,094</text:p>
          </table:table-cell>
          <table:table-cell table:style-name="ce49"/>
          <table:table-cell office:value-type="float" office:value="266" table:style-name="ce17">
            <text:p>266</text:p>
          </table:table-cell>
          <table:table-cell office:value-type="float" office:value="68176" table:style-name="ce49">
            <text:p>68,176</text:p>
          </table:table-cell>
          <table:table-cell office:value-type="float" office:value="27007.622497705535" table:style-name="ce49">
            <text:p>27,008</text:p>
          </table:table-cell>
          <table:table-cell table:style-name="ce49"/>
          <table:table-cell office:value-type="float" office:value="52" table:style-name="ce17">
            <text:p>52</text:p>
          </table:table-cell>
          <table:table-cell office:value-type="float" office:value="13038" table:style-name="ce17">
            <text:p>13,038</text:p>
          </table:table-cell>
          <table:table-cell office:value-type="float" office:value="9074.3527869057907" table:style-name="ce17">
            <text:p>9,074</text:p>
          </table:table-cell>
          <table:table-cell table:style-name="ce17"/>
          <table:table-cell office:value-type="float" office:value="260" table:style-name="ce17">
            <text:p>260</text:p>
          </table:table-cell>
          <table:table-cell office:value-type="float" office:value="66812" table:style-name="ce17">
            <text:p>66,812</text:p>
          </table:table-cell>
          <table:table-cell office:value-type="float" office:value="27271.227573430457" table:style-name="ce17">
            <text:p>27,271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Cardiff<text:span text:style-name="T4">6</text:span></text:p>
          </table:table-cell>
          <table:table-cell office:value-type="float" office:value="114" table:style-name="ce17">
            <text:p>114</text:p>
          </table:table-cell>
          <table:table-cell office:value-type="float" office:value="19978" table:style-name="ce49">
            <text:p>19,978</text:p>
          </table:table-cell>
          <table:table-cell office:value-type="float" office:value="11672.860284126984" table:style-name="ce49">
            <text:p>11,673</text:p>
          </table:table-cell>
          <table:table-cell table:style-name="ce49"/>
          <table:table-cell office:value-type="float" office:value="619" table:style-name="ce17">
            <text:p>619</text:p>
          </table:table-cell>
          <table:table-cell office:value-type="float" office:value="107833" table:style-name="ce49">
            <text:p>107,833</text:p>
          </table:table-cell>
          <table:table-cell office:value-type="float" office:value="34164.355362776878" table:style-name="ce49">
            <text:p>34,164</text:p>
          </table:table-cell>
          <table:table-cell table:style-name="ce49"/>
          <table:table-cell office:value-type="float" office:value="115" table:style-name="ce17">
            <text:p>115</text:p>
          </table:table-cell>
          <table:table-cell office:value-type="float" office:value="20162" table:style-name="ce17">
            <text:p>20,162</text:p>
          </table:table-cell>
          <table:table-cell office:value-type="float" office:value="12347.700341325342" table:style-name="ce17">
            <text:p>12,348</text:p>
          </table:table-cell>
          <table:table-cell table:style-name="ce17"/>
          <table:table-cell office:value-type="float" office:value="617" table:style-name="ce17">
            <text:p>617</text:p>
          </table:table-cell>
          <table:table-cell office:value-type="float" office:value="107189" table:style-name="ce17">
            <text:p>107,189</text:p>
          </table:table-cell>
          <table:table-cell office:value-type="float" office:value="34311.643054815635" table:style-name="ce17">
            <text:p>34,312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Leeds</text:p>
          </table:table-cell>
          <table:table-cell office:value-type="float" office:value="113" table:style-name="ce17">
            <text:p>113</text:p>
          </table:table-cell>
          <table:table-cell office:value-type="float" office:value="27945" table:style-name="ce17">
            <text:p>27,945</text:p>
          </table:table-cell>
          <table:table-cell office:value-type="float" office:value="23461.221369119783" table:style-name="ce49">
            <text:p>23,461</text:p>
          </table:table-cell>
          <table:table-cell table:style-name="ce49"/>
          <table:table-cell office:value-type="float" office:value="583" table:style-name="ce17">
            <text:p>583</text:p>
          </table:table-cell>
          <table:table-cell office:value-type="float" office:value="138121" table:style-name="ce49">
            <text:p>138,121</text:p>
          </table:table-cell>
          <table:table-cell office:value-type="float" office:value="64405.492483963986" table:style-name="ce49">
            <text:p>64,405</text:p>
          </table:table-cell>
          <table:table-cell table:style-name="ce49"/>
          <table:table-cell office:value-type="float" office:value="116" table:style-name="ce17">
            <text:p>116</text:p>
          </table:table-cell>
          <table:table-cell office:value-type="float" office:value="28292" table:style-name="ce17">
            <text:p>28,292</text:p>
          </table:table-cell>
          <table:table-cell office:value-type="float" office:value="24191.160162655804" table:style-name="ce17">
            <text:p>24,191</text:p>
          </table:table-cell>
          <table:table-cell table:style-name="ce17"/>
          <table:table-cell office:value-type="float" office:value="571" table:style-name="ce17">
            <text:p>571</text:p>
          </table:table-cell>
          <table:table-cell office:value-type="float" office:value="134788" table:style-name="ce17">
            <text:p>134,788</text:p>
          </table:table-cell>
          <table:table-cell office:value-type="float" office:value="63600.290557751956" table:style-name="ce17">
            <text:p>63,600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Leicester</text:p>
          </table:table-cell>
          <table:table-cell office:value-type="float" office:value="38" table:style-name="ce17">
            <text:p>38</text:p>
          </table:table-cell>
          <table:table-cell office:value-type="float" office:value="11296" table:style-name="ce17">
            <text:p>11,296</text:p>
          </table:table-cell>
          <table:table-cell office:value-type="float" office:value="5605.2199804625734" table:style-name="ce49">
            <text:p>5,605</text:p>
          </table:table-cell>
          <table:table-cell table:style-name="ce49"/>
          <table:table-cell office:value-type="float" office:value="202" table:style-name="ce17">
            <text:p>202</text:p>
          </table:table-cell>
          <table:table-cell office:value-type="float" office:value="56122" table:style-name="ce49">
            <text:p>56,122</text:p>
          </table:table-cell>
          <table:table-cell office:value-type="float" office:value="25013.637896432134" table:style-name="ce49">
            <text:p>25,014</text:p>
          </table:table-cell>
          <table:table-cell table:style-name="ce49"/>
          <table:table-cell office:value-type="float" office:value="37" table:style-name="ce17">
            <text:p>37</text:p>
          </table:table-cell>
          <table:table-cell office:value-type="float" office:value="10501" table:style-name="ce17">
            <text:p>10,501</text:p>
          </table:table-cell>
          <table:table-cell office:value-type="float" office:value="6018.3146715965204" table:style-name="ce17">
            <text:p>6,018</text:p>
          </table:table-cell>
          <table:table-cell table:style-name="ce17"/>
          <table:table-cell office:value-type="float" office:value="200" table:style-name="ce17">
            <text:p>200</text:p>
          </table:table-cell>
          <table:table-cell office:value-type="float" office:value="56078" table:style-name="ce17">
            <text:p>56,078</text:p>
          </table:table-cell>
          <table:table-cell office:value-type="float" office:value="24373.288070112874" table:style-name="ce17">
            <text:p>24,373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Liverpool<text:span text:style-name="T4">7</text:span></text:p>
          </table:table-cell>
          <table:table-cell office:value-type="float" office:value="126" table:style-name="ce17">
            <text:p>126</text:p>
          </table:table-cell>
          <table:table-cell office:value-type="float" office:value="29631" table:style-name="ce17">
            <text:p>29,631</text:p>
          </table:table-cell>
          <table:table-cell office:value-type="float" office:value="20013.206896551725" table:style-name="ce49">
            <text:p>20,013</text:p>
          </table:table-cell>
          <table:table-cell table:style-name="ce49"/>
          <table:table-cell office:value-type="float" office:value="697" table:style-name="ce17">
            <text:p>697</text:p>
          </table:table-cell>
          <table:table-cell office:value-type="float" office:value="146051" table:style-name="ce49">
            <text:p>146,051</text:p>
          </table:table-cell>
          <table:table-cell office:value-type="float" office:value="62641.42003968254" table:style-name="ce49">
            <text:p>62,641</text:p>
          </table:table-cell>
          <table:table-cell table:style-name="ce49"/>
          <table:table-cell office:value-type="float" office:value="136" table:style-name="ce17">
            <text:p>136</text:p>
          </table:table-cell>
          <table:table-cell office:value-type="float" office:value="30191" table:style-name="ce17">
            <text:p>30,191</text:p>
          </table:table-cell>
          <table:table-cell office:value-type="float" office:value="22215.458620689653" table:style-name="ce17">
            <text:p>22,215</text:p>
          </table:table-cell>
          <table:table-cell table:style-name="ce17"/>
          <table:table-cell office:value-type="float" office:value="698" table:style-name="ce17">
            <text:p>698</text:p>
          </table:table-cell>
          <table:table-cell office:value-type="float" office:value="145512" table:style-name="ce17">
            <text:p>145,512</text:p>
          </table:table-cell>
          <table:table-cell office:value-type="float" office:value="61335.957294429711" table:style-name="ce17">
            <text:p>61,336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London<text:span text:style-name="T4">8</text:span></text:p>
          </table:table-cell>
          <table:table-cell office:value-type="float" office:value="1034" table:style-name="ce17">
            <text:p>1,034</text:p>
          </table:table-cell>
          <table:table-cell office:value-type="float" office:value="557940" table:style-name="ce17">
            <text:p>557,940</text:p>
          </table:table-cell>
          <table:table-cell office:value-type="float" office:value="536170.46332363959" table:style-name="ce17">
            <text:p>536,170</text:p>
          </table:table-cell>
          <table:table-cell table:style-name="ce49"/>
          <table:table-cell office:value-type="float" office:value="4752" table:style-name="ce17">
            <text:p>4,752</text:p>
          </table:table-cell>
          <table:table-cell office:value-type="float" office:value="2165758" table:style-name="ce17">
            <text:p>2,165,758</text:p>
          </table:table-cell>
          <table:table-cell office:value-type="float" office:value="980516.04720937856" table:style-name="ce17">
            <text:p>980,516</text:p>
          </table:table-cell>
          <table:table-cell table:style-name="ce49"/>
          <table:table-cell office:value-type="float" office:value="1019" table:style-name="ce17">
            <text:p>1,019</text:p>
          </table:table-cell>
          <table:table-cell office:value-type="float" office:value="539317" table:style-name="ce17">
            <text:p>539,317</text:p>
          </table:table-cell>
          <table:table-cell office:value-type="float" office:value="450484.64337354444" table:style-name="ce17">
            <text:p>450,485</text:p>
          </table:table-cell>
          <table:table-cell table:style-name="ce17"/>
          <table:table-cell office:value-type="float" office:value="4761" table:style-name="ce17">
            <text:p>4,761</text:p>
          </table:table-cell>
          <table:table-cell office:value-type="float" office:value="2141238" table:style-name="ce17">
            <text:p>2,141,238</text:p>
          </table:table-cell>
          <table:table-cell office:value-type="float" office:value="966417.43273510458" table:style-name="ce17">
            <text:p>966,41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Manchester<text:span text:style-name="T4">9</text:span></text:p>
          </table:table-cell>
          <table:table-cell office:value-type="float" office:value="176" table:style-name="ce17">
            <text:p>176</text:p>
          </table:table-cell>
          <table:table-cell office:value-type="float" office:value="38090" table:style-name="ce49">
            <text:p>38,090</text:p>
          </table:table-cell>
          <table:table-cell office:value-type="float" office:value="27925.625568397121" table:style-name="ce49">
            <text:p>27,926</text:p>
          </table:table-cell>
          <table:table-cell table:style-name="ce49"/>
          <table:table-cell office:value-type="float" office:value="917" table:style-name="ce17">
            <text:p>917</text:p>
          </table:table-cell>
          <table:table-cell office:value-type="float" office:value="188502" table:style-name="ce49">
            <text:p>188,502</text:p>
          </table:table-cell>
          <table:table-cell office:value-type="float" office:value="86596.579572069983" table:style-name="ce49">
            <text:p>86,597</text:p>
          </table:table-cell>
          <table:table-cell table:style-name="ce49"/>
          <table:table-cell office:value-type="float" office:value="182" table:style-name="ce17">
            <text:p>182</text:p>
          </table:table-cell>
          <table:table-cell office:value-type="float" office:value="38211" table:style-name="ce17">
            <text:p>38,211</text:p>
          </table:table-cell>
          <table:table-cell office:value-type="float" office:value="31335.111771614324" table:style-name="ce17">
            <text:p>31,335</text:p>
          </table:table-cell>
          <table:table-cell table:style-name="ce17"/>
          <table:table-cell office:value-type="float" office:value="915" table:style-name="ce17">
            <text:p>915</text:p>
          </table:table-cell>
          <table:table-cell office:value-type="float" office:value="187773" table:style-name="ce17">
            <text:p>187,773</text:p>
          </table:table-cell>
          <table:table-cell office:value-type="float" office:value="86392.353904848394" table:style-name="ce17">
            <text:p>86,392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Newcastle</text:p>
          </table:table-cell>
          <table:table-cell office:value-type="float" office:value="33" table:style-name="ce17">
            <text:p>33</text:p>
          </table:table-cell>
          <table:table-cell office:value-type="float" office:value="9883" table:style-name="ce49">
            <text:p>9,883</text:p>
          </table:table-cell>
          <table:table-cell office:value-type="float" office:value="4357.4371464538835" table:style-name="ce49">
            <text:p>4,357</text:p>
          </table:table-cell>
          <table:table-cell table:style-name="ce49"/>
          <table:table-cell office:value-type="float" office:value="194" table:style-name="ce17">
            <text:p>194</text:p>
          </table:table-cell>
          <table:table-cell office:value-type="float" office:value="53742" table:style-name="ce49">
            <text:p>53,742</text:p>
          </table:table-cell>
          <table:table-cell office:value-type="float" office:value="21343.879887816045" table:style-name="ce49">
            <text:p>21,344</text:p>
          </table:table-cell>
          <table:table-cell table:style-name="ce49"/>
          <table:table-cell office:value-type="float" office:value="38" table:style-name="ce17">
            <text:p>38</text:p>
          </table:table-cell>
          <table:table-cell office:value-type="float" office:value="9652" table:style-name="ce17">
            <text:p>9,652</text:p>
          </table:table-cell>
          <table:table-cell office:value-type="float" office:value="5681.0523901826182" table:style-name="ce17">
            <text:p>5,681</text:p>
          </table:table-cell>
          <table:table-cell table:style-name="ce17"/>
          <table:table-cell office:value-type="float" office:value="190" table:style-name="ce17">
            <text:p>190</text:p>
          </table:table-cell>
          <table:table-cell office:value-type="float" office:value="52945" table:style-name="ce17">
            <text:p>52,945</text:p>
          </table:table-cell>
          <table:table-cell office:value-type="float" office:value="21516.540165478429" table:style-name="ce17">
            <text:p>21,517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Nottingham</text:p>
          </table:table-cell>
          <table:table-cell office:value-type="float" office:value="34" table:style-name="ce17">
            <text:p>34</text:p>
          </table:table-cell>
          <table:table-cell office:value-type="float" office:value="7244" table:style-name="ce49">
            <text:p>7,244</text:p>
          </table:table-cell>
          <table:table-cell office:value-type="float" office:value="4008.9730025409372" table:style-name="ce49">
            <text:p>4,009</text:p>
          </table:table-cell>
          <table:table-cell table:style-name="ce49"/>
          <table:table-cell office:value-type="float" office:value="211" table:style-name="ce17">
            <text:p>211</text:p>
          </table:table-cell>
          <table:table-cell office:value-type="float" office:value="43331" table:style-name="ce49">
            <text:p>43,331</text:p>
          </table:table-cell>
          <table:table-cell office:value-type="float" office:value="14306.831422675676" table:style-name="ce49">
            <text:p>14,307</text:p>
          </table:table-cell>
          <table:table-cell table:style-name="ce49"/>
          <table:table-cell office:value-type="float" office:value="40" table:style-name="ce17">
            <text:p>40</text:p>
          </table:table-cell>
          <table:table-cell office:value-type="float" office:value="7518" table:style-name="ce17">
            <text:p>7,518</text:p>
          </table:table-cell>
          <table:table-cell office:value-type="float" office:value="4389.251368625326" table:style-name="ce17">
            <text:p>4,389</text:p>
          </table:table-cell>
          <table:table-cell table:style-name="ce17"/>
          <table:table-cell office:value-type="float" office:value="208" table:style-name="ce17">
            <text:p>208</text:p>
          </table:table-cell>
          <table:table-cell office:value-type="float" office:value="42209" table:style-name="ce17">
            <text:p>42,209</text:p>
          </table:table-cell>
          <table:table-cell office:value-type="float" office:value="13737.145847703176" table:style-name="ce17">
            <text:p>13,737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office:value-type="string" table:style-name="ce5">
            <text:p>Sheffield</text:p>
          </table:table-cell>
          <table:table-cell office:value-type="float" office:value="58" table:style-name="ce17">
            <text:p>58</text:p>
          </table:table-cell>
          <table:table-cell office:value-type="float" office:value="11344" table:style-name="ce49">
            <text:p>11,344</text:p>
          </table:table-cell>
          <table:table-cell office:value-type="float" office:value="6800.617562929061" table:style-name="ce49">
            <text:p>6,801</text:p>
          </table:table-cell>
          <table:table-cell table:style-name="ce49"/>
          <table:table-cell office:value-type="float" office:value="345" table:style-name="ce17">
            <text:p>345</text:p>
          </table:table-cell>
          <table:table-cell office:value-type="float" office:value="65051" table:style-name="ce49">
            <text:p>65,051</text:p>
          </table:table-cell>
          <table:table-cell office:value-type="float" office:value="30513.173506377723" table:style-name="ce49">
            <text:p>30,513</text:p>
          </table:table-cell>
          <table:table-cell table:style-name="ce49"/>
          <table:table-cell office:value-type="float" office:value="63" table:style-name="ce17">
            <text:p>63</text:p>
          </table:table-cell>
          <table:table-cell office:value-type="float" office:value="11733" table:style-name="ce17">
            <text:p>11,733</text:p>
          </table:table-cell>
          <table:table-cell office:value-type="float" office:value="9003.0798394381673" table:style-name="ce17">
            <text:p>9,003</text:p>
          </table:table-cell>
          <table:table-cell table:style-name="ce17"/>
          <table:table-cell office:value-type="float" office:value="345" table:style-name="ce17">
            <text:p>345</text:p>
          </table:table-cell>
          <table:table-cell office:value-type="float" office:value="66200" table:style-name="ce17">
            <text:p>66,200</text:p>
          </table:table-cell>
          <table:table-cell office:value-type="float" office:value="31107.880622433295" table:style-name="ce17">
            <text:p>31,108</text:p>
          </table:table-cell>
          <table:table-cell table:number-columns-repeated="3" table:style-name="ce5"/>
          <table:table-cell table:number-columns-repeated="4" table:style-name="ce17"/>
          <table:table-cell table:number-columns-repeated="16361"/>
        </table:table-row>
        <table:table-row table:style-name="ro8">
          <table:table-cell table:style-name="ce39"/>
          <table:table-cell table:number-columns-repeated="8" table:style-name="ce50"/>
          <table:table-cell table:number-columns-repeated="7" table:style-name="ce40"/>
          <table:table-cell table:number-columns-repeated="16368" table:style-name="ce5"/>
        </table:table-row>
        <table:table-row table:style-name="ro8">
          <table:table-cell office:value-type="string" table:style-name="ce35">
            <text:p>London by station<text:span text:style-name="T3">10</text:span></text:p>
          </table:table-cell>
          <table:table-cell table:number-columns-repeated="8" table:style-name="ce49"/>
          <table:table-cell table:number-columns-repeated="7" table:style-name="ce17"/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Elephant and Castle (for Blackfriars)</text:p>
          </table:table-cell>
          <table:table-cell office:value-type="float" office:value="34" table:style-name="ce17">
            <text:p>34</text:p>
          </table:table-cell>
          <table:table-cell office:value-type="float" office:value="19057" table:style-name="ce17">
            <text:p>19,057</text:p>
          </table:table-cell>
          <table:table-cell office:value-type="float" office:value="20336" table:style-name="ce17">
            <text:p>20,336</text:p>
          </table:table-cell>
          <table:table-cell table:style-name="ce57"/>
          <table:table-cell office:value-type="float" office:value="134" table:style-name="ce17">
            <text:p>134</text:p>
          </table:table-cell>
          <table:table-cell office:value-type="float" office:value="73377" table:style-name="ce17">
            <text:p>73,377</text:p>
          </table:table-cell>
          <table:table-cell office:value-type="float" office:value="28797" table:style-name="ce17">
            <text:p>28,797</text:p>
          </table:table-cell>
          <table:table-cell table:style-name="ce49"/>
          <table:table-cell office:value-type="float" office:value="30" table:style-name="ce17">
            <text:p>30</text:p>
          </table:table-cell>
          <table:table-cell office:value-type="float" office:value="16950" table:style-name="ce17">
            <text:p>16,950</text:p>
          </table:table-cell>
          <table:table-cell office:value-type="float" office:value="14866" table:style-name="ce17">
            <text:p>14,866</text:p>
          </table:table-cell>
          <table:table-cell table:style-name="ce17"/>
          <table:table-cell office:value-type="float" office:value="132" table:style-name="ce17">
            <text:p>132</text:p>
          </table:table-cell>
          <table:table-cell office:value-type="float" office:value="69034" table:style-name="ce17">
            <text:p>69,034</text:p>
          </table:table-cell>
          <table:table-cell office:value-type="float" office:value="25551" table:style-name="ce17">
            <text:p>25,55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Euston</text:p>
          </table:table-cell>
          <table:table-cell office:value-type="float" office:value="61" table:style-name="ce17">
            <text:p>61</text:p>
          </table:table-cell>
          <table:table-cell office:value-type="float" office:value="27923" table:style-name="ce17">
            <text:p>27,923</text:p>
          </table:table-cell>
          <table:table-cell office:value-type="float" office:value="24681.591876858023" table:style-name="ce17">
            <text:p>24,682</text:p>
          </table:table-cell>
          <table:table-cell table:style-name="ce49"/>
          <table:table-cell office:value-type="float" office:value="308" table:style-name="ce17">
            <text:p>308</text:p>
          </table:table-cell>
          <table:table-cell office:value-type="float" office:value="114519" table:style-name="ce17">
            <text:p>114,519</text:p>
          </table:table-cell>
          <table:table-cell office:value-type="float" office:value="65166.838849692016" table:style-name="ce17">
            <text:p>65,167</text:p>
          </table:table-cell>
          <table:table-cell table:style-name="ce49"/>
          <table:table-cell office:value-type="float" office:value="65" table:style-name="ce17">
            <text:p>65</text:p>
          </table:table-cell>
          <table:table-cell office:value-type="float" office:value="29519" table:style-name="ce17">
            <text:p>29,519</text:p>
          </table:table-cell>
          <table:table-cell office:value-type="float" office:value="23980.662949587342" table:style-name="ce17">
            <text:p>23,981</text:p>
          </table:table-cell>
          <table:table-cell table:style-name="ce49"/>
          <table:table-cell office:value-type="float" office:value="309" table:style-name="ce17">
            <text:p>309</text:p>
          </table:table-cell>
          <table:table-cell office:value-type="float" office:value="114280" table:style-name="ce17">
            <text:p>114,280</text:p>
          </table:table-cell>
          <table:table-cell office:value-type="float" office:value="67718.172668907646" table:style-name="ce17">
            <text:p>67,71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Fenchurch Street</text:p>
          </table:table-cell>
          <table:table-cell office:value-type="float" office:value="48" table:style-name="ce17">
            <text:p>48</text:p>
          </table:table-cell>
          <table:table-cell office:value-type="float" office:value="26320" table:style-name="ce17">
            <text:p>26,320</text:p>
          </table:table-cell>
          <table:table-cell office:value-type="float" office:value="24502" table:style-name="ce17">
            <text:p>24,502</text:p>
          </table:table-cell>
          <table:table-cell table:style-name="ce49"/>
          <table:table-cell office:value-type="float" office:value="172" table:style-name="ce17">
            <text:p>172</text:p>
          </table:table-cell>
          <table:table-cell office:value-type="float" office:value="74200" table:style-name="ce17">
            <text:p>74,200</text:p>
          </table:table-cell>
          <table:table-cell office:value-type="float" office:value="33770" table:style-name="ce17">
            <text:p>33,770</text:p>
          </table:table-cell>
          <table:table-cell table:style-name="ce49"/>
          <table:table-cell office:value-type="float" office:value="44" table:style-name="ce17">
            <text:p>44</text:p>
          </table:table-cell>
          <table:table-cell office:value-type="float" office:value="25200" table:style-name="ce17">
            <text:p>25,200</text:p>
          </table:table-cell>
          <table:table-cell office:value-type="float" office:value="20242" table:style-name="ce17">
            <text:p>20,242</text:p>
          </table:table-cell>
          <table:table-cell table:style-name="ce49"/>
          <table:table-cell office:value-type="float" office:value="169" table:style-name="ce17">
            <text:p>169</text:p>
          </table:table-cell>
          <table:table-cell office:value-type="float" office:value="71400" table:style-name="ce17">
            <text:p>71,400</text:p>
          </table:table-cell>
          <table:table-cell office:value-type="float" office:value="32354" table:style-name="ce17">
            <text:p>32,354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8" table:style-name="ce17">
            <text:p>48</text:p>
          </table:table-cell>
          <table:table-cell office:value-type="float" office:value="27228" table:style-name="ce17">
            <text:p>27,228</text:p>
          </table:table-cell>
          <table:table-cell office:value-type="float" office:value="18395.559394191689" table:style-name="ce17">
            <text:p>18,396</text:p>
          </table:table-cell>
          <table:table-cell table:style-name="ce49"/>
          <table:table-cell office:value-type="float" office:value="216" table:style-name="ce17">
            <text:p>216</text:p>
          </table:table-cell>
          <table:table-cell office:value-type="float" office:value="98080" table:style-name="ce17">
            <text:p>98,080</text:p>
          </table:table-cell>
          <table:table-cell office:value-type="float" office:value="46905.421939885979" table:style-name="ce17">
            <text:p>46,905</text:p>
          </table:table-cell>
          <table:table-cell table:style-name="ce49"/>
          <table:table-cell office:value-type="float" office:value="50" table:style-name="ce17">
            <text:p>50</text:p>
          </table:table-cell>
          <table:table-cell office:value-type="float" office:value="27825" table:style-name="ce17">
            <text:p>27,825</text:p>
          </table:table-cell>
          <table:table-cell office:value-type="float" office:value="20123.875821601909" table:style-name="ce17">
            <text:p>20,124</text:p>
          </table:table-cell>
          <table:table-cell table:style-name="ce49"/>
          <table:table-cell office:value-type="float" office:value="221" table:style-name="ce17">
            <text:p>221</text:p>
          </table:table-cell>
          <table:table-cell office:value-type="float" office:value="97591" table:style-name="ce17">
            <text:p>97,591</text:p>
          </table:table-cell>
          <table:table-cell office:value-type="float" office:value="49206.657877387159" table:style-name="ce17">
            <text:p>49,207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Liverpool Street<text:span text:style-name="T4">11</text:span></text:p>
          </table:table-cell>
          <table:table-cell office:value-type="float" office:value="153" table:style-name="ce17">
            <text:p>153</text:p>
          </table:table-cell>
          <table:table-cell office:value-type="float" office:value="95582" table:style-name="ce17">
            <text:p>95,582</text:p>
          </table:table-cell>
          <table:table-cell office:value-type="float" office:value="63203" table:style-name="ce17">
            <text:p>63,203</text:p>
          </table:table-cell>
          <table:table-cell table:style-name="ce49"/>
          <table:table-cell office:value-type="float" office:value="656" table:style-name="ce17">
            <text:p>656</text:p>
          </table:table-cell>
          <table:table-cell office:value-type="float" office:value="351964" table:style-name="ce17">
            <text:p>351,964</text:p>
          </table:table-cell>
          <table:table-cell office:value-type="float" office:value="99348" table:style-name="ce17">
            <text:p>99,348</text:p>
          </table:table-cell>
          <table:table-cell table:style-name="ce49"/>
          <table:table-cell office:value-type="float" office:value="148" table:style-name="ce17">
            <text:p>148</text:p>
          </table:table-cell>
          <table:table-cell office:value-type="float" office:value="93084" table:style-name="ce17">
            <text:p>93,084</text:p>
          </table:table-cell>
          <table:table-cell office:value-type="float" office:value="57617" table:style-name="ce17">
            <text:p>57,617</text:p>
          </table:table-cell>
          <table:table-cell table:style-name="ce49"/>
          <table:table-cell office:value-type="float" office:value="645" table:style-name="ce17">
            <text:p>645</text:p>
          </table:table-cell>
          <table:table-cell office:value-type="float" office:value="340038" table:style-name="ce17">
            <text:p>340,038</text:p>
          </table:table-cell>
          <table:table-cell office:value-type="float" office:value="103611" table:style-name="ce17">
            <text:p>103,611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London Bridge<text:span text:style-name="T4">12</text:span></text:p>
          </table:table-cell>
          <table:table-cell office:value-type="float" office:value="209" table:style-name="ce17">
            <text:p>209</text:p>
          </table:table-cell>
          <table:table-cell office:value-type="float" office:value="122977" table:style-name="ce17">
            <text:p>122,977</text:p>
          </table:table-cell>
          <table:table-cell office:value-type="float" office:value="139357" table:style-name="ce17">
            <text:p>139,357</text:p>
          </table:table-cell>
          <table:table-cell table:style-name="ce49"/>
          <table:table-cell office:value-type="float" office:value="894" table:style-name="ce17">
            <text:p>894</text:p>
          </table:table-cell>
          <table:table-cell office:value-type="float" office:value="433610" table:style-name="ce17">
            <text:p>433,610</text:p>
          </table:table-cell>
          <table:table-cell office:value-type="float" office:value="223704" table:style-name="ce17">
            <text:p>223,704</text:p>
          </table:table-cell>
          <table:table-cell table:style-name="ce49"/>
          <table:table-cell office:value-type="float" office:value="200" table:style-name="ce17">
            <text:p>200</text:p>
          </table:table-cell>
          <table:table-cell office:value-type="float" office:value="113267" table:style-name="ce17">
            <text:p>113,267</text:p>
          </table:table-cell>
          <table:table-cell office:value-type="float" office:value="109463" table:style-name="ce17">
            <text:p>109,463</text:p>
          </table:table-cell>
          <table:table-cell table:style-name="ce49"/>
          <table:table-cell office:value-type="float" office:value="910" table:style-name="ce17">
            <text:p>910</text:p>
          </table:table-cell>
          <table:table-cell office:value-type="float" office:value="435891" table:style-name="ce17">
            <text:p>435,891</text:p>
          </table:table-cell>
          <table:table-cell office:value-type="float" office:value="212778" table:style-name="ce17">
            <text:p>212,778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Marylebone<text:span text:style-name="T4">11</text:span></text:p>
          </table:table-cell>
          <table:table-cell office:value-type="float" office:value="41" table:style-name="ce17">
            <text:p>41</text:p>
          </table:table-cell>
          <table:table-cell office:value-type="float" office:value="13148" table:style-name="ce17">
            <text:p>13,148</text:p>
          </table:table-cell>
          <table:table-cell office:value-type="float" office:value="13109" table:style-name="ce17">
            <text:p>13,109</text:p>
          </table:table-cell>
          <table:table-cell table:style-name="ce49"/>
          <table:table-cell office:value-type="float" office:value="167" table:style-name="ce17">
            <text:p>167</text:p>
          </table:table-cell>
          <table:table-cell office:value-type="float" office:value="44000" table:style-name="ce17">
            <text:p>44,000</text:p>
          </table:table-cell>
          <table:table-cell office:value-type="float" office:value="23111" table:style-name="ce17">
            <text:p>23,111</text:p>
          </table:table-cell>
          <table:table-cell table:style-name="ce49"/>
          <table:table-cell office:value-type="float" office:value="44" table:style-name="ce17">
            <text:p>44</text:p>
          </table:table-cell>
          <table:table-cell office:value-type="float" office:value="12464" table:style-name="ce17">
            <text:p>12,464</text:p>
          </table:table-cell>
          <table:table-cell office:value-type="float" office:value="10557" table:style-name="ce17">
            <text:p>10,557</text:p>
          </table:table-cell>
          <table:table-cell table:style-name="ce49"/>
          <table:table-cell office:value-type="float" office:value="170" table:style-name="ce17">
            <text:p>170</text:p>
          </table:table-cell>
          <table:table-cell office:value-type="float" office:value="44180" table:style-name="ce17">
            <text:p>44,180</text:p>
          </table:table-cell>
          <table:table-cell office:value-type="float" office:value="22330" table:style-name="ce17">
            <text:p>22,33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Old Street (for Moorgate)</text:p>
          </table:table-cell>
          <table:table-cell office:value-type="float" office:value="31" table:style-name="ce17">
            <text:p>31</text:p>
          </table:table-cell>
          <table:table-cell office:value-type="float" office:value="13920" table:style-name="ce17">
            <text:p>13,920</text:p>
          </table:table-cell>
          <table:table-cell office:value-type="float" office:value="11602" table:style-name="ce17">
            <text:p>11,602</text:p>
          </table:table-cell>
          <table:table-cell table:style-name="ce49"/>
          <table:table-cell office:value-type="float" office:value="109" table:style-name="ce17">
            <text:p>109</text:p>
          </table:table-cell>
          <table:table-cell office:value-type="float" office:value="43848" table:style-name="ce17">
            <text:p>43,848</text:p>
          </table:table-cell>
          <table:table-cell office:value-type="float" office:value="14747" table:style-name="ce17">
            <text:p>14,747</text:p>
          </table:table-cell>
          <table:table-cell table:style-name="ce49"/>
          <table:table-cell office:value-type="float" office:value="32" table:style-name="ce17">
            <text:p>32</text:p>
          </table:table-cell>
          <table:table-cell office:value-type="float" office:value="14616" table:style-name="ce17">
            <text:p>14,616</text:p>
          </table:table-cell>
          <table:table-cell office:value-type="float" office:value="9555" table:style-name="ce17">
            <text:p>9,555</text:p>
          </table:table-cell>
          <table:table-cell table:style-name="ce49"/>
          <table:table-cell office:value-type="float" office:value="108" table:style-name="ce17">
            <text:p>108</text:p>
          </table:table-cell>
          <table:table-cell office:value-type="float" office:value="43384" table:style-name="ce17">
            <text:p>43,384</text:p>
          </table:table-cell>
          <table:table-cell office:value-type="float" office:value="13509" table:style-name="ce17">
            <text:p>13,509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Paddington<text:span text:style-name="T4">13</text:span></text:p>
          </table:table-cell>
          <table:table-cell office:value-type="float" office:value="66" table:style-name="ce17">
            <text:p>66</text:p>
          </table:table-cell>
          <table:table-cell office:value-type="float" office:value="28111" table:style-name="ce17">
            <text:p>28,111</text:p>
          </table:table-cell>
          <table:table-cell office:value-type="float" office:value="24437.154693282566" table:style-name="ce17">
            <text:p>24,437</text:p>
          </table:table-cell>
          <table:table-cell table:style-name="ce49"/>
          <table:table-cell office:value-type="float" office:value="299" table:style-name="ce17">
            <text:p>299</text:p>
          </table:table-cell>
          <table:table-cell office:value-type="float" office:value="114863" table:style-name="ce17">
            <text:p>114,863</text:p>
          </table:table-cell>
          <table:table-cell office:value-type="float" office:value="60581.322955238706" table:style-name="ce17">
            <text:p>60,581</text:p>
          </table:table-cell>
          <table:table-cell table:style-name="ce49"/>
          <table:table-cell office:value-type="float" office:value="60" table:style-name="ce17">
            <text:p>60</text:p>
          </table:table-cell>
          <table:table-cell office:value-type="float" office:value="26757" table:style-name="ce17">
            <text:p>26,757</text:p>
          </table:table-cell>
          <table:table-cell office:value-type="float" office:value="22289.993117945865" table:style-name="ce17">
            <text:p>22,290</text:p>
          </table:table-cell>
          <table:table-cell table:style-name="ce49"/>
          <table:table-cell office:value-type="float" office:value="294" table:style-name="ce17">
            <text:p>294</text:p>
          </table:table-cell>
          <table:table-cell office:value-type="float" office:value="113962" table:style-name="ce17">
            <text:p>113,962</text:p>
          </table:table-cell>
          <table:table-cell office:value-type="float" office:value="60366.087951219801" table:style-name="ce17">
            <text:p>60,366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67" table:style-name="ce17">
            <text:p>67</text:p>
          </table:table-cell>
          <table:table-cell office:value-type="float" office:value="35132" table:style-name="ce17">
            <text:p>35,132</text:p>
          </table:table-cell>
          <table:table-cell office:value-type="float" office:value="31729.157359307359" table:style-name="ce17">
            <text:p>31,729</text:p>
          </table:table-cell>
          <table:table-cell table:style-name="ce49"/>
          <table:table-cell office:value-type="float" office:value="340" table:style-name="ce17">
            <text:p>340</text:p>
          </table:table-cell>
          <table:table-cell office:value-type="float" office:value="151896" table:style-name="ce17">
            <text:p>151,896</text:p>
          </table:table-cell>
          <table:table-cell office:value-type="float" office:value="62523.463464561864" table:style-name="ce17">
            <text:p>62,523</text:p>
          </table:table-cell>
          <table:table-cell table:style-name="ce49"/>
          <table:table-cell office:value-type="float" office:value="70" table:style-name="ce17">
            <text:p>70</text:p>
          </table:table-cell>
          <table:table-cell office:value-type="float" office:value="34484" table:style-name="ce17">
            <text:p>34,484</text:p>
          </table:table-cell>
          <table:table-cell office:value-type="float" office:value="24430.11148440931" table:style-name="ce17">
            <text:p>24,430</text:p>
          </table:table-cell>
          <table:table-cell table:style-name="ce49"/>
          <table:table-cell office:value-type="float" office:value="343" table:style-name="ce17">
            <text:p>343</text:p>
          </table:table-cell>
          <table:table-cell office:value-type="float" office:value="152287" table:style-name="ce17">
            <text:p>152,287</text:p>
          </table:table-cell>
          <table:table-cell office:value-type="float" office:value="59678.514237590025" table:style-name="ce17">
            <text:p>59,679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5">
            <text:p><text:s text:c="3"/>Victoria<text:span text:style-name="T4">14</text:span></text:p>
          </table:table-cell>
          <table:table-cell office:value-type="float" office:value="128" table:style-name="ce17">
            <text:p>128</text:p>
          </table:table-cell>
          <table:table-cell office:value-type="float" office:value="67846" table:style-name="ce17">
            <text:p>67,846</text:p>
          </table:table-cell>
          <table:table-cell office:value-type="float" office:value="61817" table:style-name="ce17">
            <text:p>61,817</text:p>
          </table:table-cell>
          <table:table-cell table:style-name="ce49"/>
          <table:table-cell office:value-type="float" office:value="705" table:style-name="ce17">
            <text:p>705</text:p>
          </table:table-cell>
          <table:table-cell office:value-type="float" office:value="308939" table:style-name="ce17">
            <text:p>308,939</text:p>
          </table:table-cell>
          <table:table-cell office:value-type="float" office:value="124914" table:style-name="ce17">
            <text:p>124,914</text:p>
          </table:table-cell>
          <table:table-cell table:style-name="ce49"/>
          <table:table-cell office:value-type="float" office:value="127" table:style-name="ce17">
            <text:p>127</text:p>
          </table:table-cell>
          <table:table-cell office:value-type="float" office:value="67469" table:style-name="ce17">
            <text:p>67,469</text:p>
          </table:table-cell>
          <table:table-cell office:value-type="float" office:value="50726" table:style-name="ce17">
            <text:p>50,726</text:p>
          </table:table-cell>
          <table:table-cell table:style-name="ce49"/>
          <table:table-cell office:value-type="float" office:value="707" table:style-name="ce17">
            <text:p>707</text:p>
          </table:table-cell>
          <table:table-cell office:value-type="float" office:value="308435" table:style-name="ce17">
            <text:p>308,435</text:p>
          </table:table-cell>
          <table:table-cell office:value-type="float" office:value="116173" table:style-name="ce17">
            <text:p>116,173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auxhall (for Waterloo)</text:p>
          </table:table-cell>
          <table:table-cell office:value-type="float" office:value="148" table:style-name="ce17">
            <text:p>148</text:p>
          </table:table-cell>
          <table:table-cell office:value-type="float" office:value="80696" table:style-name="ce17">
            <text:p>80,696</text:p>
          </table:table-cell>
          <table:table-cell office:value-type="float" office:value="103001" table:style-name="ce17">
            <text:p>103,001</text:p>
          </table:table-cell>
          <table:table-cell table:style-name="ce49"/>
          <table:table-cell office:value-type="float" office:value="752" table:style-name="ce17">
            <text:p>752</text:p>
          </table:table-cell>
          <table:table-cell office:value-type="float" office:value="356462" table:style-name="ce17">
            <text:p>356,462</text:p>
          </table:table-cell>
          <table:table-cell office:value-type="float" office:value="196948" table:style-name="ce17">
            <text:p>196,948</text:p>
          </table:table-cell>
          <table:table-cell table:style-name="ce49"/>
          <table:table-cell office:value-type="float" office:value="149" table:style-name="ce17">
            <text:p>149</text:p>
          </table:table-cell>
          <table:table-cell office:value-type="float" office:value="77682" table:style-name="ce17">
            <text:p>77,682</text:p>
          </table:table-cell>
          <table:table-cell office:value-type="float" office:value="86634" table:style-name="ce17">
            <text:p>86,634</text:p>
          </table:table-cell>
          <table:table-cell table:style-name="ce49"/>
          <table:table-cell office:value-type="float" office:value="753" table:style-name="ce17">
            <text:p>753</text:p>
          </table:table-cell>
          <table:table-cell office:value-type="float" office:value="350756" table:style-name="ce17">
            <text:p>350,756</text:p>
          </table:table-cell>
          <table:table-cell office:value-type="float" office:value="203142" table:style-name="ce17">
            <text:p>203,142</text:p>
          </table:table-cell>
          <table:table-cell table:number-columns-repeated="16368"/>
        </table:table-row>
        <table:table-row table:style-name="ro8">
          <table:table-cell office:value-type="string" table:style-name="ce42">
            <text:p>London total</text:p>
          </table:table-cell>
          <table:table-cell office:value-type="float" office:value="1034" table:style-name="ce43">
            <text:p>1,034</text:p>
          </table:table-cell>
          <table:table-cell office:value-type="float" office:value="557940" table:style-name="ce43">
            <text:p>557,940</text:p>
          </table:table-cell>
          <table:table-cell office:value-type="float" office:value="536170.46332363959" table:style-name="ce43">
            <text:p>536,170</text:p>
          </table:table-cell>
          <table:table-cell table:style-name="ce58"/>
          <table:table-cell office:value-type="float" office:value="4752" table:style-name="ce43">
            <text:p>4,752</text:p>
          </table:table-cell>
          <table:table-cell office:value-type="float" office:value="2165758" table:style-name="ce43">
            <text:p>2,165,758</text:p>
          </table:table-cell>
          <table:table-cell office:value-type="float" office:value="980516.04720937856" table:style-name="ce43">
            <text:p>980,516</text:p>
          </table:table-cell>
          <table:table-cell table:style-name="ce58"/>
          <table:table-cell office:value-type="float" office:value="1019" table:style-name="ce43">
            <text:p>1,019</text:p>
          </table:table-cell>
          <table:table-cell office:value-type="float" office:value="539317" table:style-name="ce43">
            <text:p>539,317</text:p>
          </table:table-cell>
          <table:table-cell office:value-type="float" office:value="450484.64337354444" table:style-name="ce43">
            <text:p>450,485</text:p>
          </table:table-cell>
          <table:table-cell table:style-name="ce43"/>
          <table:table-cell office:value-type="float" office:value="4761" table:style-name="ce43">
            <text:p>4,761</text:p>
          </table:table-cell>
          <table:table-cell office:value-type="float" office:value="2141238" table:style-name="ce43">
            <text:p>2,141,238</text:p>
          </table:table-cell>
          <table:table-cell office:value-type="float" office:value="966417.43273510458" table:style-name="ce43">
            <text:p>966,417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2 <text:s/>Includes standard and first clas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9">
            <text:p>4 <text:s/>Passenger demand on some routes in Birmingham was unusually low in autumn 2012 due to disruption on London Midland services during this period, and this is reflected in the statistic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5 <text:s/>Temple Mead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6 <text:s/>Cardiff Central and Queen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7 <text:s/>Liverpool Central, Lime Street, Moorfields and James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8 <text:s/>All stations in Zone 1 of the Transport for London (TfL) travelcard area on routes into major station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9 <text:s/>Oxford Road, Piccadilly and Victoria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0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<text:s text:c="5"/>Where this is not a terminal, the terminal on that route is listed in bracket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1 Figures are based on only one manual count per service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2 Services to and from Charing Cross and Cannon Street are included in the London Bridge figur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3 Includes Heathrow Connect servic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4 Includes Gatwick Express services.</text:p>
          </table:table-cell>
          <table:table-cell table:number-columns-repeated="14" table:style-name="ce5"/>
          <table:table-cell table:style-name="ce26"/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/>
        </table:table-row>
        <table:table-row table:style-name="ro2">
          <table:table-cell table:style-name="ce45"/>
          <table:table-cell table:number-columns-repeated="8" table:style-name="ce5"/>
          <table:table-cell table:style-name="ce6"/>
          <table:table-cell table:number-columns-repeated="5" table:style-name="ce5"/>
          <table:table-cell office:value-type="string" table:style-name="ce27">
            <text:p>Last updated: 22 September 2022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Next update: September 2023</text:p>
          </table:table-cell>
          <table:table-cell table:number-columns-repeated="16368"/>
        </table:table-row>
        <table:table-row table:style-name="ro2">
          <table:table-cell table:number-columns-repeated="9" table:style-name="ce6"/>
          <table:table-cell table:style-name="ce5"/>
          <table:table-cell table:style-name="ce6"/>
          <table:table-cell table:number-columns-repeated="4" table:style-name="ce5"/>
          <table:table-cell office:value-type="string" table:style-name="ce27">
            <text:p>Telephone: 020 7944 2419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Email: rail.stats@dft.gov.uk</text:p>
          </table:table-cell>
          <table:table-cell table:number-columns-repeated="16368"/>
        </table:table-row>
        <table:table-row table:number-rows-repeated="1048520" table:style-name="ro2">
          <table:table-cell table:number-columns-repeated="16384"/>
        </table:table-row>
        <table:named-expressions>
          <table:named-range table:name="Print_Area" table:cell-range-address="RAI0201_(2012).$A$4:RAI0201_(2012).$P$56" table:base-cell-address="RAI0201_(2012).$A$1"/>
        </table:named-expressions>
      </table:table>
      <table:table table:name="RAI0201_(2011)" table:style-name="ta4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17" table:default-cell-style-name="ce5"/>
        <table:table-column table:style-name="co18" table:number-columns-repeated="16368" table:default-cell-style-name="ce5"/>
        <table:table-row table:style-name="ro1">
          <table:table-cell office:value-type="string" table:style-name="ce34">
            <text:p>Department for Transport statistics</text:p>
          </table:table-cell>
          <table:table-cell table:style-name="ce34"/>
          <table:table-cell table:number-columns-repeated="16382" table:style-name="ce35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9">
          <table:table-cell office:value-type="string" table:style-name="ce36">
            <text:p>Table RAI0201</text:p>
          </table:table-cell>
          <table:table-cell table:number-columns-repeated="16383" table:style-name="ce5"/>
        </table:table-row>
        <table:table-row table:style-name="ro9">
          <table:table-cell office:value-type="string" table:style-name="ce36">
            <text:p>City centre<text:span text:style-name="T2">1</text:span><text:s/>peak and all day arrivals and departures by rail on a typical autumn weekday, by city: 2011</text:p>
          </table:table-cell>
          <table:table-cell table:style-name="ce35"/>
          <table:table-cell table:number-columns-repeated="4" table:style-name="ce5"/>
          <table:table-cell table:style-name="ce37"/>
          <table:table-cell table:number-columns-repeated="16377" table:style-name="ce5"/>
        </table:table-row>
        <table:table-row table:style-name="ro1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5" table:style-name="ce5"/>
          <table:table-cell table:style-name="ce38"/>
          <table:table-cell table:number-columns-repeated="16377" table:style-name="ce5"/>
        </table:table-row>
        <table:table-row table:style-name="ro5">
          <table:table-cell table:style-name="ce11"/>
          <table:table-cell table:number-columns-repeated="8" table:style-name="ce12"/>
          <table:table-cell table:style-name="ce5"/>
          <table:table-cell table:style-name="ce12"/>
          <table:table-cell table:style-name="ce5"/>
          <table:table-cell table:number-columns-repeated="3" table:style-name="ce39"/>
          <table:table-cell office:value-type="string" table:style-name="ce14">
            <text:p>Number</text:p>
          </table:table-cell>
          <table:table-cell table:number-columns-repeated="16368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arrival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7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68" table:style-name="ce35"/>
        </table:table-row>
        <table:table-row table:style-name="ro8">
          <table:table-cell office:value-type="string" table:style-name="ce5">
            <text:p>Birmingham<text:span text:style-name="T4">3</text:span></text:p>
          </table:table-cell>
          <table:table-cell office:value-type="float" office:value="177" table:style-name="ce49">
            <text:p>177</text:p>
          </table:table-cell>
          <table:table-cell office:value-type="float" office:value="46992" table:style-name="ce49">
            <text:p>46,992</text:p>
          </table:table-cell>
          <table:table-cell office:value-type="float" office:value="35773.362403304185" table:style-name="ce49">
            <text:p>35,773</text:p>
          </table:table-cell>
          <table:table-cell table:style-name="ce49"/>
          <table:table-cell office:value-type="float" office:value="934" table:style-name="ce49">
            <text:p>934</text:p>
          </table:table-cell>
          <table:table-cell office:value-type="float" office:value="249138" table:style-name="ce49">
            <text:p>249,138</text:p>
          </table:table-cell>
          <table:table-cell office:value-type="float" office:value="108545.82914480405" table:style-name="ce49">
            <text:p>108,546</text:p>
          </table:table-cell>
          <table:table-cell table:style-name="ce49"/>
          <table:table-cell office:value-type="float" office:value="186" table:style-name="ce17">
            <text:p>186</text:p>
          </table:table-cell>
          <table:table-cell office:value-type="float" office:value="48824" table:style-name="ce17">
            <text:p>48,824</text:p>
          </table:table-cell>
          <table:table-cell office:value-type="float" office:value="40480.429867720697" table:style-name="ce17">
            <text:p>40,480</text:p>
          </table:table-cell>
          <table:table-cell table:style-name="ce17"/>
          <table:table-cell office:value-type="float" office:value="936" table:style-name="ce17">
            <text:p>936</text:p>
          </table:table-cell>
          <table:table-cell office:value-type="float" office:value="250398" table:style-name="ce17">
            <text:p>250,398</text:p>
          </table:table-cell>
          <table:table-cell office:value-type="float" office:value="109296.20397866552" table:style-name="ce17">
            <text:p>109,29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Bristol<text:span text:style-name="T4">4</text:span></text:p>
          </table:table-cell>
          <table:table-cell office:value-type="float" office:value="52" table:style-name="ce49">
            <text:p>52</text:p>
          </table:table-cell>
          <table:table-cell office:value-type="float" office:value="13077" table:style-name="ce49">
            <text:p>13,077</text:p>
          </table:table-cell>
          <table:table-cell office:value-type="float" office:value="7922.8856277053019" table:style-name="ce49">
            <text:p>7,923</text:p>
          </table:table-cell>
          <table:table-cell table:style-name="ce49"/>
          <table:table-cell office:value-type="float" office:value="264" table:style-name="ce49">
            <text:p>264</text:p>
          </table:table-cell>
          <table:table-cell office:value-type="float" office:value="65242" table:style-name="ce49">
            <text:p>65,242</text:p>
          </table:table-cell>
          <table:table-cell office:value-type="float" office:value="26169.159374845167" table:style-name="ce49">
            <text:p>26,169</text:p>
          </table:table-cell>
          <table:table-cell table:style-name="ce49"/>
          <table:table-cell office:value-type="float" office:value="52" table:style-name="ce17">
            <text:p>52</text:p>
          </table:table-cell>
          <table:table-cell office:value-type="float" office:value="12345" table:style-name="ce17">
            <text:p>12,345</text:p>
          </table:table-cell>
          <table:table-cell office:value-type="float" office:value="8938.3218541884144" table:style-name="ce17">
            <text:p>8,938</text:p>
          </table:table-cell>
          <table:table-cell table:style-name="ce17"/>
          <table:table-cell office:value-type="float" office:value="258" table:style-name="ce17">
            <text:p>258</text:p>
          </table:table-cell>
          <table:table-cell office:value-type="float" office:value="63886" table:style-name="ce17">
            <text:p>63,886</text:p>
          </table:table-cell>
          <table:table-cell office:value-type="float" office:value="26349.214597387541" table:style-name="ce17">
            <text:p>26,349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Cardiff<text:span text:style-name="T4">5</text:span></text:p>
          </table:table-cell>
          <table:table-cell office:value-type="float" office:value="113" table:style-name="ce49">
            <text:p>113</text:p>
          </table:table-cell>
          <table:table-cell office:value-type="float" office:value="19869" table:style-name="ce49">
            <text:p>19,869</text:p>
          </table:table-cell>
          <table:table-cell office:value-type="float" office:value="10981.032803030303" table:style-name="ce49">
            <text:p>10,981</text:p>
          </table:table-cell>
          <table:table-cell table:style-name="ce49"/>
          <table:table-cell office:value-type="float" office:value="614" table:style-name="ce49">
            <text:p>614</text:p>
          </table:table-cell>
          <table:table-cell office:value-type="float" office:value="105870" table:style-name="ce49">
            <text:p>105,870</text:p>
          </table:table-cell>
          <table:table-cell office:value-type="float" office:value="33119.268632478626" table:style-name="ce49">
            <text:p>33,119</text:p>
          </table:table-cell>
          <table:table-cell table:style-name="ce49"/>
          <table:table-cell office:value-type="float" office:value="115" table:style-name="ce17">
            <text:p>115</text:p>
          </table:table-cell>
          <table:table-cell office:value-type="float" office:value="19971" table:style-name="ce17">
            <text:p>19,971</text:p>
          </table:table-cell>
          <table:table-cell office:value-type="float" office:value="12103.750024682919" table:style-name="ce17">
            <text:p>12,104</text:p>
          </table:table-cell>
          <table:table-cell table:style-name="ce17"/>
          <table:table-cell office:value-type="float" office:value="615" table:style-name="ce17">
            <text:p>615</text:p>
          </table:table-cell>
          <table:table-cell office:value-type="float" office:value="106496" table:style-name="ce17">
            <text:p>106,496</text:p>
          </table:table-cell>
          <table:table-cell office:value-type="float" office:value="33202.918329909342" table:style-name="ce17">
            <text:p>33,203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eds</text:p>
          </table:table-cell>
          <table:table-cell office:value-type="float" office:value="109" table:style-name="ce49">
            <text:p>109</text:p>
          </table:table-cell>
          <table:table-cell office:value-type="float" office:value="25965" table:style-name="ce17">
            <text:p>25,965</text:p>
          </table:table-cell>
          <table:table-cell office:value-type="float" office:value="23262.339878048395" table:style-name="ce49">
            <text:p>23,262</text:p>
          </table:table-cell>
          <table:table-cell table:style-name="ce49"/>
          <table:table-cell office:value-type="float" office:value="580" table:style-name="ce49">
            <text:p>580</text:p>
          </table:table-cell>
          <table:table-cell office:value-type="float" office:value="133870" table:style-name="ce49">
            <text:p>133,870</text:p>
          </table:table-cell>
          <table:table-cell office:value-type="float" office:value="64840.826618991297" table:style-name="ce49">
            <text:p>64,841</text:p>
          </table:table-cell>
          <table:table-cell table:style-name="ce49"/>
          <table:table-cell office:value-type="float" office:value="114" table:style-name="ce17">
            <text:p>114</text:p>
          </table:table-cell>
          <table:table-cell office:value-type="float" office:value="26822" table:style-name="ce17">
            <text:p>26,822</text:p>
          </table:table-cell>
          <table:table-cell office:value-type="float" office:value="24431.778592382267" table:style-name="ce17">
            <text:p>24,432</text:p>
          </table:table-cell>
          <table:table-cell table:style-name="ce17"/>
          <table:table-cell office:value-type="float" office:value="568" table:style-name="ce17">
            <text:p>568</text:p>
          </table:table-cell>
          <table:table-cell office:value-type="float" office:value="131842" table:style-name="ce17">
            <text:p>131,842</text:p>
          </table:table-cell>
          <table:table-cell office:value-type="float" office:value="63864.591711720583" table:style-name="ce17">
            <text:p>63,86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eicester</text:p>
          </table:table-cell>
          <table:table-cell office:value-type="float" office:value="38" table:style-name="ce49">
            <text:p>38</text:p>
          </table:table-cell>
          <table:table-cell office:value-type="float" office:value="11520" table:style-name="ce17">
            <text:p>11,520</text:p>
          </table:table-cell>
          <table:table-cell office:value-type="float" office:value="5353.0013296563029" table:style-name="ce49">
            <text:p>5,353</text:p>
          </table:table-cell>
          <table:table-cell table:style-name="ce49"/>
          <table:table-cell office:value-type="float" office:value="202" table:style-name="ce49">
            <text:p>202</text:p>
          </table:table-cell>
          <table:table-cell office:value-type="float" office:value="56669" table:style-name="ce49">
            <text:p>56,669</text:p>
          </table:table-cell>
          <table:table-cell office:value-type="float" office:value="24968.495969595875" table:style-name="ce49">
            <text:p>24,968</text:p>
          </table:table-cell>
          <table:table-cell table:style-name="ce49"/>
          <table:table-cell office:value-type="float" office:value="37" table:style-name="ce17">
            <text:p>37</text:p>
          </table:table-cell>
          <table:table-cell office:value-type="float" office:value="10734" table:style-name="ce17">
            <text:p>10,734</text:p>
          </table:table-cell>
          <table:table-cell office:value-type="float" office:value="6120.0225598833576" table:style-name="ce17">
            <text:p>6,120</text:p>
          </table:table-cell>
          <table:table-cell table:style-name="ce17"/>
          <table:table-cell office:value-type="float" office:value="200" table:style-name="ce17">
            <text:p>200</text:p>
          </table:table-cell>
          <table:table-cell office:value-type="float" office:value="56625" table:style-name="ce17">
            <text:p>56,625</text:p>
          </table:table-cell>
          <table:table-cell office:value-type="float" office:value="24793.977772188369" table:style-name="ce17">
            <text:p>24,79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iverpool<text:span text:style-name="T4">6</text:span></text:p>
          </table:table-cell>
          <table:table-cell office:value-type="float" office:value="126" table:style-name="ce49">
            <text:p>126</text:p>
          </table:table-cell>
          <table:table-cell office:value-type="float" office:value="29127" table:style-name="ce17">
            <text:p>29,127</text:p>
          </table:table-cell>
          <table:table-cell office:value-type="float" office:value="20225.748917748919" table:style-name="ce49">
            <text:p>20,226</text:p>
          </table:table-cell>
          <table:table-cell table:style-name="ce49"/>
          <table:table-cell office:value-type="float" office:value="697" table:style-name="ce49">
            <text:p>697</text:p>
          </table:table-cell>
          <table:table-cell office:value-type="float" office:value="144554" table:style-name="ce49">
            <text:p>144,554</text:p>
          </table:table-cell>
          <table:table-cell office:value-type="float" office:value="64454.557637036138" table:style-name="ce49">
            <text:p>64,455</text:p>
          </table:table-cell>
          <table:table-cell table:style-name="ce49"/>
          <table:table-cell office:value-type="float" office:value="136" table:style-name="ce17">
            <text:p>136</text:p>
          </table:table-cell>
          <table:table-cell office:value-type="float" office:value="29429" table:style-name="ce17">
            <text:p>29,429</text:p>
          </table:table-cell>
          <table:table-cell office:value-type="float" office:value="21838.970833333333" table:style-name="ce17">
            <text:p>21,839</text:p>
          </table:table-cell>
          <table:table-cell table:style-name="ce17"/>
          <table:table-cell office:value-type="float" office:value="696" table:style-name="ce17">
            <text:p>696</text:p>
          </table:table-cell>
          <table:table-cell office:value-type="float" office:value="142996" table:style-name="ce17">
            <text:p>142,996</text:p>
          </table:table-cell>
          <table:table-cell office:value-type="float" office:value="61455.778968804232" table:style-name="ce17">
            <text:p>61,45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London<text:span text:style-name="T4">7</text:span></text:p>
          </table:table-cell>
          <table:table-cell office:value-type="float" office:value="1029" table:style-name="ce17">
            <text:p>1,029</text:p>
          </table:table-cell>
          <table:table-cell office:value-type="float" office:value="545509" table:style-name="ce17">
            <text:p>545,509</text:p>
          </table:table-cell>
          <table:table-cell office:value-type="float" office:value="533222.57677048817" table:style-name="ce17">
            <text:p>533,223</text:p>
          </table:table-cell>
          <table:table-cell table:style-name="ce49"/>
          <table:table-cell office:value-type="float" office:value="4742" table:style-name="ce17">
            <text:p>4,742</text:p>
          </table:table-cell>
          <table:table-cell office:value-type="float" office:value="2122612" table:style-name="ce17">
            <text:p>2,122,612</text:p>
          </table:table-cell>
          <table:table-cell office:value-type="float" office:value="971793.31323852716" table:style-name="ce17">
            <text:p>971,793</text:p>
          </table:table-cell>
          <table:table-cell table:style-name="ce49"/>
          <table:table-cell office:value-type="float" office:value="1018" table:style-name="ce17">
            <text:p>1,018</text:p>
          </table:table-cell>
          <table:table-cell office:value-type="float" office:value="529252" table:style-name="ce17">
            <text:p>529,252</text:p>
          </table:table-cell>
          <table:table-cell office:value-type="float" office:value="444223.91118236037" table:style-name="ce17">
            <text:p>444,224</text:p>
          </table:table-cell>
          <table:table-cell table:style-name="ce17"/>
          <table:table-cell office:value-type="float" office:value="4753" table:style-name="ce17">
            <text:p>4,753</text:p>
          </table:table-cell>
          <table:table-cell office:value-type="float" office:value="2104269" table:style-name="ce17">
            <text:p>2,104,269</text:p>
          </table:table-cell>
          <table:table-cell office:value-type="float" office:value="947718.23382487404" table:style-name="ce17">
            <text:p>947,718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Manchester<text:span text:style-name="T4">8</text:span></text:p>
          </table:table-cell>
          <table:table-cell office:value-type="float" office:value="176" table:style-name="ce49">
            <text:p>176</text:p>
          </table:table-cell>
          <table:table-cell office:value-type="float" office:value="35975" table:style-name="ce49">
            <text:p>35,975</text:p>
          </table:table-cell>
          <table:table-cell office:value-type="float" office:value="27227.338058126606" table:style-name="ce49">
            <text:p>27,227</text:p>
          </table:table-cell>
          <table:table-cell table:style-name="ce49"/>
          <table:table-cell office:value-type="float" office:value="921" table:style-name="ce49">
            <text:p>921</text:p>
          </table:table-cell>
          <table:table-cell office:value-type="float" office:value="183284" table:style-name="ce49">
            <text:p>183,284</text:p>
          </table:table-cell>
          <table:table-cell office:value-type="float" office:value="85445.485603869107" table:style-name="ce49">
            <text:p>85,445</text:p>
          </table:table-cell>
          <table:table-cell table:style-name="ce49"/>
          <table:table-cell office:value-type="float" office:value="182" table:style-name="ce17">
            <text:p>182</text:p>
          </table:table-cell>
          <table:table-cell office:value-type="float" office:value="37263" table:style-name="ce17">
            <text:p>37,263</text:p>
          </table:table-cell>
          <table:table-cell office:value-type="float" office:value="30000.058195811591" table:style-name="ce17">
            <text:p>30,000</text:p>
          </table:table-cell>
          <table:table-cell table:style-name="ce17"/>
          <table:table-cell office:value-type="float" office:value="918" table:style-name="ce17">
            <text:p>918</text:p>
          </table:table-cell>
          <table:table-cell office:value-type="float" office:value="183758" table:style-name="ce17">
            <text:p>183,758</text:p>
          </table:table-cell>
          <table:table-cell office:value-type="float" office:value="84265.753010341592" table:style-name="ce17">
            <text:p>84,26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Newcastle</text:p>
          </table:table-cell>
          <table:table-cell office:value-type="float" office:value="32" table:style-name="ce49">
            <text:p>32</text:p>
          </table:table-cell>
          <table:table-cell office:value-type="float" office:value="9911" table:style-name="ce49">
            <text:p>9,911</text:p>
          </table:table-cell>
          <table:table-cell office:value-type="float" office:value="4201.2716442249312" table:style-name="ce49">
            <text:p>4,201</text:p>
          </table:table-cell>
          <table:table-cell table:style-name="ce49"/>
          <table:table-cell office:value-type="float" office:value="195" table:style-name="ce49">
            <text:p>195</text:p>
          </table:table-cell>
          <table:table-cell office:value-type="float" office:value="54177" table:style-name="ce49">
            <text:p>54,177</text:p>
          </table:table-cell>
          <table:table-cell office:value-type="float" office:value="20452.807984185056" table:style-name="ce49">
            <text:p>20,453</text:p>
          </table:table-cell>
          <table:table-cell table:style-name="ce49"/>
          <table:table-cell office:value-type="float" office:value="38" table:style-name="ce17">
            <text:p>38</text:p>
          </table:table-cell>
          <table:table-cell office:value-type="float" office:value="9789" table:style-name="ce17">
            <text:p>9,789</text:p>
          </table:table-cell>
          <table:table-cell office:value-type="float" office:value="5729.3398946882444" table:style-name="ce17">
            <text:p>5,729</text:p>
          </table:table-cell>
          <table:table-cell table:style-name="ce17"/>
          <table:table-cell office:value-type="float" office:value="192" table:style-name="ce17">
            <text:p>192</text:p>
          </table:table-cell>
          <table:table-cell office:value-type="float" office:value="53497" table:style-name="ce17">
            <text:p>53,497</text:p>
          </table:table-cell>
          <table:table-cell office:value-type="float" office:value="20502.452745346571" table:style-name="ce17">
            <text:p>20,502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Nottingham</text:p>
          </table:table-cell>
          <table:table-cell office:value-type="float" office:value="34" table:style-name="ce49">
            <text:p>34</text:p>
          </table:table-cell>
          <table:table-cell office:value-type="float" office:value="6975" table:style-name="ce49">
            <text:p>6,975</text:p>
          </table:table-cell>
          <table:table-cell office:value-type="float" office:value="3893.4555008619645" table:style-name="ce49">
            <text:p>3,893</text:p>
          </table:table-cell>
          <table:table-cell table:style-name="ce49"/>
          <table:table-cell office:value-type="float" office:value="211" table:style-name="ce49">
            <text:p>211</text:p>
          </table:table-cell>
          <table:table-cell office:value-type="float" office:value="42202" table:style-name="ce49">
            <text:p>42,202</text:p>
          </table:table-cell>
          <table:table-cell office:value-type="float" office:value="14774.238559443127" table:style-name="ce49">
            <text:p>14,774</text:p>
          </table:table-cell>
          <table:table-cell table:style-name="ce49"/>
          <table:table-cell office:value-type="float" office:value="40" table:style-name="ce17">
            <text:p>40</text:p>
          </table:table-cell>
          <table:table-cell office:value-type="float" office:value="7563" table:style-name="ce17">
            <text:p>7,563</text:p>
          </table:table-cell>
          <table:table-cell office:value-type="float" office:value="4610.758921902906" table:style-name="ce17">
            <text:p>4,611</text:p>
          </table:table-cell>
          <table:table-cell table:style-name="ce17"/>
          <table:table-cell office:value-type="float" office:value="207" table:style-name="ce17">
            <text:p>207</text:p>
          </table:table-cell>
          <table:table-cell office:value-type="float" office:value="41392" table:style-name="ce17">
            <text:p>41,392</text:p>
          </table:table-cell>
          <table:table-cell office:value-type="float" office:value="14434.096796251812" table:style-name="ce17">
            <text:p>14,434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Sheffield</text:p>
          </table:table-cell>
          <table:table-cell office:value-type="float" office:value="58" table:style-name="ce49">
            <text:p>58</text:p>
          </table:table-cell>
          <table:table-cell office:value-type="float" office:value="11194" table:style-name="ce49">
            <text:p>11,194</text:p>
          </table:table-cell>
          <table:table-cell office:value-type="float" office:value="6379.8514023797306" table:style-name="ce49">
            <text:p>6,380</text:p>
          </table:table-cell>
          <table:table-cell table:style-name="ce49"/>
          <table:table-cell office:value-type="float" office:value="344" table:style-name="ce49">
            <text:p>344</text:p>
          </table:table-cell>
          <table:table-cell office:value-type="float" office:value="63271" table:style-name="ce49">
            <text:p>63,271</text:p>
          </table:table-cell>
          <table:table-cell office:value-type="float" office:value="29199.451350420204" table:style-name="ce49">
            <text:p>29,199</text:p>
          </table:table-cell>
          <table:table-cell table:style-name="ce49"/>
          <table:table-cell office:value-type="float" office:value="62" table:style-name="ce17">
            <text:p>62</text:p>
          </table:table-cell>
          <table:table-cell office:value-type="float" office:value="11282" table:style-name="ce17">
            <text:p>11,282</text:p>
          </table:table-cell>
          <table:table-cell office:value-type="float" office:value="8611.3190616619795" table:style-name="ce17">
            <text:p>8,611</text:p>
          </table:table-cell>
          <table:table-cell table:style-name="ce17"/>
          <table:table-cell office:value-type="float" office:value="344" table:style-name="ce17">
            <text:p>344</text:p>
          </table:table-cell>
          <table:table-cell office:value-type="float" office:value="63104" table:style-name="ce17">
            <text:p>63,104</text:p>
          </table:table-cell>
          <table:table-cell office:value-type="float" office:value="29887.657364498948" table:style-name="ce17">
            <text:p>29,888</text:p>
          </table:table-cell>
          <table:table-cell table:number-columns-repeated="16368"/>
        </table:table-row>
        <table:table-row table:style-name="ro8">
          <table:table-cell table:style-name="ce39"/>
          <table:table-cell table:number-columns-repeated="8" table:style-name="ce50"/>
          <table:table-cell table:number-columns-repeated="7" table:style-name="ce40"/>
          <table:table-cell table:number-columns-repeated="16368"/>
        </table:table-row>
        <table:table-row table:style-name="ro8">
          <table:table-cell office:value-type="string" table:style-name="ce35">
            <text:p>London by station<text:span text:style-name="T3">9</text:span></text:p>
          </table:table-cell>
          <table:table-cell table:number-columns-repeated="8" table:style-name="ce49"/>
          <table:table-cell table:number-columns-repeated="7" table:style-name="ce17"/>
          <table:table-cell table:number-columns-repeated="16368"/>
        </table:table-row>
        <table:table-row table:style-name="ro8">
          <table:table-cell office:value-type="string" table:style-name="ce5">
            <text:p><text:s text:c="3"/>Elephant and Castle (for Blackfriars)</text:p>
          </table:table-cell>
          <table:table-cell office:value-type="float" office:value="34" table:style-name="ce49">
            <text:p>34</text:p>
          </table:table-cell>
          <table:table-cell office:value-type="float" office:value="18574" table:style-name="ce17">
            <text:p>18,574</text:p>
          </table:table-cell>
          <table:table-cell office:value-type="float" office:value="19009" table:style-name="ce17">
            <text:p>19,009</text:p>
          </table:table-cell>
          <table:table-cell table:style-name="ce49"/>
          <table:table-cell office:value-type="float" office:value="123" table:style-name="ce49">
            <text:p>123</text:p>
          </table:table-cell>
          <table:table-cell office:value-type="float" office:value="64922" table:style-name="ce17">
            <text:p>64,922</text:p>
          </table:table-cell>
          <table:table-cell office:value-type="float" office:value="27412" table:style-name="ce17">
            <text:p>27,412</text:p>
          </table:table-cell>
          <table:table-cell table:style-name="ce49"/>
          <table:table-cell office:value-type="float" office:value="30" table:style-name="ce17">
            <text:p>30</text:p>
          </table:table-cell>
          <table:table-cell office:value-type="float" office:value="16152" table:style-name="ce17">
            <text:p>16,152</text:p>
          </table:table-cell>
          <table:table-cell office:value-type="float" office:value="11432" table:style-name="ce17">
            <text:p>11,432</text:p>
          </table:table-cell>
          <table:table-cell table:style-name="ce17"/>
          <table:table-cell office:value-type="float" office:value="117" table:style-name="ce17">
            <text:p>117</text:p>
          </table:table-cell>
          <table:table-cell office:value-type="float" office:value="61027" table:style-name="ce17">
            <text:p>61,027</text:p>
          </table:table-cell>
          <table:table-cell office:value-type="float" office:value="19096" table:style-name="ce17">
            <text:p>19,096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Euston</text:p>
          </table:table-cell>
          <table:table-cell office:value-type="float" office:value="62" table:style-name="ce49">
            <text:p>62</text:p>
          </table:table-cell>
          <table:table-cell office:value-type="float" office:value="28003" table:style-name="ce17">
            <text:p>28,003</text:p>
          </table:table-cell>
          <table:table-cell office:value-type="float" office:value="25631.79778428375" table:style-name="ce17">
            <text:p>25,632</text:p>
          </table:table-cell>
          <table:table-cell table:style-name="ce49"/>
          <table:table-cell office:value-type="float" office:value="308" table:style-name="ce49">
            <text:p>308</text:p>
          </table:table-cell>
          <table:table-cell office:value-type="float" office:value="113756" table:style-name="ce17">
            <text:p>113,756</text:p>
          </table:table-cell>
          <table:table-cell office:value-type="float" office:value="64509.567886906254" table:style-name="ce17">
            <text:p>64,510</text:p>
          </table:table-cell>
          <table:table-cell table:style-name="ce49"/>
          <table:table-cell office:value-type="float" office:value="65" table:style-name="ce17">
            <text:p>65</text:p>
          </table:table-cell>
          <table:table-cell office:value-type="float" office:value="29387" table:style-name="ce17">
            <text:p>29,387</text:p>
          </table:table-cell>
          <table:table-cell office:value-type="float" office:value="25094.114044611382" table:style-name="ce17">
            <text:p>25,094</text:p>
          </table:table-cell>
          <table:table-cell table:style-name="ce17"/>
          <table:table-cell office:value-type="float" office:value="309" table:style-name="ce17">
            <text:p>309</text:p>
          </table:table-cell>
          <table:table-cell office:value-type="float" office:value="113728" table:style-name="ce17">
            <text:p>113,728</text:p>
          </table:table-cell>
          <table:table-cell office:value-type="float" office:value="66512.715769366841" table:style-name="ce17">
            <text:p>66,513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Fenchurch Street</text:p>
          </table:table-cell>
          <table:table-cell office:value-type="float" office:value="48" table:style-name="ce49">
            <text:p>48</text:p>
          </table:table-cell>
          <table:table-cell office:value-type="float" office:value="26320" table:style-name="ce17">
            <text:p>26,320</text:p>
          </table:table-cell>
          <table:table-cell office:value-type="float" office:value="24910" table:style-name="ce17">
            <text:p>24,910</text:p>
          </table:table-cell>
          <table:table-cell table:style-name="ce49"/>
          <table:table-cell office:value-type="float" office:value="170" table:style-name="ce49">
            <text:p>170</text:p>
          </table:table-cell>
          <table:table-cell office:value-type="float" office:value="72520" table:style-name="ce17">
            <text:p>72,520</text:p>
          </table:table-cell>
          <table:table-cell office:value-type="float" office:value="33544" table:style-name="ce17">
            <text:p>33,544</text:p>
          </table:table-cell>
          <table:table-cell table:style-name="ce49"/>
          <table:table-cell office:value-type="float" office:value="44" table:style-name="ce17">
            <text:p>44</text:p>
          </table:table-cell>
          <table:table-cell office:value-type="float" office:value="25200" table:style-name="ce17">
            <text:p>25,200</text:p>
          </table:table-cell>
          <table:table-cell office:value-type="float" office:value="20197" table:style-name="ce17">
            <text:p>20,197</text:p>
          </table:table-cell>
          <table:table-cell table:style-name="ce17"/>
          <table:table-cell office:value-type="float" office:value="169" table:style-name="ce17">
            <text:p>169</text:p>
          </table:table-cell>
          <table:table-cell office:value-type="float" office:value="71120" table:style-name="ce17">
            <text:p>71,120</text:p>
          </table:table-cell>
          <table:table-cell office:value-type="float" office:value="31886" table:style-name="ce17">
            <text:p>31,886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8" table:style-name="ce49">
            <text:p>48</text:p>
          </table:table-cell>
          <table:table-cell office:value-type="float" office:value="26887" table:style-name="ce17">
            <text:p>26,887</text:p>
          </table:table-cell>
          <table:table-cell office:value-type="float" office:value="18879.636790023349" table:style-name="ce17">
            <text:p>18,880</text:p>
          </table:table-cell>
          <table:table-cell table:style-name="ce49"/>
          <table:table-cell office:value-type="float" office:value="215" table:style-name="ce49">
            <text:p>215</text:p>
          </table:table-cell>
          <table:table-cell office:value-type="float" office:value="97302" table:style-name="ce17">
            <text:p>97,302</text:p>
          </table:table-cell>
          <table:table-cell office:value-type="float" office:value="44574.274477282495" table:style-name="ce17">
            <text:p>44,574</text:p>
          </table:table-cell>
          <table:table-cell table:style-name="ce49"/>
          <table:table-cell office:value-type="float" office:value="50" table:style-name="ce17">
            <text:p>50</text:p>
          </table:table-cell>
          <table:table-cell office:value-type="float" office:value="27374" table:style-name="ce17">
            <text:p>27,374</text:p>
          </table:table-cell>
          <table:table-cell office:value-type="float" office:value="18759.751332199707" table:style-name="ce17">
            <text:p>18,760</text:p>
          </table:table-cell>
          <table:table-cell table:style-name="ce17"/>
          <table:table-cell office:value-type="float" office:value="220" table:style-name="ce17">
            <text:p>220</text:p>
          </table:table-cell>
          <table:table-cell office:value-type="float" office:value="96807" table:style-name="ce17">
            <text:p>96,807</text:p>
          </table:table-cell>
          <table:table-cell office:value-type="float" office:value="45234.999656663356" table:style-name="ce17">
            <text:p>45,23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Liverpool Street<text:span text:style-name="T4">10</text:span></text:p>
          </table:table-cell>
          <table:table-cell office:value-type="float" office:value="148" table:style-name="ce49">
            <text:p>148</text:p>
          </table:table-cell>
          <table:table-cell office:value-type="float" office:value="91625" table:style-name="ce17">
            <text:p>91,625</text:p>
          </table:table-cell>
          <table:table-cell office:value-type="float" office:value="64455" table:style-name="ce17">
            <text:p>64,455</text:p>
          </table:table-cell>
          <table:table-cell table:style-name="ce49"/>
          <table:table-cell office:value-type="float" office:value="651" table:style-name="ce49">
            <text:p>651</text:p>
          </table:table-cell>
          <table:table-cell office:value-type="float" office:value="342650" table:style-name="ce17">
            <text:p>342,650</text:p>
          </table:table-cell>
          <table:table-cell office:value-type="float" office:value="103393" table:style-name="ce17">
            <text:p>103,393</text:p>
          </table:table-cell>
          <table:table-cell table:style-name="ce49"/>
          <table:table-cell office:value-type="float" office:value="145" table:style-name="ce17">
            <text:p>145</text:p>
          </table:table-cell>
          <table:table-cell office:value-type="float" office:value="89883" table:style-name="ce17">
            <text:p>89,883</text:p>
          </table:table-cell>
          <table:table-cell office:value-type="float" office:value="56405" table:style-name="ce17">
            <text:p>56,405</text:p>
          </table:table-cell>
          <table:table-cell table:style-name="ce17"/>
          <table:table-cell office:value-type="float" office:value="633" table:style-name="ce17">
            <text:p>633</text:p>
          </table:table-cell>
          <table:table-cell office:value-type="float" office:value="328370" table:style-name="ce17">
            <text:p>328,370</text:p>
          </table:table-cell>
          <table:table-cell office:value-type="float" office:value="103702" table:style-name="ce17">
            <text:p>103,702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London Bridge<text:span text:style-name="T4">11</text:span></text:p>
          </table:table-cell>
          <table:table-cell office:value-type="float" office:value="208" table:style-name="ce49">
            <text:p>208</text:p>
          </table:table-cell>
          <table:table-cell office:value-type="float" office:value="120177" table:style-name="ce17">
            <text:p>120,177</text:p>
          </table:table-cell>
          <table:table-cell office:value-type="float" office:value="141406" table:style-name="ce17">
            <text:p>141,406</text:p>
          </table:table-cell>
          <table:table-cell table:style-name="ce49"/>
          <table:table-cell office:value-type="float" office:value="895" table:style-name="ce49">
            <text:p>895</text:p>
          </table:table-cell>
          <table:table-cell office:value-type="float" office:value="425168" table:style-name="ce17">
            <text:p>425,168</text:p>
          </table:table-cell>
          <table:table-cell office:value-type="float" office:value="227271" table:style-name="ce17">
            <text:p>227,271</text:p>
          </table:table-cell>
          <table:table-cell table:style-name="ce49"/>
          <table:table-cell office:value-type="float" office:value="202" table:style-name="ce17">
            <text:p>202</text:p>
          </table:table-cell>
          <table:table-cell office:value-type="float" office:value="111982" table:style-name="ce17">
            <text:p>111,982</text:p>
          </table:table-cell>
          <table:table-cell office:value-type="float" office:value="108129" table:style-name="ce17">
            <text:p>108,129</text:p>
          </table:table-cell>
          <table:table-cell table:style-name="ce17"/>
          <table:table-cell office:value-type="float" office:value="921" table:style-name="ce17">
            <text:p>921</text:p>
          </table:table-cell>
          <table:table-cell office:value-type="float" office:value="436865" table:style-name="ce17">
            <text:p>436,865</text:p>
          </table:table-cell>
          <table:table-cell office:value-type="float" office:value="209645" table:style-name="ce17">
            <text:p>209,645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Marylebone<text:span text:style-name="T4">10</text:span></text:p>
          </table:table-cell>
          <table:table-cell office:value-type="float" office:value="43" table:style-name="ce49">
            <text:p>43</text:p>
          </table:table-cell>
          <table:table-cell office:value-type="float" office:value="13324" table:style-name="ce17">
            <text:p>13,324</text:p>
          </table:table-cell>
          <table:table-cell office:value-type="float" office:value="12528" table:style-name="ce17">
            <text:p>12,528</text:p>
          </table:table-cell>
          <table:table-cell table:style-name="ce49"/>
          <table:table-cell office:value-type="float" office:value="171" table:style-name="ce49">
            <text:p>171</text:p>
          </table:table-cell>
          <table:table-cell office:value-type="float" office:value="45500" table:style-name="ce17">
            <text:p>45,500</text:p>
          </table:table-cell>
          <table:table-cell office:value-type="float" office:value="21985" table:style-name="ce17">
            <text:p>21,985</text:p>
          </table:table-cell>
          <table:table-cell table:style-name="ce49"/>
          <table:table-cell office:value-type="float" office:value="46" table:style-name="ce17">
            <text:p>46</text:p>
          </table:table-cell>
          <table:table-cell office:value-type="float" office:value="12368" table:style-name="ce17">
            <text:p>12,368</text:p>
          </table:table-cell>
          <table:table-cell office:value-type="float" office:value="9925" table:style-name="ce17">
            <text:p>9,925</text:p>
          </table:table-cell>
          <table:table-cell table:style-name="ce17"/>
          <table:table-cell office:value-type="float" office:value="175" table:style-name="ce17">
            <text:p>175</text:p>
          </table:table-cell>
          <table:table-cell office:value-type="float" office:value="45148" table:style-name="ce17">
            <text:p>45,148</text:p>
          </table:table-cell>
          <table:table-cell office:value-type="float" office:value="21129" table:style-name="ce17">
            <text:p>21,129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Old Street (for Moorgate)</text:p>
          </table:table-cell>
          <table:table-cell office:value-type="float" office:value="31" table:style-name="ce49">
            <text:p>31</text:p>
          </table:table-cell>
          <table:table-cell office:value-type="float" office:value="13920" table:style-name="ce17">
            <text:p>13,920</text:p>
          </table:table-cell>
          <table:table-cell office:value-type="float" office:value="14623" table:style-name="ce17">
            <text:p>14,623</text:p>
          </table:table-cell>
          <table:table-cell table:style-name="ce49"/>
          <table:table-cell office:value-type="float" office:value="109" table:style-name="ce49">
            <text:p>109</text:p>
          </table:table-cell>
          <table:table-cell office:value-type="float" office:value="43848" table:style-name="ce17">
            <text:p>43,848</text:p>
          </table:table-cell>
          <table:table-cell office:value-type="float" office:value="19565" table:style-name="ce17">
            <text:p>19,565</text:p>
          </table:table-cell>
          <table:table-cell table:style-name="ce49"/>
          <table:table-cell office:value-type="float" office:value="31" table:style-name="ce17">
            <text:p>31</text:p>
          </table:table-cell>
          <table:table-cell office:value-type="float" office:value="14384" table:style-name="ce17">
            <text:p>14,384</text:p>
          </table:table-cell>
          <table:table-cell office:value-type="float" office:value="10288" table:style-name="ce17">
            <text:p>10,288</text:p>
          </table:table-cell>
          <table:table-cell table:style-name="ce17"/>
          <table:table-cell office:value-type="float" office:value="105" table:style-name="ce17">
            <text:p>105</text:p>
          </table:table-cell>
          <table:table-cell office:value-type="float" office:value="42224" table:style-name="ce17">
            <text:p>42,224</text:p>
          </table:table-cell>
          <table:table-cell office:value-type="float" office:value="15937" table:style-name="ce17">
            <text:p>15,937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Paddington<text:span text:style-name="T4">12</text:span></text:p>
          </table:table-cell>
          <table:table-cell office:value-type="float" office:value="66" table:style-name="ce49">
            <text:p>66</text:p>
          </table:table-cell>
          <table:table-cell office:value-type="float" office:value="25913" table:style-name="ce17">
            <text:p>25,913</text:p>
          </table:table-cell>
          <table:table-cell office:value-type="float" office:value="23883.942857142858" table:style-name="ce17">
            <text:p>23,884</text:p>
          </table:table-cell>
          <table:table-cell table:style-name="ce49"/>
          <table:table-cell office:value-type="float" office:value="298" table:style-name="ce49">
            <text:p>298</text:p>
          </table:table-cell>
          <table:table-cell office:value-type="float" office:value="107728" table:style-name="ce17">
            <text:p>107,728</text:p>
          </table:table-cell>
          <table:table-cell office:value-type="float" office:value="58151.254043179048" table:style-name="ce17">
            <text:p>58,151</text:p>
          </table:table-cell>
          <table:table-cell table:style-name="ce49"/>
          <table:table-cell office:value-type="float" office:value="60" table:style-name="ce17">
            <text:p>60</text:p>
          </table:table-cell>
          <table:table-cell office:value-type="float" office:value="24518" table:style-name="ce17">
            <text:p>24,518</text:p>
          </table:table-cell>
          <table:table-cell office:value-type="float" office:value="22282.377562831043" table:style-name="ce17">
            <text:p>22,282</text:p>
          </table:table-cell>
          <table:table-cell table:style-name="ce17"/>
          <table:table-cell office:value-type="float" office:value="296" table:style-name="ce17">
            <text:p>296</text:p>
          </table:table-cell>
          <table:table-cell office:value-type="float" office:value="106994" table:style-name="ce17">
            <text:p>106,994</text:p>
          </table:table-cell>
          <table:table-cell office:value-type="float" office:value="59549.106417704053" table:style-name="ce17">
            <text:p>59,549</text:p>
          </table:table-cell>
          <table:table-cell table:number-columns-repeated="16368"/>
        </table:table-row>
        <table:table-row table:style-name="ro8">
          <table:table-cell office:value-type="string" table:style-name="ce4">
            <text:p><text:s text:c="3"/>St Pancras International</text:p>
          </table:table-cell>
          <table:table-cell office:value-type="float" office:value="67" table:style-name="ce49">
            <text:p>67</text:p>
          </table:table-cell>
          <table:table-cell office:value-type="float" office:value="34727" table:style-name="ce17">
            <text:p>34,727</text:p>
          </table:table-cell>
          <table:table-cell office:value-type="float" office:value="27005.199339038154" table:style-name="ce17">
            <text:p>27,005</text:p>
          </table:table-cell>
          <table:table-cell table:style-name="ce49"/>
          <table:table-cell office:value-type="float" office:value="339" table:style-name="ce49">
            <text:p>339</text:p>
          </table:table-cell>
          <table:table-cell office:value-type="float" office:value="148355" table:style-name="ce17">
            <text:p>148,355</text:p>
          </table:table-cell>
          <table:table-cell office:value-type="float" office:value="56494.216831159327" table:style-name="ce17">
            <text:p>56,494</text:p>
          </table:table-cell>
          <table:table-cell table:style-name="ce49"/>
          <table:table-cell office:value-type="float" office:value="70" table:style-name="ce17">
            <text:p>70</text:p>
          </table:table-cell>
          <table:table-cell office:value-type="float" office:value="34983" table:style-name="ce17">
            <text:p>34,983</text:p>
          </table:table-cell>
          <table:table-cell office:value-type="float" office:value="23287.668242718242" table:style-name="ce17">
            <text:p>23,288</text:p>
          </table:table-cell>
          <table:table-cell table:style-name="ce17"/>
          <table:table-cell office:value-type="float" office:value="344" table:style-name="ce17">
            <text:p>344</text:p>
          </table:table-cell>
          <table:table-cell office:value-type="float" office:value="149345" table:style-name="ce17">
            <text:p>149,345</text:p>
          </table:table-cell>
          <table:table-cell office:value-type="float" office:value="54959.411981139849" table:style-name="ce17">
            <text:p>54,959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ictoria<text:span text:style-name="T4">13</text:span></text:p>
          </table:table-cell>
          <table:table-cell office:value-type="float" office:value="126" table:style-name="ce49">
            <text:p>126</text:p>
          </table:table-cell>
          <table:table-cell office:value-type="float" office:value="66427" table:style-name="ce17">
            <text:p>66,427</text:p>
          </table:table-cell>
          <table:table-cell office:value-type="float" office:value="57511" table:style-name="ce17">
            <text:p>57,511</text:p>
          </table:table-cell>
          <table:table-cell table:style-name="ce49"/>
          <table:table-cell office:value-type="float" office:value="710" table:style-name="ce49">
            <text:p>710</text:p>
          </table:table-cell>
          <table:table-cell office:value-type="float" office:value="307125" table:style-name="ce17">
            <text:p>307,125</text:p>
          </table:table-cell>
          <table:table-cell office:value-type="float" office:value="118605" table:style-name="ce17">
            <text:p>118,605</text:p>
          </table:table-cell>
          <table:table-cell table:style-name="ce49"/>
          <table:table-cell office:value-type="float" office:value="126" table:style-name="ce17">
            <text:p>126</text:p>
          </table:table-cell>
          <table:table-cell office:value-type="float" office:value="66154" table:style-name="ce17">
            <text:p>66,154</text:p>
          </table:table-cell>
          <table:table-cell office:value-type="float" office:value="50634" table:style-name="ce17">
            <text:p>50,634</text:p>
          </table:table-cell>
          <table:table-cell table:style-name="ce17"/>
          <table:table-cell office:value-type="float" office:value="711" table:style-name="ce17">
            <text:p>711</text:p>
          </table:table-cell>
          <table:table-cell office:value-type="float" office:value="305554" table:style-name="ce17">
            <text:p>305,554</text:p>
          </table:table-cell>
          <table:table-cell office:value-type="float" office:value="115407" table:style-name="ce17">
            <text:p>115,407</text:p>
          </table:table-cell>
          <table:table-cell table:number-columns-repeated="16368"/>
        </table:table-row>
        <table:table-row table:style-name="ro8">
          <table:table-cell office:value-type="string" table:style-name="ce5">
            <text:p><text:s text:c="3"/>Vauxhall (for Waterloo)</text:p>
          </table:table-cell>
          <table:table-cell office:value-type="float" office:value="148" table:style-name="ce49">
            <text:p>148</text:p>
          </table:table-cell>
          <table:table-cell office:value-type="float" office:value="79612" table:style-name="ce17">
            <text:p>79,612</text:p>
          </table:table-cell>
          <table:table-cell office:value-type="float" office:value="103380" table:style-name="ce17">
            <text:p>103,380</text:p>
          </table:table-cell>
          <table:table-cell table:style-name="ce49"/>
          <table:table-cell office:value-type="float" office:value="753" table:style-name="ce49">
            <text:p>753</text:p>
          </table:table-cell>
          <table:table-cell office:value-type="float" office:value="353738" table:style-name="ce17">
            <text:p>353,738</text:p>
          </table:table-cell>
          <table:table-cell office:value-type="float" office:value="196289" table:style-name="ce17">
            <text:p>196,289</text:p>
          </table:table-cell>
          <table:table-cell table:style-name="ce49"/>
          <table:table-cell office:value-type="float" office:value="149" table:style-name="ce17">
            <text:p>149</text:p>
          </table:table-cell>
          <table:table-cell office:value-type="float" office:value="76867" table:style-name="ce17">
            <text:p>76,867</text:p>
          </table:table-cell>
          <table:table-cell office:value-type="float" office:value="87790" table:style-name="ce17">
            <text:p>87,790</text:p>
          </table:table-cell>
          <table:table-cell table:style-name="ce17"/>
          <table:table-cell office:value-type="float" office:value="753" table:style-name="ce17">
            <text:p>753</text:p>
          </table:table-cell>
          <table:table-cell office:value-type="float" office:value="347087" table:style-name="ce17">
            <text:p>347,087</text:p>
          </table:table-cell>
          <table:table-cell office:value-type="float" office:value="204660" table:style-name="ce17">
            <text:p>204,660</text:p>
          </table:table-cell>
          <table:table-cell table:number-columns-repeated="16368"/>
        </table:table-row>
        <table:table-row table:style-name="ro8">
          <table:table-cell office:value-type="string" table:style-name="ce42">
            <text:p>London total</text:p>
          </table:table-cell>
          <table:table-cell office:value-type="float" office:value="1029" table:style-name="ce43">
            <text:p>1,029</text:p>
          </table:table-cell>
          <table:table-cell office:value-type="float" office:value="545509" table:style-name="ce43">
            <text:p>545,509</text:p>
          </table:table-cell>
          <table:table-cell office:value-type="float" office:value="533222.57677048817" table:style-name="ce43">
            <text:p>533,223</text:p>
          </table:table-cell>
          <table:table-cell table:style-name="ce58"/>
          <table:table-cell office:value-type="float" office:value="4742" table:style-name="ce43">
            <text:p>4,742</text:p>
          </table:table-cell>
          <table:table-cell office:value-type="float" office:value="2122612" table:style-name="ce43">
            <text:p>2,122,612</text:p>
          </table:table-cell>
          <table:table-cell office:value-type="float" office:value="971793.31323852716" table:style-name="ce43">
            <text:p>971,793</text:p>
          </table:table-cell>
          <table:table-cell table:style-name="ce58"/>
          <table:table-cell office:value-type="float" office:value="1018" table:style-name="ce43">
            <text:p>1,018</text:p>
          </table:table-cell>
          <table:table-cell office:value-type="float" office:value="529252" table:style-name="ce43">
            <text:p>529,252</text:p>
          </table:table-cell>
          <table:table-cell office:value-type="float" office:value="444223.91118236037" table:style-name="ce43">
            <text:p>444,224</text:p>
          </table:table-cell>
          <table:table-cell table:style-name="ce43"/>
          <table:table-cell office:value-type="float" office:value="4753" table:style-name="ce43">
            <text:p>4,753</text:p>
          </table:table-cell>
          <table:table-cell office:value-type="float" office:value="2104269" table:style-name="ce43">
            <text:p>2,104,269</text:p>
          </table:table-cell>
          <table:table-cell office:value-type="float" office:value="947718.23382487404" table:style-name="ce43">
            <text:p>947,718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2 <text:s/>Includes standard and first clas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9">
            <text:p>3 <text:s/>Moor Street, New Street and Snow Hill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4 <text:s/>Temple Meads.</text:p>
          </table:table-cell>
          <table:table-cell table:number-columns-repeated="3" table:style-name="ce44"/>
          <table:table-cell table:number-columns-repeated="2" table:style-name="ce5"/>
          <table:table-cell table:style-name="ce44"/>
          <table:table-cell table:number-columns-repeated="16377" table:style-name="ce5"/>
        </table:table-row>
        <table:table-row table:style-name="ro2">
          <table:table-cell office:value-type="string" table:style-name="ce5">
            <text:p>5 <text:s/>Cardiff Central and Queen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6 <text:s/>Liverpool Central, Lime Street, Moorfields and James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7 <text:s/>All stations in Zone 1 of the Transport for London (TfL) travelcard area on routes into major station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8 <text:s/>Oxford Road, Piccadilly and Victoria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0 Figures are based on only one manual count per service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1 Services to and from Charing Cross and Cannon Street are included in the London Bridge figur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2 Includes Heathrow Connect servic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3 Includes Gatwick Express services.</text:p>
          </table:table-cell>
          <table:table-cell table:number-columns-repeated="14" table:style-name="ce5"/>
          <table:table-cell table:style-name="ce26"/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6">
            <text:p>Source: Department for Transport, Merseytravel and Transport for London</text:p>
          </table:table-cell>
          <table:table-cell table:number-columns-repeated="16368"/>
        </table:table-row>
        <table:table-row table:style-name="ro2">
          <table:table-cell table:style-name="ce45"/>
          <table:table-cell table:number-columns-repeated="8" table:style-name="ce5"/>
          <table:table-cell table:style-name="ce6"/>
          <table:table-cell table:number-columns-repeated="5" table:style-name="ce5"/>
          <table:table-cell office:value-type="string" table:style-name="ce27">
            <text:p>Last updated: 22 September 2022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Next update: September 2023</text:p>
          </table:table-cell>
          <table:table-cell table:number-columns-repeated="16368"/>
        </table:table-row>
        <table:table-row table:style-name="ro2">
          <table:table-cell table:number-columns-repeated="9" table:style-name="ce6"/>
          <table:table-cell table:style-name="ce5"/>
          <table:table-cell table:style-name="ce6"/>
          <table:table-cell table:number-columns-repeated="4" table:style-name="ce5"/>
          <table:table-cell office:value-type="string" table:style-name="ce27">
            <text:p>Telephone: 020 7944 2419</text:p>
          </table:table-cell>
          <table:table-cell table:number-columns-repeated="16368"/>
        </table:table-row>
        <table:table-row table:style-name="ro2">
          <table:table-cell table:number-columns-repeated="15" table:style-name="ce5"/>
          <table:table-cell office:value-type="string" table:style-name="ce27">
            <text:p>Email: rail.stats@dft.gov.uk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RAI0201_(2011).$A$4:RAI0201_(2011).$P$55" table:base-cell-address="RAI0201_(2011).$A$1"/>
        </table:named-expressions>
      </table:table>
      <table:table table:name="RAI0201_(2010)" table:style-name="ta6">
        <table:table-column table:style-name="co19" table:default-cell-style-name="ce5"/>
        <table:table-column table:style-name="co20" table:default-cell-style-name="ce5"/>
        <table:table-column table:style-name="co21" table:number-columns-repeated="2" table:default-cell-style-name="ce5"/>
        <table:table-column table:style-name="co3" table:default-cell-style-name="ce5"/>
        <table:table-column table:style-name="co22" table:default-cell-style-name="ce5"/>
        <table:table-column table:style-name="co21" table:number-columns-repeated="2" table:default-cell-style-name="ce5"/>
        <table:table-column table:style-name="co18" table:number-columns-repeated="16376" table:default-cell-style-name="ce5"/>
        <table:table-row table:style-name="ro1">
          <table:table-cell office:value-type="string" table:style-name="ce34">
            <text:p>Department for Transport statistics</text:p>
          </table:table-cell>
          <table:table-cell table:style-name="ce34"/>
          <table:table-cell table:number-columns-repeated="16382" table:style-name="ce35"/>
        </table:table-row>
        <table:table-row table:style-name="ro1">
          <table:table-cell office:value-type="string" table:number-columns-spanned="8" table:number-rows-spanned="1" table:style-name="ce2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9">
          <table:table-cell office:value-type="string" table:style-name="ce36">
            <text:p>Table RAI0201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36">
            <text:p>City centre<text:span text:style-name="T2">1</text:span><text:s/>peak arrivals and departures by rail on a typical autumn weekday, by city: 2010</text:p>
          </table:table-cell>
          <table:table-cell table:style-name="ce35"/>
          <table:table-cell table:number-columns-repeated="16382" table:style-name="ce5"/>
        </table:table-row>
        <table:table-row table:style-name="ro10">
          <table:table-cell office:value-type="string" table:style-name="ce9">
            <text:p>Numbers of train services, seats and passengers on services on arrival and departure from city centre; all franchised operators</text:p>
          </table:table-cell>
          <table:table-cell table:number-columns-repeated="16383" table:style-name="ce5"/>
        </table:table-row>
        <table:table-row table:style-name="ro5">
          <table:table-cell table:style-name="ce11"/>
          <table:table-cell table:number-columns-repeated="4" table:style-name="ce12"/>
          <table:table-cell table:number-columns-repeated="2" table:style-name="ce39"/>
          <table:table-cell office:value-type="string" table:style-name="ce14">
            <text:p>Number</text:p>
          </table:table-cell>
          <table:table-cell table:number-columns-repeated="16376"/>
        </table:table-row>
        <table:table-row table:style-name="ro6">
          <table:table-cell table:style-name="ce15"/>
          <table:table-cell office:value-type="string" table:number-columns-spanned="3" table:number-rows-spanned="1" table:style-name="ce29">
            <text:p>AM peak arrivals (07:00-09:59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29">
            <text:p>PM peak departures (16:00-18:59)</text:p>
          </table:table-cell>
          <table:covered-table-cell table:number-columns-repeated="2"/>
          <table:table-cell table:number-columns-repeated="16376"/>
        </table:table-row>
        <table:table-row table:style-name="ro11">
          <table:table-cell table:style-name="ce11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style-name="ce12"/>
          <table:table-cell office:value-type="string" table:style-name="ce16">
            <text:p>Number of services</text:p>
          </table:table-cell>
          <table:table-cell office:value-type="string" table:style-name="ce16">
            <text:p>Total seats<text:span text:style-name="T3">2</text:span></text:p>
          </table:table-cell>
          <table:table-cell office:value-type="string" table:style-name="ce12">
            <text:p>Passengers<text:span text:style-name="T3">2</text:span></text:p>
          </table:table-cell>
          <table:table-cell table:number-columns-repeated="16376" table:style-name="ce35"/>
        </table:table-row>
        <table:table-row table:style-name="ro8">
          <table:table-cell office:value-type="string" table:style-name="ce5">
            <text:p>Birmingham<text:span text:style-name="T4">3</text:span></text:p>
          </table:table-cell>
          <table:table-cell office:value-type="float" office:value="181" table:style-name="ce49">
            <text:p>181</text:p>
          </table:table-cell>
          <table:table-cell office:value-type="float" office:value="49720" table:style-name="ce49">
            <text:p>49,720</text:p>
          </table:table-cell>
          <table:table-cell office:value-type="float" office:value="35756" table:style-name="ce49">
            <text:p>35,756</text:p>
          </table:table-cell>
          <table:table-cell table:style-name="ce49"/>
          <table:table-cell office:value-type="float" office:value="186" table:style-name="ce17">
            <text:p>186</text:p>
          </table:table-cell>
          <table:table-cell office:value-type="float" office:value="50273" table:style-name="ce17">
            <text:p>50,273</text:p>
          </table:table-cell>
          <table:table-cell office:value-type="float" office:value="36119" table:style-name="ce17">
            <text:p>36,119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Bristol<text:span text:style-name="T4">4</text:span></text:p>
          </table:table-cell>
          <table:table-cell office:value-type="float" office:value="52" table:style-name="ce49">
            <text:p>52</text:p>
          </table:table-cell>
          <table:table-cell office:value-type="float" office:value="12774" table:style-name="ce49">
            <text:p>12,774</text:p>
          </table:table-cell>
          <table:table-cell office:value-type="float" office:value="8276" table:style-name="ce49">
            <text:p>8,276</text:p>
          </table:table-cell>
          <table:table-cell table:style-name="ce49"/>
          <table:table-cell office:value-type="float" office:value="52" table:style-name="ce17">
            <text:p>52</text:p>
          </table:table-cell>
          <table:table-cell office:value-type="float" office:value="12169" table:style-name="ce17">
            <text:p>12,169</text:p>
          </table:table-cell>
          <table:table-cell office:value-type="float" office:value="8319" table:style-name="ce17">
            <text:p>8,319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Cardiff<text:span text:style-name="T4">5</text:span></text:p>
          </table:table-cell>
          <table:table-cell office:value-type="float" office:value="113" table:style-name="ce49">
            <text:p>113</text:p>
          </table:table-cell>
          <table:table-cell office:value-type="float" office:value="19901" table:style-name="ce49">
            <text:p>19,901</text:p>
          </table:table-cell>
          <table:table-cell office:value-type="float" office:value="10317" table:style-name="ce49">
            <text:p>10,317</text:p>
          </table:table-cell>
          <table:table-cell table:style-name="ce49"/>
          <table:table-cell office:value-type="float" office:value="114" table:style-name="ce17">
            <text:p>114</text:p>
          </table:table-cell>
          <table:table-cell office:value-type="float" office:value="19888" table:style-name="ce17">
            <text:p>19,888</text:p>
          </table:table-cell>
          <table:table-cell office:value-type="float" office:value="11105" table:style-name="ce17">
            <text:p>11,105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Leeds</text:p>
          </table:table-cell>
          <table:table-cell office:value-type="float" office:value="110" table:style-name="ce49">
            <text:p>110</text:p>
          </table:table-cell>
          <table:table-cell office:value-type="float" office:value="26906" table:style-name="ce17">
            <text:p>26,906</text:p>
          </table:table-cell>
          <table:table-cell office:value-type="float" office:value="23331" table:style-name="ce49">
            <text:p>23,331</text:p>
          </table:table-cell>
          <table:table-cell table:style-name="ce49"/>
          <table:table-cell office:value-type="float" office:value="112" table:style-name="ce17">
            <text:p>112</text:p>
          </table:table-cell>
          <table:table-cell office:value-type="float" office:value="27186" table:style-name="ce17">
            <text:p>27,186</text:p>
          </table:table-cell>
          <table:table-cell office:value-type="float" office:value="23763" table:style-name="ce17">
            <text:p>23,763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Leicester</text:p>
          </table:table-cell>
          <table:table-cell office:value-type="float" office:value="38" table:style-name="ce49">
            <text:p>38</text:p>
          </table:table-cell>
          <table:table-cell office:value-type="float" office:value="11056" table:style-name="ce17">
            <text:p>11,056</text:p>
          </table:table-cell>
          <table:table-cell office:value-type="float" office:value="5398" table:style-name="ce49">
            <text:p>5,398</text:p>
          </table:table-cell>
          <table:table-cell table:style-name="ce49"/>
          <table:table-cell office:value-type="float" office:value="37" table:style-name="ce17">
            <text:p>37</text:p>
          </table:table-cell>
          <table:table-cell office:value-type="float" office:value="10261" table:style-name="ce17">
            <text:p>10,261</text:p>
          </table:table-cell>
          <table:table-cell office:value-type="float" office:value="5916" table:style-name="ce17">
            <text:p>5,916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Liverpool<text:span text:style-name="T4">6</text:span></text:p>
          </table:table-cell>
          <table:table-cell office:value-type="float" office:value="126" table:style-name="ce49">
            <text:p>126</text:p>
          </table:table-cell>
          <table:table-cell office:value-type="float" office:value="29064" table:style-name="ce17">
            <text:p>29,064</text:p>
          </table:table-cell>
          <table:table-cell office:value-type="float" office:value="19681" table:style-name="ce49">
            <text:p>19,681</text:p>
          </table:table-cell>
          <table:table-cell table:style-name="ce49"/>
          <table:table-cell office:value-type="float" office:value="133" table:style-name="ce17">
            <text:p>133</text:p>
          </table:table-cell>
          <table:table-cell office:value-type="float" office:value="29394" table:style-name="ce17">
            <text:p>29,394</text:p>
          </table:table-cell>
          <table:table-cell office:value-type="float" office:value="21920" table:style-name="ce17">
            <text:p>21,920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London<text:span text:style-name="T4">7</text:span></text:p>
          </table:table-cell>
          <table:table-cell office:value-type="float" office:value="1017" table:style-name="ce17">
            <text:p>1,017</text:p>
          </table:table-cell>
          <table:table-cell office:value-type="float" office:value="530290" table:style-name="ce17">
            <text:p>530,290</text:p>
          </table:table-cell>
          <table:table-cell office:value-type="float" office:value="521159.04" table:style-name="ce17">
            <text:p>521,159</text:p>
          </table:table-cell>
          <table:table-cell table:style-name="ce49"/>
          <table:table-cell office:value-type="float" office:value="1000" table:style-name="ce17">
            <text:p>1,000</text:p>
          </table:table-cell>
          <table:table-cell office:value-type="float" office:value="514373" table:style-name="ce17">
            <text:p>514,373</text:p>
          </table:table-cell>
          <table:table-cell office:value-type="float" office:value="440369.17" table:style-name="ce17">
            <text:p>440,369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Manchester<text:span text:style-name="T4">8</text:span></text:p>
          </table:table-cell>
          <table:table-cell office:value-type="float" office:value="176" table:style-name="ce49">
            <text:p>176</text:p>
          </table:table-cell>
          <table:table-cell office:value-type="float" office:value="35773" table:style-name="ce49">
            <text:p>35,773</text:p>
          </table:table-cell>
          <table:table-cell office:value-type="float" office:value="25829" table:style-name="ce49">
            <text:p>25,829</text:p>
          </table:table-cell>
          <table:table-cell table:style-name="ce49"/>
          <table:table-cell office:value-type="float" office:value="182" table:style-name="ce17">
            <text:p>182</text:p>
          </table:table-cell>
          <table:table-cell office:value-type="float" office:value="37481" table:style-name="ce17">
            <text:p>37,481</text:p>
          </table:table-cell>
          <table:table-cell office:value-type="float" office:value="29420" table:style-name="ce17">
            <text:p>29,420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Newcastle</text:p>
          </table:table-cell>
          <table:table-cell office:value-type="float" office:value="31" table:style-name="ce49">
            <text:p>31</text:p>
          </table:table-cell>
          <table:table-cell office:value-type="float" office:value="8184" table:style-name="ce49">
            <text:p>8,184</text:p>
          </table:table-cell>
          <table:table-cell office:value-type="float" office:value="4261" table:style-name="ce49">
            <text:p>4,261</text:p>
          </table:table-cell>
          <table:table-cell table:style-name="ce49"/>
          <table:table-cell office:value-type="float" office:value="39" table:style-name="ce17">
            <text:p>39</text:p>
          </table:table-cell>
          <table:table-cell office:value-type="float" office:value="10153" table:style-name="ce17">
            <text:p>10,153</text:p>
          </table:table-cell>
          <table:table-cell office:value-type="float" office:value="6059" table:style-name="ce17">
            <text:p>6,059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Nottingham</text:p>
          </table:table-cell>
          <table:table-cell office:value-type="float" office:value="34" table:style-name="ce49">
            <text:p>34</text:p>
          </table:table-cell>
          <table:table-cell office:value-type="float" office:value="6987" table:style-name="ce49">
            <text:p>6,987</text:p>
          </table:table-cell>
          <table:table-cell office:value-type="float" office:value="3760" table:style-name="ce49">
            <text:p>3,760</text:p>
          </table:table-cell>
          <table:table-cell table:style-name="ce49"/>
          <table:table-cell office:value-type="float" office:value="39" table:style-name="ce17">
            <text:p>39</text:p>
          </table:table-cell>
          <table:table-cell office:value-type="float" office:value="7448" table:style-name="ce17">
            <text:p>7,448</text:p>
          </table:table-cell>
          <table:table-cell office:value-type="float" office:value="4224" table:style-name="ce17">
            <text:p>4,224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Sheffield</text:p>
          </table:table-cell>
          <table:table-cell office:value-type="float" office:value="58" table:style-name="ce49">
            <text:p>58</text:p>
          </table:table-cell>
          <table:table-cell office:value-type="float" office:value="11136" table:style-name="ce49">
            <text:p>11,136</text:p>
          </table:table-cell>
          <table:table-cell office:value-type="float" office:value="6689" table:style-name="ce49">
            <text:p>6,689</text:p>
          </table:table-cell>
          <table:table-cell table:style-name="ce49"/>
          <table:table-cell office:value-type="float" office:value="62" table:style-name="ce17">
            <text:p>62</text:p>
          </table:table-cell>
          <table:table-cell office:value-type="float" office:value="11131" table:style-name="ce17">
            <text:p>11,131</text:p>
          </table:table-cell>
          <table:table-cell office:value-type="float" office:value="8392" table:style-name="ce17">
            <text:p>8,392</text:p>
          </table:table-cell>
          <table:table-cell table:number-columns-repeated="16376" table:style-name="ce5"/>
        </table:table-row>
        <table:table-row table:style-name="ro8">
          <table:table-cell table:style-name="ce39"/>
          <table:table-cell table:number-columns-repeated="4" table:style-name="ce50"/>
          <table:table-cell table:number-columns-repeated="3" table:style-name="ce40"/>
          <table:table-cell table:number-columns-repeated="16376" table:style-name="ce5"/>
        </table:table-row>
        <table:table-row table:style-name="ro8">
          <table:table-cell office:value-type="string" table:style-name="ce35">
            <text:p>London by station<text:span text:style-name="T3">9</text:span></text:p>
          </table:table-cell>
          <table:table-cell table:number-columns-repeated="4" table:style-name="ce49"/>
          <table:table-cell table:number-columns-repeated="3" table:style-name="ce17"/>
          <table:table-cell table:number-columns-repeated="16376" table:style-name="ce5"/>
        </table:table-row>
        <table:table-row table:style-name="ro8">
          <table:table-cell office:value-type="string" table:style-name="ce5">
            <text:p><text:s text:c="3"/>Elephant and Castle (for Blackfriars)</text:p>
          </table:table-cell>
          <table:table-cell office:value-type="float" office:value="34" table:style-name="ce49">
            <text:p>34</text:p>
          </table:table-cell>
          <table:table-cell office:value-type="float" office:value="18492" table:style-name="ce17">
            <text:p>18,492</text:p>
          </table:table-cell>
          <table:table-cell office:value-type="float" office:value="19640" table:style-name="ce17">
            <text:p>19,640</text:p>
          </table:table-cell>
          <table:table-cell table:style-name="ce49"/>
          <table:table-cell office:value-type="float" office:value="30" table:style-name="ce17">
            <text:p>30</text:p>
          </table:table-cell>
          <table:table-cell office:value-type="float" office:value="15945" table:style-name="ce17">
            <text:p>15,945</text:p>
          </table:table-cell>
          <table:table-cell office:value-type="float" office:value="11816" table:style-name="ce17">
            <text:p>11,816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<text:s text:c="3"/>Euston</text:p>
          </table:table-cell>
          <table:table-cell office:value-type="float" office:value="62" table:style-name="ce49">
            <text:p>62</text:p>
          </table:table-cell>
          <table:table-cell office:value-type="float" office:value="28026" table:style-name="ce17">
            <text:p>28,026</text:p>
          </table:table-cell>
          <table:table-cell office:value-type="float" office:value="22892" table:style-name="ce17">
            <text:p>22,892</text:p>
          </table:table-cell>
          <table:table-cell table:style-name="ce49"/>
          <table:table-cell office:value-type="float" office:value="65" table:style-name="ce17">
            <text:p>65</text:p>
          </table:table-cell>
          <table:table-cell office:value-type="float" office:value="29479" table:style-name="ce17">
            <text:p>29,479</text:p>
          </table:table-cell>
          <table:table-cell office:value-type="float" office:value="22960" table:style-name="ce17">
            <text:p>22,960</text:p>
          </table:table-cell>
          <table:table-cell table:number-columns-repeated="2" table:style-name="ce59"/>
          <table:table-cell table:number-columns-repeated="16374"/>
        </table:table-row>
        <table:table-row table:style-name="ro8">
          <table:table-cell office:value-type="string" table:style-name="ce5">
            <text:p><text:s text:c="3"/>Fenchurch Street</text:p>
          </table:table-cell>
          <table:table-cell office:value-type="float" office:value="48" table:style-name="ce49">
            <text:p>48</text:p>
          </table:table-cell>
          <table:table-cell office:value-type="float" office:value="25200" table:style-name="ce17">
            <text:p>25,200</text:p>
          </table:table-cell>
          <table:table-cell office:value-type="float" office:value="23757" table:style-name="ce17">
            <text:p>23,757</text:p>
          </table:table-cell>
          <table:table-cell table:style-name="ce49"/>
          <table:table-cell office:value-type="float" office:value="44" table:style-name="ce17">
            <text:p>44</text:p>
          </table:table-cell>
          <table:table-cell office:value-type="float" office:value="24640" table:style-name="ce17">
            <text:p>24,640</text:p>
          </table:table-cell>
          <table:table-cell office:value-type="float" office:value="19892" table:style-name="ce17">
            <text:p>19,892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4">
            <text:p><text:s text:c="3"/>Kings Cross</text:p>
          </table:table-cell>
          <table:table-cell office:value-type="float" office:value="47" table:style-name="ce49">
            <text:p>47</text:p>
          </table:table-cell>
          <table:table-cell office:value-type="float" office:value="24987" table:style-name="ce17">
            <text:p>24,987</text:p>
          </table:table-cell>
          <table:table-cell office:value-type="float" office:value="17340" table:style-name="ce17">
            <text:p>17,340</text:p>
          </table:table-cell>
          <table:table-cell table:style-name="ce49"/>
          <table:table-cell office:value-type="float" office:value="49" table:style-name="ce17">
            <text:p>49</text:p>
          </table:table-cell>
          <table:table-cell office:value-type="float" office:value="25193" table:style-name="ce17">
            <text:p>25,193</text:p>
          </table:table-cell>
          <table:table-cell office:value-type="float" office:value="18581" table:style-name="ce17">
            <text:p>18,581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<text:s text:c="3"/>Liverpool Street<text:span text:style-name="T4">10</text:span></text:p>
          </table:table-cell>
          <table:table-cell office:value-type="float" office:value="145" table:style-name="ce49">
            <text:p>145</text:p>
          </table:table-cell>
          <table:table-cell office:value-type="float" office:value="85410" table:style-name="ce17">
            <text:p>85,410</text:p>
          </table:table-cell>
          <table:table-cell office:value-type="float" office:value="64191" table:style-name="ce17">
            <text:p>64,191</text:p>
          </table:table-cell>
          <table:table-cell table:style-name="ce49"/>
          <table:table-cell office:value-type="float" office:value="143" table:style-name="ce17">
            <text:p>143</text:p>
          </table:table-cell>
          <table:table-cell office:value-type="float" office:value="84144" table:style-name="ce17">
            <text:p>84,144</text:p>
          </table:table-cell>
          <table:table-cell office:value-type="float" office:value="54394" table:style-name="ce17">
            <text:p>54,394</text:p>
          </table:table-cell>
          <table:table-cell table:style-name="ce5"/>
          <table:table-cell table:style-name="ce17"/>
          <table:table-cell table:number-columns-repeated="16374"/>
        </table:table-row>
        <table:table-row table:style-name="ro8">
          <table:table-cell office:value-type="string" table:style-name="ce5">
            <text:p><text:s text:c="3"/>London Bridge<text:span text:style-name="T4">11</text:span></text:p>
          </table:table-cell>
          <table:table-cell office:value-type="float" office:value="207" table:style-name="ce49">
            <text:p>207</text:p>
          </table:table-cell>
          <table:table-cell office:value-type="float" office:value="119024" table:style-name="ce17">
            <text:p>119,024</text:p>
          </table:table-cell>
          <table:table-cell office:value-type="float" office:value="133601" table:style-name="ce17">
            <text:p>133,601</text:p>
          </table:table-cell>
          <table:table-cell table:style-name="ce49"/>
          <table:table-cell office:value-type="float" office:value="200" table:style-name="ce17">
            <text:p>200</text:p>
          </table:table-cell>
          <table:table-cell office:value-type="float" office:value="111997" table:style-name="ce17">
            <text:p>111,997</text:p>
          </table:table-cell>
          <table:table-cell office:value-type="float" office:value="106342" table:style-name="ce17">
            <text:p>106,342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<text:s text:c="3"/>Marylebone<text:span text:style-name="T4">10</text:span></text:p>
          </table:table-cell>
          <table:table-cell office:value-type="float" office:value="40" table:style-name="ce49">
            <text:p>40</text:p>
          </table:table-cell>
          <table:table-cell office:value-type="float" office:value="11836" table:style-name="ce17">
            <text:p>11,836</text:p>
          </table:table-cell>
          <table:table-cell office:value-type="float" office:value="11511" table:style-name="ce17">
            <text:p>11,511</text:p>
          </table:table-cell>
          <table:table-cell table:style-name="ce49"/>
          <table:table-cell office:value-type="float" office:value="38" table:style-name="ce17">
            <text:p>38</text:p>
          </table:table-cell>
          <table:table-cell office:value-type="float" office:value="10632" table:style-name="ce17">
            <text:p>10,632</text:p>
          </table:table-cell>
          <table:table-cell office:value-type="float" office:value="8959" table:style-name="ce17">
            <text:p>8,959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<text:s text:c="3"/>Old Street (for Moorgate)</text:p>
          </table:table-cell>
          <table:table-cell office:value-type="float" office:value="28" table:style-name="ce49">
            <text:p>28</text:p>
          </table:table-cell>
          <table:table-cell office:value-type="float" office:value="12296" table:style-name="ce17">
            <text:p>12,296</text:p>
          </table:table-cell>
          <table:table-cell office:value-type="float" office:value="12897" table:style-name="ce17">
            <text:p>12,897</text:p>
          </table:table-cell>
          <table:table-cell table:style-name="ce49"/>
          <table:table-cell office:value-type="float" office:value="28" table:style-name="ce17">
            <text:p>28</text:p>
          </table:table-cell>
          <table:table-cell office:value-type="float" office:value="12528" table:style-name="ce17">
            <text:p>12,528</text:p>
          </table:table-cell>
          <table:table-cell office:value-type="float" office:value="9360" table:style-name="ce17">
            <text:p>9,360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<text:s text:c="3"/>Paddington<text:span text:style-name="T4">10,12</text:span></text:p>
          </table:table-cell>
          <table:table-cell office:value-type="float" office:value="66" table:style-name="ce49">
            <text:p>66</text:p>
          </table:table-cell>
          <table:table-cell office:value-type="float" office:value="25889" table:style-name="ce17">
            <text:p>25,889</text:p>
          </table:table-cell>
          <table:table-cell office:value-type="float" office:value="26083" table:style-name="ce17">
            <text:p>26,083</text:p>
          </table:table-cell>
          <table:table-cell table:style-name="ce49"/>
          <table:table-cell office:value-type="float" office:value="60" table:style-name="ce17">
            <text:p>60</text:p>
          </table:table-cell>
          <table:table-cell office:value-type="float" office:value="24397" table:style-name="ce17">
            <text:p>24,397</text:p>
          </table:table-cell>
          <table:table-cell office:value-type="float" office:value="22288" table:style-name="ce17">
            <text:p>22,288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4">
            <text:p><text:s text:c="3"/>St Pancras International<text:span text:style-name="T4">13</text:span></text:p>
          </table:table-cell>
          <table:table-cell office:value-type="float" office:value="67" table:style-name="ce49">
            <text:p>67</text:p>
          </table:table-cell>
          <table:table-cell office:value-type="float" office:value="33456" table:style-name="ce17">
            <text:p>33,456</text:p>
          </table:table-cell>
          <table:table-cell office:value-type="float" office:value="28571" table:style-name="ce17">
            <text:p>28,571</text:p>
          </table:table-cell>
          <table:table-cell table:style-name="ce49"/>
          <table:table-cell office:value-type="float" office:value="69" table:style-name="ce17">
            <text:p>69</text:p>
          </table:table-cell>
          <table:table-cell office:value-type="float" office:value="33105" table:style-name="ce17">
            <text:p>33,105</text:p>
          </table:table-cell>
          <table:table-cell office:value-type="float" office:value="24412" table:style-name="ce17">
            <text:p>24,412</text:p>
          </table:table-cell>
          <table:table-cell table:number-columns-repeated="16376" table:style-name="ce5"/>
        </table:table-row>
        <table:table-row table:style-name="ro8">
          <table:table-cell office:value-type="string" table:style-name="ce5">
            <text:p><text:s text:c="3"/>Victoria<text:span text:style-name="T4">14</text:span></text:p>
          </table:table-cell>
          <table:table-cell office:value-type="float" office:value="125" table:style-name="ce49">
            <text:p>125</text:p>
          </table:table-cell>
          <table:table-cell office:value-type="float" office:value="66130" table:style-name="ce17">
            <text:p>66,130</text:p>
          </table:table-cell>
          <table:table-cell office:value-type="float" office:value="64860" table:style-name="ce17">
            <text:p>64,860</text:p>
          </table:table-cell>
          <table:table-cell table:style-name="ce49"/>
          <table:table-cell office:value-type="float" office:value="125" table:style-name="ce17">
            <text:p>125</text:p>
          </table:table-cell>
          <table:table-cell office:value-type="float" office:value="65455" table:style-name="ce17">
            <text:p>65,455</text:p>
          </table:table-cell>
          <table:table-cell office:value-type="float" office:value="56620" table:style-name="ce17">
            <text:p>56,620</text:p>
          </table:table-cell>
          <table:table-cell table:number-columns-repeated="16376"/>
        </table:table-row>
        <table:table-row table:style-name="ro8">
          <table:table-cell office:value-type="string" table:style-name="ce5">
            <text:p><text:s text:c="3"/>Vauxhall (for Waterloo)</text:p>
          </table:table-cell>
          <table:table-cell office:value-type="float" office:value="148" table:style-name="ce49">
            <text:p>148</text:p>
          </table:table-cell>
          <table:table-cell office:value-type="float" office:value="79544" table:style-name="ce17">
            <text:p>79,544</text:p>
          </table:table-cell>
          <table:table-cell office:value-type="float" office:value="95816.04" table:style-name="ce17">
            <text:p>95,816</text:p>
          </table:table-cell>
          <table:table-cell table:style-name="ce49"/>
          <table:table-cell office:value-type="float" office:value="149" table:style-name="ce17">
            <text:p>149</text:p>
          </table:table-cell>
          <table:table-cell office:value-type="float" office:value="76858" table:style-name="ce17">
            <text:p>76,858</text:p>
          </table:table-cell>
          <table:table-cell office:value-type="float" office:value="84745.17" table:style-name="ce17">
            <text:p>84,745</text:p>
          </table:table-cell>
          <table:table-cell table:number-columns-repeated="16376"/>
        </table:table-row>
        <table:table-row table:style-name="ro8">
          <table:table-cell office:value-type="string" table:style-name="ce42">
            <text:p>London total</text:p>
          </table:table-cell>
          <table:table-cell office:value-type="float" office:value="1017" table:style-name="ce43">
            <text:p>1,017</text:p>
          </table:table-cell>
          <table:table-cell office:value-type="float" office:value="530290" table:style-name="ce43">
            <text:p>530,290</text:p>
          </table:table-cell>
          <table:table-cell office:value-type="float" office:value="521159.04" table:style-name="ce43">
            <text:p>521,159</text:p>
          </table:table-cell>
          <table:table-cell table:style-name="ce58"/>
          <table:table-cell office:value-type="float" office:value="1000" table:style-name="ce43">
            <text:p>1,000</text:p>
          </table:table-cell>
          <table:table-cell office:value-type="float" office:value="514373" table:style-name="ce43">
            <text:p>514,373</text:p>
          </table:table-cell>
          <table:table-cell office:value-type="float" office:value="440369.17" table:style-name="ce43">
            <text:p>440,369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1 <text:s/>Arrivals and departures at the city centre station. For cities with more than one station in the city centre, arrivals are counted at the first station a service calls</text:p>
          </table:table-cell>
          <table:table-cell table:number-columns-repeated="3" table:style-name="ce44"/>
          <table:table-cell table:number-columns-repeated="16380" table:style-name="ce5"/>
        </table:table-row>
        <table:table-row table:style-name="ro2">
          <table:table-cell office:value-type="string" table:style-name="ce5">
            <text:p><text:s text:c="4"/>at and departures on departure from the last station called at.</text:p>
          </table:table-cell>
          <table:table-cell table:number-columns-repeated="3" table:style-name="ce44"/>
          <table:table-cell table:number-columns-repeated="16380" table:style-name="ce5"/>
        </table:table-row>
        <table:table-row table:style-name="ro2">
          <table:table-cell office:value-type="string" table:style-name="ce5">
            <text:p>2 <text:s/>Includes standard and first class.</text:p>
          </table:table-cell>
          <table:table-cell table:number-columns-repeated="3" table:style-name="ce44"/>
          <table:table-cell table:number-columns-repeated="16380" table:style-name="ce5"/>
        </table:table-row>
        <table:table-row table:style-name="ro2">
          <table:table-cell office:value-type="string" table:style-name="ce9">
            <text:p>3 <text:s/>Moor Street, New Street and Snow Hill. The number of passengers is recorded at Jewellery Quarter rather than Snow Hill for London Midland services.</text:p>
          </table:table-cell>
          <table:table-cell table:number-columns-repeated="3" table:style-name="ce44"/>
          <table:table-cell table:number-columns-repeated="16380" table:style-name="ce5"/>
        </table:table-row>
        <table:table-row table:style-name="ro2">
          <table:table-cell office:value-type="string" table:style-name="ce5">
            <text:p>4 <text:s/>Temple Meads.</text:p>
          </table:table-cell>
          <table:table-cell table:number-columns-repeated="3" table:style-name="ce44"/>
          <table:table-cell table:number-columns-repeated="16380" table:style-name="ce5"/>
        </table:table-row>
        <table:table-row table:style-name="ro2">
          <table:table-cell office:value-type="string" table:style-name="ce5">
            <text:p>5 <text:s/>Cardiff Central and Queen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6 <text:s/>Liverpool Central, Lime Street, Moorfields and James Street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7 <text:s/>All stations in Zone 1 of the Transport for London (TfL) travelcard area on routes into major station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8 <text:s/>Oxford Road, Piccadilly and Victoria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<text:s text:c="4"/>Where this is not a terminal, the terminal on that route is listed in bracket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0 Figures are based on only one manual count per service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1 Services to and from Charing Cross and Cannon Street are included in the London Bridge figur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2 Includes Heathrow Connect service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13 The number of passengers are recorded at Stratford International for Southeastern services, rather than St Pancras.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9">
            <text:p>14 Includes Gatwick Express services.</text:p>
          </table:table-cell>
          <table:table-cell table:number-columns-repeated="16383" table:style-name="ce5"/>
        </table:table-row>
        <table:table-row table:style-name="ro2">
          <table:table-cell table:style-name="ce9"/>
          <table:table-cell table:number-columns-repeated="6" table:style-name="ce5"/>
          <table:table-cell office:value-type="string" table:style-name="ce26">
            <text:p>Source: Department for Transport, Merseytravel and Transport for London</text:p>
          </table:table-cell>
          <table:table-cell table:number-columns-repeated="16376" table:style-name="ce5"/>
        </table:table-row>
        <table:table-row table:style-name="ro2">
          <table:table-cell table:number-columns-repeated="7" table:style-name="ce5"/>
          <table:table-cell office:value-type="string" table:style-name="ce27">
            <text:p>Last updated: 22 September 2022</text:p>
          </table:table-cell>
          <table:table-cell table:number-columns-repeated="16376" table:style-name="ce5"/>
        </table:table-row>
        <table:table-row table:style-name="ro2">
          <table:table-cell table:style-name="ce45"/>
          <table:table-cell table:number-columns-repeated="6" table:style-name="ce5"/>
          <table:table-cell office:value-type="string" table:style-name="ce27">
            <text:p>Next update: September 2023</text:p>
          </table:table-cell>
          <table:table-cell table:number-columns-repeated="16376" table:style-name="ce5"/>
        </table:table-row>
        <table:table-row table:style-name="ro2">
          <table:table-cell table:number-columns-repeated="7" table:style-name="ce5"/>
          <table:table-cell office:value-type="string" table:style-name="ce27">
            <text:p>Telephone: 020 7944 2419</text:p>
          </table:table-cell>
          <table:table-cell table:number-columns-repeated="16376" table:style-name="ce5"/>
        </table:table-row>
        <table:table-row table:style-name="ro2">
          <table:table-cell table:number-columns-repeated="7" table:style-name="ce6"/>
          <table:table-cell office:value-type="string" table:style-name="ce27">
            <text:p>Email: rail.stats@dft.gov.uk</text:p>
          </table:table-cell>
          <table:table-cell table:style-name="ce6"/>
          <table:table-cell table:style-name="ce5"/>
          <table:table-cell table:style-name="ce6"/>
          <table:table-cell table:number-columns-repeated="16373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Print_Area" table:cell-range-address="RAI0201_(2010).$A$4:RAI0201_(2010).$H$57" table:base-cell-address="RAI0201_(2010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7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Copy_32_of_32_nrt-tables-ch2-railperformance" style:display-name="Normal_Copy of nrt-tables-ch2-railperformance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93700787401575in" fo:margin-bottom="0.196850393700787in" fo:margin-left="0.590551181102362in" fo:margin-right="0.47244094488189in" style:print-orientation="landscape" style:print-page-order="ttb" style:first-page-number="continue" style:scale-to="69%" style:table-centering="vertic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.354330708661417in" fo:margin-left="0.590551181102362in" fo:margin-right="0.47244094488189in" style:print-orientation="landscape" style:print-page-order="ttb" style:first-page-number="continue" style:scale-to="65%" style:table-centering="none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in" fo:margin-bottom="0.34in" fo:margin-left="0.58in" fo:margin-right="0.47in" style:print-orientation="landscape" style:print-page-order="ttb" style:first-page-number="continue" style:scale-to="64%" style:table-centering="none" style:print="objects charts drawings"/>
      <style:header-style>
        <style:header-footer-properties fo:min-height="0.1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5in" fo:margin-bottom="0.34in" fo:margin-left="0.58in" fo:margin-right="0.47in" style:print-orientation="landscape" style:print-page-order="ttb" style:first-page-number="continue" style:scale-to="63%" style:table-centering="none" style:print="objects charts drawings"/>
      <style:header-style>
        <style:header-footer-properties fo:min-height="0.1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.511811023622047in" fo:margin-bottom="0.354330708661417in" fo:margin-left="0.590551181102362in" fo:margin-right="0.47244094488189in" style:print-orientation="landscape" style:print-page-order="ttb" style:first-page-number="continue" style:scale-to="62%" style:table-centering="vertic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epartment for Transport</meta:initial-creator>
    <dc:creator>Douglas Myall</dc:creator>
    <meta:creation-date>2012-07-03T10:16:56Z</meta:creation-date>
    <dc:date>2022-09-16T17:11:56Z</dc:date>
    <meta:print-date>2017-07-27T10:17:06Z</meta:print-date>
  </office:meta>
</office:document-meta>
</file>